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0" style:family="table-column">
      <style:table-column-properties fo:break-before="auto" style:column-width="2.7083in"/>
    </style:style>
    <style:style style:name="co11" style:family="table-column">
      <style:table-column-properties fo:break-before="auto" style:column-width="2.5417in"/>
    </style:style>
    <style:style style:name="co12" style:family="table-column">
      <style:table-column-properties fo:break-before="auto" style:column-width="1.8957in"/>
    </style:style>
    <style:style style:name="co13" style:family="table-column">
      <style:table-column-properties fo:break-before="auto" style:column-width="2.6457in"/>
    </style:style>
    <style:style style:name="co9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2.0417in"/>
    </style:style>
    <style:style style:name="co15" style:family="table-column">
      <style:table-column-properties fo:break-before="auto" style:column-width="4.5in"/>
    </style:style>
    <style:style style:name="co16" style:family="table-column">
      <style:table-column-properties fo:break-before="auto" style:column-width="5.5937in"/>
    </style:style>
    <style:style style:name="co17" style:family="table-column">
      <style:table-column-properties fo:break-before="auto" style:column-width="4.6252in"/>
    </style:style>
    <style:style style:name="co18" style:family="table-column">
      <style:table-column-properties fo:break-before="auto" style:column-width="0.9417in"/>
    </style:style>
    <style:style style:name="co19" style:family="table-column">
      <style:table-column-properties fo:break-before="auto" style:column-width="1.252in"/>
    </style:style>
    <style:style style:name="co20" style:family="table-column">
      <style:table-column-properties fo:break-before="auto" style:column-width="1.0618in"/>
    </style:style>
    <style:style style:name="co21" style:family="table-column">
      <style:table-column-properties fo:break-before="auto" style:column-width="1.3528in"/>
    </style:style>
    <style:style style:name="co22" style:family="table-column">
      <style:table-column-properties fo:break-before="auto" style:column-width="1.3827in"/>
    </style:style>
    <style:style style:name="co23" style:family="table-column">
      <style:table-column-properties fo:break-before="auto" style:column-width="0.8516in"/>
    </style:style>
    <style:style style:name="co24" style:family="table-column">
      <style:table-column-properties fo:break-before="auto" style:column-width="1.031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0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ce28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31">
      <style:table-cell-properties style:text-align-source="fix" style:repeat-content="false" fo:wrap-option="wrap" fo:border="2.01pt solid #000000" style:vertical-align="automatic"/>
      <style:paragraph-properties fo:text-align="center"/>
    </style:style>
    <style:style style:name="ce10" style:family="table-cell" style:parent-style-name="Default" style:data-style-name="N131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131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</style:style>
    <style:style style:name="ce11" style:family="table-cell" style:parent-style-name="Default" style:data-style-name="N133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</style:style>
    <style:style style:name="ce36" style:family="table-cell" style:parent-style-name="Default" style:data-style-name="N0"/>
    <style:style style:name="ce2" style:family="table-cell" style:parent-style-name="Default" style:data-style-name="N10114"/>
    <style:style style:name="ce38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42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44" style:family="table-cell" style:parent-style-name="Default" style:data-style-name="N0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Аренда" table:style-name="ta1">
        <table:table-column table:style-name="co18" table:default-cell-style-name="ce29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36"/>
        <table:table-column table:style-name="co23" table:default-cell-style-name="ce29"/>
        <table:table-column table:style-name="co18" table:default-cell-style-name="ce29"/>
        <table:table-column table:style-name="co24" table:default-cell-style-name="ce36"/>
        <table:table-column table:style-name="co9" table:number-columns-repeated="4" table:default-cell-style-name="ce36"/>
        <table:table-column table:style-name="co9" table:number-columns-repeated="16372"/>
        <table:table-row table:style-name="ro5">
          <table:table-cell table:style-name="ce28" office:value-type="string" calcext:value-type="string">
            <text:p>ID операции</text:p>
          </table:table-cell>
          <table:table-cell table:style-name="ce30" office:value-type="string" calcext:value-type="string">
            <text:p>Дата аренды</text:p>
          </table:table-cell>
          <table:table-cell table:style-name="ce32" office:value-type="string" calcext:value-type="string">
            <text:p>Начало аренды</text:p>
          </table:table-cell>
          <table:table-cell table:style-name="ce32" office:value-type="string" calcext:value-type="string">
            <text:p>Продолжительность аренды, минуты</text:p>
          </table:table-cell>
          <table:table-cell table:style-name="ce35" office:value-type="string" calcext:value-type="string">
            <text:p>ID электросамоката</text:p>
          </table:table-cell>
          <table:table-cell table:style-name="ce35" office:value-type="string" calcext:value-type="string">
            <text:p>ID клиента</text:p>
          </table:table-cell>
          <table:table-cell table:style-name="ce35" office:value-type="string" calcext:value-type="string">
            <text:p>Сумма аренды руб.</text:p>
          </table:table-cell>
          <table:table-cell office:value-type="string" calcext:value-type="string">
            <text:p>Клиент</text:p>
          </table:table-cell>
          <table:table-cell office:value-type="string" calcext:value-type="string">
            <text:p>Фирма</text:p>
          </table:table-cell>
          <table:table-cell office:value-type="string" calcext:value-type="string">
            <text:p>чувак за месяц потратил 10к на самокаты</text:p>
          </table:table-cell>
          <table:table-cell table:number-columns-repeated="2"/>
          <table:table-cell table:style-name="ce36" table:number-columns-repeated="16372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6H11M35S" calcext:value-type="time">
            <text:p>6:11:35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style-name="ce2" table:formula="of:=VLOOKUP([.F2];[$Клиенты.A:.D];2;0)" office:value-type="string" office:string-value="Говоров Б.Т." calcext:value-type="string">
            <text:p>Говоров Б.Т.</text:p>
          </table:table-cell>
          <table:table-cell table:formula="of:=VLOOKUP([.E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6H24M48S" calcext:value-type="time">
            <text:p>6:24:48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2" table:formula="of:=VLOOKUP([.F3];[$Клиенты.A:.D];2;0)" office:value-type="string" office:string-value="Лесов А.П." calcext:value-type="string">
            <text:p>Лесов А.П.</text:p>
          </table:table-cell>
          <table:table-cell table:formula="of:=VLOOKUP([.E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7H01M22S" calcext:value-type="time">
            <text:p>7:01:22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table:style-name="ce2" table:formula="of:=VLOOKUP([.F4];[$Клиенты.A:.D];2;0)" office:value-type="string" office:string-value="Зайцев В.С." calcext:value-type="string">
            <text:p>Зайцев В.С.</text:p>
          </table:table-cell>
          <table:table-cell table:formula="of:=VLOOKUP([.E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7H14M24S" calcext:value-type="time">
            <text:p>7:14:24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table:style-name="ce2" table:formula="of:=VLOOKUP([.F5];[$Клиенты.A:.D];2;0)" office:value-type="string" office:string-value="Гудков Н.Г." calcext:value-type="string">
            <text:p>Гудков Н.Г.</text:p>
          </table:table-cell>
          <table:table-cell table:formula="of:=VLOOKUP([.E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7H46M14S" calcext:value-type="time">
            <text:p>7:46:14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table:style-name="ce2" table:formula="of:=VLOOKUP([.F6];[$Клиенты.A:.D];2;0)" office:value-type="string" office:string-value="Сушкин Л.Н." calcext:value-type="string">
            <text:p>Сушкин Л.Н.</text:p>
          </table:table-cell>
          <table:table-cell table:formula="of:=VLOOKUP([.E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8H23M58S" calcext:value-type="time">
            <text:p>8:23:58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7];[$Клиенты.A:.D];2;0)" office:value-type="string" office:string-value="Волков Д.И." calcext:value-type="string">
            <text:p>Волков Д.И.</text:p>
          </table:table-cell>
          <table:table-cell table:formula="of:=VLOOKUP([.E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8H28M07S" calcext:value-type="time">
            <text:p>8:28:07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style-name="ce2" table:formula="of:=VLOOKUP([.F8];[$Клиенты.A:.D];2;0)" office:value-type="string" office:string-value="Салаватов Ф.Я." calcext:value-type="string">
            <text:p>Салаватов Ф.Я.</text:p>
          </table:table-cell>
          <table:table-cell table:formula="of:=VLOOKUP([.E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8H41M11S" calcext:value-type="time">
            <text:p>8:41:11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table:style-name="ce2" table:formula="of:=VLOOKUP([.F9];[$Клиенты.A:.D];2;0)" office:value-type="string" office:string-value="Хомяков Л.Д." calcext:value-type="string">
            <text:p>Хомяков Л.Д.</text:p>
          </table:table-cell>
          <table:table-cell table:formula="of:=VLOOKUP([.E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0H25M06S" calcext:value-type="time">
            <text:p>10:25:06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style-name="ce2" table:formula="of:=VLOOKUP([.F1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0H30M06S" calcext:value-type="time">
            <text:p>10:30:06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11];[$Клиенты.A:.D];2;0)" office:value-type="string" office:string-value="Окраинов Л.Г." calcext:value-type="string">
            <text:p>Окраинов Л.Г.</text:p>
          </table:table-cell>
          <table:table-cell table:formula="of:=VLOOKUP([.E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0H38M05S" calcext:value-type="time">
            <text:p>10:38:05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table:style-name="ce2" table:formula="of:=VLOOKUP([.F12];[$Клиенты.A:.D];2;0)" office:value-type="string" office:string-value="Сачков Х.Э." calcext:value-type="string">
            <text:p>Сачков Х.Э.</text:p>
          </table:table-cell>
          <table:table-cell table:formula="of:=VLOOKUP([.E1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05M32S" calcext:value-type="time">
            <text:p>11:05:3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13];[$Клиенты.A:.D];2;0)" office:value-type="string" office:string-value="Орлов М.К." calcext:value-type="string">
            <text:p>Орлов М.К.</text:p>
          </table:table-cell>
          <table:table-cell table:formula="of:=VLOOKUP([.E1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16M10S" calcext:value-type="time">
            <text:p>11:16:10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table:style-name="ce2" table:formula="of:=VLOOKUP([.F14];[$Клиенты.A:.D];2;0)" office:value-type="string" office:string-value="Громов Л.И." calcext:value-type="string">
            <text:p>Громов Л.И.</text:p>
          </table:table-cell>
          <table:table-cell table:formula="of:=VLOOKUP([.E1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44M29S" calcext:value-type="time">
            <text:p>11:44:29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table:style-name="ce2" table:formula="of:=VLOOKUP([.F1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45M19S" calcext:value-type="time">
            <text:p>11:45:19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table:style-name="ce2" table:formula="of:=VLOOKUP([.F16];[$Клиенты.A:.D];2;0)" office:value-type="string" office:string-value="Стеблов П.К." calcext:value-type="string">
            <text:p>Стеблов П.К.</text:p>
          </table:table-cell>
          <table:table-cell table:formula="of:=VLOOKUP([.E1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04M41S" calcext:value-type="time">
            <text:p>13:04:41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07" calcext:value-type="float">
            <text:p>307</text:p>
          </table:table-cell>
          <table:table-cell table:style-name="ce2" table:formula="of:=VLOOKUP([.F1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09M54S" calcext:value-type="time">
            <text:p>13:09:54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table:style-name="ce2" table:formula="of:=VLOOKUP([.F18];[$Клиенты.A:.D];2;0)" office:value-type="string" office:string-value="Сушкин Л.Н." calcext:value-type="string">
            <text:p>Сушкин Л.Н.</text:p>
          </table:table-cell>
          <table:table-cell table:formula="of:=VLOOKUP([.E1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28M11S" calcext:value-type="time">
            <text:p>13:28:11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style-name="ce2" table:formula="of:=VLOOKUP([.F19];[$Клиенты.A:.D];2;0)" office:value-type="string" office:string-value="Волков Д.И." calcext:value-type="string">
            <text:p>Волков Д.И.</text:p>
          </table:table-cell>
          <table:table-cell table:formula="of:=VLOOKUP([.E1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42M23S" calcext:value-type="time">
            <text:p>13:42:23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table:style-name="ce2" table:formula="of:=VLOOKUP([.F20];[$Клиенты.A:.D];2;0)" office:value-type="string" office:string-value="Салаватов Ф.Я." calcext:value-type="string">
            <text:p>Салаватов Ф.Я.</text:p>
          </table:table-cell>
          <table:table-cell table:formula="of:=VLOOKUP([.E2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43M00S" calcext:value-type="time">
            <text:p>13:43:00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2" table:formula="of:=VLOOKUP([.F21];[$Клиенты.A:.D];2;0)" office:value-type="string" office:string-value="Лесов А.П." calcext:value-type="string">
            <text:p>Лесов А.П.</text:p>
          </table:table-cell>
          <table:table-cell table:formula="of:=VLOOKUP([.E2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48M44S" calcext:value-type="time">
            <text:p>13:48:44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22];[$Клиенты.A:.D];2;0)" office:value-type="string" office:string-value="Говоров Б.Т." calcext:value-type="string">
            <text:p>Говоров Б.Т.</text:p>
          </table:table-cell>
          <table:table-cell table:formula="of:=VLOOKUP([.E2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16M57S" calcext:value-type="time">
            <text:p>14:16:57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23];[$Клиенты.A:.D];2;0)" office:value-type="string" office:string-value="Охотников Д.М." calcext:value-type="string">
            <text:p>Охотников Д.М.</text:p>
          </table:table-cell>
          <table:table-cell table:formula="of:=VLOOKUP([.E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18M36S" calcext:value-type="time">
            <text:p>14:18:36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table:style-name="ce2" table:formula="of:=VLOOKUP([.F24];[$Клиенты.A:.D];2;0)" office:value-type="string" office:string-value="Хомяков Л.Д." calcext:value-type="string">
            <text:p>Хомяков Л.Д.</text:p>
          </table:table-cell>
          <table:table-cell table:formula="of:=VLOOKUP([.E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40M25S" calcext:value-type="time">
            <text:p>14:40:25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style-name="ce2" table:formula="of:=VLOOKUP([.F25];[$Клиенты.A:.D];2;0)" office:value-type="string" office:string-value="Стеблов П.К." calcext:value-type="string">
            <text:p>Стеблов П.К.</text:p>
          </table:table-cell>
          <table:table-cell table:formula="of:=VLOOKUP([.E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40M52S" calcext:value-type="time">
            <text:p>14:40:52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style-name="ce2" table:formula="of:=VLOOKUP([.F26];[$Клиенты.A:.D];2;0)" office:value-type="string" office:string-value="Орлов М.К." calcext:value-type="string">
            <text:p>Орлов М.К.</text:p>
          </table:table-cell>
          <table:table-cell table:formula="of:=VLOOKUP([.E2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05M46S" calcext:value-type="time">
            <text:p>15:05:46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table:style-name="ce2" table:formula="of:=VLOOKUP([.F27];[$Клиенты.A:.D];2;0)" office:value-type="string" office:string-value="Громов Л.И." calcext:value-type="string">
            <text:p>Громов Л.И.</text:p>
          </table:table-cell>
          <table:table-cell table:formula="of:=VLOOKUP([.E2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12M15S" calcext:value-type="time">
            <text:p>15:12:15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table:style-name="ce2" table:formula="of:=VLOOKUP([.F28];[$Клиенты.A:.D];2;0)" office:value-type="string" office:string-value="Гудков Н.Г." calcext:value-type="string">
            <text:p>Гудков Н.Г.</text:p>
          </table:table-cell>
          <table:table-cell table:formula="of:=VLOOKUP([.E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20M16S" calcext:value-type="time">
            <text:p>15:20:16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table:style-name="ce2" table:formula="of:=VLOOKUP([.F29];[$Клиенты.A:.D];2;0)" office:value-type="string" office:string-value="Сачков Х.Э." calcext:value-type="string">
            <text:p>Сачков Х.Э.</text:p>
          </table:table-cell>
          <table:table-cell table:formula="of:=VLOOKUP([.E2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33M37S" calcext:value-type="time">
            <text:p>15:33:37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table:style-name="ce2" table:formula="of:=VLOOKUP([.F30];[$Клиенты.A:.D];2;0)" office:value-type="string" office:string-value="Окраинов Л.Г." calcext:value-type="string">
            <text:p>Окраинов Л.Г.</text:p>
          </table:table-cell>
          <table:table-cell table:formula="of:=VLOOKUP([.E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36M25S" calcext:value-type="time">
            <text:p>15:36:25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style-name="ce2" table:formula="of:=VLOOKUP([.F31];[$Клиенты.A:.D];2;0)" office:value-type="string" office:string-value="Зайцев В.С." calcext:value-type="string">
            <text:p>Зайцев В.С.</text:p>
          </table:table-cell>
          <table:table-cell table:formula="of:=VLOOKUP([.E3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19M55S" calcext:value-type="time">
            <text:p>17:19:55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table:style-name="ce2" table:formula="of:=VLOOKUP([.F32];[$Клиенты.A:.D];2;0)" office:value-type="string" office:string-value="Гудков Н.Г." calcext:value-type="string">
            <text:p>Гудков Н.Г.</text:p>
          </table:table-cell>
          <table:table-cell table:formula="of:=VLOOKUP([.E3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19M57S" calcext:value-type="time">
            <text:p>17:19:57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table:style-name="ce2" table:formula="of:=VLOOKUP([.F3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3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35M04S" calcext:value-type="time">
            <text:p>17:35:04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table:style-name="ce2" table:formula="of:=VLOOKUP([.F34];[$Клиенты.A:.D];2;0)" office:value-type="string" office:string-value="Охотников Д.М." calcext:value-type="string">
            <text:p>Охотников Д.М.</text:p>
          </table:table-cell>
          <table:table-cell table:formula="of:=VLOOKUP([.E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36M14S" calcext:value-type="time">
            <text:p>17:36:14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table:style-name="ce2" table:formula="of:=VLOOKUP([.F35];[$Клиенты.A:.D];2;0)" office:value-type="string" office:string-value="Окраинов Л.Г." calcext:value-type="string">
            <text:p>Окраинов Л.Г.</text:p>
          </table:table-cell>
          <table:table-cell table:formula="of:=VLOOKUP([.E3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47M54S" calcext:value-type="time">
            <text:p>17:47:54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style-name="ce2" table:formula="of:=VLOOKUP([.F36];[$Клиенты.A:.D];2;0)" office:value-type="string" office:string-value="Стеблов П.К." calcext:value-type="string">
            <text:p>Стеблов П.К.</text:p>
          </table:table-cell>
          <table:table-cell table:formula="of:=VLOOKUP([.E3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55M55S" calcext:value-type="time">
            <text:p>17:55:55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style-name="ce2" table:formula="of:=VLOOKUP([.F37];[$Клиенты.A:.D];2;0)" office:value-type="string" office:string-value="Сачков Х.Э." calcext:value-type="string">
            <text:p>Сачков Х.Э.</text:p>
          </table:table-cell>
          <table:table-cell table:formula="of:=VLOOKUP([.E3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01M06S" calcext:value-type="time">
            <text:p>18:01:06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style-name="ce2" table:formula="of:=VLOOKUP([.F38];[$Клиенты.A:.D];2;0)" office:value-type="string" office:string-value="Орлов М.К." calcext:value-type="string">
            <text:p>Орлов М.К.</text:p>
          </table:table-cell>
          <table:table-cell table:formula="of:=VLOOKUP([.E3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43M17S" calcext:value-type="time">
            <text:p>18:43:17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style-name="ce2" table:formula="of:=VLOOKUP([.F39];[$Клиенты.A:.D];2;0)" office:value-type="string" office:string-value="Хомяков Л.Д." calcext:value-type="string">
            <text:p>Хомяков Л.Д.</text:p>
          </table:table-cell>
          <table:table-cell table:formula="of:=VLOOKUP([.E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44M09S" calcext:value-type="time">
            <text:p>18:44:09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style-name="ce2" table:formula="of:=VLOOKUP([.F40];[$Клиенты.A:.D];2;0)" office:value-type="string" office:string-value="Волков Д.И." calcext:value-type="string">
            <text:p>Волков Д.И.</text:p>
          </table:table-cell>
          <table:table-cell table:formula="of:=VLOOKUP([.E4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57M43S" calcext:value-type="time">
            <text:p>18:57:43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 table:style-name="ce2" table:formula="of:=VLOOKUP([.F41];[$Клиенты.A:.D];2;0)" office:value-type="string" office:string-value="Сушкин Л.Н." calcext:value-type="string">
            <text:p>Сушкин Л.Н.</text:p>
          </table:table-cell>
          <table:table-cell table:formula="of:=VLOOKUP([.E4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59M19S" calcext:value-type="time">
            <text:p>18:59:1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table:style-name="ce2" table:formula="of:=VLOOKUP([.F42];[$Клиенты.A:.D];2;0)" office:value-type="string" office:string-value="Громов Л.И." calcext:value-type="string">
            <text:p>Громов Л.И.</text:p>
          </table:table-cell>
          <table:table-cell table:formula="of:=VLOOKUP([.E4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20M42S" calcext:value-type="time">
            <text:p>19:20:42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table:style-name="ce2" table:formula="of:=VLOOKUP([.F43];[$Клиенты.A:.D];2;0)" office:value-type="string" office:string-value="Говоров Б.Т." calcext:value-type="string">
            <text:p>Говоров Б.Т.</text:p>
          </table:table-cell>
          <table:table-cell table:formula="of:=VLOOKUP([.E4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26M29S" calcext:value-type="time">
            <text:p>19:26:29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table:style-name="ce2" table:formula="of:=VLOOKUP([.F44];[$Клиенты.A:.D];2;0)" office:value-type="string" office:string-value="Салаватов Ф.Я." calcext:value-type="string">
            <text:p>Салаватов Ф.Я.</text:p>
          </table:table-cell>
          <table:table-cell table:formula="of:=VLOOKUP([.E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51M04S" calcext:value-type="time">
            <text:p>19:51:04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style-name="ce2" table:formula="of:=VLOOKUP([.F45];[$Клиенты.A:.D];2;0)" office:value-type="string" office:string-value="Зайцев В.С." calcext:value-type="string">
            <text:p>Зайцев В.С.</text:p>
          </table:table-cell>
          <table:table-cell table:formula="of:=VLOOKUP([.E4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51M21S" calcext:value-type="time">
            <text:p>19:51:21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style-name="ce2" table:formula="of:=VLOOKUP([.F46];[$Клиенты.A:.D];2;0)" office:value-type="string" office:string-value="Лесов А.П." calcext:value-type="string">
            <text:p>Лесов А.П.</text:p>
          </table:table-cell>
          <table:table-cell table:formula="of:=VLOOKUP([.E4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06M00S" calcext:value-type="time">
            <text:p>21:06:00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47];[$Клиенты.A:.D];2;0)" office:value-type="string" office:string-value="Громов Л.И." calcext:value-type="string">
            <text:p>Громов Л.И.</text:p>
          </table:table-cell>
          <table:table-cell table:formula="of:=VLOOKUP([.E4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09M19S" calcext:value-type="time">
            <text:p>21:09:19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style-name="ce2" table:formula="of:=VLOOKUP([.F48];[$Клиенты.A:.D];2;0)" office:value-type="string" office:string-value="Стеблов П.К." calcext:value-type="string">
            <text:p>Стеблов П.К.</text:p>
          </table:table-cell>
          <table:table-cell table:formula="of:=VLOOKUP([.E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09M35S" calcext:value-type="time">
            <text:p>21:09:3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style-name="ce2" table:formula="of:=VLOOKUP([.F49];[$Клиенты.A:.D];2;0)" office:value-type="string" office:string-value="Окраинов Л.Г." calcext:value-type="string">
            <text:p>Окраинов Л.Г.</text:p>
          </table:table-cell>
          <table:table-cell table:formula="of:=VLOOKUP([.E4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14M06S" calcext:value-type="time">
            <text:p>21:14:06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2" table:formula="of:=VLOOKUP([.F50];[$Клиенты.A:.D];2;0)" office:value-type="string" office:string-value="Волков Д.И." calcext:value-type="string">
            <text:p>Волков Д.И.</text:p>
          </table:table-cell>
          <table:table-cell table:formula="of:=VLOOKUP([.E5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19M44S" calcext:value-type="time">
            <text:p>21:19:44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table:style-name="ce2" table:formula="of:=VLOOKUP([.F51];[$Клиенты.A:.D];2;0)" office:value-type="string" office:string-value="Хомяков Л.Д." calcext:value-type="string">
            <text:p>Хомяков Л.Д.</text:p>
          </table:table-cell>
          <table:table-cell table:formula="of:=VLOOKUP([.E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34M14S" calcext:value-type="time">
            <text:p>21:34:14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table:style-name="ce2" table:formula="of:=VLOOKUP([.F52];[$Клиенты.A:.D];2;0)" office:value-type="string" office:string-value="Салаватов Ф.Я." calcext:value-type="string">
            <text:p>Салаватов Ф.Я.</text:p>
          </table:table-cell>
          <table:table-cell table:formula="of:=VLOOKUP([.E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36M58S" calcext:value-type="time">
            <text:p>21:36:58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table:style-name="ce2" table:formula="of:=VLOOKUP([.F53];[$Клиенты.A:.D];2;0)" office:value-type="string" office:string-value="Говоров Б.Т." calcext:value-type="string">
            <text:p>Говоров Б.Т.</text:p>
          </table:table-cell>
          <table:table-cell table:formula="of:=VLOOKUP([.E5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43M30S" calcext:value-type="time">
            <text:p>21:43:30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style-name="ce2" table:formula="of:=VLOOKUP([.F54];[$Клиенты.A:.D];2;0)" office:value-type="string" office:string-value="Зайцев В.С." calcext:value-type="string">
            <text:p>Зайцев В.С.</text:p>
          </table:table-cell>
          <table:table-cell table:formula="of:=VLOOKUP([.E5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55M03S" calcext:value-type="time">
            <text:p>21:55:03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style-name="ce2" table:formula="of:=VLOOKUP([.F55];[$Клиенты.A:.D];2;0)" office:value-type="string" office:string-value="Охотников Д.М." calcext:value-type="string">
            <text:p>Охотников Д.М.</text:p>
          </table:table-cell>
          <table:table-cell table:formula="of:=VLOOKUP([.E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03M30S" calcext:value-type="time">
            <text:p>22:03:30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56];[$Клиенты.A:.D];2;0)" office:value-type="string" office:string-value="Гудков Н.Г." calcext:value-type="string">
            <text:p>Гудков Н.Г.</text:p>
          </table:table-cell>
          <table:table-cell table:formula="of:=VLOOKUP([.E5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04M56S" calcext:value-type="time">
            <text:p>22:04:56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style-name="ce2" table:formula="of:=VLOOKUP([.F57];[$Клиенты.A:.D];2;0)" office:value-type="string" office:string-value="Сушкин Л.Н." calcext:value-type="string">
            <text:p>Сушкин Л.Н.</text:p>
          </table:table-cell>
          <table:table-cell table:formula="of:=VLOOKUP([.E5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14M36S" calcext:value-type="time">
            <text:p>22:14:36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table:style-name="ce2" table:formula="of:=VLOOKUP([.F58];[$Клиенты.A:.D];2;0)" office:value-type="string" office:string-value="Сачков Х.Э." calcext:value-type="string">
            <text:p>Сачков Х.Э.</text:p>
          </table:table-cell>
          <table:table-cell table:formula="of:=VLOOKUP([.E5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18M45S" calcext:value-type="time">
            <text:p>22:18:45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style-name="ce2" table:formula="of:=VLOOKUP([.F59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9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32M15S" calcext:value-type="time">
            <text:p>22:32:1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60];[$Клиенты.A:.D];2;0)" office:value-type="string" office:string-value="Лесов А.П." calcext:value-type="string">
            <text:p>Лесов А.П.</text:p>
          </table:table-cell>
          <table:table-cell table:formula="of:=VLOOKUP([.E6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51M42S" calcext:value-type="time">
            <text:p>22:51:4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61];[$Клиенты.A:.D];2;0)" office:value-type="string" office:string-value="Орлов М.К." calcext:value-type="string">
            <text:p>Орлов М.К.</text:p>
          </table:table-cell>
          <table:table-cell table:formula="of:=VLOOKUP([.E6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06M36S" calcext:value-type="time">
            <text:p>6:06:36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table:style-name="ce2" table:formula="of:=VLOOKUP([.F62];[$Клиенты.A:.D];2;0)" office:value-type="string" office:string-value="Зайцев В.С." calcext:value-type="string">
            <text:p>Зайцев В.С.</text:p>
          </table:table-cell>
          <table:table-cell table:formula="of:=VLOOKUP([.E6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30M09S" calcext:value-type="time">
            <text:p>6:30:09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590" calcext:value-type="float">
            <text:p>590</text:p>
          </table:table-cell>
          <table:table-cell table:style-name="ce2" table:formula="of:=VLOOKUP([.F63];[$Клиенты.A:.D];2;0)" office:value-type="string" office:string-value="Сачков Х.Э." calcext:value-type="string">
            <text:p>Сачков Х.Э.</text:p>
          </table:table-cell>
          <table:table-cell table:formula="of:=VLOOKUP([.E6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48M47S" calcext:value-type="time">
            <text:p>6:48:47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style-name="ce2" table:formula="of:=VLOOKUP([.F64];[$Клиенты.A:.D];2;0)" office:value-type="string" office:string-value="Охотников Д.М." calcext:value-type="string">
            <text:p>Охотников Д.М.</text:p>
          </table:table-cell>
          <table:table-cell table:formula="of:=VLOOKUP([.E6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52M09S" calcext:value-type="time">
            <text:p>6:52:09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table:style-name="ce2" table:formula="of:=VLOOKUP([.F65];[$Клиенты.A:.D];2;0)" office:value-type="string" office:string-value="Сушкин Л.Н." calcext:value-type="string">
            <text:p>Сушкин Л.Н.</text:p>
          </table:table-cell>
          <table:table-cell table:formula="of:=VLOOKUP([.E6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58M59S" calcext:value-type="time">
            <text:p>6:58:59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table:style-name="ce2" table:formula="of:=VLOOKUP([.F66];[$Клиенты.A:.D];2;0)" office:value-type="string" office:string-value="Стеблов П.К." calcext:value-type="string">
            <text:p>Стеблов П.К.</text:p>
          </table:table-cell>
          <table:table-cell table:formula="of:=VLOOKUP([.E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8H09M13S" calcext:value-type="time">
            <text:p>8:09:13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style-name="ce2" table:formula="of:=VLOOKUP([.F6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8H30M32S" calcext:value-type="time">
            <text:p>8:30:32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style-name="ce2" table:formula="of:=VLOOKUP([.F68];[$Клиенты.A:.D];2;0)" office:value-type="string" office:string-value="Орлов М.К." calcext:value-type="string">
            <text:p>Орлов М.К.</text:p>
          </table:table-cell>
          <table:table-cell table:formula="of:=VLOOKUP([.E6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9H00M21S" calcext:value-type="time">
            <text:p>9:00:2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style-name="ce2" table:formula="of:=VLOOKUP([.F69];[$Клиенты.A:.D];2;0)" office:value-type="string" office:string-value="Волков Д.И." calcext:value-type="string">
            <text:p>Волков Д.И.</text:p>
          </table:table-cell>
          <table:table-cell table:formula="of:=VLOOKUP([.E6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9H08M06S" calcext:value-type="time">
            <text:p>9:08:06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style-name="ce2" table:formula="of:=VLOOKUP([.F70];[$Клиенты.A:.D];2;0)" office:value-type="string" office:string-value="Салаватов Ф.Я." calcext:value-type="string">
            <text:p>Салаватов Ф.Я.</text:p>
          </table:table-cell>
          <table:table-cell table:formula="of:=VLOOKUP([.E7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9H59M40S" calcext:value-type="time">
            <text:p>9:59:40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table:style-name="ce2" table:formula="of:=VLOOKUP([.F71];[$Клиенты.A:.D];2;0)" office:value-type="string" office:string-value="Лесов А.П." calcext:value-type="string">
            <text:p>Лесов А.П.</text:p>
          </table:table-cell>
          <table:table-cell table:formula="of:=VLOOKUP([.E7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0H04M15S" calcext:value-type="time">
            <text:p>10:04:15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table:style-name="ce2" table:formula="of:=VLOOKUP([.F72];[$Клиенты.A:.D];2;0)" office:value-type="string" office:string-value="Окраинов Л.Г." calcext:value-type="string">
            <text:p>Окраинов Л.Г.</text:p>
          </table:table-cell>
          <table:table-cell table:formula="of:=VLOOKUP([.E7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0H34M56S" calcext:value-type="time">
            <text:p>10:34:56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table:style-name="ce2" table:formula="of:=VLOOKUP([.F73];[$Клиенты.A:.D];2;0)" office:value-type="string" office:string-value="Гудков Н.Г." calcext:value-type="string">
            <text:p>Гудков Н.Г.</text:p>
          </table:table-cell>
          <table:table-cell table:formula="of:=VLOOKUP([.E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0H56M55S" calcext:value-type="time">
            <text:p>10:56:5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style-name="ce2" table:formula="of:=VLOOKUP([.F74];[$Клиенты.A:.D];2;0)" office:value-type="string" office:string-value="Хомяков Л.Д." calcext:value-type="string">
            <text:p>Хомяков Л.Д.</text:p>
          </table:table-cell>
          <table:table-cell table:formula="of:=VLOOKUP([.E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1H01M21S" calcext:value-type="time">
            <text:p>11:01:21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594" calcext:value-type="float">
            <text:p>594</text:p>
          </table:table-cell>
          <table:table-cell table:style-name="ce2" table:formula="of:=VLOOKUP([.F75];[$Клиенты.A:.D];2;0)" office:value-type="string" office:string-value="Громов Л.И." calcext:value-type="string">
            <text:p>Громов Л.И.</text:p>
          </table:table-cell>
          <table:table-cell table:formula="of:=VLOOKUP([.E75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1H08M50S" calcext:value-type="time">
            <text:p>11:08:50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table:style-name="ce2" table:formula="of:=VLOOKUP([.F76];[$Клиенты.A:.D];2;0)" office:value-type="string" office:string-value="Говоров Б.Т." calcext:value-type="string">
            <text:p>Говоров Б.Т.</text:p>
          </table:table-cell>
          <table:table-cell table:formula="of:=VLOOKUP([.E7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3H15M04S" calcext:value-type="time">
            <text:p>13:15:04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table:style-name="ce2" table:formula="of:=VLOOKUP([.F77];[$Клиенты.A:.D];2;0)" office:value-type="string" office:string-value="Стеблов П.К." calcext:value-type="string">
            <text:p>Стеблов П.К.</text:p>
          </table:table-cell>
          <table:table-cell table:formula="of:=VLOOKUP([.E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3H35M51S" calcext:value-type="time">
            <text:p>13:35:51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style-name="ce2" table:formula="of:=VLOOKUP([.F78];[$Клиенты.A:.D];2;0)" office:value-type="string" office:string-value="Гудков Н.Г." calcext:value-type="string">
            <text:p>Гудков Н.Г.</text:p>
          </table:table-cell>
          <table:table-cell table:formula="of:=VLOOKUP([.E7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3H41M40S" calcext:value-type="time">
            <text:p>13:41:40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style-name="ce2" table:formula="of:=VLOOKUP([.F79];[$Клиенты.A:.D];2;0)" office:value-type="string" office:string-value="Салаватов Ф.Я." calcext:value-type="string">
            <text:p>Салаватов Ф.Я.</text:p>
          </table:table-cell>
          <table:table-cell table:formula="of:=VLOOKUP([.E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11M09S" calcext:value-type="time">
            <text:p>14:11:09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table:style-name="ce2" table:formula="of:=VLOOKUP([.F80];[$Клиенты.A:.D];2;0)" office:value-type="string" office:string-value="Сачков Х.Э." calcext:value-type="string">
            <text:p>Сачков Х.Э.</text:p>
          </table:table-cell>
          <table:table-cell table:formula="of:=VLOOKUP([.E8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13M16S" calcext:value-type="time">
            <text:p>14:13:16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style-name="ce2" table:formula="of:=VLOOKUP([.F81];[$Клиенты.A:.D];2;0)" office:value-type="string" office:string-value="Лесов А.П." calcext:value-type="string">
            <text:p>Лесов А.П.</text:p>
          </table:table-cell>
          <table:table-cell table:formula="of:=VLOOKUP([.E8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18M24S" calcext:value-type="time">
            <text:p>14:18:24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table:style-name="ce2" table:formula="of:=VLOOKUP([.F82];[$Клиенты.A:.D];2;0)" office:value-type="string" office:string-value="Сушкин Л.Н." calcext:value-type="string">
            <text:p>Сушкин Л.Н.</text:p>
          </table:table-cell>
          <table:table-cell table:formula="of:=VLOOKUP([.E8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21M19S" calcext:value-type="time">
            <text:p>14:21:19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style-name="ce2" table:formula="of:=VLOOKUP([.F83];[$Клиенты.A:.D];2;0)" office:value-type="string" office:string-value="Хомяков Л.Д." calcext:value-type="string">
            <text:p>Хомяков Л.Д.</text:p>
          </table:table-cell>
          <table:table-cell table:formula="of:=VLOOKUP([.E8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37M45S" calcext:value-type="time">
            <text:p>14:37:45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table:style-name="ce2" table:formula="of:=VLOOKUP([.F84];[$Клиенты.A:.D];2;0)" office:value-type="string" office:string-value="Волков Д.И." calcext:value-type="string">
            <text:p>Волков Д.И.</text:p>
          </table:table-cell>
          <table:table-cell table:formula="of:=VLOOKUP([.E8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56M37S" calcext:value-type="time">
            <text:p>14:56:37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85];[$Клиенты.A:.D];2;0)" office:value-type="string" office:string-value="Орлов М.К." calcext:value-type="string">
            <text:p>Орлов М.К.</text:p>
          </table:table-cell>
          <table:table-cell table:formula="of:=VLOOKUP([.E8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05M30S" calcext:value-type="time">
            <text:p>15:05:30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style-name="ce2" table:formula="of:=VLOOKUP([.F86];[$Клиенты.A:.D];2;0)" office:value-type="string" office:string-value="Говоров Б.Т." calcext:value-type="string">
            <text:p>Говоров Б.Т.</text:p>
          </table:table-cell>
          <table:table-cell table:formula="of:=VLOOKUP([.E8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16M07S" calcext:value-type="time">
            <text:p>15:16:07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2" table:formula="of:=VLOOKUP([.F87];[$Клиенты.A:.D];2;0)" office:value-type="string" office:string-value="Охотников Д.М." calcext:value-type="string">
            <text:p>Охотников Д.М.</text:p>
          </table:table-cell>
          <table:table-cell table:formula="of:=VLOOKUP([.E8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25M44S" calcext:value-type="time">
            <text:p>15:25:44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style-name="ce2" table:formula="of:=VLOOKUP([.F88];[$Клиенты.A:.D];2;0)" office:value-type="string" office:string-value="Громов Л.И." calcext:value-type="string">
            <text:p>Громов Л.И.</text:p>
          </table:table-cell>
          <table:table-cell table:formula="of:=VLOOKUP([.E8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31M27S" calcext:value-type="time">
            <text:p>15:31:27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style-name="ce2" table:formula="of:=VLOOKUP([.F89];[$Клиенты.A:.D];2;0)" office:value-type="string" office:string-value="Зайцев В.С." calcext:value-type="string">
            <text:p>Зайцев В.С.</text:p>
          </table:table-cell>
          <table:table-cell table:formula="of:=VLOOKUP([.E8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44M31S" calcext:value-type="time">
            <text:p>15:44:31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table:style-name="ce2" table:formula="of:=VLOOKUP([.F9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46M33S" calcext:value-type="time">
            <text:p>15:46:33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style-name="ce2" table:formula="of:=VLOOKUP([.F91];[$Клиенты.A:.D];2;0)" office:value-type="string" office:string-value="Окраинов Л.Г." calcext:value-type="string">
            <text:p>Окраинов Л.Г.</text:p>
          </table:table-cell>
          <table:table-cell table:formula="of:=VLOOKUP([.E9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04M24S" calcext:value-type="time">
            <text:p>17:04:24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9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31M46S" calcext:value-type="time">
            <text:p>17:31:46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style-name="ce2" table:formula="of:=VLOOKUP([.F93];[$Клиенты.A:.D];2;0)" office:value-type="string" office:string-value="Лесов А.П." calcext:value-type="string">
            <text:p>Лесов А.П.</text:p>
          </table:table-cell>
          <table:table-cell table:formula="of:=VLOOKUP([.E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37M59S" calcext:value-type="time">
            <text:p>17:37:59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89" calcext:value-type="float">
            <text:p>389</text:p>
          </table:table-cell>
          <table:table-cell table:style-name="ce2" table:formula="of:=VLOOKUP([.F94];[$Клиенты.A:.D];2;0)" office:value-type="string" office:string-value="Говоров Б.Т." calcext:value-type="string">
            <text:p>Говоров Б.Т.</text:p>
          </table:table-cell>
          <table:table-cell table:formula="of:=VLOOKUP([.E9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40M38S" calcext:value-type="time">
            <text:p>17:40:38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table:style-name="ce2" table:formula="of:=VLOOKUP([.F95];[$Клиенты.A:.D];2;0)" office:value-type="string" office:string-value="Зайцев В.С." calcext:value-type="string">
            <text:p>Зайцев В.С.</text:p>
          </table:table-cell>
          <table:table-cell table:formula="of:=VLOOKUP([.E9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47M37S" calcext:value-type="time">
            <text:p>17:47:37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2" table:formula="of:=VLOOKUP([.F96];[$Клиенты.A:.D];2;0)" office:value-type="string" office:string-value="Салаватов Ф.Я." calcext:value-type="string">
            <text:p>Салаватов Ф.Я.</text:p>
          </table:table-cell>
          <table:table-cell table:formula="of:=VLOOKUP([.E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58M32S" calcext:value-type="time">
            <text:p>17:58:32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table:style-name="ce2" table:formula="of:=VLOOKUP([.F97];[$Клиенты.A:.D];2;0)" office:value-type="string" office:string-value="Орлов М.К." calcext:value-type="string">
            <text:p>Орлов М.К.</text:p>
          </table:table-cell>
          <table:table-cell table:formula="of:=VLOOKUP([.E9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15M41S" calcext:value-type="time">
            <text:p>18:15:41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92" calcext:value-type="float">
            <text:p>392</text:p>
          </table:table-cell>
          <table:table-cell table:style-name="ce2" table:formula="of:=VLOOKUP([.F98];[$Клиенты.A:.D];2;0)" office:value-type="string" office:string-value="Громов Л.И." calcext:value-type="string">
            <text:p>Громов Л.И.</text:p>
          </table:table-cell>
          <table:table-cell table:formula="of:=VLOOKUP([.E9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20M18S" calcext:value-type="time">
            <text:p>18:20:18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style-name="ce2" table:formula="of:=VLOOKUP([.F99];[$Клиенты.A:.D];2;0)" office:value-type="string" office:string-value="Волков Д.И." calcext:value-type="string">
            <text:p>Волков Д.И.</text:p>
          </table:table-cell>
          <table:table-cell table:formula="of:=VLOOKUP([.E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32M10S" calcext:value-type="time">
            <text:p>18:32:10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99" calcext:value-type="float">
            <text:p>499</text:p>
          </table:table-cell>
          <table:table-cell table:style-name="ce2" table:formula="of:=VLOOKUP([.F100];[$Клиенты.A:.D];2;0)" office:value-type="string" office:string-value="Сушкин Л.Н." calcext:value-type="string">
            <text:p>Сушкин Л.Н.</text:p>
          </table:table-cell>
          <table:table-cell table:formula="of:=VLOOKUP([.E10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38M35S" calcext:value-type="time">
            <text:p>18:38:35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6" calcext:value-type="float">
            <text:p>386</text:p>
          </table:table-cell>
          <table:table-cell table:style-name="ce2" table:formula="of:=VLOOKUP([.F101];[$Клиенты.A:.D];2;0)" office:value-type="string" office:string-value="Стеблов П.К." calcext:value-type="string">
            <text:p>Стеблов П.К.</text:p>
          </table:table-cell>
          <table:table-cell table:formula="of:=VLOOKUP([.E10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56M46S" calcext:value-type="time">
            <text:p>18:56:46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style-name="ce2" table:formula="of:=VLOOKUP([.F102];[$Клиенты.A:.D];2;0)" office:value-type="string" office:string-value="Охотников Д.М." calcext:value-type="string">
            <text:p>Охотников Д.М.</text:p>
          </table:table-cell>
          <table:table-cell table:formula="of:=VLOOKUP([.E1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06M06S" calcext:value-type="time">
            <text:p>19:06:06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table:style-name="ce2" table:formula="of:=VLOOKUP([.F103];[$Клиенты.A:.D];2;0)" office:value-type="string" office:string-value="Окраинов Л.Г." calcext:value-type="string">
            <text:p>Окраинов Л.Г.</text:p>
          </table:table-cell>
          <table:table-cell table:formula="of:=VLOOKUP([.E10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24M13S" calcext:value-type="time">
            <text:p>19:24:13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81" calcext:value-type="float">
            <text:p>381</text:p>
          </table:table-cell>
          <table:table-cell table:style-name="ce2" table:formula="of:=VLOOKUP([.F104];[$Клиенты.A:.D];2;0)" office:value-type="string" office:string-value="Сачков Х.Э." calcext:value-type="string">
            <text:p>Сачков Х.Э.</text:p>
          </table:table-cell>
          <table:table-cell table:formula="of:=VLOOKUP([.E10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25M50S" calcext:value-type="time">
            <text:p>19:25:50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style-name="ce2" table:formula="of:=VLOOKUP([.F105];[$Клиенты.A:.D];2;0)" office:value-type="string" office:string-value="Хомяков Л.Д." calcext:value-type="string">
            <text:p>Хомяков Л.Д.</text:p>
          </table:table-cell>
          <table:table-cell table:formula="of:=VLOOKUP([.E10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47M46S" calcext:value-type="time">
            <text:p>19:47:46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2" table:formula="of:=VLOOKUP([.F106];[$Клиенты.A:.D];2;0)" office:value-type="string" office:string-value="Гудков Н.Г." calcext:value-type="string">
            <text:p>Гудков Н.Г.</text:p>
          </table:table-cell>
          <table:table-cell table:formula="of:=VLOOKUP([.E1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00M24S" calcext:value-type="time">
            <text:p>21:00:24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style-name="ce2" table:formula="of:=VLOOKUP([.F107];[$Клиенты.A:.D];2;0)" office:value-type="string" office:string-value="Говоров Б.Т." calcext:value-type="string">
            <text:p>Говоров Б.Т.</text:p>
          </table:table-cell>
          <table:table-cell table:formula="of:=VLOOKUP([.E10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22M21S" calcext:value-type="time">
            <text:p>21:22:21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style-name="ce2" table:formula="of:=VLOOKUP([.F108];[$Клиенты.A:.D];2;0)" office:value-type="string" office:string-value="Хомяков Л.Д." calcext:value-type="string">
            <text:p>Хомяков Л.Д.</text:p>
          </table:table-cell>
          <table:table-cell table:formula="of:=VLOOKUP([.E10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26M13S" calcext:value-type="time">
            <text:p>21:26:13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style-name="ce2" table:formula="of:=VLOOKUP([.F109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9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34M41S" calcext:value-type="time">
            <text:p>21:34:41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table:style-name="ce2" table:formula="of:=VLOOKUP([.F110];[$Клиенты.A:.D];2;0)" office:value-type="string" office:string-value="Громов Л.И." calcext:value-type="string">
            <text:p>Громов Л.И.</text:p>
          </table:table-cell>
          <table:table-cell table:formula="of:=VLOOKUP([.E11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41M36S" calcext:value-type="time">
            <text:p>21:41:36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style-name="ce2" table:formula="of:=VLOOKUP([.F111];[$Клиенты.A:.D];2;0)" office:value-type="string" office:string-value="Стеблов П.К." calcext:value-type="string">
            <text:p>Стеблов П.К.</text:p>
          </table:table-cell>
          <table:table-cell table:formula="of:=VLOOKUP([.E1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44M12S" calcext:value-type="time">
            <text:p>21:44:12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table:style-name="ce2" table:formula="of:=VLOOKUP([.F112];[$Клиенты.A:.D];2;0)" office:value-type="string" office:string-value="Лесов А.П." calcext:value-type="string">
            <text:p>Лесов А.П.</text:p>
          </table:table-cell>
          <table:table-cell table:formula="of:=VLOOKUP([.E11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48M25S" calcext:value-type="time">
            <text:p>21:48:25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table:style-name="ce2" table:formula="of:=VLOOKUP([.F113];[$Клиенты.A:.D];2;0)" office:value-type="string" office:string-value="Сачков Х.Э." calcext:value-type="string">
            <text:p>Сачков Х.Э.</text:p>
          </table:table-cell>
          <table:table-cell table:formula="of:=VLOOKUP([.E11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53M14S" calcext:value-type="time">
            <text:p>21:53:1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style-name="ce2" table:formula="of:=VLOOKUP([.F114];[$Клиенты.A:.D];2;0)" office:value-type="string" office:string-value="Орлов М.К." calcext:value-type="string">
            <text:p>Орлов М.К.</text:p>
          </table:table-cell>
          <table:table-cell table:formula="of:=VLOOKUP([.E11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54M01S" calcext:value-type="time">
            <text:p>21:54:01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style-name="ce2" table:formula="of:=VLOOKUP([.F11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01M41S" calcext:value-type="time">
            <text:p>22:01:41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  <table:table-cell table:style-name="ce2" table:formula="of:=VLOOKUP([.F116];[$Клиенты.A:.D];2;0)" office:value-type="string" office:string-value="Гудков Н.Г." calcext:value-type="string">
            <text:p>Гудков Н.Г.</text:p>
          </table:table-cell>
          <table:table-cell table:formula="of:=VLOOKUP([.E11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15M30S" calcext:value-type="time">
            <text:p>22:15:30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117];[$Клиенты.A:.D];2;0)" office:value-type="string" office:string-value="Салаватов Ф.Я." calcext:value-type="string">
            <text:p>Салаватов Ф.Я.</text:p>
          </table:table-cell>
          <table:table-cell table:formula="of:=VLOOKUP([.E1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24M33S" calcext:value-type="time">
            <text:p>22:24:33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table:style-name="ce2" table:formula="of:=VLOOKUP([.F118];[$Клиенты.A:.D];2;0)" office:value-type="string" office:string-value="Окраинов Л.Г." calcext:value-type="string">
            <text:p>Окраинов Л.Г.</text:p>
          </table:table-cell>
          <table:table-cell table:formula="of:=VLOOKUP([.E1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40M59S" calcext:value-type="time">
            <text:p>22:40:59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style-name="ce2" table:formula="of:=VLOOKUP([.F119];[$Клиенты.A:.D];2;0)" office:value-type="string" office:string-value="Волков Д.И." calcext:value-type="string">
            <text:p>Волков Д.И.</text:p>
          </table:table-cell>
          <table:table-cell table:formula="of:=VLOOKUP([.E11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41M59S" calcext:value-type="time">
            <text:p>22:41:59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style-name="ce2" table:formula="of:=VLOOKUP([.F120];[$Клиенты.A:.D];2;0)" office:value-type="string" office:string-value="Зайцев В.С." calcext:value-type="string">
            <text:p>Зайцев В.С.</text:p>
          </table:table-cell>
          <table:table-cell table:formula="of:=VLOOKUP([.E12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42M38S" calcext:value-type="time">
            <text:p>22:42:38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style-name="ce2" table:formula="of:=VLOOKUP([.F121];[$Клиенты.A:.D];2;0)" office:value-type="string" office:string-value="Сушкин Л.Н." calcext:value-type="string">
            <text:p>Сушкин Л.Н.</text:p>
          </table:table-cell>
          <table:table-cell table:formula="of:=VLOOKUP([.E12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6H13M13S" calcext:value-type="time">
            <text:p>6:13:13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36" calcext:value-type="float">
            <text:p>436</text:p>
          </table:table-cell>
          <table:table-cell table:style-name="ce2" table:formula="of:=VLOOKUP([.F122];[$Клиенты.A:.D];2;0)" office:value-type="string" office:string-value="Сачков Х.Э." calcext:value-type="string">
            <text:p>Сачков Х.Э.</text:p>
          </table:table-cell>
          <table:table-cell table:formula="of:=VLOOKUP([.E12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6H23M54S" calcext:value-type="time">
            <text:p>6:23:54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table:style-name="ce2" table:formula="of:=VLOOKUP([.F123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6H54M31S" calcext:value-type="time">
            <text:p>6:54:31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table:style-name="ce2" table:formula="of:=VLOOKUP([.F124];[$Клиенты.A:.D];2;0)" office:value-type="string" office:string-value="Говоров Б.Т." calcext:value-type="string">
            <text:p>Говоров Б.Т.</text:p>
          </table:table-cell>
          <table:table-cell table:formula="of:=VLOOKUP([.E12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7H43M24S" calcext:value-type="time">
            <text:p>7:43:24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47" calcext:value-type="float">
            <text:p>347</text:p>
          </table:table-cell>
          <table:table-cell table:style-name="ce2" table:formula="of:=VLOOKUP([.F125];[$Клиенты.A:.D];2;0)" office:value-type="string" office:string-value="Громов Л.И." calcext:value-type="string">
            <text:p>Громов Л.И.</text:p>
          </table:table-cell>
          <table:table-cell table:formula="of:=VLOOKUP([.E125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7H47M05S" calcext:value-type="time">
            <text:p>7:47:05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table:style-name="ce2" table:formula="of:=VLOOKUP([.F126];[$Клиенты.A:.D];2;0)" office:value-type="string" office:string-value="Сушкин Л.Н." calcext:value-type="string">
            <text:p>Сушкин Л.Н.</text:p>
          </table:table-cell>
          <table:table-cell table:formula="of:=VLOOKUP([.E12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8H01M23S" calcext:value-type="time">
            <text:p>8:01:23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  <table:table-cell table:style-name="ce2" table:formula="of:=VLOOKUP([.F127];[$Клиенты.A:.D];2;0)" office:value-type="string" office:string-value="Гудков Н.Г." calcext:value-type="string">
            <text:p>Гудков Н.Г.</text:p>
          </table:table-cell>
          <table:table-cell table:formula="of:=VLOOKUP([.E1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8H20M25S" calcext:value-type="time">
            <text:p>8:20:25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table:style-name="ce2" table:formula="of:=VLOOKUP([.F128];[$Клиенты.A:.D];2;0)" office:value-type="string" office:string-value="Волков Д.И." calcext:value-type="string">
            <text:p>Волков Д.И.</text:p>
          </table:table-cell>
          <table:table-cell table:formula="of:=VLOOKUP([.E12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8H58M26S" calcext:value-type="time">
            <text:p>8:58:26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table:style-name="ce2" table:formula="of:=VLOOKUP([.F129];[$Клиенты.A:.D];2;0)" office:value-type="string" office:string-value="Окраинов Л.Г." calcext:value-type="string">
            <text:p>Окраинов Л.Г.</text:p>
          </table:table-cell>
          <table:table-cell table:formula="of:=VLOOKUP([.E12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9H00M24S" calcext:value-type="time">
            <text:p>9:00:24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table:style-name="ce2" table:formula="of:=VLOOKUP([.F130];[$Клиенты.A:.D];2;0)" office:value-type="string" office:string-value="Стеблов П.К." calcext:value-type="string">
            <text:p>Стеблов П.К.</text:p>
          </table:table-cell>
          <table:table-cell table:formula="of:=VLOOKUP([.E1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9H15M46S" calcext:value-type="time">
            <text:p>9:15:46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style-name="ce2" table:formula="of:=VLOOKUP([.F131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0H16M15S" calcext:value-type="time">
            <text:p>10:16:15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2" table:formula="of:=VLOOKUP([.F132];[$Клиенты.A:.D];2;0)" office:value-type="string" office:string-value="Зайцев В.С." calcext:value-type="string">
            <text:p>Зайцев В.С.</text:p>
          </table:table-cell>
          <table:table-cell table:formula="of:=VLOOKUP([.E13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0H40M39S" calcext:value-type="time">
            <text:p>10:40:39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style-name="ce2" table:formula="of:=VLOOKUP([.F133];[$Клиенты.A:.D];2;0)" office:value-type="string" office:string-value="Лесов А.П." calcext:value-type="string">
            <text:p>Лесов А.П.</text:p>
          </table:table-cell>
          <table:table-cell table:formula="of:=VLOOKUP([.E13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1H35M06S" calcext:value-type="time">
            <text:p>11:35:06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table:style-name="ce2" table:formula="of:=VLOOKUP([.F134];[$Клиенты.A:.D];2;0)" office:value-type="string" office:string-value="Хомяков Л.Д." calcext:value-type="string">
            <text:p>Хомяков Л.Д.</text:p>
          </table:table-cell>
          <table:table-cell table:formula="of:=VLOOKUP([.E1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1H45M48S" calcext:value-type="time">
            <text:p>11:45:4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table:style-name="ce2" table:formula="of:=VLOOKUP([.F13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1H45M50S" calcext:value-type="time">
            <text:p>11:45:50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style-name="ce2" table:formula="of:=VLOOKUP([.F136];[$Клиенты.A:.D];2;0)" office:value-type="string" office:string-value="Орлов М.К." calcext:value-type="string">
            <text:p>Орлов М.К.</text:p>
          </table:table-cell>
          <table:table-cell table:formula="of:=VLOOKUP([.E13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3H47M25S" calcext:value-type="time">
            <text:p>13:47:25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style-name="ce2" table:formula="of:=VLOOKUP([.F137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3H49M18S" calcext:value-type="time">
            <text:p>13:49:18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437" calcext:value-type="float">
            <text:p>437</text:p>
          </table:table-cell>
          <table:table-cell table:style-name="ce2" table:formula="of:=VLOOKUP([.F13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3H53M26S" calcext:value-type="time">
            <text:p>13:53:26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table:style-name="ce2" table:formula="of:=VLOOKUP([.F139];[$Клиенты.A:.D];2;0)" office:value-type="string" office:string-value="Говоров Б.Т." calcext:value-type="string">
            <text:p>Говоров Б.Т.</text:p>
          </table:table-cell>
          <table:table-cell table:formula="of:=VLOOKUP([.E13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07M10S" calcext:value-type="time">
            <text:p>14:07:10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table:style-name="ce2" table:formula="of:=VLOOKUP([.F140];[$Клиенты.A:.D];2;0)" office:value-type="string" office:string-value="Орлов М.К." calcext:value-type="string">
            <text:p>Орлов М.К.</text:p>
          </table:table-cell>
          <table:table-cell table:formula="of:=VLOOKUP([.E14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16M30S" calcext:value-type="time">
            <text:p>14:16:30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table:style-name="ce2" table:formula="of:=VLOOKUP([.F141];[$Клиенты.A:.D];2;0)" office:value-type="string" office:string-value="Зайцев В.С." calcext:value-type="string">
            <text:p>Зайцев В.С.</text:p>
          </table:table-cell>
          <table:table-cell table:formula="of:=VLOOKUP([.E14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29M35S" calcext:value-type="time">
            <text:p>14:29:35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2" table:formula="of:=VLOOKUP([.F142];[$Клиенты.A:.D];2;0)" office:value-type="string" office:string-value="Волков Д.И." calcext:value-type="string">
            <text:p>Волков Д.И.</text:p>
          </table:table-cell>
          <table:table-cell table:formula="of:=VLOOKUP([.E1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33M45S" calcext:value-type="time">
            <text:p>14:33:45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style-name="ce2" table:formula="of:=VLOOKUP([.F143];[$Клиенты.A:.D];2;0)" office:value-type="string" office:string-value="Стеблов П.К." calcext:value-type="string">
            <text:p>Стеблов П.К.</text:p>
          </table:table-cell>
          <table:table-cell table:formula="of:=VLOOKUP([.E1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38M23S" calcext:value-type="time">
            <text:p>14:38:23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table:style-name="ce2" table:formula="of:=VLOOKUP([.F144];[$Клиенты.A:.D];2;0)" office:value-type="string" office:string-value="Сачков Х.Э." calcext:value-type="string">
            <text:p>Сачков Х.Э.</text:p>
          </table:table-cell>
          <table:table-cell table:formula="of:=VLOOKUP([.E14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40M45S" calcext:value-type="time">
            <text:p>14:40:4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style-name="ce2" table:formula="of:=VLOOKUP([.F145];[$Клиенты.A:.D];2;0)" office:value-type="string" office:string-value="Гудков Н.Г." calcext:value-type="string">
            <text:p>Гудков Н.Г.</text:p>
          </table:table-cell>
          <table:table-cell table:formula="of:=VLOOKUP([.E1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55M30S" calcext:value-type="time">
            <text:p>14:55:30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style-name="ce2" table:formula="of:=VLOOKUP([.F146];[$Клиенты.A:.D];2;0)" office:value-type="string" office:string-value="Громов Л.И." calcext:value-type="string">
            <text:p>Громов Л.И.</text:p>
          </table:table-cell>
          <table:table-cell table:formula="of:=VLOOKUP([.E14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24M51S" calcext:value-type="time">
            <text:p>15:24:51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147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29M13S" calcext:value-type="time">
            <text:p>15:29:13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table:style-name="ce2" table:formula="of:=VLOOKUP([.F148];[$Клиенты.A:.D];2;0)" office:value-type="string" office:string-value="Хомяков Л.Д." calcext:value-type="string">
            <text:p>Хомяков Л.Д.</text:p>
          </table:table-cell>
          <table:table-cell table:formula="of:=VLOOKUP([.E1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33M59S" calcext:value-type="time">
            <text:p>15:33:59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style-name="ce2" table:formula="of:=VLOOKUP([.F149];[$Клиенты.A:.D];2;0)" office:value-type="string" office:string-value="Лесов А.П." calcext:value-type="string">
            <text:p>Лесов А.П.</text:p>
          </table:table-cell>
          <table:table-cell table:formula="of:=VLOOKUP([.E14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47M11S" calcext:value-type="time">
            <text:p>15:47:11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table:style-name="ce2" table:formula="of:=VLOOKUP([.F150];[$Клиенты.A:.D];2;0)" office:value-type="string" office:string-value="Окраинов Л.Г." calcext:value-type="string">
            <text:p>Окраинов Л.Г.</text:p>
          </table:table-cell>
          <table:table-cell table:formula="of:=VLOOKUP([.E1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54M42S" calcext:value-type="time">
            <text:p>15:54:42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style-name="ce2" table:formula="of:=VLOOKUP([.F151];[$Клиенты.A:.D];2;0)" office:value-type="string" office:string-value="Сушкин Л.Н." calcext:value-type="string">
            <text:p>Сушкин Л.Н.</text:p>
          </table:table-cell>
          <table:table-cell table:formula="of:=VLOOKUP([.E15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03M35S" calcext:value-type="time">
            <text:p>17:03:35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style-name="ce2" table:formula="of:=VLOOKUP([.F152];[$Клиенты.A:.D];2;0)" office:value-type="string" office:string-value="Сачков Х.Э." calcext:value-type="string">
            <text:p>Сачков Х.Э.</text:p>
          </table:table-cell>
          <table:table-cell table:formula="of:=VLOOKUP([.E15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04M59S" calcext:value-type="time">
            <text:p>17:04:59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style-name="ce2" table:formula="of:=VLOOKUP([.F153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11M49S" calcext:value-type="time">
            <text:p>17:11:49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style-name="ce2" table:formula="of:=VLOOKUP([.F154];[$Клиенты.A:.D];2;0)" office:value-type="string" office:string-value="Хомяков Л.Д." calcext:value-type="string">
            <text:p>Хомяков Л.Д.</text:p>
          </table:table-cell>
          <table:table-cell table:formula="of:=VLOOKUP([.E15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35M27S" calcext:value-type="time">
            <text:p>17:35:2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155];[$Клиенты.A:.D];2;0)" office:value-type="string" office:string-value="Волков Д.И." calcext:value-type="string">
            <text:p>Волков Д.И.</text:p>
          </table:table-cell>
          <table:table-cell table:formula="of:=VLOOKUP([.E15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38M49S" calcext:value-type="time">
            <text:p>17:38:49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style-name="ce2" table:formula="of:=VLOOKUP([.F15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52M44S" calcext:value-type="time">
            <text:p>17:52:44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77" calcext:value-type="float">
            <text:p>377</text:p>
          </table:table-cell>
          <table:table-cell table:style-name="ce2" table:formula="of:=VLOOKUP([.F157];[$Клиенты.A:.D];2;0)" office:value-type="string" office:string-value="Сушкин Л.Н." calcext:value-type="string">
            <text:p>Сушкин Л.Н.</text:p>
          </table:table-cell>
          <table:table-cell table:formula="of:=VLOOKUP([.E15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8H09M21S" calcext:value-type="time">
            <text:p>18:09:21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table:style-name="ce2" table:formula="of:=VLOOKUP([.F158];[$Клиенты.A:.D];2;0)" office:value-type="string" office:string-value="Говоров Б.Т." calcext:value-type="string">
            <text:p>Говоров Б.Т.</text:p>
          </table:table-cell>
          <table:table-cell table:formula="of:=VLOOKUP([.E15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8H10M47S" calcext:value-type="time">
            <text:p>18:10:47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159];[$Клиенты.A:.D];2;0)" office:value-type="string" office:string-value="Стеблов П.К." calcext:value-type="string">
            <text:p>Стеблов П.К.</text:p>
          </table:table-cell>
          <table:table-cell table:formula="of:=VLOOKUP([.E1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8H37M00S" calcext:value-type="time">
            <text:p>18:37:00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table:style-name="ce2" table:formula="of:=VLOOKUP([.F160];[$Клиенты.A:.D];2;0)" office:value-type="string" office:string-value="Лесов А.П." calcext:value-type="string">
            <text:p>Лесов А.П.</text:p>
          </table:table-cell>
          <table:table-cell table:formula="of:=VLOOKUP([.E16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12M29S" calcext:value-type="time">
            <text:p>19:12:29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161];[$Клиенты.A:.D];2;0)" office:value-type="string" office:string-value="Гудков Н.Г." calcext:value-type="string">
            <text:p>Гудков Н.Г.</text:p>
          </table:table-cell>
          <table:table-cell table:formula="of:=VLOOKUP([.E1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17M52S" calcext:value-type="time">
            <text:p>19:17:52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table:style-name="ce2" table:formula="of:=VLOOKUP([.F162];[$Клиенты.A:.D];2;0)" office:value-type="string" office:string-value="Орлов М.К." calcext:value-type="string">
            <text:p>Орлов М.К.</text:p>
          </table:table-cell>
          <table:table-cell table:formula="of:=VLOOKUP([.E16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24M32S" calcext:value-type="time">
            <text:p>19:24:3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table:style-name="ce2" table:formula="of:=VLOOKUP([.F163];[$Клиенты.A:.D];2;0)" office:value-type="string" office:string-value="Окраинов Л.Г." calcext:value-type="string">
            <text:p>Окраинов Л.Г.</text:p>
          </table:table-cell>
          <table:table-cell table:formula="of:=VLOOKUP([.E1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27M06S" calcext:value-type="time">
            <text:p>19:27:06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164];[$Клиенты.A:.D];2;0)" office:value-type="string" office:string-value="Зайцев В.С." calcext:value-type="string">
            <text:p>Зайцев В.С.</text:p>
          </table:table-cell>
          <table:table-cell table:formula="of:=VLOOKUP([.E16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49M43S" calcext:value-type="time">
            <text:p>19:49:43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34" calcext:value-type="float">
            <text:p>334</text:p>
          </table:table-cell>
          <table:table-cell table:style-name="ce2" table:formula="of:=VLOOKUP([.F165];[$Клиенты.A:.D];2;0)" office:value-type="string" office:string-value="Громов Л.И." calcext:value-type="string">
            <text:p>Громов Л.И.</text:p>
          </table:table-cell>
          <table:table-cell table:formula="of:=VLOOKUP([.E165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49M47S" calcext:value-type="time">
            <text:p>19:49:47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table:style-name="ce2" table:formula="of:=VLOOKUP([.F166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00M30S" calcext:value-type="time">
            <text:p>21:00:30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table:style-name="ce2" table:formula="of:=VLOOKUP([.F167];[$Клиенты.A:.D];2;0)" office:value-type="string" office:string-value="Окраинов Л.Г." calcext:value-type="string">
            <text:p>Окраинов Л.Г.</text:p>
          </table:table-cell>
          <table:table-cell table:formula="of:=VLOOKUP([.E16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07M03S" calcext:value-type="time">
            <text:p>21:07:03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style-name="ce2" table:formula="of:=VLOOKUP([.F168];[$Клиенты.A:.D];2;0)" office:value-type="string" office:string-value="Говоров Б.Т." calcext:value-type="string">
            <text:p>Говоров Б.Т.</text:p>
          </table:table-cell>
          <table:table-cell table:formula="of:=VLOOKUP([.E16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07M29S" calcext:value-type="time">
            <text:p>21:07:29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table:style-name="ce2" table:formula="of:=VLOOKUP([.F169];[$Клиенты.A:.D];2;0)" office:value-type="string" office:string-value="Громов Л.И." calcext:value-type="string">
            <text:p>Громов Л.И.</text:p>
          </table:table-cell>
          <table:table-cell table:formula="of:=VLOOKUP([.E16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18M22S" calcext:value-type="time">
            <text:p>21:18:22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style-name="ce2" table:formula="of:=VLOOKUP([.F170];[$Клиенты.A:.D];2;0)" office:value-type="string" office:string-value="Волков Д.И." calcext:value-type="string">
            <text:p>Волков Д.И.</text:p>
          </table:table-cell>
          <table:table-cell table:formula="of:=VLOOKUP([.E17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28M28S" calcext:value-type="time">
            <text:p>21:28:28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style-name="ce2" table:formula="of:=VLOOKUP([.F171];[$Клиенты.A:.D];2;0)" office:value-type="string" office:string-value="Зайцев В.С." calcext:value-type="string">
            <text:p>Зайцев В.С.</text:p>
          </table:table-cell>
          <table:table-cell table:formula="of:=VLOOKUP([.E17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02M50S" calcext:value-type="time">
            <text:p>22:02:50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172];[$Клиенты.A:.D];2;0)" office:value-type="string" office:string-value="Орлов М.К." calcext:value-type="string">
            <text:p>Орлов М.К.</text:p>
          </table:table-cell>
          <table:table-cell table:formula="of:=VLOOKUP([.E17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03M23S" calcext:value-type="time">
            <text:p>22:03:23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table:style-name="ce2" table:formula="of:=VLOOKUP([.F173];[$Клиенты.A:.D];2;0)" office:value-type="string" office:string-value="Стеблов П.К." calcext:value-type="string">
            <text:p>Стеблов П.К.</text:p>
          </table:table-cell>
          <table:table-cell table:formula="of:=VLOOKUP([.E1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22M35S" calcext:value-type="time">
            <text:p>22:22:35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</text:p>
          </table:table-cell>
          <table:table-cell table:style-name="ce2" table:formula="of:=VLOOKUP([.F174];[$Клиенты.A:.D];2;0)" office:value-type="string" office:string-value="Хомяков Л.Д." calcext:value-type="string">
            <text:p>Хомяков Л.Д.</text:p>
          </table:table-cell>
          <table:table-cell table:formula="of:=VLOOKUP([.E1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39M49S" calcext:value-type="time">
            <text:p>22:39:49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table:style-name="ce2" table:formula="of:=VLOOKUP([.F175];[$Клиенты.A:.D];2;0)" office:value-type="string" office:string-value="Салаватов Ф.Я." calcext:value-type="string">
            <text:p>Салаватов Ф.Я.</text:p>
          </table:table-cell>
          <table:table-cell table:formula="of:=VLOOKUP([.E1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7M28S" calcext:value-type="time">
            <text:p>22:47:28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 table:style-name="ce2" table:formula="of:=VLOOKUP([.F176];[$Клиенты.A:.D];2;0)" office:value-type="string" office:string-value="Сачков Х.Э." calcext:value-type="string">
            <text:p>Сачков Х.Э.</text:p>
          </table:table-cell>
          <table:table-cell table:formula="of:=VLOOKUP([.E17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7M53S" calcext:value-type="time">
            <text:p>22:47:53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table:style-name="ce2" table:formula="of:=VLOOKUP([.F17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7M55S" calcext:value-type="time">
            <text:p>22:47:55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style-name="ce2" table:formula="of:=VLOOKUP([.F178];[$Клиенты.A:.D];2;0)" office:value-type="string" office:string-value="Гудков Н.Г." calcext:value-type="string">
            <text:p>Гудков Н.Г.</text:p>
          </table:table-cell>
          <table:table-cell table:formula="of:=VLOOKUP([.E17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8M42S" calcext:value-type="time">
            <text:p>22:48:42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2" table:formula="of:=VLOOKUP([.F179];[$Клиенты.A:.D];2;0)" office:value-type="string" office:string-value="Лесов А.П." calcext:value-type="string">
            <text:p>Лесов А.П.</text:p>
          </table:table-cell>
          <table:table-cell table:formula="of:=VLOOKUP([.E17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51M42S" calcext:value-type="time">
            <text:p>22:51:42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table:style-name="ce2" table:formula="of:=VLOOKUP([.F180];[$Клиенты.A:.D];2;0)" office:value-type="string" office:string-value="Сушкин Л.Н." calcext:value-type="string">
            <text:p>Сушкин Л.Н.</text:p>
          </table:table-cell>
          <table:table-cell table:formula="of:=VLOOKUP([.E18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55M50S" calcext:value-type="time">
            <text:p>22:55:50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table:style-name="ce2" table:formula="of:=VLOOKUP([.F181];[$Клиенты.A:.D];2;0)" office:value-type="string" office:string-value="Охотников Д.М." calcext:value-type="string">
            <text:p>Охотников Д.М.</text:p>
          </table:table-cell>
          <table:table-cell table:formula="of:=VLOOKUP([.E1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04M36S" calcext:value-type="time">
            <text:p>6:04:36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style-name="ce2" table:formula="of:=VLOOKUP([.F182];[$Клиенты.A:.D];2;0)" office:value-type="string" office:string-value="Окраинов Л.Г." calcext:value-type="string">
            <text:p>Окраинов Л.Г.</text:p>
          </table:table-cell>
          <table:table-cell table:formula="of:=VLOOKUP([.E1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07M16S" calcext:value-type="time">
            <text:p>6:07:16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style-name="ce2" table:formula="of:=VLOOKUP([.F183];[$Клиенты.A:.D];2;0)" office:value-type="string" office:string-value="Сушкин Л.Н." calcext:value-type="string">
            <text:p>Сушкин Л.Н.</text:p>
          </table:table-cell>
          <table:table-cell table:formula="of:=VLOOKUP([.E18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11M55S" calcext:value-type="time">
            <text:p>6:11:55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table:style-name="ce2" table:formula="of:=VLOOKUP([.F184];[$Клиенты.A:.D];2;0)" office:value-type="string" office:string-value="Гудков Н.Г." calcext:value-type="string">
            <text:p>Гудков Н.Г.</text:p>
          </table:table-cell>
          <table:table-cell table:formula="of:=VLOOKUP([.E18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19M06S" calcext:value-type="time">
            <text:p>6:19:06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18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21M00S" calcext:value-type="time">
            <text:p>6:21:00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style-name="ce2" table:formula="of:=VLOOKUP([.F186];[$Клиенты.A:.D];2;0)" office:value-type="string" office:string-value="Орлов М.К." calcext:value-type="string">
            <text:p>Орлов М.К.</text:p>
          </table:table-cell>
          <table:table-cell table:formula="of:=VLOOKUP([.E18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21M59S" calcext:value-type="time">
            <text:p>6:21:5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187];[$Клиенты.A:.D];2;0)" office:value-type="string" office:string-value="Сачков Х.Э." calcext:value-type="string">
            <text:p>Сачков Х.Э.</text:p>
          </table:table-cell>
          <table:table-cell table:formula="of:=VLOOKUP([.E18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33M43S" calcext:value-type="time">
            <text:p>6:33:43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188];[$Клиенты.A:.D];2;0)" office:value-type="string" office:string-value="Лесов А.П." calcext:value-type="string">
            <text:p>Лесов А.П.</text:p>
          </table:table-cell>
          <table:table-cell table:formula="of:=VLOOKUP([.E18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47M44S" calcext:value-type="time">
            <text:p>6:47:44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78" calcext:value-type="float">
            <text:p>378</text:p>
          </table:table-cell>
          <table:table-cell table:style-name="ce2" table:formula="of:=VLOOKUP([.F189];[$Клиенты.A:.D];2;0)" office:value-type="string" office:string-value="Громов Л.И." calcext:value-type="string">
            <text:p>Громов Л.И.</text:p>
          </table:table-cell>
          <table:table-cell table:formula="of:=VLOOKUP([.E18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56M54S" calcext:value-type="time">
            <text:p>6:56:54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77" calcext:value-type="float">
            <text:p>477</text:p>
          </table:table-cell>
          <table:table-cell table:style-name="ce2" table:formula="of:=VLOOKUP([.F19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9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7H28M06S" calcext:value-type="time">
            <text:p>7:28:06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style-name="ce2" table:formula="of:=VLOOKUP([.F191];[$Клиенты.A:.D];2;0)" office:value-type="string" office:string-value="Стеблов П.К." calcext:value-type="string">
            <text:p>Стеблов П.К.</text:p>
          </table:table-cell>
          <table:table-cell table:formula="of:=VLOOKUP([.E19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8H13M35S" calcext:value-type="time">
            <text:p>8:13:35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table:style-name="ce2" table:formula="of:=VLOOKUP([.F19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9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8H44M11S" calcext:value-type="time">
            <text:p>8:44:11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style-name="ce2" table:formula="of:=VLOOKUP([.F193];[$Клиенты.A:.D];2;0)" office:value-type="string" office:string-value="Волков Д.И." calcext:value-type="string">
            <text:p>Волков Д.И.</text:p>
          </table:table-cell>
          <table:table-cell table:formula="of:=VLOOKUP([.E1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9H14M48S" calcext:value-type="time">
            <text:p>9:14:48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table:style-name="ce2" table:formula="of:=VLOOKUP([.F194];[$Клиенты.A:.D];2;0)" office:value-type="string" office:string-value="Зайцев В.С." calcext:value-type="string">
            <text:p>Зайцев В.С.</text:p>
          </table:table-cell>
          <table:table-cell table:formula="of:=VLOOKUP([.E1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9H39M37S" calcext:value-type="time">
            <text:p>9:39:37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style-name="ce2" table:formula="of:=VLOOKUP([.F195];[$Клиенты.A:.D];2;0)" office:value-type="string" office:string-value="Говоров Б.Т." calcext:value-type="string">
            <text:p>Говоров Б.Т.</text:p>
          </table:table-cell>
          <table:table-cell table:formula="of:=VLOOKUP([.E19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0H02M57S" calcext:value-type="time">
            <text:p>10:02:57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  <table:table-cell table:style-name="ce2" table:formula="of:=VLOOKUP([.F196];[$Клиенты.A:.D];2;0)" office:value-type="string" office:string-value="Хомяков Л.Д." calcext:value-type="string">
            <text:p>Хомяков Л.Д.</text:p>
          </table:table-cell>
          <table:table-cell table:formula="of:=VLOOKUP([.E1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07M30S" calcext:value-type="time">
            <text:p>13:07:30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style-name="ce2" table:formula="of:=VLOOKUP([.F197];[$Клиенты.A:.D];2;0)" office:value-type="string" office:string-value="Зайцев В.С." calcext:value-type="string">
            <text:p>Зайцев В.С.</text:p>
          </table:table-cell>
          <table:table-cell table:formula="of:=VLOOKUP([.E19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37M07S" calcext:value-type="time">
            <text:p>13:37:07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47" calcext:value-type="float">
            <text:p>547</text:p>
          </table:table-cell>
          <table:table-cell table:style-name="ce2" table:formula="of:=VLOOKUP([.F198];[$Клиенты.A:.D];2;0)" office:value-type="string" office:string-value="Громов Л.И." calcext:value-type="string">
            <text:p>Громов Л.И.</text:p>
          </table:table-cell>
          <table:table-cell table:formula="of:=VLOOKUP([.E19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52M26S" calcext:value-type="time">
            <text:p>13:52:26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table:style-name="ce2" table:formula="of:=VLOOKUP([.F199];[$Клиенты.A:.D];2;0)" office:value-type="string" office:string-value="Гудков Н.Г." calcext:value-type="string">
            <text:p>Гудков Н.Г.</text:p>
          </table:table-cell>
          <table:table-cell table:formula="of:=VLOOKUP([.E19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59M57S" calcext:value-type="time">
            <text:p>13:59:5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table:style-name="ce2" table:formula="of:=VLOOKUP([.F200];[$Клиенты.A:.D];2;0)" office:value-type="string" office:string-value="Сачков Х.Э." calcext:value-type="string">
            <text:p>Сачков Х.Э.</text:p>
          </table:table-cell>
          <table:table-cell table:formula="of:=VLOOKUP([.E20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13M27S" calcext:value-type="time">
            <text:p>14:13:27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style-name="ce2" table:formula="of:=VLOOKUP([.F201];[$Клиенты.A:.D];2;0)" office:value-type="string" office:string-value="Сушкин Л.Н." calcext:value-type="string">
            <text:p>Сушкин Л.Н.</text:p>
          </table:table-cell>
          <table:table-cell table:formula="of:=VLOOKUP([.E20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20M16S" calcext:value-type="time">
            <text:p>14:20:16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table:style-name="ce2" table:formula="of:=VLOOKUP([.F202];[$Клиенты.A:.D];2;0)" office:value-type="string" office:string-value="Салаватов Ф.Я." calcext:value-type="string">
            <text:p>Салаватов Ф.Я.</text:p>
          </table:table-cell>
          <table:table-cell table:formula="of:=VLOOKUP([.E2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21M39S" calcext:value-type="time">
            <text:p>14:21:39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 table:style-name="ce2" table:formula="of:=VLOOKUP([.F203];[$Клиенты.A:.D];2;0)" office:value-type="string" office:string-value="Говоров Б.Т." calcext:value-type="string">
            <text:p>Говоров Б.Т.</text:p>
          </table:table-cell>
          <table:table-cell table:formula="of:=VLOOKUP([.E20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22M55S" calcext:value-type="time">
            <text:p>14:22:55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style-name="ce2" table:formula="of:=VLOOKUP([.F204];[$Клиенты.A:.D];2;0)" office:value-type="string" office:string-value="Лесов А.П." calcext:value-type="string">
            <text:p>Лесов А.П.</text:p>
          </table:table-cell>
          <table:table-cell table:formula="of:=VLOOKUP([.E20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32M35S" calcext:value-type="time">
            <text:p>14:32:3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205];[$Клиенты.A:.D];2;0)" office:value-type="string" office:string-value="Волков Д.И." calcext:value-type="string">
            <text:p>Волков Д.И.</text:p>
          </table:table-cell>
          <table:table-cell table:formula="of:=VLOOKUP([.E20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04M51S" calcext:value-type="time">
            <text:p>15:04:51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table:style-name="ce2" table:formula="of:=VLOOKUP([.F206];[$Клиенты.A:.D];2;0)" office:value-type="string" office:string-value="Окраинов Л.Г." calcext:value-type="string">
            <text:p>Окраинов Л.Г.</text:p>
          </table:table-cell>
          <table:table-cell table:formula="of:=VLOOKUP([.E2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07M58S" calcext:value-type="time">
            <text:p>15:07:58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2" table:formula="of:=VLOOKUP([.F207];[$Клиенты.A:.D];2;0)" office:value-type="string" office:string-value="Охотников Д.М." calcext:value-type="string">
            <text:p>Охотников Д.М.</text:p>
          </table:table-cell>
          <table:table-cell table:formula="of:=VLOOKUP([.E2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20M21S" calcext:value-type="time">
            <text:p>15:20:21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table:style-name="ce2" table:formula="of:=VLOOKUP([.F208];[$Клиенты.A:.D];2;0)" office:value-type="string" office:string-value="Орлов М.К." calcext:value-type="string">
            <text:p>Орлов М.К.</text:p>
          </table:table-cell>
          <table:table-cell table:formula="of:=VLOOKUP([.E20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20M52S" calcext:value-type="time">
            <text:p>15:20:52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table:style-name="ce2" table:formula="of:=VLOOKUP([.F209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209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23M58S" calcext:value-type="time">
            <text:p>15:23:58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style-name="ce2" table:formula="of:=VLOOKUP([.F210];[$Клиенты.A:.D];2;0)" office:value-type="string" office:string-value="Хомяков Л.Д." calcext:value-type="string">
            <text:p>Хомяков Л.Д.</text:p>
          </table:table-cell>
          <table:table-cell table:formula="of:=VLOOKUP([.E2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54M09S" calcext:value-type="time">
            <text:p>15:54:0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67" calcext:value-type="float">
            <text:p>267</text:p>
          </table:table-cell>
          <table:table-cell table:style-name="ce2" table:formula="of:=VLOOKUP([.F211];[$Клиенты.A:.D];2;0)" office:value-type="string" office:string-value="Стеблов П.К." calcext:value-type="string">
            <text:p>Стеблов П.К.</text:p>
          </table:table-cell>
          <table:table-cell table:formula="of:=VLOOKUP([.E2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04M31S" calcext:value-type="time">
            <text:p>17:04:31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2" table:formula="of:=VLOOKUP([.F212];[$Клиенты.A:.D];2;0)" office:value-type="string" office:string-value="Лесов А.П." calcext:value-type="string">
            <text:p>Лесов А.П.</text:p>
          </table:table-cell>
          <table:table-cell table:formula="of:=VLOOKUP([.E21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08M28S" calcext:value-type="time">
            <text:p>17:08:28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table:style-name="ce2" table:formula="of:=VLOOKUP([.F213];[$Клиенты.A:.D];2;0)" office:value-type="string" office:string-value="Салаватов Ф.Я." calcext:value-type="string">
            <text:p>Салаватов Ф.Я.</text:p>
          </table:table-cell>
          <table:table-cell table:formula="of:=VLOOKUP([.E21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18M19S" calcext:value-type="time">
            <text:p>17:18:1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style-name="ce2" table:formula="of:=VLOOKUP([.F214];[$Клиенты.A:.D];2;0)" office:value-type="string" office:string-value="Стеблов П.К." calcext:value-type="string">
            <text:p>Стеблов П.К.</text:p>
          </table:table-cell>
          <table:table-cell table:formula="of:=VLOOKUP([.E21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22M53S" calcext:value-type="time">
            <text:p>17:22:53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style-name="ce2" table:formula="of:=VLOOKUP([.F215];[$Клиенты.A:.D];2;0)" office:value-type="string" office:string-value="Охотников Д.М." calcext:value-type="string">
            <text:p>Охотников Д.М.</text:p>
          </table:table-cell>
          <table:table-cell table:formula="of:=VLOOKUP([.E2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55M13S" calcext:value-type="time">
            <text:p>17:55:13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05" calcext:value-type="float">
            <text:p>405</text:p>
          </table:table-cell>
          <table:table-cell table:style-name="ce2" table:formula="of:=VLOOKUP([.F216];[$Клиенты.A:.D];2;0)" office:value-type="string" office:string-value="Громов Л.И." calcext:value-type="string">
            <text:p>Громов Л.И.</text:p>
          </table:table-cell>
          <table:table-cell table:formula="of:=VLOOKUP([.E21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8H25M17S" calcext:value-type="time">
            <text:p>18:25:17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73" calcext:value-type="float">
            <text:p>473</text:p>
          </table:table-cell>
          <table:table-cell table:style-name="ce2" table:formula="of:=VLOOKUP([.F217];[$Клиенты.A:.D];2;0)" office:value-type="string" office:string-value="Сушкин Л.Н." calcext:value-type="string">
            <text:p>Сушкин Л.Н.</text:p>
          </table:table-cell>
          <table:table-cell table:formula="of:=VLOOKUP([.E21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8H27M49S" calcext:value-type="time">
            <text:p>18:27:49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style-name="ce2" table:formula="of:=VLOOKUP([.F218];[$Клиенты.A:.D];2;0)" office:value-type="string" office:string-value="Окраинов Л.Г." calcext:value-type="string">
            <text:p>Окраинов Л.Г.</text:p>
          </table:table-cell>
          <table:table-cell table:formula="of:=VLOOKUP([.E2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02M35S" calcext:value-type="time">
            <text:p>19:02:35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table:style-name="ce2" table:formula="of:=VLOOKUP([.F219];[$Клиенты.A:.D];2;0)" office:value-type="string" office:string-value="Волков Д.И." calcext:value-type="string">
            <text:p>Волков Д.И.</text:p>
          </table:table-cell>
          <table:table-cell table:formula="of:=VLOOKUP([.E21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08M17S" calcext:value-type="time">
            <text:p>19:08:17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table:style-name="ce2" table:formula="of:=VLOOKUP([.F220];[$Клиенты.A:.D];2;0)" office:value-type="string" office:string-value="Говоров Б.Т." calcext:value-type="string">
            <text:p>Говоров Б.Т.</text:p>
          </table:table-cell>
          <table:table-cell table:formula="of:=VLOOKUP([.E22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14M23S" calcext:value-type="time">
            <text:p>19:14:23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table:style-name="ce2" table:formula="of:=VLOOKUP([.F221];[$Клиенты.A:.D];2;0)" office:value-type="string" office:string-value="Хомяков Л.Д." calcext:value-type="string">
            <text:p>Хомяков Л.Д.</text:p>
          </table:table-cell>
          <table:table-cell table:formula="of:=VLOOKUP([.E22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14M42S" calcext:value-type="time">
            <text:p>19:14:42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style-name="ce2" table:formula="of:=VLOOKUP([.F222];[$Клиенты.A:.D];2;0)" office:value-type="string" office:string-value="Орлов М.К." calcext:value-type="string">
            <text:p>Орлов М.К.</text:p>
          </table:table-cell>
          <table:table-cell table:formula="of:=VLOOKUP([.E22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17M17S" calcext:value-type="time">
            <text:p>19:17:17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style-name="ce2" table:formula="of:=VLOOKUP([.F223];[$Клиенты.A:.D];2;0)" office:value-type="string" office:string-value="Зайцев В.С." calcext:value-type="string">
            <text:p>Зайцев В.С.</text:p>
          </table:table-cell>
          <table:table-cell table:formula="of:=VLOOKUP([.E22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21M43S" calcext:value-type="time">
            <text:p>19:21:43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style-name="ce2" table:formula="of:=VLOOKUP([.F22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22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21M51S" calcext:value-type="time">
            <text:p>19:21:51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table:style-name="ce2" table:formula="of:=VLOOKUP([.F225];[$Клиенты.A:.D];2;0)" office:value-type="string" office:string-value="Гудков Н.Г." calcext:value-type="string">
            <text:p>Гудков Н.Г.</text:p>
          </table:table-cell>
          <table:table-cell table:formula="of:=VLOOKUP([.E2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29M48S" calcext:value-type="time">
            <text:p>19:29:48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table:style-name="ce2" table:formula="of:=VLOOKUP([.F226];[$Клиенты.A:.D];2;0)" office:value-type="string" office:string-value="Сачков Х.Э." calcext:value-type="string">
            <text:p>Сачков Х.Э.</text:p>
          </table:table-cell>
          <table:table-cell table:formula="of:=VLOOKUP([.E22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00M28S" calcext:value-type="time">
            <text:p>21:00:28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style-name="ce2" table:formula="of:=VLOOKUP([.F227];[$Клиенты.A:.D];2;0)" office:value-type="string" office:string-value="Окраинов Л.Г." calcext:value-type="string">
            <text:p>Окраинов Л.Г.</text:p>
          </table:table-cell>
          <table:table-cell table:formula="of:=VLOOKUP([.E2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05M39S" calcext:value-type="time">
            <text:p>21:05:39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table:style-name="ce2" table:formula="of:=VLOOKUP([.F228];[$Клиенты.A:.D];2;0)" office:value-type="string" office:string-value="Гудков Н.Г." calcext:value-type="string">
            <text:p>Гудков Н.Г.</text:p>
          </table:table-cell>
          <table:table-cell table:formula="of:=VLOOKUP([.E2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15M57S" calcext:value-type="time">
            <text:p>21:15:57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table:style-name="ce2" table:formula="of:=VLOOKUP([.F229];[$Клиенты.A:.D];2;0)" office:value-type="string" office:string-value="Орлов М.К." calcext:value-type="string">
            <text:p>Орлов М.К.</text:p>
          </table:table-cell>
          <table:table-cell table:formula="of:=VLOOKUP([.E22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25M56S" calcext:value-type="time">
            <text:p>21:25:56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  <table:table-cell table:style-name="ce2" table:formula="of:=VLOOKUP([.F230];[$Клиенты.A:.D];2;0)" office:value-type="string" office:string-value="Сачков Х.Э." calcext:value-type="string">
            <text:p>Сачков Х.Э.</text:p>
          </table:table-cell>
          <table:table-cell table:formula="of:=VLOOKUP([.E23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31M09S" calcext:value-type="time">
            <text:p>21:31:09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table:style-name="ce2" table:formula="of:=VLOOKUP([.F231];[$Клиенты.A:.D];2;0)" office:value-type="string" office:string-value="Сушкин Л.Н." calcext:value-type="string">
            <text:p>Сушкин Л.Н.</text:p>
          </table:table-cell>
          <table:table-cell table:formula="of:=VLOOKUP([.E23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33M11S" calcext:value-type="time">
            <text:p>21:33:11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table:style-name="ce2" table:formula="of:=VLOOKUP([.F23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23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48M34S" calcext:value-type="time">
            <text:p>21:48:34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table:formula="of:=VLOOKUP([.F233];[$Клиенты.A:.D];2;0)" office:value-type="string" office:string-value="Лесов А.П." calcext:value-type="string">
            <text:p>Лесов А.П.</text:p>
          </table:table-cell>
          <table:table-cell table:formula="of:=VLOOKUP([.E23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49M35S" calcext:value-type="time">
            <text:p>21:49:35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table:style-name="ce2" table:formula="of:=VLOOKUP([.F234];[$Клиенты.A:.D];2;0)" office:value-type="string" office:string-value="Хомяков Л.Д." calcext:value-type="string">
            <text:p>Хомяков Л.Д.</text:p>
          </table:table-cell>
          <table:table-cell table:formula="of:=VLOOKUP([.E2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56M19S" calcext:value-type="time">
            <text:p>21:56:19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235];[$Клиенты.A:.D];2;0)" office:value-type="string" office:string-value="Стеблов П.К." calcext:value-type="string">
            <text:p>Стеблов П.К.</text:p>
          </table:table-cell>
          <table:table-cell table:formula="of:=VLOOKUP([.E23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08M37S" calcext:value-type="time">
            <text:p>22:08:37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style-name="ce2" table:formula="of:=VLOOKUP([.F236];[$Клиенты.A:.D];2;0)" office:value-type="string" office:string-value="Салаватов Ф.Я." calcext:value-type="string">
            <text:p>Салаватов Ф.Я.</text:p>
          </table:table-cell>
          <table:table-cell table:formula="of:=VLOOKUP([.E23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19M05S" calcext:value-type="time">
            <text:p>22:19:05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style-name="ce2" table:formula="of:=VLOOKUP([.F237];[$Клиенты.A:.D];2;0)" office:value-type="string" office:string-value="Зайцев В.С." calcext:value-type="string">
            <text:p>Зайцев В.С.</text:p>
          </table:table-cell>
          <table:table-cell table:formula="of:=VLOOKUP([.E23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23M38S" calcext:value-type="time">
            <text:p>22:23:38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style-name="ce2" table:formula="of:=VLOOKUP([.F238];[$Клиенты.A:.D];2;0)" office:value-type="string" office:string-value="Волков Д.И." calcext:value-type="string">
            <text:p>Волков Д.И.</text:p>
          </table:table-cell>
          <table:table-cell table:formula="of:=VLOOKUP([.E23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35M23S" calcext:value-type="time">
            <text:p>22:35:23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2" table:formula="of:=VLOOKUP([.F239];[$Клиенты.A:.D];2;0)" office:value-type="string" office:string-value="Охотников Д.М." calcext:value-type="string">
            <text:p>Охотников Д.М.</text:p>
          </table:table-cell>
          <table:table-cell table:formula="of:=VLOOKUP([.E2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39M26S" calcext:value-type="time">
            <text:p>22:39:2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style-name="ce2" table:formula="of:=VLOOKUP([.F240];[$Клиенты.A:.D];2;0)" office:value-type="string" office:string-value="Говоров Б.Т." calcext:value-type="string">
            <text:p>Говоров Б.Т.</text:p>
          </table:table-cell>
          <table:table-cell table:formula="of:=VLOOKUP([.E24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59M01S" calcext:value-type="time">
            <text:p>22:59:01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432" calcext:value-type="float">
            <text:p>432</text:p>
          </table:table-cell>
          <table:table-cell table:style-name="ce2" table:formula="of:=VLOOKUP([.F241];[$Клиенты.A:.D];2;0)" office:value-type="string" office:string-value="Громов Л.И." calcext:value-type="string">
            <text:p>Громов Л.И.</text:p>
          </table:table-cell>
          <table:table-cell table:formula="of:=VLOOKUP([.E24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6H22M10S" calcext:value-type="time">
            <text:p>6:22:10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table:style-name="ce2" table:formula="of:=VLOOKUP([.F242];[$Клиенты.A:.D];2;0)" office:value-type="string" office:string-value="Волков Д.И." calcext:value-type="string">
            <text:p>Волков Д.И.</text:p>
          </table:table-cell>
          <table:table-cell table:formula="of:=VLOOKUP([.E2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6H29M37S" calcext:value-type="time">
            <text:p>6:29:37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table:style-name="ce2" table:formula="of:=VLOOKUP([.F243];[$Клиенты.A:.D];2;0)" office:value-type="string" office:string-value="Гудков Н.Г." calcext:value-type="string">
            <text:p>Гудков Н.Г.</text:p>
          </table:table-cell>
          <table:table-cell table:formula="of:=VLOOKUP([.E2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6H54M57S" calcext:value-type="time">
            <text:p>6:54:57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table:style-name="ce2" table:formula="of:=VLOOKUP([.F244];[$Клиенты.A:.D];2;0)" office:value-type="string" office:string-value="Сачков Х.Э." calcext:value-type="string">
            <text:p>Сачков Х.Э.</text:p>
          </table:table-cell>
          <table:table-cell table:formula="of:=VLOOKUP([.E24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7H38M52S" calcext:value-type="time">
            <text:p>7:38:52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style-name="ce2" table:formula="of:=VLOOKUP([.F245];[$Клиенты.A:.D];2;0)" office:value-type="string" office:string-value="Говоров Б.Т." calcext:value-type="string">
            <text:p>Говоров Б.Т.</text:p>
          </table:table-cell>
          <table:table-cell table:formula="of:=VLOOKUP([.E24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03M48S" calcext:value-type="time">
            <text:p>8:03:48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3" calcext:value-type="float">
            <text:p>383</text:p>
          </table:table-cell>
          <table:table-cell table:style-name="ce2" table:formula="of:=VLOOKUP([.F246];[$Клиенты.A:.D];2;0)" office:value-type="string" office:string-value="Стеблов П.К." calcext:value-type="string">
            <text:p>Стеблов П.К.</text:p>
          </table:table-cell>
          <table:table-cell table:formula="of:=VLOOKUP([.E24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17M21S" calcext:value-type="time">
            <text:p>8:17:21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table:style-name="ce2" table:formula="of:=VLOOKUP([.F247];[$Клиенты.A:.D];2;0)" office:value-type="string" office:string-value="Сушкин Л.Н." calcext:value-type="string">
            <text:p>Сушкин Л.Н.</text:p>
          </table:table-cell>
          <table:table-cell table:formula="of:=VLOOKUP([.E24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47M54S" calcext:value-type="time">
            <text:p>8:47:54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248];[$Клиенты.A:.D];2;0)" office:value-type="string" office:string-value="Окраинов Л.Г." calcext:value-type="string">
            <text:p>Окраинов Л.Г.</text:p>
          </table:table-cell>
          <table:table-cell table:formula="of:=VLOOKUP([.E2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52M20S" calcext:value-type="time">
            <text:p>8:52:20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style-name="ce2" table:formula="of:=VLOOKUP([.F249];[$Клиенты.A:.D];2;0)" office:value-type="string" office:string-value="Хомяков Л.Д." calcext:value-type="string">
            <text:p>Хомяков Л.Д.</text:p>
          </table:table-cell>
          <table:table-cell table:formula="of:=VLOOKUP([.E24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01M50S" calcext:value-type="time">
            <text:p>9:01:50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2" table:formula="of:=VLOOKUP([.F250];[$Клиенты.A:.D];2;0)" office:value-type="string" office:string-value="Орлов М.К." calcext:value-type="string">
            <text:p>Орлов М.К.</text:p>
          </table:table-cell>
          <table:table-cell table:formula="of:=VLOOKUP([.E25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05M11S" calcext:value-type="time">
            <text:p>9:05:11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table:style-name="ce2" table:formula="of:=VLOOKUP([.F251];[$Клиенты.A:.D];2;0)" office:value-type="string" office:string-value="Салаватов Ф.Я." calcext:value-type="string">
            <text:p>Салаватов Ф.Я.</text:p>
          </table:table-cell>
          <table:table-cell table:formula="of:=VLOOKUP([.E2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11M46S" calcext:value-type="time">
            <text:p>9:11:46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style-name="ce2" table:formula="of:=VLOOKUP([.F252];[$Клиенты.A:.D];2;0)" office:value-type="string" office:string-value="Лесов А.П." calcext:value-type="string">
            <text:p>Лесов А.П.</text:p>
          </table:table-cell>
          <table:table-cell table:formula="of:=VLOOKUP([.E25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40M33S" calcext:value-type="time">
            <text:p>9:40:33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style-name="ce2" table:formula="of:=VLOOKUP([.F253];[$Клиенты.A:.D];2;0)" office:value-type="string" office:string-value="Зайцев В.С." calcext:value-type="string">
            <text:p>Зайцев В.С.</text:p>
          </table:table-cell>
          <table:table-cell table:formula="of:=VLOOKUP([.E25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44M06S" calcext:value-type="time">
            <text:p>9:44:06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66" calcext:value-type="float">
            <text:p>366</text:p>
          </table:table-cell>
          <table:table-cell table:style-name="ce2" table:formula="of:=VLOOKUP([.F25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25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0H14M07S" calcext:value-type="time">
            <text:p>10:14:07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table:style-name="ce2" table:formula="of:=VLOOKUP([.F255];[$Клиенты.A:.D];2;0)" office:value-type="string" office:string-value="Охотников Д.М." calcext:value-type="string">
            <text:p>Охотников Д.М.</text:p>
          </table:table-cell>
          <table:table-cell table:formula="of:=VLOOKUP([.E2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0H50M49S" calcext:value-type="time">
            <text:p>10:50:49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style-name="ce2" table:formula="of:=VLOOKUP([.F256];[$Клиенты.A:.D];2;0)" office:value-type="string" office:string-value="Громов Л.И." calcext:value-type="string">
            <text:p>Громов Л.И.</text:p>
          </table:table-cell>
          <table:table-cell table:formula="of:=VLOOKUP([.E25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22M29S" calcext:value-type="time">
            <text:p>13:22:29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style-name="ce2" table:formula="of:=VLOOKUP([.F257];[$Клиенты.A:.D];2;0)" office:value-type="string" office:string-value="Зайцев В.С." calcext:value-type="string">
            <text:p>Зайцев В.С.</text:p>
          </table:table-cell>
          <table:table-cell table:formula="of:=VLOOKUP([.E25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24M11S" calcext:value-type="time">
            <text:p>13:24:11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table:style-name="ce2" table:formula="of:=VLOOKUP([.F258];[$Клиенты.A:.D];2;0)" office:value-type="string" office:string-value="Гудков Н.Г." calcext:value-type="string">
            <text:p>Гудков Н.Г.</text:p>
          </table:table-cell>
          <table:table-cell table:formula="of:=VLOOKUP([.E2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27M29S" calcext:value-type="time">
            <text:p>13:27:29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2" table:formula="of:=VLOOKUP([.F259];[$Клиенты.A:.D];2;0)" office:value-type="string" office:string-value="Лесов А.П." calcext:value-type="string">
            <text:p>Лесов А.П.</text:p>
          </table:table-cell>
          <table:table-cell table:formula="of:=VLOOKUP([.E25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37M14S" calcext:value-type="time">
            <text:p>13:37:14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table:style-name="ce2" table:formula="of:=VLOOKUP([.F260];[$Клиенты.A:.D];2;0)" office:value-type="string" office:string-value="Охотников Д.М." calcext:value-type="string">
            <text:p>Охотников Д.М.</text:p>
          </table:table-cell>
          <table:table-cell table:formula="of:=VLOOKUP([.E26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46M41S" calcext:value-type="time">
            <text:p>13:46:4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table:style-name="ce2" table:formula="of:=VLOOKUP([.F261];[$Клиенты.A:.D];2;0)" office:value-type="string" office:string-value="Говоров Б.Т." calcext:value-type="string">
            <text:p>Говоров Б.Т.</text:p>
          </table:table-cell>
          <table:table-cell table:formula="of:=VLOOKUP([.E26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52M02S" calcext:value-type="time">
            <text:p>13:52:02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table:style-name="ce2" table:formula="of:=VLOOKUP([.F262];[$Клиенты.A:.D];2;0)" office:value-type="string" office:string-value="Сачков Х.Э." calcext:value-type="string">
            <text:p>Сачков Х.Э.</text:p>
          </table:table-cell>
          <table:table-cell table:formula="of:=VLOOKUP([.E26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14M21S" calcext:value-type="time">
            <text:p>14:14:21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style-name="ce2" table:formula="of:=VLOOKUP([.F263];[$Клиенты.A:.D];2;0)" office:value-type="string" office:string-value="Стеблов П.К." calcext:value-type="string">
            <text:p>Стеблов П.К.</text:p>
          </table:table-cell>
          <table:table-cell table:formula="of:=VLOOKUP([.E2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15M25S" calcext:value-type="time">
            <text:p>14:15:25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style-name="ce2" table:formula="of:=VLOOKUP([.F264];[$Клиенты.A:.D];2;0)" office:value-type="string" office:string-value="Окраинов Л.Г." calcext:value-type="string">
            <text:p>Окраинов Л.Г.</text:p>
          </table:table-cell>
          <table:table-cell table:formula="of:=VLOOKUP([.E26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16M56S" calcext:value-type="time">
            <text:p>14:16:56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style-name="ce2" table:formula="of:=VLOOKUP([.F265];[$Клиенты.A:.D];2;0)" office:value-type="string" office:string-value="Сушкин Л.Н." calcext:value-type="string">
            <text:p>Сушкин Л.Н.</text:p>
          </table:table-cell>
          <table:table-cell table:formula="of:=VLOOKUP([.E26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33M45S" calcext:value-type="time">
            <text:p>14:33:4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2" table:formula="of:=VLOOKUP([.F266];[$Клиенты.A:.D];2;0)" office:value-type="string" office:string-value="Орлов М.К." calcext:value-type="string">
            <text:p>Орлов М.К.</text:p>
          </table:table-cell>
          <table:table-cell table:formula="of:=VLOOKUP([.E26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16M34S" calcext:value-type="time">
            <text:p>15:16:34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26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26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19M54S" calcext:value-type="time">
            <text:p>15:19:5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table:style-name="ce2" table:formula="of:=VLOOKUP([.F268];[$Клиенты.A:.D];2;0)" office:value-type="string" office:string-value="Салаватов Ф.Я." calcext:value-type="string">
            <text:p>Салаватов Ф.Я.</text:p>
          </table:table-cell>
          <table:table-cell table:formula="of:=VLOOKUP([.E26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40M43S" calcext:value-type="time">
            <text:p>15:40:43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table:style-name="ce2" table:formula="of:=VLOOKUP([.F269];[$Клиенты.A:.D];2;0)" office:value-type="string" office:string-value="Хомяков Л.Д." calcext:value-type="string">
            <text:p>Хомяков Л.Д.</text:p>
          </table:table-cell>
          <table:table-cell table:formula="of:=VLOOKUP([.E26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45M24S" calcext:value-type="time">
            <text:p>15:45:24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table:style-name="ce2" table:formula="of:=VLOOKUP([.F270];[$Клиенты.A:.D];2;0)" office:value-type="string" office:string-value="Громов Л.И." calcext:value-type="string">
            <text:p>Громов Л.И.</text:p>
          </table:table-cell>
          <table:table-cell table:formula="of:=VLOOKUP([.E27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55M28S" calcext:value-type="time">
            <text:p>15:55:28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table:style-name="ce2" table:formula="of:=VLOOKUP([.F271];[$Клиенты.A:.D];2;0)" office:value-type="string" office:string-value="Волков Д.И." calcext:value-type="string">
            <text:p>Волков Д.И.</text:p>
          </table:table-cell>
          <table:table-cell table:formula="of:=VLOOKUP([.E27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19M08S" calcext:value-type="time">
            <text:p>17:19:08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table:style-name="ce2" table:formula="of:=VLOOKUP([.F272];[$Клиенты.A:.D];2;0)" office:value-type="string" office:string-value="Сачков Х.Э." calcext:value-type="string">
            <text:p>Сачков Х.Э.</text:p>
          </table:table-cell>
          <table:table-cell table:formula="of:=VLOOKUP([.E27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26M10S" calcext:value-type="time">
            <text:p>17:26:10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style-name="ce2" table:formula="of:=VLOOKUP([.F273];[$Клиенты.A:.D];2;0)" office:value-type="string" office:string-value="Волков Д.И." calcext:value-type="string">
            <text:p>Волков Д.И.</text:p>
          </table:table-cell>
          <table:table-cell table:formula="of:=VLOOKUP([.E2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28M49S" calcext:value-type="time">
            <text:p>17:28:4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2" table:formula="of:=VLOOKUP([.F274];[$Клиенты.A:.D];2;0)" office:value-type="string" office:string-value="Салаватов Ф.Я." calcext:value-type="string">
            <text:p>Салаватов Ф.Я.</text:p>
          </table:table-cell>
          <table:table-cell table:formula="of:=VLOOKUP([.E27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51M08S" calcext:value-type="time">
            <text:p>17:51:0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style-name="ce2" table:formula="of:=VLOOKUP([.F275];[$Клиенты.A:.D];2;0)" office:value-type="string" office:string-value="Говоров Б.Т." calcext:value-type="string">
            <text:p>Говоров Б.Т.</text:p>
          </table:table-cell>
          <table:table-cell table:formula="of:=VLOOKUP([.E27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53M24S" calcext:value-type="time">
            <text:p>17:53:24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276];[$Клиенты.A:.D];2;0)" office:value-type="string" office:string-value="Стеблов П.К." calcext:value-type="string">
            <text:p>Стеблов П.К.</text:p>
          </table:table-cell>
          <table:table-cell table:formula="of:=VLOOKUP([.E2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09M37S" calcext:value-type="time">
            <text:p>18:09:37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style-name="ce2" table:formula="of:=VLOOKUP([.F277];[$Клиенты.A:.D];2;0)" office:value-type="string" office:string-value="Охотников Д.М." calcext:value-type="string">
            <text:p>Охотников Д.М.</text:p>
          </table:table-cell>
          <table:table-cell table:formula="of:=VLOOKUP([.E2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16M59S" calcext:value-type="time">
            <text:p>18:16:59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table:style-name="ce2" table:formula="of:=VLOOKUP([.F278];[$Клиенты.A:.D];2;0)" office:value-type="string" office:string-value="Хомяков Л.Д." calcext:value-type="string">
            <text:p>Хомяков Л.Д.</text:p>
          </table:table-cell>
          <table:table-cell table:formula="of:=VLOOKUP([.E27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19M34S" calcext:value-type="time">
            <text:p>18:19:34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16" calcext:value-type="float">
            <text:p>516</text:p>
          </table:table-cell>
          <table:table-cell table:style-name="ce2" table:formula="of:=VLOOKUP([.F279];[$Клиенты.A:.D];2;0)" office:value-type="string" office:string-value="Гудков Н.Г." calcext:value-type="string">
            <text:p>Гудков Н.Г.</text:p>
          </table:table-cell>
          <table:table-cell table:formula="of:=VLOOKUP([.E2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39M12S" calcext:value-type="time">
            <text:p>18:39:12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table:style-name="ce2" table:formula="of:=VLOOKUP([.F280];[$Клиенты.A:.D];2;0)" office:value-type="string" office:string-value="Сушкин Л.Н." calcext:value-type="string">
            <text:p>Сушкин Л.Н.</text:p>
          </table:table-cell>
          <table:table-cell table:formula="of:=VLOOKUP([.E28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14M14S" calcext:value-type="time">
            <text:p>19:14:14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style-name="ce2" table:formula="of:=VLOOKUP([.F281];[$Клиенты.A:.D];2;0)" office:value-type="string" office:string-value="Окраинов Л.Г." calcext:value-type="string">
            <text:p>Окраинов Л.Г.</text:p>
          </table:table-cell>
          <table:table-cell table:formula="of:=VLOOKUP([.E2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26M52S" calcext:value-type="time">
            <text:p>19:26:52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table:style-name="ce2" table:formula="of:=VLOOKUP([.F28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28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31M45S" calcext:value-type="time">
            <text:p>19:31:45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table:formula="of:=VLOOKUP([.F283];[$Клиенты.A:.D];2;0)" office:value-type="string" office:string-value="Орлов М.К." calcext:value-type="string">
            <text:p>Орлов М.К.</text:p>
          </table:table-cell>
          <table:table-cell table:formula="of:=VLOOKUP([.E28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47M56S" calcext:value-type="time">
            <text:p>19:47:56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table:style-name="ce2" table:formula="of:=VLOOKUP([.F284];[$Клиенты.A:.D];2;0)" office:value-type="string" office:string-value="Громов Л.И." calcext:value-type="string">
            <text:p>Громов Л.И.</text:p>
          </table:table-cell>
          <table:table-cell table:formula="of:=VLOOKUP([.E28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53M39S" calcext:value-type="time">
            <text:p>19:53:39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style-name="ce2" table:formula="of:=VLOOKUP([.F285];[$Клиенты.A:.D];2;0)" office:value-type="string" office:string-value="Зайцев В.С." calcext:value-type="string">
            <text:p>Зайцев В.С.</text:p>
          </table:table-cell>
          <table:table-cell table:formula="of:=VLOOKUP([.E28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59M40S" calcext:value-type="time">
            <text:p>19:59:40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style-name="ce2" table:formula="of:=VLOOKUP([.F286];[$Клиенты.A:.D];2;0)" office:value-type="string" office:string-value="Лесов А.П." calcext:value-type="string">
            <text:p>Лесов А.П.</text:p>
          </table:table-cell>
          <table:table-cell table:formula="of:=VLOOKUP([.E28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04M38S" calcext:value-type="time">
            <text:p>21:04:38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style-name="ce2" table:formula="of:=VLOOKUP([.F28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28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07M27S" calcext:value-type="time">
            <text:p>21:07:27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style-name="ce2" table:formula="of:=VLOOKUP([.F288];[$Клиенты.A:.D];2;0)" office:value-type="string" office:string-value="Лесов А.П." calcext:value-type="string">
            <text:p>Лесов А.П.</text:p>
          </table:table-cell>
          <table:table-cell table:formula="of:=VLOOKUP([.E28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09M34S" calcext:value-type="time">
            <text:p>21:09:34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table:style-name="ce2" table:formula="of:=VLOOKUP([.F289];[$Клиенты.A:.D];2;0)" office:value-type="string" office:string-value="Гудков Н.Г." calcext:value-type="string">
            <text:p>Гудков Н.Г.</text:p>
          </table:table-cell>
          <table:table-cell table:formula="of:=VLOOKUP([.E28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13M00S" calcext:value-type="time">
            <text:p>21:13:00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2" table:formula="of:=VLOOKUP([.F290];[$Клиенты.A:.D];2;0)" office:value-type="string" office:string-value="Зайцев В.С." calcext:value-type="string">
            <text:p>Зайцев В.С.</text:p>
          </table:table-cell>
          <table:table-cell table:formula="of:=VLOOKUP([.E29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51M11S" calcext:value-type="time">
            <text:p>21:51:11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style-name="ce2" table:formula="of:=VLOOKUP([.F291];[$Клиенты.A:.D];2;0)" office:value-type="string" office:string-value="Громов Л.И." calcext:value-type="string">
            <text:p>Громов Л.И.</text:p>
          </table:table-cell>
          <table:table-cell table:formula="of:=VLOOKUP([.E29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53M55S" calcext:value-type="time">
            <text:p>21:53:5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2" table:formula="of:=VLOOKUP([.F292];[$Клиенты.A:.D];2;0)" office:value-type="string" office:string-value="Говоров Б.Т." calcext:value-type="string">
            <text:p>Говоров Б.Т.</text:p>
          </table:table-cell>
          <table:table-cell table:formula="of:=VLOOKUP([.E29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56M52S" calcext:value-type="time">
            <text:p>21:56:5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style-name="ce2" table:formula="of:=VLOOKUP([.F293];[$Клиенты.A:.D];2;0)" office:value-type="string" office:string-value="Орлов М.К." calcext:value-type="string">
            <text:p>Орлов М.К.</text:p>
          </table:table-cell>
          <table:table-cell table:formula="of:=VLOOKUP([.E2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10M53S" calcext:value-type="time">
            <text:p>22:10:53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table:style-name="ce2" table:formula="of:=VLOOKUP([.F294];[$Клиенты.A:.D];2;0)" office:value-type="string" office:string-value="Стеблов П.К." calcext:value-type="string">
            <text:p>Стеблов П.К.</text:p>
          </table:table-cell>
          <table:table-cell table:formula="of:=VLOOKUP([.E29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0M31S" calcext:value-type="time">
            <text:p>22:20:31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64" calcext:value-type="float">
            <text:p>364</text:p>
          </table:table-cell>
          <table:table-cell table:style-name="ce2" table:formula="of:=VLOOKUP([.F295];[$Клиенты.A:.D];2;0)" office:value-type="string" office:string-value="Окраинов Л.Г." calcext:value-type="string">
            <text:p>Окраинов Л.Г.</text:p>
          </table:table-cell>
          <table:table-cell table:formula="of:=VLOOKUP([.E2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1M41S" calcext:value-type="time">
            <text:p>22:21:41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style-name="ce2" table:formula="of:=VLOOKUP([.F296];[$Клиенты.A:.D];2;0)" office:value-type="string" office:string-value="Охотников Д.М." calcext:value-type="string">
            <text:p>Охотников Д.М.</text:p>
          </table:table-cell>
          <table:table-cell table:formula="of:=VLOOKUP([.E2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3M41S" calcext:value-type="time">
            <text:p>22:23:41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table:style-name="ce2" table:formula="of:=VLOOKUP([.F297];[$Клиенты.A:.D];2;0)" office:value-type="string" office:string-value="Волков Д.И." calcext:value-type="string">
            <text:p>Волков Д.И.</text:p>
          </table:table-cell>
          <table:table-cell table:formula="of:=VLOOKUP([.E29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5M20S" calcext:value-type="time">
            <text:p>22:25:20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table:style-name="ce2" table:formula="of:=VLOOKUP([.F298];[$Клиенты.A:.D];2;0)" office:value-type="string" office:string-value="Хомяков Л.Д." calcext:value-type="string">
            <text:p>Хомяков Л.Д.</text:p>
          </table:table-cell>
          <table:table-cell table:formula="of:=VLOOKUP([.E29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8M26S" calcext:value-type="time">
            <text:p>22:28:2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style-name="ce2" table:formula="of:=VLOOKUP([.F299];[$Клиенты.A:.D];2;0)" office:value-type="string" office:string-value="Салаватов Ф.Я." calcext:value-type="string">
            <text:p>Салаватов Ф.Я.</text:p>
          </table:table-cell>
          <table:table-cell table:formula="of:=VLOOKUP([.E29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51M31S" calcext:value-type="time">
            <text:p>22:51:31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300];[$Клиенты.A:.D];2;0)" office:value-type="string" office:string-value="Сачков Х.Э." calcext:value-type="string">
            <text:p>Сачков Х.Э.</text:p>
          </table:table-cell>
          <table:table-cell table:formula="of:=VLOOKUP([.E30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56M51S" calcext:value-type="time">
            <text:p>22:56:51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301];[$Клиенты.A:.D];2;0)" office:value-type="string" office:string-value="Сушкин Л.Н." calcext:value-type="string">
            <text:p>Сушкин Л.Н.</text:p>
          </table:table-cell>
          <table:table-cell table:formula="of:=VLOOKUP([.E30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23M19S" calcext:value-type="time">
            <text:p>6:23:19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style-name="ce2" table:formula="of:=VLOOKUP([.F302];[$Клиенты.A:.D];2;0)" office:value-type="string" office:string-value="Окраинов Л.Г." calcext:value-type="string">
            <text:p>Окраинов Л.Г.</text:p>
          </table:table-cell>
          <table:table-cell table:formula="of:=VLOOKUP([.E3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25M31S" calcext:value-type="time">
            <text:p>6:25:31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style-name="ce2" table:formula="of:=VLOOKUP([.F303];[$Клиенты.A:.D];2;0)" office:value-type="string" office:string-value="Охотников Д.М." calcext:value-type="string">
            <text:p>Охотников Д.М.</text:p>
          </table:table-cell>
          <table:table-cell table:formula="of:=VLOOKUP([.E30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39M26S" calcext:value-type="time">
            <text:p>6:39:26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  <table:table-cell table:style-name="ce2" table:formula="of:=VLOOKUP([.F304];[$Клиенты.A:.D];2;0)" office:value-type="string" office:string-value="Волков Д.И." calcext:value-type="string">
            <text:p>Волков Д.И.</text:p>
          </table:table-cell>
          <table:table-cell table:formula="of:=VLOOKUP([.E30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46M45S" calcext:value-type="time">
            <text:p>6:46:4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style-name="ce2" table:formula="of:=VLOOKUP([.F305];[$Клиенты.A:.D];2;0)" office:value-type="string" office:string-value="Орлов М.К." calcext:value-type="string">
            <text:p>Орлов М.К.</text:p>
          </table:table-cell>
          <table:table-cell table:formula="of:=VLOOKUP([.E30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7H46M34S" calcext:value-type="time">
            <text:p>7:46:34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style-name="ce2" table:formula="of:=VLOOKUP([.F306];[$Клиенты.A:.D];2;0)" office:value-type="string" office:string-value="Салаватов Ф.Я." calcext:value-type="string">
            <text:p>Салаватов Ф.Я.</text:p>
          </table:table-cell>
          <table:table-cell table:formula="of:=VLOOKUP([.E3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09M36S" calcext:value-type="time">
            <text:p>8:09:3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style-name="ce2" table:formula="of:=VLOOKUP([.F307];[$Клиенты.A:.D];2;0)" office:value-type="string" office:string-value="Гудков Н.Г." calcext:value-type="string">
            <text:p>Гудков Н.Г.</text:p>
          </table:table-cell>
          <table:table-cell table:formula="of:=VLOOKUP([.E3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18M39S" calcext:value-type="time">
            <text:p>8:18:39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style-name="ce2" table:formula="of:=VLOOKUP([.F308];[$Клиенты.A:.D];2;0)" office:value-type="string" office:string-value="Громов Л.И." calcext:value-type="string">
            <text:p>Громов Л.И.</text:p>
          </table:table-cell>
          <table:table-cell table:formula="of:=VLOOKUP([.E30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49M33S" calcext:value-type="time">
            <text:p>8:49:33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table:style-name="ce2" table:formula="of:=VLOOKUP([.F309];[$Клиенты.A:.D];2;0)" office:value-type="string" office:string-value="Сушкин Л.Н." calcext:value-type="string">
            <text:p>Сушкин Л.Н.</text:p>
          </table:table-cell>
          <table:table-cell table:formula="of:=VLOOKUP([.E30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52M15S" calcext:value-type="time">
            <text:p>8:52:1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style-name="ce2" table:formula="of:=VLOOKUP([.F310];[$Клиенты.A:.D];2;0)" office:value-type="string" office:string-value="Хомяков Л.Д." calcext:value-type="string">
            <text:p>Хомяков Л.Д.</text:p>
          </table:table-cell>
          <table:table-cell table:formula="of:=VLOOKUP([.E3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53M05S" calcext:value-type="time">
            <text:p>8:53:05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style-name="ce2" table:formula="of:=VLOOKUP([.F311];[$Клиенты.A:.D];2;0)" office:value-type="string" office:string-value="Говоров Б.Т." calcext:value-type="string">
            <text:p>Говоров Б.Т.</text:p>
          </table:table-cell>
          <table:table-cell table:formula="of:=VLOOKUP([.E31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9H47M42S" calcext:value-type="time">
            <text:p>9:47:42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table:style-name="ce2" table:formula="of:=VLOOKUP([.F312];[$Клиенты.A:.D];2;0)" office:value-type="string" office:string-value="Зайцев В.С." calcext:value-type="string">
            <text:p>Зайцев В.С.</text:p>
          </table:table-cell>
          <table:table-cell table:formula="of:=VLOOKUP([.E31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9H53M49S" calcext:value-type="time">
            <text:p>9:53:49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table:style-name="ce2" table:formula="of:=VLOOKUP([.F313];[$Клиенты.A:.D];2;0)" office:value-type="string" office:string-value="Лесов А.П." calcext:value-type="string">
            <text:p>Лесов А.П.</text:p>
          </table:table-cell>
          <table:table-cell table:formula="of:=VLOOKUP([.E31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0H04M23S" calcext:value-type="time">
            <text:p>10:04:23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table:style-name="ce2" table:formula="of:=VLOOKUP([.F31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31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0H29M24S" calcext:value-type="time">
            <text:p>10:29:24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style-name="ce2" table:formula="of:=VLOOKUP([.F315];[$Клиенты.A:.D];2;0)" office:value-type="string" office:string-value="Стеблов П.К." calcext:value-type="string">
            <text:p>Стеблов П.К.</text:p>
          </table:table-cell>
          <table:table-cell table:formula="of:=VLOOKUP([.E3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1H13M20S" calcext:value-type="time">
            <text:p>11:13:20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79" calcext:value-type="float">
            <text:p>579</text:p>
          </table:table-cell>
          <table:table-cell table:style-name="ce2" table:formula="of:=VLOOKUP([.F316];[$Клиенты.A:.D];2;0)" office:value-type="string" office:string-value="Сачков Х.Э." calcext:value-type="string">
            <text:p>Сачков Х.Э.</text:p>
          </table:table-cell>
          <table:table-cell table:formula="of:=VLOOKUP([.E31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3H04M56S" calcext:value-type="time">
            <text:p>13:04:5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table:style-name="ce2" table:formula="of:=VLOOKUP([.F317];[$Клиенты.A:.D];2;0)" office:value-type="string" office:string-value="Гудков Н.Г." calcext:value-type="string">
            <text:p>Гудков Н.Г.</text:p>
          </table:table-cell>
          <table:table-cell table:formula="of:=VLOOKUP([.E3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3H24M51S" calcext:value-type="time">
            <text:p>13:24:51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style-name="ce2" table:formula="of:=VLOOKUP([.F318];[$Клиенты.A:.D];2;0)" office:value-type="string" office:string-value="Хомяков Л.Д." calcext:value-type="string">
            <text:p>Хомяков Л.Д.</text:p>
          </table:table-cell>
          <table:table-cell table:formula="of:=VLOOKUP([.E3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3H24M55S" calcext:value-type="time">
            <text:p>13:24:55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style-name="ce2" table:formula="of:=VLOOKUP([.F319];[$Клиенты.A:.D];2;0)" office:value-type="string" office:string-value="Лесов А.П." calcext:value-type="string">
            <text:p>Лесов А.П.</text:p>
          </table:table-cell>
          <table:table-cell table:formula="of:=VLOOKUP([.E31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00M32S" calcext:value-type="time">
            <text:p>14:00:32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style-name="ce2" table:formula="of:=VLOOKUP([.F320];[$Клиенты.A:.D];2;0)" office:value-type="string" office:string-value="Громов Л.И." calcext:value-type="string">
            <text:p>Громов Л.И.</text:p>
          </table:table-cell>
          <table:table-cell table:formula="of:=VLOOKUP([.E32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28M09S" calcext:value-type="time">
            <text:p>14:28:09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table:style-name="ce2" table:formula="of:=VLOOKUP([.F321];[$Клиенты.A:.D];2;0)" office:value-type="string" office:string-value="Волков Д.И." calcext:value-type="string">
            <text:p>Волков Д.И.</text:p>
          </table:table-cell>
          <table:table-cell table:formula="of:=VLOOKUP([.E32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37M08S" calcext:value-type="time">
            <text:p>14:37:08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table:style-name="ce2" table:formula="of:=VLOOKUP([.F322];[$Клиенты.A:.D];2;0)" office:value-type="string" office:string-value="Сушкин Л.Н." calcext:value-type="string">
            <text:p>Сушкин Л.Н.</text:p>
          </table:table-cell>
          <table:table-cell table:formula="of:=VLOOKUP([.E32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37M43S" calcext:value-type="time">
            <text:p>14:37:43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style-name="ce2" table:formula="of:=VLOOKUP([.F323];[$Клиенты.A:.D];2;0)" office:value-type="string" office:string-value="Охотников Д.М." calcext:value-type="string">
            <text:p>Охотников Д.М.</text:p>
          </table:table-cell>
          <table:table-cell table:formula="of:=VLOOKUP([.E3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39M32S" calcext:value-type="time">
            <text:p>14:39:32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style-name="ce2" table:formula="of:=VLOOKUP([.F324];[$Клиенты.A:.D];2;0)" office:value-type="string" office:string-value="Салаватов Ф.Я." calcext:value-type="string">
            <text:p>Салаватов Ф.Я.</text:p>
          </table:table-cell>
          <table:table-cell table:formula="of:=VLOOKUP([.E32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53M56S" calcext:value-type="time">
            <text:p>14:53:56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style-name="ce2" table:formula="of:=VLOOKUP([.F32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32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22M39S" calcext:value-type="time">
            <text:p>15:22:39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table:style-name="ce2" table:formula="of:=VLOOKUP([.F326];[$Клиенты.A:.D];2;0)" office:value-type="string" office:string-value="Сачков Х.Э." calcext:value-type="string">
            <text:p>Сачков Х.Э.</text:p>
          </table:table-cell>
          <table:table-cell table:formula="of:=VLOOKUP([.E32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27M08S" calcext:value-type="time">
            <text:p>15:27:08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style-name="ce2" table:formula="of:=VLOOKUP([.F327];[$Клиенты.A:.D];2;0)" office:value-type="string" office:string-value="Орлов М.К." calcext:value-type="string">
            <text:p>Орлов М.К.</text:p>
          </table:table-cell>
          <table:table-cell table:formula="of:=VLOOKUP([.E32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49M49S" calcext:value-type="time">
            <text:p>15:49:49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style-name="ce2" table:formula="of:=VLOOKUP([.F328];[$Клиенты.A:.D];2;0)" office:value-type="string" office:string-value="Говоров Б.Т." calcext:value-type="string">
            <text:p>Говоров Б.Т.</text:p>
          </table:table-cell>
          <table:table-cell table:formula="of:=VLOOKUP([.E32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50M29S" calcext:value-type="time">
            <text:p>15:50:29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329];[$Клиенты.A:.D];2;0)" office:value-type="string" office:string-value="Зайцев В.С." calcext:value-type="string">
            <text:p>Зайцев В.С.</text:p>
          </table:table-cell>
          <table:table-cell table:formula="of:=VLOOKUP([.E32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54M40S" calcext:value-type="time">
            <text:p>15:54:40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style-name="ce2" table:formula="of:=VLOOKUP([.F330];[$Клиенты.A:.D];2;0)" office:value-type="string" office:string-value="Окраинов Л.Г." calcext:value-type="string">
            <text:p>Окраинов Л.Г.</text:p>
          </table:table-cell>
          <table:table-cell table:formula="of:=VLOOKUP([.E3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58M14S" calcext:value-type="time">
            <text:p>15:58:14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table:style-name="ce2" table:formula="of:=VLOOKUP([.F331];[$Клиенты.A:.D];2;0)" office:value-type="string" office:string-value="Стеблов П.К." calcext:value-type="string">
            <text:p>Стеблов П.К.</text:p>
          </table:table-cell>
          <table:table-cell table:formula="of:=VLOOKUP([.E33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02M30S" calcext:value-type="time">
            <text:p>17:02:30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style-name="ce2" table:formula="of:=VLOOKUP([.F332];[$Клиенты.A:.D];2;0)" office:value-type="string" office:string-value="Орлов М.К." calcext:value-type="string">
            <text:p>Орлов М.К.</text:p>
          </table:table-cell>
          <table:table-cell table:formula="of:=VLOOKUP([.E33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04M56S" calcext:value-type="time">
            <text:p>17:04:56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 table:style-name="ce2" table:formula="of:=VLOOKUP([.F333];[$Клиенты.A:.D];2;0)" office:value-type="string" office:string-value="Окраинов Л.Г." calcext:value-type="string">
            <text:p>Окраинов Л.Г.</text:p>
          </table:table-cell>
          <table:table-cell table:formula="of:=VLOOKUP([.E33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06M05S" calcext:value-type="time">
            <text:p>17:06:05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style-name="ce2" table:formula="of:=VLOOKUP([.F334];[$Клиенты.A:.D];2;0)" office:value-type="string" office:string-value="Гудков Н.Г." calcext:value-type="string">
            <text:p>Гудков Н.Г.</text:p>
          </table:table-cell>
          <table:table-cell table:formula="of:=VLOOKUP([.E3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16M22S" calcext:value-type="time">
            <text:p>17:16:22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style-name="ce2" table:formula="of:=VLOOKUP([.F335];[$Клиенты.A:.D];2;0)" office:value-type="string" office:string-value="Зайцев В.С." calcext:value-type="string">
            <text:p>Зайцев В.С.</text:p>
          </table:table-cell>
          <table:table-cell table:formula="of:=VLOOKUP([.E33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27M59S" calcext:value-type="time">
            <text:p>17:27:5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style-name="ce2" table:formula="of:=VLOOKUP([.F336];[$Клиенты.A:.D];2;0)" office:value-type="string" office:string-value="Стеблов П.К." calcext:value-type="string">
            <text:p>Стеблов П.К.</text:p>
          </table:table-cell>
          <table:table-cell table:formula="of:=VLOOKUP([.E33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29M33S" calcext:value-type="time">
            <text:p>17:29:33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337];[$Клиенты.A:.D];2;0)" office:value-type="string" office:string-value="Охотников Д.М." calcext:value-type="string">
            <text:p>Охотников Д.М.</text:p>
          </table:table-cell>
          <table:table-cell table:formula="of:=VLOOKUP([.E3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37M09S" calcext:value-type="time">
            <text:p>17:37:09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style-name="ce2" table:formula="of:=VLOOKUP([.F338];[$Клиенты.A:.D];2;0)" office:value-type="string" office:string-value="Сачков Х.Э." calcext:value-type="string">
            <text:p>Сачков Х.Э.</text:p>
          </table:table-cell>
          <table:table-cell table:formula="of:=VLOOKUP([.E33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11M33S" calcext:value-type="time">
            <text:p>18:11:33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table:style-name="ce2" table:formula="of:=VLOOKUP([.F339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339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14M25S" calcext:value-type="time">
            <text:p>18:14:25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style-name="ce2" table:formula="of:=VLOOKUP([.F340];[$Клиенты.A:.D];2;0)" office:value-type="string" office:string-value="Говоров Б.Т." calcext:value-type="string">
            <text:p>Говоров Б.Т.</text:p>
          </table:table-cell>
          <table:table-cell table:formula="of:=VLOOKUP([.E34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36M49S" calcext:value-type="time">
            <text:p>18:36:49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style-name="ce2" table:formula="of:=VLOOKUP([.F341];[$Клиенты.A:.D];2;0)" office:value-type="string" office:string-value="Волков Д.И." calcext:value-type="string">
            <text:p>Волков Д.И.</text:p>
          </table:table-cell>
          <table:table-cell table:formula="of:=VLOOKUP([.E341];[$Электросамокаты.A:.D];2;0)" office:value-type="string" office:string-value="MIDWAY" calcext:value-type="string">
            <text:p>MIDWAY</text:p>
          </table:table-cell>
          <table:table-cell table:number-columns-repeated="2"/>
          <table:table-cell table:style-name="Default"/>
          <table:table-cell table:style-name="ce36" table:number-columns-repeated="16372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51M52S" calcext:value-type="time">
            <text:p>18:51:5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table:style-name="ce2" table:formula="of:=VLOOKUP([.F342];[$Клиенты.A:.D];2;0)" office:value-type="string" office:string-value="Салаватов Ф.Я." calcext:value-type="string">
            <text:p>Салаватов Ф.Я.</text:p>
          </table:table-cell>
          <table:table-cell table:formula="of:=VLOOKUP([.E34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20M34S" calcext:value-type="time">
            <text:p>19:20:34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table:style-name="ce2" table:formula="of:=VLOOKUP([.F343];[$Клиенты.A:.D];2;0)" office:value-type="string" office:string-value="Хомяков Л.Д." calcext:value-type="string">
            <text:p>Хомяков Л.Д.</text:p>
          </table:table-cell>
          <table:table-cell table:formula="of:=VLOOKUP([.E3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27M35S" calcext:value-type="time">
            <text:p>19:27:3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 table:style-name="ce2" table:formula="of:=VLOOKUP([.F344];[$Клиенты.A:.D];2;0)" office:value-type="string" office:string-value="Сушкин Л.Н." calcext:value-type="string">
            <text:p>Сушкин Л.Н.</text:p>
          </table:table-cell>
          <table:table-cell table:formula="of:=VLOOKUP([.E34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43M53S" calcext:value-type="time">
            <text:p>19:43:53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table:style-name="ce2" table:formula="of:=VLOOKUP([.F345];[$Клиенты.A:.D];2;0)" office:value-type="string" office:string-value="Громов Л.И." calcext:value-type="string">
            <text:p>Громов Л.И.</text:p>
          </table:table-cell>
          <table:table-cell table:formula="of:=VLOOKUP([.E345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46M31S" calcext:value-type="time">
            <text:p>19:46:31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style-name="ce2" table:formula="of:=VLOOKUP([.F346];[$Клиенты.A:.D];2;0)" office:value-type="string" office:string-value="Лесов А.П." calcext:value-type="string">
            <text:p>Лесов А.П.</text:p>
          </table:table-cell>
          <table:table-cell table:formula="of:=VLOOKUP([.E34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10M45S" calcext:value-type="time">
            <text:p>21:10:45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347];[$Клиенты.A:.D];2;0)" office:value-type="string" office:string-value="Волков Д.И." calcext:value-type="string">
            <text:p>Волков Д.И.</text:p>
          </table:table-cell>
          <table:table-cell table:formula="of:=VLOOKUP([.E34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16M27S" calcext:value-type="time">
            <text:p>21:16:27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table:style-name="ce2" table:formula="of:=VLOOKUP([.F348];[$Клиенты.A:.D];2;0)" office:value-type="string" office:string-value="Говоров Б.Т." calcext:value-type="string">
            <text:p>Говоров Б.Т.</text:p>
          </table:table-cell>
          <table:table-cell table:formula="of:=VLOOKUP([.E34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25M29S" calcext:value-type="time">
            <text:p>21:25:29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style-name="ce2" table:formula="of:=VLOOKUP([.F349];[$Клиенты.A:.D];2;0)" office:value-type="string" office:string-value="Стеблов П.К." calcext:value-type="string">
            <text:p>Стеблов П.К.</text:p>
          </table:table-cell>
          <table:table-cell table:formula="of:=VLOOKUP([.E34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38M10S" calcext:value-type="time">
            <text:p>21:38:10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style-name="ce2" table:formula="of:=VLOOKUP([.F350];[$Клиенты.A:.D];2;0)" office:value-type="string" office:string-value="Охотников Д.М." calcext:value-type="string">
            <text:p>Охотников Д.М.</text:p>
          </table:table-cell>
          <table:table-cell table:formula="of:=VLOOKUP([.E3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58M03S" calcext:value-type="time">
            <text:p>21:58:03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05" calcext:value-type="float">
            <text:p>305</text:p>
          </table:table-cell>
          <table:table-cell table:style-name="ce2" table:formula="of:=VLOOKUP([.F35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35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01M38S" calcext:value-type="time">
            <text:p>22:01:38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table:style-name="ce2" table:formula="of:=VLOOKUP([.F352];[$Клиенты.A:.D];2;0)" office:value-type="string" office:string-value="Зайцев В.С." calcext:value-type="string">
            <text:p>Зайцев В.С.</text:p>
          </table:table-cell>
          <table:table-cell table:formula="of:=VLOOKUP([.E35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09M00S" calcext:value-type="time">
            <text:p>22:09:00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style-name="ce2" table:formula="of:=VLOOKUP([.F353];[$Клиенты.A:.D];2;0)" office:value-type="string" office:string-value="Орлов М.К." calcext:value-type="string">
            <text:p>Орлов М.К.</text:p>
          </table:table-cell>
          <table:table-cell table:formula="of:=VLOOKUP([.E35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0M33S" calcext:value-type="time">
            <text:p>22:10:33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style-name="ce2" table:formula="of:=VLOOKUP([.F354];[$Клиенты.A:.D];2;0)" office:value-type="string" office:string-value="Лесов А.П." calcext:value-type="string">
            <text:p>Лесов А.П.</text:p>
          </table:table-cell>
          <table:table-cell table:formula="of:=VLOOKUP([.E35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7M29S" calcext:value-type="time">
            <text:p>22:17:29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table:style-name="ce2" table:formula="of:=VLOOKUP([.F355];[$Клиенты.A:.D];2;0)" office:value-type="string" office:string-value="Окраинов Л.Г." calcext:value-type="string">
            <text:p>Окраинов Л.Г.</text:p>
          </table:table-cell>
          <table:table-cell table:formula="of:=VLOOKUP([.E3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8M00S" calcext:value-type="time">
            <text:p>22:18:00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76" calcext:value-type="float">
            <text:p>476</text:p>
          </table:table-cell>
          <table:table-cell table:style-name="ce2" table:formula="of:=VLOOKUP([.F356];[$Клиенты.A:.D];2;0)" office:value-type="string" office:string-value="Сачков Х.Э." calcext:value-type="string">
            <text:p>Сачков Х.Э.</text:p>
          </table:table-cell>
          <table:table-cell table:formula="of:=VLOOKUP([.E35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8M23S" calcext:value-type="time">
            <text:p>22:18:23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style-name="ce2" table:formula="of:=VLOOKUP([.F357];[$Клиенты.A:.D];2;0)" office:value-type="string" office:string-value="Салаватов Ф.Я." calcext:value-type="string">
            <text:p>Салаватов Ф.Я.</text:p>
          </table:table-cell>
          <table:table-cell table:formula="of:=VLOOKUP([.E35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9M18S" calcext:value-type="time">
            <text:p>22:19:18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table:style-name="ce2" table:formula="of:=VLOOKUP([.F358];[$Клиенты.A:.D];2;0)" office:value-type="string" office:string-value="Гудков Н.Г." calcext:value-type="string">
            <text:p>Гудков Н.Г.</text:p>
          </table:table-cell>
          <table:table-cell table:formula="of:=VLOOKUP([.E3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35M53S" calcext:value-type="time">
            <text:p>22:35:53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2" table:formula="of:=VLOOKUP([.F359];[$Клиенты.A:.D];2;0)" office:value-type="string" office:string-value="Громов Л.И." calcext:value-type="string">
            <text:p>Громов Л.И.</text:p>
          </table:table-cell>
          <table:table-cell table:formula="of:=VLOOKUP([.E35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41M31S" calcext:value-type="time">
            <text:p>22:41:31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table:style-name="ce2" table:formula="of:=VLOOKUP([.F360];[$Клиенты.A:.D];2;0)" office:value-type="string" office:string-value="Сушкин Л.Н." calcext:value-type="string">
            <text:p>Сушкин Л.Н.</text:p>
          </table:table-cell>
          <table:table-cell table:formula="of:=VLOOKUP([.E36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52M40S" calcext:value-type="time">
            <text:p>22:52:40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361];[$Клиенты.A:.D];2;0)" office:value-type="string" office:string-value="Хомяков Л.Д." calcext:value-type="string">
            <text:p>Хомяков Л.Д.</text:p>
          </table:table-cell>
          <table:table-cell table:formula="of:=VLOOKUP([.E3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6H17M14S" calcext:value-type="time">
            <text:p>6:17:14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2" table:formula="of:=VLOOKUP([.F362];[$Клиенты.A:.D];2;0)" office:value-type="string" office:string-value="Охотников Д.М." calcext:value-type="string">
            <text:p>Охотников Д.М.</text:p>
          </table:table-cell>
          <table:table-cell table:formula="of:=VLOOKUP([.E36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27M06S" calcext:value-type="time">
            <text:p>7:27:06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style-name="ce2" table:formula="of:=VLOOKUP([.F363];[$Клиенты.A:.D];2;0)" office:value-type="string" office:string-value="Хомяков Л.Д." calcext:value-type="string">
            <text:p>Хомяков Л.Д.</text:p>
          </table:table-cell>
          <table:table-cell table:formula="of:=VLOOKUP([.E3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30M53S" calcext:value-type="time">
            <text:p>7:30:53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table:style-name="ce2" table:formula="of:=VLOOKUP([.F364];[$Клиенты.A:.D];2;0)" office:value-type="string" office:string-value="Сачков Х.Э." calcext:value-type="string">
            <text:p>Сачков Х.Э.</text:p>
          </table:table-cell>
          <table:table-cell table:formula="of:=VLOOKUP([.E36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35M25S" calcext:value-type="time">
            <text:p>7:35:25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365];[$Клиенты.A:.D];2;0)" office:value-type="string" office:string-value="Сушкин Л.Н." calcext:value-type="string">
            <text:p>Сушкин Л.Н.</text:p>
          </table:table-cell>
          <table:table-cell table:formula="of:=VLOOKUP([.E36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43M22S" calcext:value-type="time">
            <text:p>7:43:22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style-name="ce2" table:formula="of:=VLOOKUP([.F366];[$Клиенты.A:.D];2;0)" office:value-type="string" office:string-value="Гудков Н.Г." calcext:value-type="string">
            <text:p>Гудков Н.Г.</text:p>
          </table:table-cell>
          <table:table-cell table:formula="of:=VLOOKUP([.E3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47M43S" calcext:value-type="time">
            <text:p>7:47:43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table:style-name="ce2" table:formula="of:=VLOOKUP([.F367];[$Клиенты.A:.D];2;0)" office:value-type="string" office:string-value="Салаватов Ф.Я." calcext:value-type="string">
            <text:p>Салаватов Ф.Я.</text:p>
          </table:table-cell>
          <table:table-cell table:formula="of:=VLOOKUP([.E36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08M32S" calcext:value-type="time">
            <text:p>8:08:3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table:style-name="ce2" table:formula="of:=VLOOKUP([.F368];[$Клиенты.A:.D];2;0)" office:value-type="string" office:string-value="Орлов М.К." calcext:value-type="string">
            <text:p>Орлов М.К.</text:p>
          </table:table-cell>
          <table:table-cell table:formula="of:=VLOOKUP([.E36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10M31S" calcext:value-type="time">
            <text:p>8:10:31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style-name="ce2" table:formula="of:=VLOOKUP([.F369];[$Клиенты.A:.D];2;0)" office:value-type="string" office:string-value="Лесов А.П." calcext:value-type="string">
            <text:p>Лесов А.П.</text:p>
          </table:table-cell>
          <table:table-cell table:formula="of:=VLOOKUP([.E36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14M18S" calcext:value-type="time">
            <text:p>8:14:18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table:style-name="ce2" table:formula="of:=VLOOKUP([.F37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37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28M09S" calcext:value-type="time">
            <text:p>8:28:09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table:style-name="ce2" table:formula="of:=VLOOKUP([.F371];[$Клиенты.A:.D];2;0)" office:value-type="string" office:string-value="Стеблов П.К." calcext:value-type="string">
            <text:p>Стеблов П.К.</text:p>
          </table:table-cell>
          <table:table-cell table:formula="of:=VLOOKUP([.E37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30M26S" calcext:value-type="time">
            <text:p>8:30:26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2" table:formula="of:=VLOOKUP([.F372];[$Клиенты.A:.D];2;0)" office:value-type="string" office:string-value="Окраинов Л.Г." calcext:value-type="string">
            <text:p>Окраинов Л.Г.</text:p>
          </table:table-cell>
          <table:table-cell table:formula="of:=VLOOKUP([.E37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54M28S" calcext:value-type="time">
            <text:p>8:54:28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373];[$Клиенты.A:.D];2;0)" office:value-type="string" office:string-value="Говоров Б.Т." calcext:value-type="string">
            <text:p>Говоров Б.Т.</text:p>
          </table:table-cell>
          <table:table-cell table:formula="of:=VLOOKUP([.E3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9H02M36S" calcext:value-type="time">
            <text:p>9:02:36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style-name="ce2" table:formula="of:=VLOOKUP([.F374];[$Клиенты.A:.D];2;0)" office:value-type="string" office:string-value="Волков Д.И." calcext:value-type="string">
            <text:p>Волков Д.И.</text:p>
          </table:table-cell>
          <table:table-cell table:formula="of:=VLOOKUP([.E37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9H57M55S" calcext:value-type="time">
            <text:p>9:57:55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375];[$Клиенты.A:.D];2;0)" office:value-type="string" office:string-value="Громов Л.И." calcext:value-type="string">
            <text:p>Громов Л.И.</text:p>
          </table:table-cell>
          <table:table-cell table:formula="of:=VLOOKUP([.E375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1H13M17S" calcext:value-type="time">
            <text:p>11:13:17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table:style-name="ce2" table:formula="of:=VLOOKUP([.F376];[$Клиенты.A:.D];2;0)" office:value-type="string" office:string-value="Зайцев В.С." calcext:value-type="string">
            <text:p>Зайцев В.С.</text:p>
          </table:table-cell>
          <table:table-cell table:formula="of:=VLOOKUP([.E37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3H12M00S" calcext:value-type="time">
            <text:p>13:12:00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table:style-name="ce2" table:formula="of:=VLOOKUP([.F377];[$Клиенты.A:.D];2;0)" office:value-type="string" office:string-value="Охотников Д.М." calcext:value-type="string">
            <text:p>Охотников Д.М.</text:p>
          </table:table-cell>
          <table:table-cell table:formula="of:=VLOOKUP([.E3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12M48S" calcext:value-type="time">
            <text:p>14:12:48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13" calcext:value-type="float">
            <text:p>413</text:p>
          </table:table-cell>
          <table:table-cell table:style-name="ce2" table:formula="of:=VLOOKUP([.F37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37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13M16S" calcext:value-type="time">
            <text:p>14:13:16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table:style-name="ce2" table:formula="of:=VLOOKUP([.F379];[$Клиенты.A:.D];2;0)" office:value-type="string" office:string-value="Говоров Б.Т." calcext:value-type="string">
            <text:p>Говоров Б.Т.</text:p>
          </table:table-cell>
          <table:table-cell table:formula="of:=VLOOKUP([.E37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16M40S" calcext:value-type="time">
            <text:p>14:16:40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table:style-name="ce2" table:formula="of:=VLOOKUP([.F380];[$Клиенты.A:.D];2;0)" office:value-type="string" office:string-value="Сачков Х.Э." calcext:value-type="string">
            <text:p>Сачков Х.Э.</text:p>
          </table:table-cell>
          <table:table-cell table:formula="of:=VLOOKUP([.E38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34M41S" calcext:value-type="time">
            <text:p>14:34:41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381];[$Клиенты.A:.D];2;0)" office:value-type="string" office:string-value="Стеблов П.К." calcext:value-type="string">
            <text:p>Стеблов П.К.</text:p>
          </table:table-cell>
          <table:table-cell table:formula="of:=VLOOKUP([.E3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37M18S" calcext:value-type="time">
            <text:p>14:37:18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style-name="ce2" table:formula="of:=VLOOKUP([.F382];[$Клиенты.A:.D];2;0)" office:value-type="string" office:string-value="Окраинов Л.Г." calcext:value-type="string">
            <text:p>Окраинов Л.Г.</text:p>
          </table:table-cell>
          <table:table-cell table:formula="of:=VLOOKUP([.E3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37M38S" calcext:value-type="time">
            <text:p>14:37:38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style-name="ce2" table:formula="of:=VLOOKUP([.F383];[$Клиенты.A:.D];2;0)" office:value-type="string" office:string-value="Орлов М.К." calcext:value-type="string">
            <text:p>Орлов М.К.</text:p>
          </table:table-cell>
          <table:table-cell table:formula="of:=VLOOKUP([.E38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44M23S" calcext:value-type="time">
            <text:p>14:44:23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table:style-name="ce2" table:formula="of:=VLOOKUP([.F384];[$Клиенты.A:.D];2;0)" office:value-type="string" office:string-value="Громов Л.И." calcext:value-type="string">
            <text:p>Громов Л.И.</text:p>
          </table:table-cell>
          <table:table-cell table:formula="of:=VLOOKUP([.E38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54M14S" calcext:value-type="time">
            <text:p>14:54:14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table:style-name="ce2" table:formula="of:=VLOOKUP([.F385];[$Клиенты.A:.D];2;0)" office:value-type="string" office:string-value="Хомяков Л.Д." calcext:value-type="string">
            <text:p>Хомяков Л.Д.</text:p>
          </table:table-cell>
          <table:table-cell table:formula="of:=VLOOKUP([.E3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57M58S" calcext:value-type="time">
            <text:p>14:57:58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table:style-name="ce2" table:formula="of:=VLOOKUP([.F386];[$Клиенты.A:.D];2;0)" office:value-type="string" office:string-value="Сушкин Л.Н." calcext:value-type="string">
            <text:p>Сушкин Л.Н.</text:p>
          </table:table-cell>
          <table:table-cell table:formula="of:=VLOOKUP([.E38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01M02S" calcext:value-type="time">
            <text:p>15:01:0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table:style-name="ce2" table:formula="of:=VLOOKUP([.F387];[$Клиенты.A:.D];2;0)" office:value-type="string" office:string-value="Зайцев В.С." calcext:value-type="string">
            <text:p>Зайцев В.С.</text:p>
          </table:table-cell>
          <table:table-cell table:formula="of:=VLOOKUP([.E38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table:style-name="ce2" table:formula="of:=VLOOKUP([.F388];[$Клиенты.A:.D];2;0)" office:value-type="string" office:string-value="Салаватов Ф.Я." calcext:value-type="string">
            <text:p>Салаватов Ф.Я.</text:p>
          </table:table-cell>
          <table:table-cell table:formula="of:=VLOOKUP([.E38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17M10S" calcext:value-type="time">
            <text:p>15:17:1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2" table:formula="of:=VLOOKUP([.F389];[$Клиенты.A:.D];2;0)" office:value-type="string" office:string-value="Лесов А.П." calcext:value-type="string">
            <text:p>Лесов А.П.</text:p>
          </table:table-cell>
          <table:table-cell table:formula="of:=VLOOKUP([.E38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23M24S" calcext:value-type="time">
            <text:p>15:23:24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table:style-name="ce2" table:formula="of:=VLOOKUP([.F390];[$Клиенты.A:.D];2;0)" office:value-type="string" office:string-value="Гудков Н.Г." calcext:value-type="string">
            <text:p>Гудков Н.Г.</text:p>
          </table:table-cell>
          <table:table-cell table:formula="of:=VLOOKUP([.E3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55M59S" calcext:value-type="time">
            <text:p>15:55:5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table:style-name="ce2" table:formula="of:=VLOOKUP([.F391];[$Клиенты.A:.D];2;0)" office:value-type="string" office:string-value="Волков Д.И." calcext:value-type="string">
            <text:p>Волков Д.И.</text:p>
          </table:table-cell>
          <table:table-cell table:formula="of:=VLOOKUP([.E39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06M07S" calcext:value-type="time">
            <text:p>17:06:07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style-name="ce2" table:formula="of:=VLOOKUP([.F392];[$Клиенты.A:.D];2;0)" office:value-type="string" office:string-value="Сушкин Л.Н." calcext:value-type="string">
            <text:p>Сушкин Л.Н.</text:p>
          </table:table-cell>
          <table:table-cell table:formula="of:=VLOOKUP([.E39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15M52S" calcext:value-type="time">
            <text:p>17:15:52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393];[$Клиенты.A:.D];2;0)" office:value-type="string" office:string-value="Стеблов П.К." calcext:value-type="string">
            <text:p>Стеблов П.К.</text:p>
          </table:table-cell>
          <table:table-cell table:formula="of:=VLOOKUP([.E39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20M05S" calcext:value-type="time">
            <text:p>17:20:0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style-name="ce2" table:formula="of:=VLOOKUP([.F394];[$Клиенты.A:.D];2;0)" office:value-type="string" office:string-value="Окраинов Л.Г." calcext:value-type="string">
            <text:p>Окраинов Л.Г.</text:p>
          </table:table-cell>
          <table:table-cell table:formula="of:=VLOOKUP([.E39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25M27S" calcext:value-type="time">
            <text:p>17:25:27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table:style-name="ce2" table:formula="of:=VLOOKUP([.F395];[$Клиенты.A:.D];2;0)" office:value-type="string" office:string-value="Хомяков Л.Д." calcext:value-type="string">
            <text:p>Хомяков Л.Д.</text:p>
          </table:table-cell>
          <table:table-cell table:formula="of:=VLOOKUP([.E3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29M24S" calcext:value-type="time">
            <text:p>17:29:24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style-name="ce2" table:formula="of:=VLOOKUP([.F396];[$Клиенты.A:.D];2;0)" office:value-type="string" office:string-value="Лесов А.П." calcext:value-type="string">
            <text:p>Лесов А.П.</text:p>
          </table:table-cell>
          <table:table-cell table:formula="of:=VLOOKUP([.E39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35M23S" calcext:value-type="time">
            <text:p>17:35:23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table:style-name="ce2" table:formula="of:=VLOOKUP([.F397];[$Клиенты.A:.D];2;0)" office:value-type="string" office:string-value="Салаватов Ф.Я." calcext:value-type="string">
            <text:p>Салаватов Ф.Я.</text:p>
          </table:table-cell>
          <table:table-cell table:formula="of:=VLOOKUP([.E39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59M55S" calcext:value-type="time">
            <text:p>17:59:55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style-name="ce2" table:formula="of:=VLOOKUP([.F398];[$Клиенты.A:.D];2;0)" office:value-type="string" office:string-value="Охотников Д.М." calcext:value-type="string">
            <text:p>Охотников Д.М.</text:p>
          </table:table-cell>
          <table:table-cell table:formula="of:=VLOOKUP([.E39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14M20S" calcext:value-type="time">
            <text:p>18:14:20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style-name="ce2" table:formula="of:=VLOOKUP([.F399];[$Клиенты.A:.D];2;0)" office:value-type="string" office:string-value="Орлов М.К." calcext:value-type="string">
            <text:p>Орлов М.К.</text:p>
          </table:table-cell>
          <table:table-cell table:formula="of:=VLOOKUP([.E3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30M03S" calcext:value-type="time">
            <text:p>18:30:03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table:style-name="ce2" table:formula="of:=VLOOKUP([.F40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40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30M42S" calcext:value-type="time">
            <text:p>18:30:42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style-name="ce2" table:formula="of:=VLOOKUP([.F401];[$Клиенты.A:.D];2;0)" office:value-type="string" office:string-value="Зайцев В.С." calcext:value-type="string">
            <text:p>Зайцев В.С.</text:p>
          </table:table-cell>
          <table:table-cell table:formula="of:=VLOOKUP([.E40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36M46S" calcext:value-type="time">
            <text:p>18:36:46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94" calcext:value-type="float">
            <text:p>394</text:p>
          </table:table-cell>
          <table:table-cell table:style-name="ce2" table:formula="of:=VLOOKUP([.F402];[$Клиенты.A:.D];2;0)" office:value-type="string" office:string-value="Сачков Х.Э." calcext:value-type="string">
            <text:p>Сачков Х.Э.</text:p>
          </table:table-cell>
          <table:table-cell table:formula="of:=VLOOKUP([.E40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48M33S" calcext:value-type="time">
            <text:p>18:48:33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403];[$Клиенты.A:.D];2;0)" office:value-type="string" office:string-value="Громов Л.И." calcext:value-type="string">
            <text:p>Громов Л.И.</text:p>
          </table:table-cell>
          <table:table-cell table:formula="of:=VLOOKUP([.E40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58M12S" calcext:value-type="time">
            <text:p>18:58:12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style-name="ce2" table:formula="of:=VLOOKUP([.F404];[$Клиенты.A:.D];2;0)" office:value-type="string" office:string-value="Говоров Б.Т." calcext:value-type="string">
            <text:p>Говоров Б.Т.</text:p>
          </table:table-cell>
          <table:table-cell table:formula="of:=VLOOKUP([.E40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9H43M01S" calcext:value-type="time">
            <text:p>19:43:01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405];[$Клиенты.A:.D];2;0)" office:value-type="string" office:string-value="Волков Д.И." calcext:value-type="string">
            <text:p>Волков Д.И.</text:p>
          </table:table-cell>
          <table:table-cell table:formula="of:=VLOOKUP([.E40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9H45M31S" calcext:value-type="time">
            <text:p>19:45:31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table:style-name="ce2" table:formula="of:=VLOOKUP([.F406];[$Клиенты.A:.D];2;0)" office:value-type="string" office:string-value="Гудков Н.Г." calcext:value-type="string">
            <text:p>Гудков Н.Г.</text:p>
          </table:table-cell>
          <table:table-cell table:formula="of:=VLOOKUP([.E4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10M16S" calcext:value-type="time">
            <text:p>21:10:16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table:style-name="ce2" table:formula="of:=VLOOKUP([.F407];[$Клиенты.A:.D];2;0)" office:value-type="string" office:string-value="Сушкин Л.Н." calcext:value-type="string">
            <text:p>Сушкин Л.Н.</text:p>
          </table:table-cell>
          <table:table-cell table:formula="of:=VLOOKUP([.E40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13M38S" calcext:value-type="time">
            <text:p>21:13:38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style-name="ce2" table:formula="of:=VLOOKUP([.F408];[$Клиенты.A:.D];2;0)" office:value-type="string" office:string-value="Охотников Д.М." calcext:value-type="string">
            <text:p>Охотников Д.М.</text:p>
          </table:table-cell>
          <table:table-cell table:formula="of:=VLOOKUP([.E40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23M54S" calcext:value-type="time">
            <text:p>21:23:5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table:style-name="ce2" table:formula="of:=VLOOKUP([.F409];[$Клиенты.A:.D];2;0)" office:value-type="string" office:string-value="Хомяков Л.Д." calcext:value-type="string">
            <text:p>Хомяков Л.Д.</text:p>
          </table:table-cell>
          <table:table-cell table:formula="of:=VLOOKUP([.E40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30M06S" calcext:value-type="time">
            <text:p>21:30:06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table:style-name="ce2" table:formula="of:=VLOOKUP([.F410];[$Клиенты.A:.D];2;0)" office:value-type="string" office:string-value="Гудков Н.Г." calcext:value-type="string">
            <text:p>Гудков Н.Г.</text:p>
          </table:table-cell>
          <table:table-cell table:formula="of:=VLOOKUP([.E4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44M06S" calcext:value-type="time">
            <text:p>21:44:06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table:style-name="ce2" table:formula="of:=VLOOKUP([.F411];[$Клиенты.A:.D];2;0)" office:value-type="string" office:string-value="Салаватов Ф.Я." calcext:value-type="string">
            <text:p>Салаватов Ф.Я.</text:p>
          </table:table-cell>
          <table:table-cell table:formula="of:=VLOOKUP([.E41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49M39S" calcext:value-type="time">
            <text:p>21:49:39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style-name="ce2" table:formula="of:=VLOOKUP([.F412];[$Клиенты.A:.D];2;0)" office:value-type="string" office:string-value="Окраинов Л.Г." calcext:value-type="string">
            <text:p>Окраинов Л.Г.</text:p>
          </table:table-cell>
          <table:table-cell table:formula="of:=VLOOKUP([.E41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0M12S" calcext:value-type="time">
            <text:p>22:00:12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table:style-name="ce2" table:formula="of:=VLOOKUP([.F413];[$Клиенты.A:.D];2;0)" office:value-type="string" office:string-value="Громов Л.И." calcext:value-type="string">
            <text:p>Громов Л.И.</text:p>
          </table:table-cell>
          <table:table-cell table:formula="of:=VLOOKUP([.E41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5M12S" calcext:value-type="time">
            <text:p>22:05:12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style-name="ce2" table:formula="of:=VLOOKUP([.F414];[$Клиенты.A:.D];2;0)" office:value-type="string" office:string-value="Говоров Б.Т." calcext:value-type="string">
            <text:p>Говоров Б.Т.</text:p>
          </table:table-cell>
          <table:table-cell table:formula="of:=VLOOKUP([.E41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8M31S" calcext:value-type="time">
            <text:p>22:08:31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table:style-name="ce2" table:formula="of:=VLOOKUP([.F415];[$Клиенты.A:.D];2;0)" office:value-type="string" office:string-value="Сачков Х.Э." calcext:value-type="string">
            <text:p>Сачков Х.Э.</text:p>
          </table:table-cell>
          <table:table-cell table:formula="of:=VLOOKUP([.E41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9M51S" calcext:value-type="time">
            <text:p>22:09:51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style-name="ce2" table:formula="of:=VLOOKUP([.F416];[$Клиенты.A:.D];2;0)" office:value-type="string" office:string-value="Зайцев В.С." calcext:value-type="string">
            <text:p>Зайцев В.С.</text:p>
          </table:table-cell>
          <table:table-cell table:formula="of:=VLOOKUP([.E4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13M36S" calcext:value-type="time">
            <text:p>22:13:36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style-name="ce2" table:formula="of:=VLOOKUP([.F417];[$Клиенты.A:.D];2;0)" office:value-type="string" office:string-value="Орлов М.К." calcext:value-type="string">
            <text:p>Орлов М.К.</text:p>
          </table:table-cell>
          <table:table-cell table:formula="of:=VLOOKUP([.E41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16M15S" calcext:value-type="time">
            <text:p>22:16:15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style-name="ce2" table:formula="of:=VLOOKUP([.F41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41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20M03S" calcext:value-type="time">
            <text:p>22:20:03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table:style-name="ce2" table:formula="of:=VLOOKUP([.F419];[$Клиенты.A:.D];2;0)" office:value-type="string" office:string-value="Стеблов П.К." calcext:value-type="string">
            <text:p>Стеблов П.К.</text:p>
          </table:table-cell>
          <table:table-cell table:formula="of:=VLOOKUP([.E4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47M40S" calcext:value-type="time">
            <text:p>22:47:4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420];[$Клиенты.A:.D];2;0)" office:value-type="string" office:string-value="Волков Д.И." calcext:value-type="string">
            <text:p>Волков Д.И.</text:p>
          </table:table-cell>
          <table:table-cell table:formula="of:=VLOOKUP([.E4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56M47S" calcext:value-type="time">
            <text:p>22:56:47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style-name="ce2" table:formula="of:=VLOOKUP([.F421];[$Клиенты.A:.D];2;0)" office:value-type="string" office:string-value="Лесов А.П." calcext:value-type="string">
            <text:p>Лесов А.П.</text:p>
          </table:table-cell>
          <table:table-cell table:formula="of:=VLOOKUP([.E42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6H37M33S" calcext:value-type="time">
            <text:p>6:37:33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table:style-name="ce2" table:formula="of:=VLOOKUP([.F422];[$Клиенты.A:.D];2;0)" office:value-type="string" office:string-value="Лесов А.П." calcext:value-type="string">
            <text:p>Лесов А.П.</text:p>
          </table:table-cell>
          <table:table-cell table:formula="of:=VLOOKUP([.E42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6H54M01S" calcext:value-type="time">
            <text:p>6:54:01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style-name="ce2" table:formula="of:=VLOOKUP([.F423];[$Клиенты.A:.D];2;0)" office:value-type="string" office:string-value="Хомяков Л.Д." calcext:value-type="string">
            <text:p>Хомяков Л.Д.</text:p>
          </table:table-cell>
          <table:table-cell table:formula="of:=VLOOKUP([.E4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7H23M29S" calcext:value-type="time">
            <text:p>7:23:29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table:style-name="ce2" table:formula="of:=VLOOKUP([.F424];[$Клиенты.A:.D];2;0)" office:value-type="string" office:string-value="Гудков Н.Г." calcext:value-type="string">
            <text:p>Гудков Н.Г.</text:p>
          </table:table-cell>
          <table:table-cell table:formula="of:=VLOOKUP([.E4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7H32M49S" calcext:value-type="time">
            <text:p>7:32:49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425];[$Клиенты.A:.D];2;0)" office:value-type="string" office:string-value="Салаватов Ф.Я." calcext:value-type="string">
            <text:p>Салаватов Ф.Я.</text:p>
          </table:table-cell>
          <table:table-cell table:formula="of:=VLOOKUP([.E4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08M34S" calcext:value-type="time">
            <text:p>8:08:34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 table:style-name="ce2" table:formula="of:=VLOOKUP([.F426];[$Клиенты.A:.D];2;0)" office:value-type="string" office:string-value="Окраинов Л.Г." calcext:value-type="string">
            <text:p>Окраинов Л.Г.</text:p>
          </table:table-cell>
          <table:table-cell table:formula="of:=VLOOKUP([.E42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43M16S" calcext:value-type="time">
            <text:p>8:43:16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style-name="ce2" table:formula="of:=VLOOKUP([.F427];[$Клиенты.A:.D];2;0)" office:value-type="string" office:string-value="Сушкин Л.Н." calcext:value-type="string">
            <text:p>Сушкин Л.Н.</text:p>
          </table:table-cell>
          <table:table-cell table:formula="of:=VLOOKUP([.E42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46M09S" calcext:value-type="time">
            <text:p>8:46:09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54" calcext:value-type="float">
            <text:p>454</text:p>
          </table:table-cell>
          <table:table-cell table:style-name="ce2" table:formula="of:=VLOOKUP([.F428];[$Клиенты.A:.D];2;0)" office:value-type="string" office:string-value="Сачков Х.Э." calcext:value-type="string">
            <text:p>Сачков Х.Э.</text:p>
          </table:table-cell>
          <table:table-cell table:formula="of:=VLOOKUP([.E42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52M43S" calcext:value-type="time">
            <text:p>8:52:4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" table:formula="of:=VLOOKUP([.F429];[$Клиенты.A:.D];2;0)" office:value-type="string" office:string-value="Зайцев В.С." calcext:value-type="string">
            <text:p>Зайцев В.С.</text:p>
          </table:table-cell>
          <table:table-cell table:formula="of:=VLOOKUP([.E42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9H01M55S" calcext:value-type="time">
            <text:p>9:01:55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table:style-name="ce2" table:formula="of:=VLOOKUP([.F43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43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9H10M42S" calcext:value-type="time">
            <text:p>9:10:42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431];[$Клиенты.A:.D];2;0)" office:value-type="string" office:string-value="Стеблов П.К." calcext:value-type="string">
            <text:p>Стеблов П.К.</text:p>
          </table:table-cell>
          <table:table-cell table:formula="of:=VLOOKUP([.E43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0H12M05S" calcext:value-type="time">
            <text:p>10:12:0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style-name="ce2" table:formula="of:=VLOOKUP([.F432];[$Клиенты.A:.D];2;0)" office:value-type="string" office:string-value="Громов Л.И." calcext:value-type="string">
            <text:p>Громов Л.И.</text:p>
          </table:table-cell>
          <table:table-cell table:formula="of:=VLOOKUP([.E43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0H47M10S" calcext:value-type="time">
            <text:p>10:47:10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table:style-name="ce2" table:formula="of:=VLOOKUP([.F433];[$Клиенты.A:.D];2;0)" office:value-type="string" office:string-value="Охотников Д.М." calcext:value-type="string">
            <text:p>Охотников Д.М.</text:p>
          </table:table-cell>
          <table:table-cell table:formula="of:=VLOOKUP([.E43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1H46M35S" calcext:value-type="time">
            <text:p>11:46:35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table:style-name="ce2" table:formula="of:=VLOOKUP([.F434];[$Клиенты.A:.D];2;0)" office:value-type="string" office:string-value="Волков Д.И." calcext:value-type="string">
            <text:p>Волков Д.И.</text:p>
          </table:table-cell>
          <table:table-cell table:formula="of:=VLOOKUP([.E43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1H58M30S" calcext:value-type="time">
            <text:p>11:58:30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table:style-name="ce2" table:formula="of:=VLOOKUP([.F435];[$Клиенты.A:.D];2;0)" office:value-type="string" office:string-value="Орлов М.К." calcext:value-type="string">
            <text:p>Орлов М.К.</text:p>
          </table:table-cell>
          <table:table-cell table:formula="of:=VLOOKUP([.E43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1H59M20S" calcext:value-type="time">
            <text:p>11:59:20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table:style-name="ce2" table:formula="of:=VLOOKUP([.F436];[$Клиенты.A:.D];2;0)" office:value-type="string" office:string-value="Говоров Б.Т." calcext:value-type="string">
            <text:p>Говоров Б.Т.</text:p>
          </table:table-cell>
          <table:table-cell table:formula="of:=VLOOKUP([.E43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03M19S" calcext:value-type="time">
            <text:p>13:03:19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table:style-name="ce2" table:formula="of:=VLOOKUP([.F437];[$Клиенты.A:.D];2;0)" office:value-type="string" office:string-value="Сушкин Л.Н." calcext:value-type="string">
            <text:p>Сушкин Л.Н.</text:p>
          </table:table-cell>
          <table:table-cell table:formula="of:=VLOOKUP([.E43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18M02S" calcext:value-type="time">
            <text:p>13:18:02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style-name="ce2" table:formula="of:=VLOOKUP([.F438];[$Клиенты.A:.D];2;0)" office:value-type="string" office:string-value="Хомяков Л.Д." calcext:value-type="string">
            <text:p>Хомяков Л.Д.</text:p>
          </table:table-cell>
          <table:table-cell table:formula="of:=VLOOKUP([.E43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29M02S" calcext:value-type="time">
            <text:p>13:29:02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439];[$Клиенты.A:.D];2;0)" office:value-type="string" office:string-value="Волков Д.И." calcext:value-type="string">
            <text:p>Волков Д.И.</text:p>
          </table:table-cell>
          <table:table-cell table:formula="of:=VLOOKUP([.E43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33M33S" calcext:value-type="time">
            <text:p>13:33:33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style-name="ce2" table:formula="of:=VLOOKUP([.F440];[$Клиенты.A:.D];2;0)" office:value-type="string" office:string-value="Орлов М.К." calcext:value-type="string">
            <text:p>Орлов М.К.</text:p>
          </table:table-cell>
          <table:table-cell table:formula="of:=VLOOKUP([.E44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36M46S" calcext:value-type="time">
            <text:p>13:36:4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45" calcext:value-type="float">
            <text:p>445</text:p>
          </table:table-cell>
          <table:table-cell table:style-name="ce2" table:formula="of:=VLOOKUP([.F441];[$Клиенты.A:.D];2;0)" office:value-type="string" office:string-value="Сачков Х.Э." calcext:value-type="string">
            <text:p>Сачков Х.Э.</text:p>
          </table:table-cell>
          <table:table-cell table:formula="of:=VLOOKUP([.E44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50M03S" calcext:value-type="time">
            <text:p>13:50:03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table:style-name="ce2" table:formula="of:=VLOOKUP([.F442];[$Клиенты.A:.D];2;0)" office:value-type="string" office:string-value="Стеблов П.К." calcext:value-type="string">
            <text:p>Стеблов П.К.</text:p>
          </table:table-cell>
          <table:table-cell table:formula="of:=VLOOKUP([.E44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51M13S" calcext:value-type="time">
            <text:p>13:51:13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443];[$Клиенты.A:.D];2;0)" office:value-type="string" office:string-value="Салаватов Ф.Я." calcext:value-type="string">
            <text:p>Салаватов Ф.Я.</text:p>
          </table:table-cell>
          <table:table-cell table:formula="of:=VLOOKUP([.E44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4H02M23S" calcext:value-type="time">
            <text:p>14:02:23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table:style-name="ce2" table:formula="of:=VLOOKUP([.F44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44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06M32S" calcext:value-type="time">
            <text:p>15:06:32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style-name="ce2" table:formula="of:=VLOOKUP([.F445];[$Клиенты.A:.D];2;0)" office:value-type="string" office:string-value="Лесов А.П." calcext:value-type="string">
            <text:p>Лесов А.П.</text:p>
          </table:table-cell>
          <table:table-cell table:formula="of:=VLOOKUP([.E44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38M03S" calcext:value-type="time">
            <text:p>15:38:03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style-name="ce2" table:formula="of:=VLOOKUP([.F446];[$Клиенты.A:.D];2;0)" office:value-type="string" office:string-value="Говоров Б.Т." calcext:value-type="string">
            <text:p>Говоров Б.Т.</text:p>
          </table:table-cell>
          <table:table-cell table:formula="of:=VLOOKUP([.E44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0M56S" calcext:value-type="time">
            <text:p>15:40:56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  <table:table-cell table:style-name="ce2" table:formula="of:=VLOOKUP([.F447];[$Клиенты.A:.D];2;0)" office:value-type="string" office:string-value="Окраинов Л.Г." calcext:value-type="string">
            <text:p>Окраинов Л.Г.</text:p>
          </table:table-cell>
          <table:table-cell table:formula="of:=VLOOKUP([.E4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2M45S" calcext:value-type="time">
            <text:p>15:42:45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2" table:formula="of:=VLOOKUP([.F448];[$Клиенты.A:.D];2;0)" office:value-type="string" office:string-value="Зайцев В.С." calcext:value-type="string">
            <text:p>Зайцев В.С.</text:p>
          </table:table-cell>
          <table:table-cell table:formula="of:=VLOOKUP([.E44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3M58S" calcext:value-type="time">
            <text:p>15:43:58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table:style-name="ce2" table:formula="of:=VLOOKUP([.F449];[$Клиенты.A:.D];2;0)" office:value-type="string" office:string-value="Громов Л.И." calcext:value-type="string">
            <text:p>Громов Л.И.</text:p>
          </table:table-cell>
          <table:table-cell table:formula="of:=VLOOKUP([.E44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5M44S" calcext:value-type="time">
            <text:p>15:45:44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1" calcext:value-type="float">
            <text:p>331</text:p>
          </table:table-cell>
          <table:table-cell table:style-name="ce2" table:formula="of:=VLOOKUP([.F450];[$Клиенты.A:.D];2;0)" office:value-type="string" office:string-value="Гудков Н.Г." calcext:value-type="string">
            <text:p>Гудков Н.Г.</text:p>
          </table:table-cell>
          <table:table-cell table:formula="of:=VLOOKUP([.E4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58M11S" calcext:value-type="time">
            <text:p>15:58:11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table:style-name="ce2" table:formula="of:=VLOOKUP([.F451];[$Клиенты.A:.D];2;0)" office:value-type="string" office:string-value="Охотников Д.М." calcext:value-type="string">
            <text:p>Охотников Д.М.</text:p>
          </table:table-cell>
          <table:table-cell table:formula="of:=VLOOKUP([.E4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05M07S" calcext:value-type="time">
            <text:p>17:05:07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table:style-name="ce2" table:formula="of:=VLOOKUP([.F452];[$Клиенты.A:.D];2;0)" office:value-type="string" office:string-value="Стеблов П.К." calcext:value-type="string">
            <text:p>Стеблов П.К.</text:p>
          </table:table-cell>
          <table:table-cell table:formula="of:=VLOOKUP([.E4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12M31S" calcext:value-type="time">
            <text:p>17:12:31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table:style-name="ce2" table:formula="of:=VLOOKUP([.F453];[$Клиенты.A:.D];2;0)" office:value-type="string" office:string-value="Громов Л.И." calcext:value-type="string">
            <text:p>Громов Л.И.</text:p>
          </table:table-cell>
          <table:table-cell table:formula="of:=VLOOKUP([.E45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18M50S" calcext:value-type="time">
            <text:p>17:18:50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style-name="ce2" table:formula="of:=VLOOKUP([.F454];[$Клиенты.A:.D];2;0)" office:value-type="string" office:string-value="Волков Д.И." calcext:value-type="string">
            <text:p>Волков Д.И.</text:p>
          </table:table-cell>
          <table:table-cell table:formula="of:=VLOOKUP([.E45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32M07S" calcext:value-type="time">
            <text:p>17:32:07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style-name="ce2" table:formula="of:=VLOOKUP([.F455];[$Клиенты.A:.D];2;0)" office:value-type="string" office:string-value="Салаватов Ф.Я." calcext:value-type="string">
            <text:p>Салаватов Ф.Я.</text:p>
          </table:table-cell>
          <table:table-cell table:formula="of:=VLOOKUP([.E4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44M23S" calcext:value-type="time">
            <text:p>17:44:23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81" calcext:value-type="float">
            <text:p>381</text:p>
          </table:table-cell>
          <table:table-cell table:style-name="ce2" table:formula="of:=VLOOKUP([.F45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45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07M28S" calcext:value-type="time">
            <text:p>18:07:2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table:style-name="ce2" table:formula="of:=VLOOKUP([.F457];[$Клиенты.A:.D];2;0)" office:value-type="string" office:string-value="Хомяков Л.Д." calcext:value-type="string">
            <text:p>Хомяков Л.Д.</text:p>
          </table:table-cell>
          <table:table-cell table:formula="of:=VLOOKUP([.E45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08M32S" calcext:value-type="time">
            <text:p>18:08:3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style-name="ce2" table:formula="of:=VLOOKUP([.F458];[$Клиенты.A:.D];2;0)" office:value-type="string" office:string-value="Орлов М.К." calcext:value-type="string">
            <text:p>Орлов М.К.</text:p>
          </table:table-cell>
          <table:table-cell table:formula="of:=VLOOKUP([.E45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12M16S" calcext:value-type="time">
            <text:p>18:12:16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459];[$Клиенты.A:.D];2;0)" office:value-type="string" office:string-value="Зайцев В.С." calcext:value-type="string">
            <text:p>Зайцев В.С.</text:p>
          </table:table-cell>
          <table:table-cell table:formula="of:=VLOOKUP([.E45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13M42S" calcext:value-type="time">
            <text:p>18:13:42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style-name="ce2" table:formula="of:=VLOOKUP([.F460];[$Клиенты.A:.D];2;0)" office:value-type="string" office:string-value="Сушкин Л.Н." calcext:value-type="string">
            <text:p>Сушкин Л.Н.</text:p>
          </table:table-cell>
          <table:table-cell table:formula="of:=VLOOKUP([.E46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31M21S" calcext:value-type="time">
            <text:p>18:31:21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table:style-name="ce2" table:formula="of:=VLOOKUP([.F461];[$Клиенты.A:.D];2;0)" office:value-type="string" office:string-value="Окраинов Л.Г." calcext:value-type="string">
            <text:p>Окраинов Л.Г.</text:p>
          </table:table-cell>
          <table:table-cell table:formula="of:=VLOOKUP([.E4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53M29S" calcext:value-type="time">
            <text:p>18:53:29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style-name="ce2" table:formula="of:=VLOOKUP([.F462];[$Клиенты.A:.D];2;0)" office:value-type="string" office:string-value="Говоров Б.Т." calcext:value-type="string">
            <text:p>Говоров Б.Т.</text:p>
          </table:table-cell>
          <table:table-cell table:formula="of:=VLOOKUP([.E46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58M31S" calcext:value-type="time">
            <text:p>18:58:31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2" table:formula="of:=VLOOKUP([.F463];[$Клиенты.A:.D];2;0)" office:value-type="string" office:string-value="Лесов А.П." calcext:value-type="string">
            <text:p>Лесов А.П.</text:p>
          </table:table-cell>
          <table:table-cell table:formula="of:=VLOOKUP([.E46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9H20M42S" calcext:value-type="time">
            <text:p>19:20:42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541" calcext:value-type="float">
            <text:p>541</text:p>
          </table:table-cell>
          <table:table-cell table:style-name="ce2" table:formula="of:=VLOOKUP([.F464];[$Клиенты.A:.D];2;0)" office:value-type="string" office:string-value="Охотников Д.М." calcext:value-type="string">
            <text:p>Охотников Д.М.</text:p>
          </table:table-cell>
          <table:table-cell table:formula="of:=VLOOKUP([.E46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9H40M53S" calcext:value-type="time">
            <text:p>19:40:53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table:style-name="ce2" table:formula="of:=VLOOKUP([.F465];[$Клиенты.A:.D];2;0)" office:value-type="string" office:string-value="Гудков Н.Г." calcext:value-type="string">
            <text:p>Гудков Н.Г.</text:p>
          </table:table-cell>
          <table:table-cell table:formula="of:=VLOOKUP([.E46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9H58M08S" calcext:value-type="time">
            <text:p>19:58:08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466];[$Клиенты.A:.D];2;0)" office:value-type="string" office:string-value="Сачков Х.Э." calcext:value-type="string">
            <text:p>Сачков Х.Э.</text:p>
          </table:table-cell>
          <table:table-cell table:formula="of:=VLOOKUP([.E46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02M50S" calcext:value-type="time">
            <text:p>21:02:50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style-name="ce2" table:formula="of:=VLOOKUP([.F467];[$Клиенты.A:.D];2;0)" office:value-type="string" office:string-value="Зайцев В.С." calcext:value-type="string">
            <text:p>Зайцев В.С.</text:p>
          </table:table-cell>
          <table:table-cell table:formula="of:=VLOOKUP([.E46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05M46S" calcext:value-type="time">
            <text:p>21:05:46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2" table:formula="of:=VLOOKUP([.F468];[$Клиенты.A:.D];2;0)" office:value-type="string" office:string-value="Охотников Д.М." calcext:value-type="string">
            <text:p>Охотников Д.М.</text:p>
          </table:table-cell>
          <table:table-cell table:formula="of:=VLOOKUP([.E46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12M47S" calcext:value-type="time">
            <text:p>21:12:47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469];[$Клиенты.A:.D];2;0)" office:value-type="string" office:string-value="Стеблов П.К." calcext:value-type="string">
            <text:p>Стеблов П.К.</text:p>
          </table:table-cell>
          <table:table-cell table:formula="of:=VLOOKUP([.E46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18M36S" calcext:value-type="time">
            <text:p>21:18:36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style-name="ce2" table:formula="of:=VLOOKUP([.F470];[$Клиенты.A:.D];2;0)" office:value-type="string" office:string-value="Лесов А.П." calcext:value-type="string">
            <text:p>Лесов А.П.</text:p>
          </table:table-cell>
          <table:table-cell table:formula="of:=VLOOKUP([.E47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43M51S" calcext:value-type="time">
            <text:p>21:43:51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style-name="ce2" table:formula="of:=VLOOKUP([.F47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47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46M12S" calcext:value-type="time">
            <text:p>21:46:12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style-name="ce2" table:formula="of:=VLOOKUP([.F472];[$Клиенты.A:.D];2;0)" office:value-type="string" office:string-value="Салаватов Ф.Я." calcext:value-type="string">
            <text:p>Салаватов Ф.Я.</text:p>
          </table:table-cell>
          <table:table-cell table:formula="of:=VLOOKUP([.E47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07M08S" calcext:value-type="time">
            <text:p>22:07:08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table:style-name="ce2" table:formula="of:=VLOOKUP([.F473];[$Клиенты.A:.D];2;0)" office:value-type="string" office:string-value="Сушкин Л.Н." calcext:value-type="string">
            <text:p>Сушкин Л.Н.</text:p>
          </table:table-cell>
          <table:table-cell table:formula="of:=VLOOKUP([.E4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08M29S" calcext:value-type="time">
            <text:p>22:08:29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table:style-name="ce2" table:formula="of:=VLOOKUP([.F474];[$Клиенты.A:.D];2;0)" office:value-type="string" office:string-value="Окраинов Л.Г." calcext:value-type="string">
            <text:p>Окраинов Л.Г.</text:p>
          </table:table-cell>
          <table:table-cell table:formula="of:=VLOOKUP([.E4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29M25S" calcext:value-type="time">
            <text:p>22:29:25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style-name="ce2" table:formula="of:=VLOOKUP([.F475];[$Клиенты.A:.D];2;0)" office:value-type="string" office:string-value="Сачков Х.Э." calcext:value-type="string">
            <text:p>Сачков Х.Э.</text:p>
          </table:table-cell>
          <table:table-cell table:formula="of:=VLOOKUP([.E47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35M07S" calcext:value-type="time">
            <text:p>22:35:07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table:style-name="ce2" table:formula="of:=VLOOKUP([.F476];[$Клиенты.A:.D];2;0)" office:value-type="string" office:string-value="Хомяков Л.Д." calcext:value-type="string">
            <text:p>Хомяков Л.Д.</text:p>
          </table:table-cell>
          <table:table-cell table:formula="of:=VLOOKUP([.E4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36M19S" calcext:value-type="time">
            <text:p>22:36:19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table:style-name="ce2" table:formula="of:=VLOOKUP([.F477];[$Клиенты.A:.D];2;0)" office:value-type="string" office:string-value="Говоров Б.Т." calcext:value-type="string">
            <text:p>Говоров Б.Т.</text:p>
          </table:table-cell>
          <table:table-cell table:formula="of:=VLOOKUP([.E47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42M27S" calcext:value-type="time">
            <text:p>22:42:27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391" calcext:value-type="float">
            <text:p>391</text:p>
          </table:table-cell>
          <table:table-cell table:style-name="ce2" table:formula="of:=VLOOKUP([.F478];[$Клиенты.A:.D];2;0)" office:value-type="string" office:string-value="Громов Л.И." calcext:value-type="string">
            <text:p>Громов Л.И.</text:p>
          </table:table-cell>
          <table:table-cell table:formula="of:=VLOOKUP([.E47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49M00S" calcext:value-type="time">
            <text:p>22:49:00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479];[$Клиенты.A:.D];2;0)" office:value-type="string" office:string-value="Гудков Н.Г." calcext:value-type="string">
            <text:p>Гудков Н.Г.</text:p>
          </table:table-cell>
          <table:table-cell table:formula="of:=VLOOKUP([.E4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54M46S" calcext:value-type="time">
            <text:p>22:54:46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style-name="ce2" table:formula="of:=VLOOKUP([.F480];[$Клиенты.A:.D];2;0)" office:value-type="string" office:string-value="Орлов М.К." calcext:value-type="string">
            <text:p>Орлов М.К.</text:p>
          </table:table-cell>
          <table:table-cell table:formula="of:=VLOOKUP([.E48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58M11S" calcext:value-type="time">
            <text:p>22:58:11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table:style-name="ce2" table:formula="of:=VLOOKUP([.F481];[$Клиенты.A:.D];2;0)" office:value-type="string" office:string-value="Волков Д.И." calcext:value-type="string">
            <text:p>Волков Д.И.</text:p>
          </table:table-cell>
          <table:table-cell table:formula="of:=VLOOKUP([.E48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07M39S" calcext:value-type="time">
            <text:p>6:07:39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506" calcext:value-type="float">
            <text:p>506</text:p>
          </table:table-cell>
          <table:table-cell table:style-name="ce2" table:formula="of:=VLOOKUP([.F482];[$Клиенты.A:.D];2;0)" office:value-type="string" office:string-value="Салаватов Ф.Я." calcext:value-type="string">
            <text:p>Салаватов Ф.Я.</text:p>
          </table:table-cell>
          <table:table-cell table:formula="of:=VLOOKUP([.E4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08M56S" calcext:value-type="time">
            <text:p>6:08:56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table:style-name="ce2" table:formula="of:=VLOOKUP([.F483];[$Клиенты.A:.D];2;0)" office:value-type="string" office:string-value="Охотников Д.М." calcext:value-type="string">
            <text:p>Охотников Д.М.</text:p>
          </table:table-cell>
          <table:table-cell table:formula="of:=VLOOKUP([.E48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10M16S" calcext:value-type="time">
            <text:p>6:10:1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table:style-name="ce2" table:formula="of:=VLOOKUP([.F484];[$Клиенты.A:.D];2;0)" office:value-type="string" office:string-value="Окраинов Л.Г." calcext:value-type="string">
            <text:p>Окраинов Л.Г.</text:p>
          </table:table-cell>
          <table:table-cell table:formula="of:=VLOOKUP([.E48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22M05S" calcext:value-type="time">
            <text:p>6:22:05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style-name="ce2" table:formula="of:=VLOOKUP([.F485];[$Клиенты.A:.D];2;0)" office:value-type="string" office:string-value="Лесов А.П." calcext:value-type="string">
            <text:p>Лесов А.П.</text:p>
          </table:table-cell>
          <table:table-cell table:formula="of:=VLOOKUP([.E48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25M32S" calcext:value-type="time">
            <text:p>6:25:32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table:style-name="ce2" table:formula="of:=VLOOKUP([.F486];[$Клиенты.A:.D];2;0)" office:value-type="string" office:string-value="Гудков Н.Г." calcext:value-type="string">
            <text:p>Гудков Н.Г.</text:p>
          </table:table-cell>
          <table:table-cell table:formula="of:=VLOOKUP([.E48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7H07M22S" calcext:value-type="time">
            <text:p>7:07:22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table:style-name="ce2" table:formula="of:=VLOOKUP([.F487];[$Клиенты.A:.D];2;0)" office:value-type="string" office:string-value="Волков Д.И." calcext:value-type="string">
            <text:p>Волков Д.И.</text:p>
          </table:table-cell>
          <table:table-cell table:formula="of:=VLOOKUP([.E48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7H25M13S" calcext:value-type="time">
            <text:p>7:25:13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table:style-name="ce2" table:formula="of:=VLOOKUP([.F48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48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7H25M16S" calcext:value-type="time">
            <text:p>7:25:16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table:style-name="ce2" table:formula="of:=VLOOKUP([.F489];[$Клиенты.A:.D];2;0)" office:value-type="string" office:string-value="Сушкин Л.Н." calcext:value-type="string">
            <text:p>Сушкин Л.Н.</text:p>
          </table:table-cell>
          <table:table-cell table:formula="of:=VLOOKUP([.E48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8H49M14S" calcext:value-type="time">
            <text:p>8:49:14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57" calcext:value-type="float">
            <text:p>257</text:p>
          </table:table-cell>
          <table:table-cell table:style-name="ce2" table:formula="of:=VLOOKUP([.F490];[$Клиенты.A:.D];2;0)" office:value-type="string" office:string-value="Сачков Х.Э." calcext:value-type="string">
            <text:p>Сачков Х.Э.</text:p>
          </table:table-cell>
          <table:table-cell table:formula="of:=VLOOKUP([.E49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8H56M21S" calcext:value-type="time">
            <text:p>8:56:21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style-name="ce2" table:formula="of:=VLOOKUP([.F491];[$Клиенты.A:.D];2;0)" office:value-type="string" office:string-value="Зайцев В.С." calcext:value-type="string">
            <text:p>Зайцев В.С.</text:p>
          </table:table-cell>
          <table:table-cell table:formula="of:=VLOOKUP([.E49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9H12M14S" calcext:value-type="time">
            <text:p>9:12:14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style-name="ce2" table:formula="of:=VLOOKUP([.F492];[$Клиенты.A:.D];2;0)" office:value-type="string" office:string-value="Говоров Б.Т." calcext:value-type="string">
            <text:p>Говоров Б.Т.</text:p>
          </table:table-cell>
          <table:table-cell table:formula="of:=VLOOKUP([.E49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9H12M32S" calcext:value-type="time">
            <text:p>9:12:32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style-name="ce2" table:formula="of:=VLOOKUP([.F493];[$Клиенты.A:.D];2;0)" office:value-type="string" office:string-value="Громов Л.И." calcext:value-type="string">
            <text:p>Громов Л.И.</text:p>
          </table:table-cell>
          <table:table-cell table:formula="of:=VLOOKUP([.E49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0H32M22S" calcext:value-type="time">
            <text:p>10:32:22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style-name="ce2" table:formula="of:=VLOOKUP([.F494];[$Клиенты.A:.D];2;0)" office:value-type="string" office:string-value="Орлов М.К." calcext:value-type="string">
            <text:p>Орлов М.К.</text:p>
          </table:table-cell>
          <table:table-cell table:formula="of:=VLOOKUP([.E4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0H38M05S" calcext:value-type="time">
            <text:p>10:38:05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table:style-name="ce2" table:formula="of:=VLOOKUP([.F495];[$Клиенты.A:.D];2;0)" office:value-type="string" office:string-value="Стеблов П.К." calcext:value-type="string">
            <text:p>Стеблов П.К.</text:p>
          </table:table-cell>
          <table:table-cell table:formula="of:=VLOOKUP([.E4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0H47M34S" calcext:value-type="time">
            <text:p>10:47:3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table:style-name="ce2" table:formula="of:=VLOOKUP([.F496];[$Клиенты.A:.D];2;0)" office:value-type="string" office:string-value="Хомяков Л.Д." calcext:value-type="string">
            <text:p>Хомяков Л.Д.</text:p>
          </table:table-cell>
          <table:table-cell table:formula="of:=VLOOKUP([.E4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3H04M23S" calcext:value-type="time">
            <text:p>13:04:23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  <table:table-cell table:style-name="ce2" table:formula="of:=VLOOKUP([.F497];[$Клиенты.A:.D];2;0)" office:value-type="string" office:string-value="Говоров Б.Т." calcext:value-type="string">
            <text:p>Говоров Б.Т.</text:p>
          </table:table-cell>
          <table:table-cell table:formula="of:=VLOOKUP([.E49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3H27M31S" calcext:value-type="time">
            <text:p>13:27:31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table:style-name="ce2" table:formula="of:=VLOOKUP([.F498];[$Клиенты.A:.D];2;0)" office:value-type="string" office:string-value="Лесов А.П." calcext:value-type="string">
            <text:p>Лесов А.П.</text:p>
          </table:table-cell>
          <table:table-cell table:formula="of:=VLOOKUP([.E49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3H59M01S" calcext:value-type="time">
            <text:p>13:59:01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table:formula="of:=VLOOKUP([.F499];[$Клиенты.A:.D];2;0)" office:value-type="string" office:string-value="Орлов М.К." calcext:value-type="string">
            <text:p>Орлов М.К.</text:p>
          </table:table-cell>
          <table:table-cell table:formula="of:=VLOOKUP([.E4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03M40S" calcext:value-type="time">
            <text:p>14:03:4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style-name="ce2" table:formula="of:=VLOOKUP([.F500];[$Клиенты.A:.D];2;0)" office:value-type="string" office:string-value="Волков Д.И." calcext:value-type="string">
            <text:p>Волков Д.И.</text:p>
          </table:table-cell>
          <table:table-cell table:formula="of:=VLOOKUP([.E5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12M13S" calcext:value-type="time">
            <text:p>14:12:13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table:style-name="ce2" table:formula="of:=VLOOKUP([.F501];[$Клиенты.A:.D];2;0)" office:value-type="string" office:string-value="Сушкин Л.Н." calcext:value-type="string">
            <text:p>Сушкин Л.Н.</text:p>
          </table:table-cell>
          <table:table-cell table:formula="of:=VLOOKUP([.E50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19M11S" calcext:value-type="time">
            <text:p>14:19:11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table:style-name="ce2" table:formula="of:=VLOOKUP([.F502];[$Клиенты.A:.D];2;0)" office:value-type="string" office:string-value="Зайцев В.С." calcext:value-type="string">
            <text:p>Зайцев В.С.</text:p>
          </table:table-cell>
          <table:table-cell table:formula="of:=VLOOKUP([.E50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36M52S" calcext:value-type="time">
            <text:p>14:36:5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style-name="ce2" table:formula="of:=VLOOKUP([.F503];[$Клиенты.A:.D];2;0)" office:value-type="string" office:string-value="Окраинов Л.Г." calcext:value-type="string">
            <text:p>Окраинов Л.Г.</text:p>
          </table:table-cell>
          <table:table-cell table:formula="of:=VLOOKUP([.E50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48M46S" calcext:value-type="time">
            <text:p>14:48:46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style-name="ce2" table:formula="of:=VLOOKUP([.F504];[$Клиенты.A:.D];2;0)" office:value-type="string" office:string-value="Громов Л.И." calcext:value-type="string">
            <text:p>Громов Л.И.</text:p>
          </table:table-cell>
          <table:table-cell table:formula="of:=VLOOKUP([.E50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58M16S" calcext:value-type="time">
            <text:p>14:58:16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style-name="ce2" table:formula="of:=VLOOKUP([.F505];[$Клиенты.A:.D];2;0)" office:value-type="string" office:string-value="Салаватов Ф.Я." calcext:value-type="string">
            <text:p>Салаватов Ф.Я.</text:p>
          </table:table-cell>
          <table:table-cell table:formula="of:=VLOOKUP([.E50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03M57S" calcext:value-type="time">
            <text:p>15:03:57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table:style-name="ce2" table:formula="of:=VLOOKUP([.F506];[$Клиенты.A:.D];2;0)" office:value-type="string" office:string-value="Охотников Д.М." calcext:value-type="string">
            <text:p>Охотников Д.М.</text:p>
          </table:table-cell>
          <table:table-cell table:formula="of:=VLOOKUP([.E5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09M05S" calcext:value-type="time">
            <text:p>15:09:05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style-name="ce2" table:formula="of:=VLOOKUP([.F507];[$Клиенты.A:.D];2;0)" office:value-type="string" office:string-value="Хомяков Л.Д." calcext:value-type="string">
            <text:p>Хомяков Л.Д.</text:p>
          </table:table-cell>
          <table:table-cell table:formula="of:=VLOOKUP([.E5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20M47S" calcext:value-type="time">
            <text:p>15:20:47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style-name="ce2" table:formula="of:=VLOOKUP([.F508];[$Клиенты.A:.D];2;0)" office:value-type="string" office:string-value="Сачков Х.Э." calcext:value-type="string">
            <text:p>Сачков Х.Э.</text:p>
          </table:table-cell>
          <table:table-cell table:formula="of:=VLOOKUP([.E50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41M22S" calcext:value-type="time">
            <text:p>15:41:2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2" table:formula="of:=VLOOKUP([.F509];[$Клиенты.A:.D];2;0)" office:value-type="string" office:string-value="Гудков Н.Г." calcext:value-type="string">
            <text:p>Гудков Н.Г.</text:p>
          </table:table-cell>
          <table:table-cell table:formula="of:=VLOOKUP([.E50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53M41S" calcext:value-type="time">
            <text:p>15:53:41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table:style-name="ce2" table:formula="of:=VLOOKUP([.F51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1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59M06S" calcext:value-type="time">
            <text:p>15:59:06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style-name="ce2" table:formula="of:=VLOOKUP([.F511];[$Клиенты.A:.D];2;0)" office:value-type="string" office:string-value="Стеблов П.К." calcext:value-type="string">
            <text:p>Стеблов П.К.</text:p>
          </table:table-cell>
          <table:table-cell table:formula="of:=VLOOKUP([.E5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10M22S" calcext:value-type="time">
            <text:p>17:10:22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style-name="ce2" table:formula="of:=VLOOKUP([.F512];[$Клиенты.A:.D];2;0)" office:value-type="string" office:string-value="Сушкин Л.Н." calcext:value-type="string">
            <text:p>Сушкин Л.Н.</text:p>
          </table:table-cell>
          <table:table-cell table:formula="of:=VLOOKUP([.E51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14M22S" calcext:value-type="time">
            <text:p>17:14:22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table:style-name="ce2" table:formula="of:=VLOOKUP([.F513];[$Клиенты.A:.D];2;0)" office:value-type="string" office:string-value="Громов Л.И." calcext:value-type="string">
            <text:p>Громов Л.И.</text:p>
          </table:table-cell>
          <table:table-cell table:formula="of:=VLOOKUP([.E51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40M34S" calcext:value-type="time">
            <text:p>17:40:34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514];[$Клиенты.A:.D];2;0)" office:value-type="string" office:string-value="Стеблов П.К." calcext:value-type="string">
            <text:p>Стеблов П.К.</text:p>
          </table:table-cell>
          <table:table-cell table:formula="of:=VLOOKUP([.E51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50M38S" calcext:value-type="time">
            <text:p>17:50:38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table:style-name="ce2" table:formula="of:=VLOOKUP([.F515];[$Клиенты.A:.D];2;0)" office:value-type="string" office:string-value="Хомяков Л.Д." calcext:value-type="string">
            <text:p>Хомяков Л.Д.</text:p>
          </table:table-cell>
          <table:table-cell table:formula="of:=VLOOKUP([.E5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57M00S" calcext:value-type="time">
            <text:p>17:57:00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516];[$Клиенты.A:.D];2;0)" office:value-type="string" office:string-value="Говоров Б.Т." calcext:value-type="string">
            <text:p>Говоров Б.Т.</text:p>
          </table:table-cell>
          <table:table-cell table:formula="of:=VLOOKUP([.E51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table:style-name="ce2" table:formula="of:=VLOOKUP([.F517];[$Клиенты.A:.D];2;0)" office:value-type="string" office:string-value="Гудков Н.Г." calcext:value-type="string">
            <text:p>Гудков Н.Г.</text:p>
          </table:table-cell>
          <table:table-cell table:formula="of:=VLOOKUP([.E5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28M16S" calcext:value-type="time">
            <text:p>18:28:1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</text:p>
          </table:table-cell>
          <table:table-cell table:style-name="ce2" table:formula="of:=VLOOKUP([.F51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1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44M33S" calcext:value-type="time">
            <text:p>18:44:33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88" calcext:value-type="float">
            <text:p>388</text:p>
          </table:table-cell>
          <table:table-cell table:style-name="ce2" table:formula="of:=VLOOKUP([.F519];[$Клиенты.A:.D];2;0)" office:value-type="string" office:string-value="Сачков Х.Э." calcext:value-type="string">
            <text:p>Сачков Х.Э.</text:p>
          </table:table-cell>
          <table:table-cell table:formula="of:=VLOOKUP([.E51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53M16S" calcext:value-type="time">
            <text:p>18:53:16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style-name="ce2" table:formula="of:=VLOOKUP([.F520];[$Клиенты.A:.D];2;0)" office:value-type="string" office:string-value="Охотников Д.М." calcext:value-type="string">
            <text:p>Охотников Д.М.</text:p>
          </table:table-cell>
          <table:table-cell table:formula="of:=VLOOKUP([.E5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58M45S" calcext:value-type="time">
            <text:p>18:58:45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table:style-name="ce2" table:formula="of:=VLOOKUP([.F521];[$Клиенты.A:.D];2;0)" office:value-type="string" office:string-value="Орлов М.К." calcext:value-type="string">
            <text:p>Орлов М.К.</text:p>
          </table:table-cell>
          <table:table-cell table:formula="of:=VLOOKUP([.E52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59M44S" calcext:value-type="time">
            <text:p>18:59:44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2" table:formula="of:=VLOOKUP([.F522];[$Клиенты.A:.D];2;0)" office:value-type="string" office:string-value="Лесов А.П." calcext:value-type="string">
            <text:p>Лесов А.П.</text:p>
          </table:table-cell>
          <table:table-cell table:formula="of:=VLOOKUP([.E52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03M50S" calcext:value-type="time">
            <text:p>19:03:50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style-name="ce2" table:formula="of:=VLOOKUP([.F523];[$Клиенты.A:.D];2;0)" office:value-type="string" office:string-value="Волков Д.И." calcext:value-type="string">
            <text:p>Волков Д.И.</text:p>
          </table:table-cell>
          <table:table-cell table:formula="of:=VLOOKUP([.E5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10M59S" calcext:value-type="time">
            <text:p>19:10:59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style-name="ce2" table:formula="of:=VLOOKUP([.F524];[$Клиенты.A:.D];2;0)" office:value-type="string" office:string-value="Зайцев В.С." calcext:value-type="string">
            <text:p>Зайцев В.С.</text:p>
          </table:table-cell>
          <table:table-cell table:formula="of:=VLOOKUP([.E52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28M22S" calcext:value-type="time">
            <text:p>19:28:22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style-name="ce2" table:formula="of:=VLOOKUP([.F525];[$Клиенты.A:.D];2;0)" office:value-type="string" office:string-value="Окраинов Л.Г." calcext:value-type="string">
            <text:p>Окраинов Л.Г.</text:p>
          </table:table-cell>
          <table:table-cell table:formula="of:=VLOOKUP([.E5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39M01S" calcext:value-type="time">
            <text:p>19:39:01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style-name="ce2" table:formula="of:=VLOOKUP([.F526];[$Клиенты.A:.D];2;0)" office:value-type="string" office:string-value="Салаватов Ф.Я." calcext:value-type="string">
            <text:p>Салаватов Ф.Я.</text:p>
          </table:table-cell>
          <table:table-cell table:formula="of:=VLOOKUP([.E52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00M46S" calcext:value-type="time">
            <text:p>21:00:4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style-name="ce2" table:formula="of:=VLOOKUP([.F527];[$Клиенты.A:.D];2;0)" office:value-type="string" office:string-value="Волков Д.И." calcext:value-type="string">
            <text:p>Волков Д.И.</text:p>
          </table:table-cell>
          <table:table-cell table:formula="of:=VLOOKUP([.E5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07M06S" calcext:value-type="time">
            <text:p>21:07:06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528];[$Клиенты.A:.D];2;0)" office:value-type="string" office:string-value="Окраинов Л.Г." calcext:value-type="string">
            <text:p>Окраинов Л.Г.</text:p>
          </table:table-cell>
          <table:table-cell table:formula="of:=VLOOKUP([.E5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13M21S" calcext:value-type="time">
            <text:p>21:13:21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529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29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33M29S" calcext:value-type="time">
            <text:p>21:33:29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style-name="ce2" table:formula="of:=VLOOKUP([.F530];[$Клиенты.A:.D];2;0)" office:value-type="string" office:string-value="Орлов М.К." calcext:value-type="string">
            <text:p>Орлов М.К.</text:p>
          </table:table-cell>
          <table:table-cell table:formula="of:=VLOOKUP([.E53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38M15S" calcext:value-type="time">
            <text:p>21:38:15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588" calcext:value-type="float">
            <text:p>588</text:p>
          </table:table-cell>
          <table:table-cell table:style-name="ce2" table:formula="of:=VLOOKUP([.F531];[$Клиенты.A:.D];2;0)" office:value-type="string" office:string-value="Сушкин Л.Н." calcext:value-type="string">
            <text:p>Сушкин Л.Н.</text:p>
          </table:table-cell>
          <table:table-cell table:formula="of:=VLOOKUP([.E53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39M56S" calcext:value-type="time">
            <text:p>21:39:5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style-name="ce2" table:formula="of:=VLOOKUP([.F532];[$Клиенты.A:.D];2;0)" office:value-type="string" office:string-value="Зайцев В.С." calcext:value-type="string">
            <text:p>Зайцев В.С.</text:p>
          </table:table-cell>
          <table:table-cell table:formula="of:=VLOOKUP([.E53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54M25S" calcext:value-type="time">
            <text:p>21:54:25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table:style-name="ce2" table:formula="of:=VLOOKUP([.F533];[$Клиенты.A:.D];2;0)" office:value-type="string" office:string-value="Охотников Д.М." calcext:value-type="string">
            <text:p>Охотников Д.М.</text:p>
          </table:table-cell>
          <table:table-cell table:formula="of:=VLOOKUP([.E53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55M07S" calcext:value-type="time">
            <text:p>21:55:07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534];[$Клиенты.A:.D];2;0)" office:value-type="string" office:string-value="Громов Л.И." calcext:value-type="string">
            <text:p>Громов Л.И.</text:p>
          </table:table-cell>
          <table:table-cell table:formula="of:=VLOOKUP([.E53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56M35S" calcext:value-type="time">
            <text:p>21:56:3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2" table:formula="of:=VLOOKUP([.F535];[$Клиенты.A:.D];2;0)" office:value-type="string" office:string-value="Гудков Н.Г." calcext:value-type="string">
            <text:p>Гудков Н.Г.</text:p>
          </table:table-cell>
          <table:table-cell table:formula="of:=VLOOKUP([.E53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03M03S" calcext:value-type="time">
            <text:p>22:03:03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style-name="ce2" table:formula="of:=VLOOKUP([.F536];[$Клиенты.A:.D];2;0)" office:value-type="string" office:string-value="Сачков Х.Э." calcext:value-type="string">
            <text:p>Сачков Х.Э.</text:p>
          </table:table-cell>
          <table:table-cell table:formula="of:=VLOOKUP([.E53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03M52S" calcext:value-type="time">
            <text:p>22:03:52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table:style-name="ce2" table:formula="of:=VLOOKUP([.F537];[$Клиенты.A:.D];2;0)" office:value-type="string" office:string-value="Стеблов П.К." calcext:value-type="string">
            <text:p>Стеблов П.К.</text:p>
          </table:table-cell>
          <table:table-cell table:formula="of:=VLOOKUP([.E5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14M51S" calcext:value-type="time">
            <text:p>22:14:51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table:style-name="ce2" table:formula="of:=VLOOKUP([.F538];[$Клиенты.A:.D];2;0)" office:value-type="string" office:string-value="Хомяков Л.Д." calcext:value-type="string">
            <text:p>Хомяков Л.Д.</text:p>
          </table:table-cell>
          <table:table-cell table:formula="of:=VLOOKUP([.E53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15M13S" calcext:value-type="time">
            <text:p>22:15:13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style-name="ce2" table:formula="of:=VLOOKUP([.F539];[$Клиенты.A:.D];2;0)" office:value-type="string" office:string-value="Говоров Б.Т." calcext:value-type="string">
            <text:p>Говоров Б.Т.</text:p>
          </table:table-cell>
          <table:table-cell table:formula="of:=VLOOKUP([.E53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29M06S" calcext:value-type="time">
            <text:p>22:29:06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table:style-name="ce2" table:formula="of:=VLOOKUP([.F540];[$Клиенты.A:.D];2;0)" office:value-type="string" office:string-value="Салаватов Ф.Я." calcext:value-type="string">
            <text:p>Салаватов Ф.Я.</text:p>
          </table:table-cell>
          <table:table-cell table:formula="of:=VLOOKUP([.E54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54M17S" calcext:value-type="time">
            <text:p>22:54:17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541];[$Клиенты.A:.D];2;0)" office:value-type="string" office:string-value="Лесов А.П." calcext:value-type="string">
            <text:p>Лесов А.П.</text:p>
          </table:table-cell>
          <table:table-cell table:formula="of:=VLOOKUP([.E54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16M33S" calcext:value-type="time">
            <text:p>7:16:33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style-name="ce2" table:formula="of:=VLOOKUP([.F542];[$Клиенты.A:.D];2;0)" office:value-type="string" office:string-value="Орлов М.К." calcext:value-type="string">
            <text:p>Орлов М.К.</text:p>
          </table:table-cell>
          <table:table-cell table:formula="of:=VLOOKUP([.E5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25M41S" calcext:value-type="time">
            <text:p>7:25:41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table:style-name="ce2" table:formula="of:=VLOOKUP([.F543];[$Клиенты.A:.D];2;0)" office:value-type="string" office:string-value="Зайцев В.С." calcext:value-type="string">
            <text:p>Зайцев В.С.</text:p>
          </table:table-cell>
          <table:table-cell table:formula="of:=VLOOKUP([.E54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29M23S" calcext:value-type="time">
            <text:p>7:29:23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3" calcext:value-type="float">
            <text:p>393</text:p>
          </table:table-cell>
          <table:table-cell table:style-name="ce2" table:formula="of:=VLOOKUP([.F544];[$Клиенты.A:.D];2;0)" office:value-type="string" office:string-value="Гудков Н.Г." calcext:value-type="string">
            <text:p>Гудков Н.Г.</text:p>
          </table:table-cell>
          <table:table-cell table:formula="of:=VLOOKUP([.E5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32M31S" calcext:value-type="time">
            <text:p>7:32:31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2" table:formula="of:=VLOOKUP([.F545];[$Клиенты.A:.D];2;0)" office:value-type="string" office:string-value="Охотников Д.М." calcext:value-type="string">
            <text:p>Охотников Д.М.</text:p>
          </table:table-cell>
          <table:table-cell table:formula="of:=VLOOKUP([.E5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47M16S" calcext:value-type="time">
            <text:p>7:47:16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2" table:formula="of:=VLOOKUP([.F546];[$Клиенты.A:.D];2;0)" office:value-type="string" office:string-value="Волков Д.И." calcext:value-type="string">
            <text:p>Волков Д.И.</text:p>
          </table:table-cell>
          <table:table-cell table:formula="of:=VLOOKUP([.E54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52M57S" calcext:value-type="time">
            <text:p>7:52:57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table:style-name="ce2" table:formula="of:=VLOOKUP([.F547];[$Клиенты.A:.D];2;0)" office:value-type="string" office:string-value="Салаватов Ф.Я." calcext:value-type="string">
            <text:p>Салаватов Ф.Я.</text:p>
          </table:table-cell>
          <table:table-cell table:formula="of:=VLOOKUP([.E5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8H43M44S" calcext:value-type="time">
            <text:p>8:43:44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table:style-name="ce2" table:formula="of:=VLOOKUP([.F548];[$Клиенты.A:.D];2;0)" office:value-type="string" office:string-value="Сушкин Л.Н." calcext:value-type="string">
            <text:p>Сушкин Л.Н.</text:p>
          </table:table-cell>
          <table:table-cell table:formula="of:=VLOOKUP([.E54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9H56M13S" calcext:value-type="time">
            <text:p>9:56:13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style-name="ce2" table:formula="of:=VLOOKUP([.F549];[$Клиенты.A:.D];2;0)" office:value-type="string" office:string-value="Лесов А.П." calcext:value-type="string">
            <text:p>Лесов А.П.</text:p>
          </table:table-cell>
          <table:table-cell table:formula="of:=VLOOKUP([.E54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21M36S" calcext:value-type="time">
            <text:p>10:21:3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table:style-name="ce2" table:formula="of:=VLOOKUP([.F550];[$Клиенты.A:.D];2;0)" office:value-type="string" office:string-value="Хомяков Л.Д." calcext:value-type="string">
            <text:p>Хомяков Л.Д.</text:p>
          </table:table-cell>
          <table:table-cell table:formula="of:=VLOOKUP([.E5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27M43S" calcext:value-type="time">
            <text:p>10:27:43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551];[$Клиенты.A:.D];2;0)" office:value-type="string" office:string-value="Сачков Х.Э." calcext:value-type="string">
            <text:p>Сачков Х.Э.</text:p>
          </table:table-cell>
          <table:table-cell table:formula="of:=VLOOKUP([.E55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44M11S" calcext:value-type="time">
            <text:p>10:44:11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style-name="ce2" table:formula="of:=VLOOKUP([.F552];[$Клиенты.A:.D];2;0)" office:value-type="string" office:string-value="Окраинов Л.Г." calcext:value-type="string">
            <text:p>Окраинов Л.Г.</text:p>
          </table:table-cell>
          <table:table-cell table:formula="of:=VLOOKUP([.E5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49M16S" calcext:value-type="time">
            <text:p>10:49:16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table:style-name="ce2" table:formula="of:=VLOOKUP([.F55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5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1H00M34S" calcext:value-type="time">
            <text:p>11:00:34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table:style-name="ce2" table:formula="of:=VLOOKUP([.F554];[$Клиенты.A:.D];2;0)" office:value-type="string" office:string-value="Громов Л.И." calcext:value-type="string">
            <text:p>Громов Л.И.</text:p>
          </table:table-cell>
          <table:table-cell table:formula="of:=VLOOKUP([.E55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1H01M32S" calcext:value-type="time">
            <text:p>11:01:32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style-name="ce2" table:formula="of:=VLOOKUP([.F555];[$Клиенты.A:.D];2;0)" office:value-type="string" office:string-value="Говоров Б.Т." calcext:value-type="string">
            <text:p>Говоров Б.Т.</text:p>
          </table:table-cell>
          <table:table-cell table:formula="of:=VLOOKUP([.E55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1H51M10S" calcext:value-type="time">
            <text:p>11:51:10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2" table:formula="of:=VLOOKUP([.F556];[$Клиенты.A:.D];2;0)" office:value-type="string" office:string-value="Стеблов П.К." calcext:value-type="string">
            <text:p>Стеблов П.К.</text:p>
          </table:table-cell>
          <table:table-cell table:formula="of:=VLOOKUP([.E55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04M52S" calcext:value-type="time">
            <text:p>13:04:52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style-name="ce2" table:formula="of:=VLOOKUP([.F557];[$Клиенты.A:.D];2;0)" office:value-type="string" office:string-value="Охотников Д.М." calcext:value-type="string">
            <text:p>Охотников Д.М.</text:p>
          </table:table-cell>
          <table:table-cell table:formula="of:=VLOOKUP([.E55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12M01S" calcext:value-type="time">
            <text:p>13:12:01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style-name="ce2" table:formula="of:=VLOOKUP([.F558];[$Клиенты.A:.D];2;0)" office:value-type="string" office:string-value="Гудков Н.Г." calcext:value-type="string">
            <text:p>Гудков Н.Г.</text:p>
          </table:table-cell>
          <table:table-cell table:formula="of:=VLOOKUP([.E5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19M37S" calcext:value-type="time">
            <text:p>13:19:37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table:style-name="ce2" table:formula="of:=VLOOKUP([.F559];[$Клиенты.A:.D];2;0)" office:value-type="string" office:string-value="Хомяков Л.Д." calcext:value-type="string">
            <text:p>Хомяков Л.Д.</text:p>
          </table:table-cell>
          <table:table-cell table:formula="of:=VLOOKUP([.E5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53M38S" calcext:value-type="time">
            <text:p>13:53:38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style-name="ce2" table:formula="of:=VLOOKUP([.F560];[$Клиенты.A:.D];2;0)" office:value-type="string" office:string-value="Орлов М.К." calcext:value-type="string">
            <text:p>Орлов М.К.</text:p>
          </table:table-cell>
          <table:table-cell table:formula="of:=VLOOKUP([.E56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32M37S" calcext:value-type="time">
            <text:p>14:32:37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style-name="ce2" table:formula="of:=VLOOKUP([.F561];[$Клиенты.A:.D];2;0)" office:value-type="string" office:string-value="Сачков Х.Э." calcext:value-type="string">
            <text:p>Сачков Х.Э.</text:p>
          </table:table-cell>
          <table:table-cell table:formula="of:=VLOOKUP([.E56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33M39S" calcext:value-type="time">
            <text:p>14:33:39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table:style-name="ce2" table:formula="of:=VLOOKUP([.F562];[$Клиенты.A:.D];2;0)" office:value-type="string" office:string-value="Громов Л.И." calcext:value-type="string">
            <text:p>Громов Л.И.</text:p>
          </table:table-cell>
          <table:table-cell table:formula="of:=VLOOKUP([.E56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40M33S" calcext:value-type="time">
            <text:p>14:40:33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table:style-name="ce2" table:formula="of:=VLOOKUP([.F563];[$Клиенты.A:.D];2;0)" office:value-type="string" office:string-value="Волков Д.И." calcext:value-type="string">
            <text:p>Волков Д.И.</text:p>
          </table:table-cell>
          <table:table-cell table:formula="of:=VLOOKUP([.E56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49M04S" calcext:value-type="time">
            <text:p>14:49:04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table:style-name="ce2" table:formula="of:=VLOOKUP([.F564];[$Клиенты.A:.D];2;0)" office:value-type="string" office:string-value="Сушкин Л.Н." calcext:value-type="string">
            <text:p>Сушкин Л.Н.</text:p>
          </table:table-cell>
          <table:table-cell table:formula="of:=VLOOKUP([.E56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25M51S" calcext:value-type="time">
            <text:p>15:25:51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  <table:table-cell table:style-name="ce2" table:formula="of:=VLOOKUP([.F565];[$Клиенты.A:.D];2;0)" office:value-type="string" office:string-value="Салаватов Ф.Я." calcext:value-type="string">
            <text:p>Салаватов Ф.Я.</text:p>
          </table:table-cell>
          <table:table-cell table:formula="of:=VLOOKUP([.E56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30M28S" calcext:value-type="time">
            <text:p>15:30:28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style-name="ce2" table:formula="of:=VLOOKUP([.F566];[$Клиенты.A:.D];2;0)" office:value-type="string" office:string-value="Стеблов П.К." calcext:value-type="string">
            <text:p>Стеблов П.К.</text:p>
          </table:table-cell>
          <table:table-cell table:formula="of:=VLOOKUP([.E5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35M43S" calcext:value-type="time">
            <text:p>15:35:43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style-name="ce2" table:formula="of:=VLOOKUP([.F567];[$Клиенты.A:.D];2;0)" office:value-type="string" office:string-value="Лесов А.П." calcext:value-type="string">
            <text:p>Лесов А.П.</text:p>
          </table:table-cell>
          <table:table-cell table:formula="of:=VLOOKUP([.E56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44M42S" calcext:value-type="time">
            <text:p>15:44:42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style-name="ce2" table:formula="of:=VLOOKUP([.F568];[$Клиенты.A:.D];2;0)" office:value-type="string" office:string-value="Зайцев В.С." calcext:value-type="string">
            <text:p>Зайцев В.С.</text:p>
          </table:table-cell>
          <table:table-cell table:formula="of:=VLOOKUP([.E56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47M18S" calcext:value-type="time">
            <text:p>15:47:1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style-name="ce2" table:formula="of:=VLOOKUP([.F569];[$Клиенты.A:.D];2;0)" office:value-type="string" office:string-value="Говоров Б.Т." calcext:value-type="string">
            <text:p>Говоров Б.Т.</text:p>
          </table:table-cell>
          <table:table-cell table:formula="of:=VLOOKUP([.E56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49M12S" calcext:value-type="time">
            <text:p>15:49:12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table:style-name="ce2" table:formula="of:=VLOOKUP([.F57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7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50M38S" calcext:value-type="time">
            <text:p>15:50:38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table:style-name="ce2" table:formula="of:=VLOOKUP([.F571];[$Клиенты.A:.D];2;0)" office:value-type="string" office:string-value="Окраинов Л.Г." calcext:value-type="string">
            <text:p>Окраинов Л.Г.</text:p>
          </table:table-cell>
          <table:table-cell table:formula="of:=VLOOKUP([.E57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04M39S" calcext:value-type="time">
            <text:p>17:04:39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style-name="ce2" table:formula="of:=VLOOKUP([.F572];[$Клиенты.A:.D];2;0)" office:value-type="string" office:string-value="Волков Д.И." calcext:value-type="string">
            <text:p>Волков Д.И.</text:p>
          </table:table-cell>
          <table:table-cell table:formula="of:=VLOOKUP([.E57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17M55S" calcext:value-type="time">
            <text:p>17:17:55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573];[$Клиенты.A:.D];2;0)" office:value-type="string" office:string-value="Окраинов Л.Г." calcext:value-type="string">
            <text:p>Окраинов Л.Г.</text:p>
          </table:table-cell>
          <table:table-cell table:formula="of:=VLOOKUP([.E5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26M55S" calcext:value-type="time">
            <text:p>17:26:55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style-name="ce2" table:formula="of:=VLOOKUP([.F57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7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42M16S" calcext:value-type="time">
            <text:p>17:42:16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table:style-name="ce2" table:formula="of:=VLOOKUP([.F575];[$Клиенты.A:.D];2;0)" office:value-type="string" office:string-value="Зайцев В.С." calcext:value-type="string">
            <text:p>Зайцев В.С.</text:p>
          </table:table-cell>
          <table:table-cell table:formula="of:=VLOOKUP([.E57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50M44S" calcext:value-type="time">
            <text:p>17:50:44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table:style-name="ce2" table:formula="of:=VLOOKUP([.F576];[$Клиенты.A:.D];2;0)" office:value-type="string" office:string-value="Сачков Х.Э." calcext:value-type="string">
            <text:p>Сачков Х.Э.</text:p>
          </table:table-cell>
          <table:table-cell table:formula="of:=VLOOKUP([.E57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8H05M47S" calcext:value-type="time">
            <text:p>18:05:47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table:style-name="ce2" table:formula="of:=VLOOKUP([.F577];[$Клиенты.A:.D];2;0)" office:value-type="string" office:string-value="Хомяков Л.Д." calcext:value-type="string">
            <text:p>Хомяков Л.Д.</text:p>
          </table:table-cell>
          <table:table-cell table:formula="of:=VLOOKUP([.E5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8H28M06S" calcext:value-type="time">
            <text:p>18:28:06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table:style-name="ce2" table:formula="of:=VLOOKUP([.F578];[$Клиенты.A:.D];2;0)" office:value-type="string" office:string-value="Орлов М.К." calcext:value-type="string">
            <text:p>Орлов М.К.</text:p>
          </table:table-cell>
          <table:table-cell table:formula="of:=VLOOKUP([.E57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12M35S" calcext:value-type="time">
            <text:p>19:12:3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style-name="ce2" table:formula="of:=VLOOKUP([.F579];[$Клиенты.A:.D];2;0)" office:value-type="string" office:string-value="Сушкин Л.Н." calcext:value-type="string">
            <text:p>Сушкин Л.Н.</text:p>
          </table:table-cell>
          <table:table-cell table:formula="of:=VLOOKUP([.E57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14M20S" calcext:value-type="time">
            <text:p>19:14:20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table:style-name="ce2" table:formula="of:=VLOOKUP([.F580];[$Клиенты.A:.D];2;0)" office:value-type="string" office:string-value="Салаватов Ф.Я." calcext:value-type="string">
            <text:p>Салаватов Ф.Я.</text:p>
          </table:table-cell>
          <table:table-cell table:formula="of:=VLOOKUP([.E58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19M18S" calcext:value-type="time">
            <text:p>19:19:18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table:style-name="ce2" table:formula="of:=VLOOKUP([.F581];[$Клиенты.A:.D];2;0)" office:value-type="string" office:string-value="Громов Л.И." calcext:value-type="string">
            <text:p>Громов Л.И.</text:p>
          </table:table-cell>
          <table:table-cell table:formula="of:=VLOOKUP([.E58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25M51S" calcext:value-type="time">
            <text:p>19:25:51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style-name="ce2" table:formula="of:=VLOOKUP([.F582];[$Клиенты.A:.D];2;0)" office:value-type="string" office:string-value="Гудков Н.Г." calcext:value-type="string">
            <text:p>Гудков Н.Г.</text:p>
          </table:table-cell>
          <table:table-cell table:formula="of:=VLOOKUP([.E5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27M21S" calcext:value-type="time">
            <text:p>19:27:2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style-name="ce2" table:formula="of:=VLOOKUP([.F583];[$Клиенты.A:.D];2;0)" office:value-type="string" office:string-value="Говоров Б.Т." calcext:value-type="string">
            <text:p>Говоров Б.Т.</text:p>
          </table:table-cell>
          <table:table-cell table:formula="of:=VLOOKUP([.E58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31M34S" calcext:value-type="time">
            <text:p>19:31:34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style-name="ce2" table:formula="of:=VLOOKUP([.F584];[$Клиенты.A:.D];2;0)" office:value-type="string" office:string-value="Стеблов П.К." calcext:value-type="string">
            <text:p>Стеблов П.К.</text:p>
          </table:table-cell>
          <table:table-cell table:formula="of:=VLOOKUP([.E58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51M23S" calcext:value-type="time">
            <text:p>19:51:23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table:style-name="ce2" table:formula="of:=VLOOKUP([.F585];[$Клиенты.A:.D];2;0)" office:value-type="string" office:string-value="Охотников Д.М." calcext:value-type="string">
            <text:p>Охотников Д.М.</text:p>
          </table:table-cell>
          <table:table-cell table:formula="of:=VLOOKUP([.E5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59M52S" calcext:value-type="time">
            <text:p>19:59:52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style-name="ce2" table:formula="of:=VLOOKUP([.F586];[$Клиенты.A:.D];2;0)" office:value-type="string" office:string-value="Лесов А.П." calcext:value-type="string">
            <text:p>Лесов А.П.</text:p>
          </table:table-cell>
          <table:table-cell table:formula="of:=VLOOKUP([.E58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16M37S" calcext:value-type="time">
            <text:p>21:16:37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table:style-name="ce2" table:formula="of:=VLOOKUP([.F587];[$Клиенты.A:.D];2;0)" office:value-type="string" office:string-value="Волков Д.И." calcext:value-type="string">
            <text:p>Волков Д.И.</text:p>
          </table:table-cell>
          <table:table-cell table:formula="of:=VLOOKUP([.E58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26M03S" calcext:value-type="time">
            <text:p>21:26:03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table:style-name="ce2" table:formula="of:=VLOOKUP([.F588];[$Клиенты.A:.D];2;0)" office:value-type="string" office:string-value="Громов Л.И." calcext:value-type="string">
            <text:p>Громов Л.И.</text:p>
          </table:table-cell>
          <table:table-cell table:formula="of:=VLOOKUP([.E58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35M51S" calcext:value-type="time">
            <text:p>21:35:51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style-name="ce2" table:formula="of:=VLOOKUP([.F589];[$Клиенты.A:.D];2;0)" office:value-type="string" office:string-value="Лесов А.П." calcext:value-type="string">
            <text:p>Лесов А.П.</text:p>
          </table:table-cell>
          <table:table-cell table:formula="of:=VLOOKUP([.E58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40M55S" calcext:value-type="time">
            <text:p>21:40:55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style-name="ce2" table:formula="of:=VLOOKUP([.F590];[$Клиенты.A:.D];2;0)" office:value-type="string" office:string-value="Говоров Б.Т." calcext:value-type="string">
            <text:p>Говоров Б.Т.</text:p>
          </table:table-cell>
          <table:table-cell table:formula="of:=VLOOKUP([.E59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46M22S" calcext:value-type="time">
            <text:p>21:46:2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 table:style-name="ce2" table:formula="of:=VLOOKUP([.F591];[$Клиенты.A:.D];2;0)" office:value-type="string" office:string-value="Гудков Н.Г." calcext:value-type="string">
            <text:p>Гудков Н.Г.</text:p>
          </table:table-cell>
          <table:table-cell table:formula="of:=VLOOKUP([.E59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48M28S" calcext:value-type="time">
            <text:p>21:48:28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style-name="ce2" table:formula="of:=VLOOKUP([.F59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59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54M08S" calcext:value-type="time">
            <text:p>21:54:08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style-name="ce2" table:formula="of:=VLOOKUP([.F593];[$Клиенты.A:.D];2;0)" office:value-type="string" office:string-value="Хомяков Л.Д." calcext:value-type="string">
            <text:p>Хомяков Л.Д.</text:p>
          </table:table-cell>
          <table:table-cell table:formula="of:=VLOOKUP([.E59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56M35S" calcext:value-type="time">
            <text:p>21:56:3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2" table:formula="of:=VLOOKUP([.F594];[$Клиенты.A:.D];2;0)" office:value-type="string" office:string-value="Зайцев В.С." calcext:value-type="string">
            <text:p>Зайцев В.С.</text:p>
          </table:table-cell>
          <table:table-cell table:formula="of:=VLOOKUP([.E5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00M59S" calcext:value-type="time">
            <text:p>22:00:59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table:style-name="ce2" table:formula="of:=VLOOKUP([.F595];[$Клиенты.A:.D];2;0)" office:value-type="string" office:string-value="Стеблов П.К." calcext:value-type="string">
            <text:p>Стеблов П.К.</text:p>
          </table:table-cell>
          <table:table-cell table:formula="of:=VLOOKUP([.E5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21M04S" calcext:value-type="time">
            <text:p>22:21:04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table:style-name="ce2" table:formula="of:=VLOOKUP([.F596];[$Клиенты.A:.D];2;0)" office:value-type="string" office:string-value="Охотников Д.М." calcext:value-type="string">
            <text:p>Охотников Д.М.</text:p>
          </table:table-cell>
          <table:table-cell table:formula="of:=VLOOKUP([.E5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25M31S" calcext:value-type="time">
            <text:p>22:25:31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style-name="ce2" table:formula="of:=VLOOKUP([.F597];[$Клиенты.A:.D];2;0)" office:value-type="string" office:string-value="Окраинов Л.Г." calcext:value-type="string">
            <text:p>Окраинов Л.Г.</text:p>
          </table:table-cell>
          <table:table-cell table:formula="of:=VLOOKUP([.E59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37M54S" calcext:value-type="time">
            <text:p>22:37:54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table:style-name="ce2" table:formula="of:=VLOOKUP([.F598];[$Клиенты.A:.D];2;0)" office:value-type="string" office:string-value="Сачков Х.Э." calcext:value-type="string">
            <text:p>Сачков Х.Э.</text:p>
          </table:table-cell>
          <table:table-cell table:formula="of:=VLOOKUP([.E59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40M54S" calcext:value-type="time">
            <text:p>22:40:54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table:style-name="ce2" table:formula="of:=VLOOKUP([.F599];[$Клиенты.A:.D];2;0)" office:value-type="string" office:string-value="Сушкин Л.Н." calcext:value-type="string">
            <text:p>Сушкин Л.Н.</text:p>
          </table:table-cell>
          <table:table-cell table:formula="of:=VLOOKUP([.E59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52M57S" calcext:value-type="time">
            <text:p>22:52:57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table:style-name="ce2" table:formula="of:=VLOOKUP([.F600];[$Клиенты.A:.D];2;0)" office:value-type="string" office:string-value="Салаватов Ф.Я." calcext:value-type="string">
            <text:p>Салаватов Ф.Я.</text:p>
          </table:table-cell>
          <table:table-cell table:formula="of:=VLOOKUP([.E60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54M10S" calcext:value-type="time">
            <text:p>22:54:10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style-name="ce2" table:formula="of:=VLOOKUP([.F601];[$Клиенты.A:.D];2;0)" office:value-type="string" office:string-value="Орлов М.К." calcext:value-type="string">
            <text:p>Орлов М.К.</text:p>
          </table:table-cell>
          <table:table-cell table:formula="of:=VLOOKUP([.E60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6H10M53S" calcext:value-type="time">
            <text:p>6:10:53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table:style-name="ce2" table:formula="of:=VLOOKUP([.F602];[$Клиенты.A:.D];2;0)" office:value-type="string" office:string-value="Сачков Х.Э." calcext:value-type="string">
            <text:p>Сачков Х.Э.</text:p>
          </table:table-cell>
          <table:table-cell table:formula="of:=VLOOKUP([.E60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6H53M50S" calcext:value-type="time">
            <text:p>6:53:50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style-name="ce2" table:formula="of:=VLOOKUP([.F603];[$Клиенты.A:.D];2;0)" office:value-type="string" office:string-value="Зайцев В.С." calcext:value-type="string">
            <text:p>Зайцев В.С.</text:p>
          </table:table-cell>
          <table:table-cell table:formula="of:=VLOOKUP([.E60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7H06M19S" calcext:value-type="time">
            <text:p>7:06:19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style-name="ce2" table:formula="of:=VLOOKUP([.F604];[$Клиенты.A:.D];2;0)" office:value-type="string" office:string-value="Громов Л.И." calcext:value-type="string">
            <text:p>Громов Л.И.</text:p>
          </table:table-cell>
          <table:table-cell table:formula="of:=VLOOKUP([.E60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7H22M29S" calcext:value-type="time">
            <text:p>7:22:29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table:style-name="ce2" table:formula="of:=VLOOKUP([.F605];[$Клиенты.A:.D];2;0)" office:value-type="string" office:string-value="Лесов А.П." calcext:value-type="string">
            <text:p>Лесов А.П.</text:p>
          </table:table-cell>
          <table:table-cell table:formula="of:=VLOOKUP([.E60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7H46M33S" calcext:value-type="time">
            <text:p>7:46:33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table:style-name="ce2" table:formula="of:=VLOOKUP([.F606];[$Клиенты.A:.D];2;0)" office:value-type="string" office:string-value="Окраинов Л.Г." calcext:value-type="string">
            <text:p>Окраинов Л.Г.</text:p>
          </table:table-cell>
          <table:table-cell table:formula="of:=VLOOKUP([.E6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8H02M35S" calcext:value-type="time">
            <text:p>8:02:35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style-name="ce2" table:formula="of:=VLOOKUP([.F607];[$Клиенты.A:.D];2;0)" office:value-type="string" office:string-value="Хомяков Л.Д." calcext:value-type="string">
            <text:p>Хомяков Л.Д.</text:p>
          </table:table-cell>
          <table:table-cell table:formula="of:=VLOOKUP([.E6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8H05M53S" calcext:value-type="time">
            <text:p>8:05:53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table:style-name="ce2" table:formula="of:=VLOOKUP([.F608];[$Клиенты.A:.D];2;0)" office:value-type="string" office:string-value="Салаватов Ф.Я." calcext:value-type="string">
            <text:p>Салаватов Ф.Я.</text:p>
          </table:table-cell>
          <table:table-cell table:formula="of:=VLOOKUP([.E60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8H35M11S" calcext:value-type="time">
            <text:p>8:35:11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 table:style-name="ce2" table:formula="of:=VLOOKUP([.F609];[$Клиенты.A:.D];2;0)" office:value-type="string" office:string-value="Говоров Б.Т." calcext:value-type="string">
            <text:p>Говоров Б.Т.</text:p>
          </table:table-cell>
          <table:table-cell table:formula="of:=VLOOKUP([.E60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9H23M08S" calcext:value-type="time">
            <text:p>9:23:08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style-name="ce2" table:formula="of:=VLOOKUP([.F610];[$Клиенты.A:.D];2;0)" office:value-type="string" office:string-value="Охотников Д.М." calcext:value-type="string">
            <text:p>Охотников Д.М.</text:p>
          </table:table-cell>
          <table:table-cell table:formula="of:=VLOOKUP([.E6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9H24M26S" calcext:value-type="time">
            <text:p>9:24:26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table:style-name="ce2" table:formula="of:=VLOOKUP([.F61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1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9H58M14S" calcext:value-type="time">
            <text:p>9:58:14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table:style-name="ce2" table:formula="of:=VLOOKUP([.F612];[$Клиенты.A:.D];2;0)" office:value-type="string" office:string-value="Орлов М.К." calcext:value-type="string">
            <text:p>Орлов М.К.</text:p>
          </table:table-cell>
          <table:table-cell table:formula="of:=VLOOKUP([.E61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13M30S" calcext:value-type="time">
            <text:p>10:13:30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30" calcext:value-type="float">
            <text:p>430</text:p>
          </table:table-cell>
          <table:table-cell table:style-name="ce2" table:formula="of:=VLOOKUP([.F613];[$Клиенты.A:.D];2;0)" office:value-type="string" office:string-value="Сушкин Л.Н." calcext:value-type="string">
            <text:p>Сушкин Л.Н.</text:p>
          </table:table-cell>
          <table:table-cell table:formula="of:=VLOOKUP([.E61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25M56S" calcext:value-type="time">
            <text:p>10:25:56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style-name="ce2" table:formula="of:=VLOOKUP([.F614];[$Клиенты.A:.D];2;0)" office:value-type="string" office:string-value="Гудков Н.Г." calcext:value-type="string">
            <text:p>Гудков Н.Г.</text:p>
          </table:table-cell>
          <table:table-cell table:formula="of:=VLOOKUP([.E61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42M19S" calcext:value-type="time">
            <text:p>10:42:19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style-name="ce2" table:formula="of:=VLOOKUP([.F615];[$Клиенты.A:.D];2;0)" office:value-type="string" office:string-value="Стеблов П.К." calcext:value-type="string">
            <text:p>Стеблов П.К.</text:p>
          </table:table-cell>
          <table:table-cell table:formula="of:=VLOOKUP([.E6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55M37S" calcext:value-type="time">
            <text:p>10:55:37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style-name="ce2" table:formula="of:=VLOOKUP([.F616];[$Клиенты.A:.D];2;0)" office:value-type="string" office:string-value="Волков Д.И." calcext:value-type="string">
            <text:p>Волков Д.И.</text:p>
          </table:table-cell>
          <table:table-cell table:formula="of:=VLOOKUP([.E6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01M20S" calcext:value-type="time">
            <text:p>13:01:20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style-name="ce2" table:formula="of:=VLOOKUP([.F617];[$Клиенты.A:.D];2;0)" office:value-type="string" office:string-value="Стеблов П.К." calcext:value-type="string">
            <text:p>Стеблов П.К.</text:p>
          </table:table-cell>
          <table:table-cell table:formula="of:=VLOOKUP([.E6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18M53S" calcext:value-type="time">
            <text:p>13:18:53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table:style-name="ce2" table:formula="of:=VLOOKUP([.F618];[$Клиенты.A:.D];2;0)" office:value-type="string" office:string-value="Охотников Д.М." calcext:value-type="string">
            <text:p>Охотников Д.М.</text:p>
          </table:table-cell>
          <table:table-cell table:formula="of:=VLOOKUP([.E6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25M08S" calcext:value-type="time">
            <text:p>13:25:08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style-name="ce2" table:formula="of:=VLOOKUP([.F619];[$Клиенты.A:.D];2;0)" office:value-type="string" office:string-value="Волков Д.И." calcext:value-type="string">
            <text:p>Волков Д.И.</text:p>
          </table:table-cell>
          <table:table-cell table:formula="of:=VLOOKUP([.E61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37M36S" calcext:value-type="time">
            <text:p>13:37:36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551" calcext:value-type="float">
            <text:p>551</text:p>
          </table:table-cell>
          <table:table-cell table:style-name="ce2" table:formula="of:=VLOOKUP([.F620];[$Клиенты.A:.D];2;0)" office:value-type="string" office:string-value="Громов Л.И." calcext:value-type="string">
            <text:p>Громов Л.И.</text:p>
          </table:table-cell>
          <table:table-cell table:formula="of:=VLOOKUP([.E62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2M31S" calcext:value-type="time">
            <text:p>13:52:31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style-name="ce2" table:formula="of:=VLOOKUP([.F621];[$Клиенты.A:.D];2;0)" office:value-type="string" office:string-value="Сачков Х.Э." calcext:value-type="string">
            <text:p>Сачков Х.Э.</text:p>
          </table:table-cell>
          <table:table-cell table:formula="of:=VLOOKUP([.E62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3M02S" calcext:value-type="time">
            <text:p>13:53:02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table:style-name="ce2" table:formula="of:=VLOOKUP([.F62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2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6M40S" calcext:value-type="time">
            <text:p>13:56:40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style-name="ce2" table:formula="of:=VLOOKUP([.F623];[$Клиенты.A:.D];2;0)" office:value-type="string" office:string-value="Лесов А.П." calcext:value-type="string">
            <text:p>Лесов А.П.</text:p>
          </table:table-cell>
          <table:table-cell table:formula="of:=VLOOKUP([.E62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9M55S" calcext:value-type="time">
            <text:p>13:59:55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59" calcext:value-type="float">
            <text:p>459</text:p>
          </table:table-cell>
          <table:table-cell table:style-name="ce2" table:formula="of:=VLOOKUP([.F624];[$Клиенты.A:.D];2;0)" office:value-type="string" office:string-value="Хомяков Л.Д." calcext:value-type="string">
            <text:p>Хомяков Л.Д.</text:p>
          </table:table-cell>
          <table:table-cell table:formula="of:=VLOOKUP([.E6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12M28S" calcext:value-type="time">
            <text:p>14:12:28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table:style-name="ce2" table:formula="of:=VLOOKUP([.F625];[$Клиенты.A:.D];2;0)" office:value-type="string" office:string-value="Гудков Н.Г." calcext:value-type="string">
            <text:p>Гудков Н.Г.</text:p>
          </table:table-cell>
          <table:table-cell table:formula="of:=VLOOKUP([.E6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15M30S" calcext:value-type="time">
            <text:p>14:15:30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style-name="ce2" table:formula="of:=VLOOKUP([.F626];[$Клиенты.A:.D];2;0)" office:value-type="string" office:string-value="Сушкин Л.Н." calcext:value-type="string">
            <text:p>Сушкин Л.Н.</text:p>
          </table:table-cell>
          <table:table-cell table:formula="of:=VLOOKUP([.E62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24M26S" calcext:value-type="time">
            <text:p>14:24:26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style-name="ce2" table:formula="of:=VLOOKUP([.F627];[$Клиенты.A:.D];2;0)" office:value-type="string" office:string-value="Окраинов Л.Г." calcext:value-type="string">
            <text:p>Окраинов Л.Г.</text:p>
          </table:table-cell>
          <table:table-cell table:formula="of:=VLOOKUP([.E6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26M34S" calcext:value-type="time">
            <text:p>14:26:34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ce2" table:formula="of:=VLOOKUP([.F628];[$Клиенты.A:.D];2;0)" office:value-type="string" office:string-value="Говоров Б.Т." calcext:value-type="string">
            <text:p>Говоров Б.Т.</text:p>
          </table:table-cell>
          <table:table-cell table:formula="of:=VLOOKUP([.E62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58M52S" calcext:value-type="time">
            <text:p>14:58:52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table:style-name="ce2" table:formula="of:=VLOOKUP([.F629];[$Клиенты.A:.D];2;0)" office:value-type="string" office:string-value="Орлов М.К." calcext:value-type="string">
            <text:p>Орлов М.К.</text:p>
          </table:table-cell>
          <table:table-cell table:formula="of:=VLOOKUP([.E62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5H28M09S" calcext:value-type="time">
            <text:p>15:28:09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style-name="ce2" table:formula="of:=VLOOKUP([.F630];[$Клиенты.A:.D];2;0)" office:value-type="string" office:string-value="Зайцев В.С." calcext:value-type="string">
            <text:p>Зайцев В.С.</text:p>
          </table:table-cell>
          <table:table-cell table:formula="of:=VLOOKUP([.E63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5H45M05S" calcext:value-type="time">
            <text:p>15:45:05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style-name="ce2" table:formula="of:=VLOOKUP([.F631];[$Клиенты.A:.D];2;0)" office:value-type="string" office:string-value="Салаватов Ф.Я." calcext:value-type="string">
            <text:p>Салаватов Ф.Я.</text:p>
          </table:table-cell>
          <table:table-cell table:formula="of:=VLOOKUP([.E63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18M00S" calcext:value-type="time">
            <text:p>17:18:00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table:style-name="ce2" table:formula="of:=VLOOKUP([.F632];[$Клиенты.A:.D];2;0)" office:value-type="string" office:string-value="Стеблов П.К." calcext:value-type="string">
            <text:p>Стеблов П.К.</text:p>
          </table:table-cell>
          <table:table-cell table:formula="of:=VLOOKUP([.E63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21M29S" calcext:value-type="time">
            <text:p>17:21:29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style-name="ce2" table:formula="of:=VLOOKUP([.F633];[$Клиенты.A:.D];2;0)" office:value-type="string" office:string-value="Зайцев В.С." calcext:value-type="string">
            <text:p>Зайцев В.С.</text:p>
          </table:table-cell>
          <table:table-cell table:formula="of:=VLOOKUP([.E63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26M43S" calcext:value-type="time">
            <text:p>17:26:43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table:style-name="ce2" table:formula="of:=VLOOKUP([.F634];[$Клиенты.A:.D];2;0)" office:value-type="string" office:string-value="Окраинов Л.Г." calcext:value-type="string">
            <text:p>Окраинов Л.Г.</text:p>
          </table:table-cell>
          <table:table-cell table:formula="of:=VLOOKUP([.E6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29M09S" calcext:value-type="time">
            <text:p>17:29:09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style-name="ce2" table:formula="of:=VLOOKUP([.F635];[$Клиенты.A:.D];2;0)" office:value-type="string" office:string-value="Говоров Б.Т." calcext:value-type="string">
            <text:p>Говоров Б.Т.</text:p>
          </table:table-cell>
          <table:table-cell table:formula="of:=VLOOKUP([.E63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35M27S" calcext:value-type="time">
            <text:p>17:35:27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style-name="ce2" table:formula="of:=VLOOKUP([.F636];[$Клиенты.A:.D];2;0)" office:value-type="string" office:string-value="Лесов А.П." calcext:value-type="string">
            <text:p>Лесов А.П.</text:p>
          </table:table-cell>
          <table:table-cell table:formula="of:=VLOOKUP([.E63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59M40S" calcext:value-type="time">
            <text:p>17:59:40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style-name="ce2" table:formula="of:=VLOOKUP([.F637];[$Клиенты.A:.D];2;0)" office:value-type="string" office:string-value="Волков Д.И." calcext:value-type="string">
            <text:p>Волков Д.И.</text:p>
          </table:table-cell>
          <table:table-cell table:formula="of:=VLOOKUP([.E63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02M23S" calcext:value-type="time">
            <text:p>18:02:23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table:style-name="ce2" table:formula="of:=VLOOKUP([.F638];[$Клиенты.A:.D];2;0)" office:value-type="string" office:string-value="Гудков Н.Г." calcext:value-type="string">
            <text:p>Гудков Н.Г.</text:p>
          </table:table-cell>
          <table:table-cell table:formula="of:=VLOOKUP([.E63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40M19S" calcext:value-type="time">
            <text:p>18:40:19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style-name="ce2" table:formula="of:=VLOOKUP([.F639];[$Клиенты.A:.D];2;0)" office:value-type="string" office:string-value="Салаватов Ф.Я." calcext:value-type="string">
            <text:p>Салаватов Ф.Я.</text:p>
          </table:table-cell>
          <table:table-cell table:formula="of:=VLOOKUP([.E6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52M11S" calcext:value-type="time">
            <text:p>18:52:11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21" calcext:value-type="float">
            <text:p>521</text:p>
          </table:table-cell>
          <table:table-cell table:style-name="ce2" table:formula="of:=VLOOKUP([.F640];[$Клиенты.A:.D];2;0)" office:value-type="string" office:string-value="Громов Л.И." calcext:value-type="string">
            <text:p>Громов Л.И.</text:p>
          </table:table-cell>
          <table:table-cell table:formula="of:=VLOOKUP([.E64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54M51S" calcext:value-type="time">
            <text:p>18:54:51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table:style-name="ce2" table:formula="of:=VLOOKUP([.F641];[$Клиенты.A:.D];2;0)" office:value-type="string" office:string-value="Сушкин Л.Н." calcext:value-type="string">
            <text:p>Сушкин Л.Н.</text:p>
          </table:table-cell>
          <table:table-cell table:formula="of:=VLOOKUP([.E64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11M30S" calcext:value-type="time">
            <text:p>19:11:30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93" calcext:value-type="float">
            <text:p>293</text:p>
          </table:table-cell>
          <table:table-cell table:style-name="ce2" table:formula="of:=VLOOKUP([.F642];[$Клиенты.A:.D];2;0)" office:value-type="string" office:string-value="Сачков Х.Э." calcext:value-type="string">
            <text:p>Сачков Х.Э.</text:p>
          </table:table-cell>
          <table:table-cell table:formula="of:=VLOOKUP([.E64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13M53S" calcext:value-type="time">
            <text:p>19:13:53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643];[$Клиенты.A:.D];2;0)" office:value-type="string" office:string-value="Хомяков Л.Д." calcext:value-type="string">
            <text:p>Хомяков Л.Д.</text:p>
          </table:table-cell>
          <table:table-cell table:formula="of:=VLOOKUP([.E6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27M23S" calcext:value-type="time">
            <text:p>19:27:23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table:style-name="ce2" table:formula="of:=VLOOKUP([.F644];[$Клиенты.A:.D];2;0)" office:value-type="string" office:string-value="Орлов М.К." calcext:value-type="string">
            <text:p>Орлов М.К.</text:p>
          </table:table-cell>
          <table:table-cell table:formula="of:=VLOOKUP([.E64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40M19S" calcext:value-type="time">
            <text:p>19:40:19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table:style-name="ce2" table:formula="of:=VLOOKUP([.F64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4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42M38S" calcext:value-type="time">
            <text:p>19:42:38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table:style-name="ce2" table:formula="of:=VLOOKUP([.F646];[$Клиенты.A:.D];2;0)" office:value-type="string" office:string-value="Охотников Д.М." calcext:value-type="string">
            <text:p>Охотников Д.М.</text:p>
          </table:table-cell>
          <table:table-cell table:formula="of:=VLOOKUP([.E64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01M48S" calcext:value-type="time">
            <text:p>21:01:48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style-name="ce2" table:formula="of:=VLOOKUP([.F647];[$Клиенты.A:.D];2;0)" office:value-type="string" office:string-value="Гудков Н.Г." calcext:value-type="string">
            <text:p>Гудков Н.Г.</text:p>
          </table:table-cell>
          <table:table-cell table:formula="of:=VLOOKUP([.E6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36M32S" calcext:value-type="time">
            <text:p>21:36:3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table:style-name="ce2" table:formula="of:=VLOOKUP([.F648];[$Клиенты.A:.D];2;0)" office:value-type="string" office:string-value="Волков Д.И." calcext:value-type="string">
            <text:p>Волков Д.И.</text:p>
          </table:table-cell>
          <table:table-cell table:formula="of:=VLOOKUP([.E64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40M39S" calcext:value-type="time">
            <text:p>21:40:39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style-name="ce2" table:formula="of:=VLOOKUP([.F649];[$Клиенты.A:.D];2;0)" office:value-type="string" office:string-value="Зайцев В.С." calcext:value-type="string">
            <text:p>Зайцев В.С.</text:p>
          </table:table-cell>
          <table:table-cell table:formula="of:=VLOOKUP([.E64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43M15S" calcext:value-type="time">
            <text:p>21:43:15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style-name="ce2" table:formula="of:=VLOOKUP([.F65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5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53M01S" calcext:value-type="time">
            <text:p>21:53:01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table:style-name="ce2" table:formula="of:=VLOOKUP([.F651];[$Клиенты.A:.D];2;0)" office:value-type="string" office:string-value="Стеблов П.К." calcext:value-type="string">
            <text:p>Стеблов П.К.</text:p>
          </table:table-cell>
          <table:table-cell table:formula="of:=VLOOKUP([.E6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58M12S" calcext:value-type="time">
            <text:p>21:58:12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style-name="ce2" table:formula="of:=VLOOKUP([.F652];[$Клиенты.A:.D];2;0)" office:value-type="string" office:string-value="Хомяков Л.Д." calcext:value-type="string">
            <text:p>Хомяков Л.Д.</text:p>
          </table:table-cell>
          <table:table-cell table:formula="of:=VLOOKUP([.E6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0M06S" calcext:value-type="time">
            <text:p>22:00:06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table:style-name="ce2" table:formula="of:=VLOOKUP([.F653];[$Клиенты.A:.D];2;0)" office:value-type="string" office:string-value="Говоров Б.Т." calcext:value-type="string">
            <text:p>Говоров Б.Т.</text:p>
          </table:table-cell>
          <table:table-cell table:formula="of:=VLOOKUP([.E65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1M51S" calcext:value-type="time">
            <text:p>22:01:51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style-name="ce2" table:formula="of:=VLOOKUP([.F654];[$Клиенты.A:.D];2;0)" office:value-type="string" office:string-value="Салаватов Ф.Я." calcext:value-type="string">
            <text:p>Салаватов Ф.Я.</text:p>
          </table:table-cell>
          <table:table-cell table:formula="of:=VLOOKUP([.E65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8M24S" calcext:value-type="time">
            <text:p>22:08:2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style-name="ce2" table:formula="of:=VLOOKUP([.F655];[$Клиенты.A:.D];2;0)" office:value-type="string" office:string-value="Лесов А.П." calcext:value-type="string">
            <text:p>Лесов А.П.</text:p>
          </table:table-cell>
          <table:table-cell table:formula="of:=VLOOKUP([.E65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9M48S" calcext:value-type="time">
            <text:p>22:09:48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table:style-name="ce2" table:formula="of:=VLOOKUP([.F656];[$Клиенты.A:.D];2;0)" office:value-type="string" office:string-value="Охотников Д.М." calcext:value-type="string">
            <text:p>Охотников Д.М.</text:p>
          </table:table-cell>
          <table:table-cell table:formula="of:=VLOOKUP([.E65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16M13S" calcext:value-type="time">
            <text:p>22:16:13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507" calcext:value-type="float">
            <text:p>507</text:p>
          </table:table-cell>
          <table:table-cell table:style-name="ce2" table:formula="of:=VLOOKUP([.F657];[$Клиенты.A:.D];2;0)" office:value-type="string" office:string-value="Сушкин Л.Н." calcext:value-type="string">
            <text:p>Сушкин Л.Н.</text:p>
          </table:table-cell>
          <table:table-cell table:formula="of:=VLOOKUP([.E65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34M03S" calcext:value-type="time">
            <text:p>22:34:03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style-name="ce2" table:formula="of:=VLOOKUP([.F658];[$Клиенты.A:.D];2;0)" office:value-type="string" office:string-value="Сачков Х.Э." calcext:value-type="string">
            <text:p>Сачков Х.Э.</text:p>
          </table:table-cell>
          <table:table-cell table:formula="of:=VLOOKUP([.E65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54M33S" calcext:value-type="time">
            <text:p>22:54:33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table:style-name="ce2" table:formula="of:=VLOOKUP([.F659];[$Клиенты.A:.D];2;0)" office:value-type="string" office:string-value="Громов Л.И." calcext:value-type="string">
            <text:p>Громов Л.И.</text:p>
          </table:table-cell>
          <table:table-cell table:formula="of:=VLOOKUP([.E65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56M24S" calcext:value-type="time">
            <text:p>22:56:24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table:style-name="ce2" table:formula="of:=VLOOKUP([.F660];[$Клиенты.A:.D];2;0)" office:value-type="string" office:string-value="Орлов М.К." calcext:value-type="string">
            <text:p>Орлов М.К.</text:p>
          </table:table-cell>
          <table:table-cell table:formula="of:=VLOOKUP([.E66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59M57S" calcext:value-type="time">
            <text:p>22:59:57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table:style-name="ce2" table:formula="of:=VLOOKUP([.F661];[$Клиенты.A:.D];2;0)" office:value-type="string" office:string-value="Окраинов Л.Г." calcext:value-type="string">
            <text:p>Окраинов Л.Г.</text:p>
          </table:table-cell>
          <table:table-cell table:formula="of:=VLOOKUP([.E6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01M17S" calcext:value-type="time">
            <text:p>6:01:17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table:style-name="ce2" table:formula="of:=VLOOKUP([.F662];[$Клиенты.A:.D];2;0)" office:value-type="string" office:string-value="Орлов М.К." calcext:value-type="string">
            <text:p>Орлов М.К.</text:p>
          </table:table-cell>
          <table:table-cell table:formula="of:=VLOOKUP([.E66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05M03S" calcext:value-type="time">
            <text:p>6:05:03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ce2" table:formula="of:=VLOOKUP([.F663];[$Клиенты.A:.D];2;0)" office:value-type="string" office:string-value="Охотников Д.М." calcext:value-type="string">
            <text:p>Охотников Д.М.</text:p>
          </table:table-cell>
          <table:table-cell table:formula="of:=VLOOKUP([.E6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06M28S" calcext:value-type="time">
            <text:p>6:06:28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664];[$Клиенты.A:.D];2;0)" office:value-type="string" office:string-value="Сушкин Л.Н." calcext:value-type="string">
            <text:p>Сушкин Л.Н.</text:p>
          </table:table-cell>
          <table:table-cell table:formula="of:=VLOOKUP([.E66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14M11S" calcext:value-type="time">
            <text:p>6:14:11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table:style-name="ce2" table:formula="of:=VLOOKUP([.F665];[$Клиенты.A:.D];2;0)" office:value-type="string" office:string-value="Окраинов Л.Г." calcext:value-type="string">
            <text:p>Окраинов Л.Г.</text:p>
          </table:table-cell>
          <table:table-cell table:formula="of:=VLOOKUP([.E66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49M30S" calcext:value-type="time">
            <text:p>6:49:30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73" calcext:value-type="float">
            <text:p>473</text:p>
          </table:table-cell>
          <table:table-cell table:style-name="ce2" table:formula="of:=VLOOKUP([.F666];[$Клиенты.A:.D];2;0)" office:value-type="string" office:string-value="Хомяков Л.Д." calcext:value-type="string">
            <text:p>Хомяков Л.Д.</text:p>
          </table:table-cell>
          <table:table-cell table:formula="of:=VLOOKUP([.E6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7H41M14S" calcext:value-type="time">
            <text:p>7:41:14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table:style-name="ce2" table:formula="of:=VLOOKUP([.F667];[$Клиенты.A:.D];2;0)" office:value-type="string" office:string-value="Волков Д.И." calcext:value-type="string">
            <text:p>Волков Д.И.</text:p>
          </table:table-cell>
          <table:table-cell table:formula="of:=VLOOKUP([.E66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7H43M15S" calcext:value-type="time">
            <text:p>7:43:15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table:style-name="ce2" table:formula="of:=VLOOKUP([.F668];[$Клиенты.A:.D];2;0)" office:value-type="string" office:string-value="Гудков Н.Г." calcext:value-type="string">
            <text:p>Гудков Н.Г.</text:p>
          </table:table-cell>
          <table:table-cell table:formula="of:=VLOOKUP([.E66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7H46M11S" calcext:value-type="time">
            <text:p>7:46:11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style-name="ce2" table:formula="of:=VLOOKUP([.F669];[$Клиенты.A:.D];2;0)" office:value-type="string" office:string-value="Лесов А.П." calcext:value-type="string">
            <text:p>Лесов А.П.</text:p>
          </table:table-cell>
          <table:table-cell table:formula="of:=VLOOKUP([.E66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8H47M35S" calcext:value-type="time">
            <text:p>8:47:35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table:style-name="ce2" table:formula="of:=VLOOKUP([.F670];[$Клиенты.A:.D];2;0)" office:value-type="string" office:string-value="Стеблов П.К." calcext:value-type="string">
            <text:p>Стеблов П.К.</text:p>
          </table:table-cell>
          <table:table-cell table:formula="of:=VLOOKUP([.E67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9H43M24S" calcext:value-type="time">
            <text:p>9:43:24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table:style-name="ce2" table:formula="of:=VLOOKUP([.F67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7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0H02M25S" calcext:value-type="time">
            <text:p>10:02:25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table:style-name="ce2" table:formula="of:=VLOOKUP([.F672];[$Клиенты.A:.D];2;0)" office:value-type="string" office:string-value="Сачков Х.Э." calcext:value-type="string">
            <text:p>Сачков Х.Э.</text:p>
          </table:table-cell>
          <table:table-cell table:formula="of:=VLOOKUP([.E67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0H13M56S" calcext:value-type="time">
            <text:p>10:13:5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style-name="ce2" table:formula="of:=VLOOKUP([.F673];[$Клиенты.A:.D];2;0)" office:value-type="string" office:string-value="Говоров Б.Т." calcext:value-type="string">
            <text:p>Говоров Б.Т.</text:p>
          </table:table-cell>
          <table:table-cell table:formula="of:=VLOOKUP([.E6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0H54M45S" calcext:value-type="time">
            <text:p>10:54:4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style-name="ce2" table:formula="of:=VLOOKUP([.F674];[$Клиенты.A:.D];2;0)" office:value-type="string" office:string-value="Громов Л.И." calcext:value-type="string">
            <text:p>Громов Л.И.</text:p>
          </table:table-cell>
          <table:table-cell table:formula="of:=VLOOKUP([.E67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1H14M04S" calcext:value-type="time">
            <text:p>11:14:04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2" table:formula="of:=VLOOKUP([.F675];[$Клиенты.A:.D];2;0)" office:value-type="string" office:string-value="Салаватов Ф.Я." calcext:value-type="string">
            <text:p>Салаватов Ф.Я.</text:p>
          </table:table-cell>
          <table:table-cell table:formula="of:=VLOOKUP([.E6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1H27M39S" calcext:value-type="time">
            <text:p>11:27:39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2" table:formula="of:=VLOOKUP([.F676];[$Клиенты.A:.D];2;0)" office:value-type="string" office:string-value="Зайцев В.С." calcext:value-type="string">
            <text:p>Зайцев В.С.</text:p>
          </table:table-cell>
          <table:table-cell table:formula="of:=VLOOKUP([.E67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3H06M40S" calcext:value-type="time">
            <text:p>13:06:40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table:style-name="ce2" table:formula="of:=VLOOKUP([.F677];[$Клиенты.A:.D];2;0)" office:value-type="string" office:string-value="Сушкин Л.Н." calcext:value-type="string">
            <text:p>Сушкин Л.Н.</text:p>
          </table:table-cell>
          <table:table-cell table:formula="of:=VLOOKUP([.E67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3H56M10S" calcext:value-type="time">
            <text:p>13:56:10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style-name="ce2" table:formula="of:=VLOOKUP([.F678];[$Клиенты.A:.D];2;0)" office:value-type="string" office:string-value="Волков Д.И." calcext:value-type="string">
            <text:p>Волков Д.И.</text:p>
          </table:table-cell>
          <table:table-cell table:formula="of:=VLOOKUP([.E67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08M52S" calcext:value-type="time">
            <text:p>14:08:52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679];[$Клиенты.A:.D];2;0)" office:value-type="string" office:string-value="Салаватов Ф.Я." calcext:value-type="string">
            <text:p>Салаватов Ф.Я.</text:p>
          </table:table-cell>
          <table:table-cell table:formula="of:=VLOOKUP([.E6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17M16S" calcext:value-type="time">
            <text:p>14:17:16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680];[$Клиенты.A:.D];2;0)" office:value-type="string" office:string-value="Охотников Д.М." calcext:value-type="string">
            <text:p>Охотников Д.М.</text:p>
          </table:table-cell>
          <table:table-cell table:formula="of:=VLOOKUP([.E68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27M52S" calcext:value-type="time">
            <text:p>14:27:52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table:style-name="ce2" table:formula="of:=VLOOKUP([.F68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8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36M32S" calcext:value-type="time">
            <text:p>14:36:32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2" table:formula="of:=VLOOKUP([.F682];[$Клиенты.A:.D];2;0)" office:value-type="string" office:string-value="Гудков Н.Г." calcext:value-type="string">
            <text:p>Гудков Н.Г.</text:p>
          </table:table-cell>
          <table:table-cell table:formula="of:=VLOOKUP([.E6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52M48S" calcext:value-type="time">
            <text:p>14:52:48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style-name="ce2" table:formula="of:=VLOOKUP([.F683];[$Клиенты.A:.D];2;0)" office:value-type="string" office:string-value="Громов Л.И." calcext:value-type="string">
            <text:p>Громов Л.И.</text:p>
          </table:table-cell>
          <table:table-cell table:formula="of:=VLOOKUP([.E68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54M51S" calcext:value-type="time">
            <text:p>14:54:51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684];[$Клиенты.A:.D];2;0)" office:value-type="string" office:string-value="Орлов М.К." calcext:value-type="string">
            <text:p>Орлов М.К.</text:p>
          </table:table-cell>
          <table:table-cell table:formula="of:=VLOOKUP([.E68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59M39S" calcext:value-type="time">
            <text:p>14:59:39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685];[$Клиенты.A:.D];2;0)" office:value-type="string" office:string-value="Хомяков Л.Д." calcext:value-type="string">
            <text:p>Хомяков Л.Д.</text:p>
          </table:table-cell>
          <table:table-cell table:formula="of:=VLOOKUP([.E6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06M34S" calcext:value-type="time">
            <text:p>15:06:34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table:style-name="ce2" table:formula="of:=VLOOKUP([.F686];[$Клиенты.A:.D];2;0)" office:value-type="string" office:string-value="Окраинов Л.Г." calcext:value-type="string">
            <text:p>Окраинов Л.Г.</text:p>
          </table:table-cell>
          <table:table-cell table:formula="of:=VLOOKUP([.E68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19M11S" calcext:value-type="time">
            <text:p>15:19:11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687];[$Клиенты.A:.D];2;0)" office:value-type="string" office:string-value="Сачков Х.Э." calcext:value-type="string">
            <text:p>Сачков Х.Э.</text:p>
          </table:table-cell>
          <table:table-cell table:formula="of:=VLOOKUP([.E68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23M17S" calcext:value-type="time">
            <text:p>15:23:17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style-name="ce2" table:formula="of:=VLOOKUP([.F688];[$Клиенты.A:.D];2;0)" office:value-type="string" office:string-value="Зайцев В.С." calcext:value-type="string">
            <text:p>Зайцев В.С.</text:p>
          </table:table-cell>
          <table:table-cell table:formula="of:=VLOOKUP([.E68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28M27S" calcext:value-type="time">
            <text:p>15:28:27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style-name="ce2" table:formula="of:=VLOOKUP([.F689];[$Клиенты.A:.D];2;0)" office:value-type="string" office:string-value="Говоров Б.Т." calcext:value-type="string">
            <text:p>Говоров Б.Т.</text:p>
          </table:table-cell>
          <table:table-cell table:formula="of:=VLOOKUP([.E68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37M30S" calcext:value-type="time">
            <text:p>15:37:30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table:style-name="ce2" table:formula="of:=VLOOKUP([.F690];[$Клиенты.A:.D];2;0)" office:value-type="string" office:string-value="Стеблов П.К." calcext:value-type="string">
            <text:p>Стеблов П.К.</text:p>
          </table:table-cell>
          <table:table-cell table:formula="of:=VLOOKUP([.E6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57M21S" calcext:value-type="time">
            <text:p>15:57:21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style-name="ce2" table:formula="of:=VLOOKUP([.F691];[$Клиенты.A:.D];2;0)" office:value-type="string" office:string-value="Лесов А.П." calcext:value-type="string">
            <text:p>Лесов А.П.</text:p>
          </table:table-cell>
          <table:table-cell table:formula="of:=VLOOKUP([.E69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09M28S" calcext:value-type="time">
            <text:p>17:09:28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style-name="ce2" table:formula="of:=VLOOKUP([.F692];[$Клиенты.A:.D];2;0)" office:value-type="string" office:string-value="Хомяков Л.Д." calcext:value-type="string">
            <text:p>Хомяков Л.Д.</text:p>
          </table:table-cell>
          <table:table-cell table:formula="of:=VLOOKUP([.E69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16M22S" calcext:value-type="time">
            <text:p>17:16:22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2" table:formula="of:=VLOOKUP([.F693];[$Клиенты.A:.D];2;0)" office:value-type="string" office:string-value="Лесов А.П." calcext:value-type="string">
            <text:p>Лесов А.П.</text:p>
          </table:table-cell>
          <table:table-cell table:formula="of:=VLOOKUP([.E6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19M11S" calcext:value-type="time">
            <text:p>17:19:11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style-name="ce2" table:formula="of:=VLOOKUP([.F69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69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24M21S" calcext:value-type="time">
            <text:p>17:24:21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style-name="ce2" table:formula="of:=VLOOKUP([.F695];[$Клиенты.A:.D];2;0)" office:value-type="string" office:string-value="Охотников Д.М." calcext:value-type="string">
            <text:p>Охотников Д.М.</text:p>
          </table:table-cell>
          <table:table-cell table:formula="of:=VLOOKUP([.E6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40M27S" calcext:value-type="time">
            <text:p>17:40:27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style-name="ce2" table:formula="of:=VLOOKUP([.F696];[$Клиенты.A:.D];2;0)" office:value-type="string" office:string-value="Сачков Х.Э." calcext:value-type="string">
            <text:p>Сачков Х.Э.</text:p>
          </table:table-cell>
          <table:table-cell table:formula="of:=VLOOKUP([.E69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42M42S" calcext:value-type="time">
            <text:p>17:42:42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style-name="ce2" table:formula="of:=VLOOKUP([.F697];[$Клиенты.A:.D];2;0)" office:value-type="string" office:string-value="Стеблов П.К." calcext:value-type="string">
            <text:p>Стеблов П.К.</text:p>
          </table:table-cell>
          <table:table-cell table:formula="of:=VLOOKUP([.E69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8H19M58S" calcext:value-type="time">
            <text:p>18:19:58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style-name="ce2" table:formula="of:=VLOOKUP([.F698];[$Клиенты.A:.D];2;0)" office:value-type="string" office:string-value="Гудков Н.Г." calcext:value-type="string">
            <text:p>Гудков Н.Г.</text:p>
          </table:table-cell>
          <table:table-cell table:formula="of:=VLOOKUP([.E69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8H35M20S" calcext:value-type="time">
            <text:p>18:35:20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table:style-name="ce2" table:formula="of:=VLOOKUP([.F699];[$Клиенты.A:.D];2;0)" office:value-type="string" office:string-value="Сушкин Л.Н." calcext:value-type="string">
            <text:p>Сушкин Л.Н.</text:p>
          </table:table-cell>
          <table:table-cell table:formula="of:=VLOOKUP([.E69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32M03S" calcext:value-type="time">
            <text:p>19:32:03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style-name="ce2" table:formula="of:=VLOOKUP([.F700];[$Клиенты.A:.D];2;0)" office:value-type="string" office:string-value="Салаватов Ф.Я." calcext:value-type="string">
            <text:p>Салаватов Ф.Я.</text:p>
          </table:table-cell>
          <table:table-cell table:formula="of:=VLOOKUP([.E7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33M27S" calcext:value-type="time">
            <text:p>19:33:27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table:style-name="ce2" table:formula="of:=VLOOKUP([.F701];[$Клиенты.A:.D];2;0)" office:value-type="string" office:string-value="Окраинов Л.Г." calcext:value-type="string">
            <text:p>Окраинов Л.Г.</text:p>
          </table:table-cell>
          <table:table-cell table:formula="of:=VLOOKUP([.E70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1M35S" calcext:value-type="time">
            <text:p>19:41:35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style-name="ce2" table:formula="of:=VLOOKUP([.F702];[$Клиенты.A:.D];2;0)" office:value-type="string" office:string-value="Громов Л.И." calcext:value-type="string">
            <text:p>Громов Л.И.</text:p>
          </table:table-cell>
          <table:table-cell table:formula="of:=VLOOKUP([.E70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4M17S" calcext:value-type="time">
            <text:p>19:44:17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table:style-name="ce2" table:formula="of:=VLOOKUP([.F703];[$Клиенты.A:.D];2;0)" office:value-type="string" office:string-value="Орлов М.К." calcext:value-type="string">
            <text:p>Орлов М.К.</text:p>
          </table:table-cell>
          <table:table-cell table:formula="of:=VLOOKUP([.E70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4M36S" calcext:value-type="time">
            <text:p>19:44:3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table:style-name="ce2" table:formula="of:=VLOOKUP([.F704];[$Клиенты.A:.D];2;0)" office:value-type="string" office:string-value="Зайцев В.С." calcext:value-type="string">
            <text:p>Зайцев В.С.</text:p>
          </table:table-cell>
          <table:table-cell table:formula="of:=VLOOKUP([.E70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9M21S" calcext:value-type="time">
            <text:p>19:49:21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style-name="ce2" table:formula="of:=VLOOKUP([.F705];[$Клиенты.A:.D];2;0)" office:value-type="string" office:string-value="Волков Д.И." calcext:value-type="string">
            <text:p>Волков Д.И.</text:p>
          </table:table-cell>
          <table:table-cell table:formula="of:=VLOOKUP([.E70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58M51S" calcext:value-type="time">
            <text:p>19:58:51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706];[$Клиенты.A:.D];2;0)" office:value-type="string" office:string-value="Говоров Б.Т." calcext:value-type="string">
            <text:p>Говоров Б.Т.</text:p>
          </table:table-cell>
          <table:table-cell table:formula="of:=VLOOKUP([.E70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3M38S" calcext:value-type="time">
            <text:p>21:03:38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2" table:formula="of:=VLOOKUP([.F707];[$Клиенты.A:.D];2;0)" office:value-type="string" office:string-value="Окраинов Л.Г." calcext:value-type="string">
            <text:p>Окраинов Л.Г.</text:p>
          </table:table-cell>
          <table:table-cell table:formula="of:=VLOOKUP([.E7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5M10S" calcext:value-type="time">
            <text:p>21:05:10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style-name="ce2" table:formula="of:=VLOOKUP([.F708];[$Клиенты.A:.D];2;0)" office:value-type="string" office:string-value="Гудков Н.Г." calcext:value-type="string">
            <text:p>Гудков Н.Г.</text:p>
          </table:table-cell>
          <table:table-cell table:formula="of:=VLOOKUP([.E70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7M35S" calcext:value-type="time">
            <text:p>21:07:35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table:style-name="ce2" table:formula="of:=VLOOKUP([.F709];[$Клиенты.A:.D];2;0)" office:value-type="string" office:string-value="Орлов М.К." calcext:value-type="string">
            <text:p>Орлов М.К.</text:p>
          </table:table-cell>
          <table:table-cell table:formula="of:=VLOOKUP([.E70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9M54S" calcext:value-type="time">
            <text:p>21:09:54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style-name="ce2" table:formula="of:=VLOOKUP([.F710];[$Клиенты.A:.D];2;0)" office:value-type="string" office:string-value="Стеблов П.К." calcext:value-type="string">
            <text:p>Стеблов П.К.</text:p>
          </table:table-cell>
          <table:table-cell table:formula="of:=VLOOKUP([.E7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10M41S" calcext:value-type="time">
            <text:p>21:10:41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81" calcext:value-type="float">
            <text:p>481</text:p>
          </table:table-cell>
          <table:table-cell table:style-name="ce2" table:formula="of:=VLOOKUP([.F711];[$Клиенты.A:.D];2;0)" office:value-type="string" office:string-value="Говоров Б.Т." calcext:value-type="string">
            <text:p>Говоров Б.Т.</text:p>
          </table:table-cell>
          <table:table-cell table:formula="of:=VLOOKUP([.E71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22M36S" calcext:value-type="time">
            <text:p>21:22:36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table:style-name="ce2" table:formula="of:=VLOOKUP([.F712];[$Клиенты.A:.D];2;0)" office:value-type="string" office:string-value="Сачков Х.Э." calcext:value-type="string">
            <text:p>Сачков Х.Э.</text:p>
          </table:table-cell>
          <table:table-cell table:formula="of:=VLOOKUP([.E71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39M52S" calcext:value-type="time">
            <text:p>21:39:52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table:style-name="ce2" table:formula="of:=VLOOKUP([.F713];[$Клиенты.A:.D];2;0)" office:value-type="string" office:string-value="Хомяков Л.Д." calcext:value-type="string">
            <text:p>Хомяков Л.Д.</text:p>
          </table:table-cell>
          <table:table-cell table:formula="of:=VLOOKUP([.E71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43M33S" calcext:value-type="time">
            <text:p>21:43:33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2" table:formula="of:=VLOOKUP([.F714];[$Клиенты.A:.D];2;0)" office:value-type="string" office:string-value="Сушкин Л.Н." calcext:value-type="string">
            <text:p>Сушкин Л.Н.</text:p>
          </table:table-cell>
          <table:table-cell table:formula="of:=VLOOKUP([.E71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45M27S" calcext:value-type="time">
            <text:p>21:45:27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2" table:formula="of:=VLOOKUP([.F715];[$Клиенты.A:.D];2;0)" office:value-type="string" office:string-value="Охотников Д.М." calcext:value-type="string">
            <text:p>Охотников Д.М.</text:p>
          </table:table-cell>
          <table:table-cell table:formula="of:=VLOOKUP([.E7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54M25S" calcext:value-type="time">
            <text:p>21:54:25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style-name="ce2" table:formula="of:=VLOOKUP([.F716];[$Клиенты.A:.D];2;0)" office:value-type="string" office:string-value="Лесов А.П." calcext:value-type="string">
            <text:p>Лесов А.П.</text:p>
          </table:table-cell>
          <table:table-cell table:formula="of:=VLOOKUP([.E7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57M09S" calcext:value-type="time">
            <text:p>21:57:09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table:style-name="ce2" table:formula="of:=VLOOKUP([.F717];[$Клиенты.A:.D];2;0)" office:value-type="string" office:string-value="Салаватов Ф.Я." calcext:value-type="string">
            <text:p>Салаватов Ф.Я.</text:p>
          </table:table-cell>
          <table:table-cell table:formula="of:=VLOOKUP([.E7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57M10S" calcext:value-type="time">
            <text:p>21:57:10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table:style-name="ce2" table:formula="of:=VLOOKUP([.F71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71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2H22M27S" calcext:value-type="time">
            <text:p>22:22:27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style-name="ce2" table:formula="of:=VLOOKUP([.F719];[$Клиенты.A:.D];2;0)" office:value-type="string" office:string-value="Громов Л.И." calcext:value-type="string">
            <text:p>Громов Л.И.</text:p>
          </table:table-cell>
          <table:table-cell table:formula="of:=VLOOKUP([.E71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2H32M54S" calcext:value-type="time">
            <text:p>22:32:54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style-name="ce2" table:formula="of:=VLOOKUP([.F720];[$Клиенты.A:.D];2;0)" office:value-type="string" office:string-value="Волков Д.И." calcext:value-type="string">
            <text:p>Волков Д.И.</text:p>
          </table:table-cell>
          <table:table-cell table:formula="of:=VLOOKUP([.E72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2H50M55S" calcext:value-type="time">
            <text:p>22:50:55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style-name="ce2" table:formula="of:=VLOOKUP([.F721];[$Клиенты.A:.D];2;0)" office:value-type="string" office:string-value="Зайцев В.С." calcext:value-type="string">
            <text:p>Зайцев В.С.</text:p>
          </table:table-cell>
          <table:table-cell table:formula="of:=VLOOKUP([.E72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6H59M52S" calcext:value-type="time">
            <text:p>6:59:5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style-name="ce2" table:formula="of:=VLOOKUP([.F722];[$Клиенты.A:.D];2;0)" office:value-type="string" office:string-value="Лесов А.П." calcext:value-type="string">
            <text:p>Лесов А.П.</text:p>
          </table:table-cell>
          <table:table-cell table:formula="of:=VLOOKUP([.E72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7H04M00S" calcext:value-type="time">
            <text:p>7:04:00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table:style-name="ce2" table:formula="of:=VLOOKUP([.F723];[$Клиенты.A:.D];2;0)" office:value-type="string" office:string-value="Орлов М.К." calcext:value-type="string">
            <text:p>Орлов М.К.</text:p>
          </table:table-cell>
          <table:table-cell table:formula="of:=VLOOKUP([.E72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7H10M55S" calcext:value-type="time">
            <text:p>7:10:55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style-name="ce2" table:formula="of:=VLOOKUP([.F724];[$Клиенты.A:.D];2;0)" office:value-type="string" office:string-value="Стеблов П.К." calcext:value-type="string">
            <text:p>Стеблов П.К.</text:p>
          </table:table-cell>
          <table:table-cell table:formula="of:=VLOOKUP([.E7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8H42M50S" calcext:value-type="time">
            <text:p>8:42:5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ce2" table:formula="of:=VLOOKUP([.F725];[$Клиенты.A:.D];2;0)" office:value-type="string" office:string-value="Салаватов Ф.Я." calcext:value-type="string">
            <text:p>Салаватов Ф.Я.</text:p>
          </table:table-cell>
          <table:table-cell table:formula="of:=VLOOKUP([.E72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8H49M54S" calcext:value-type="time">
            <text:p>8:49:5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table:style-name="ce2" table:formula="of:=VLOOKUP([.F726];[$Клиенты.A:.D];2;0)" office:value-type="string" office:string-value="Гудков Н.Г." calcext:value-type="string">
            <text:p>Гудков Н.Г.</text:p>
          </table:table-cell>
          <table:table-cell table:formula="of:=VLOOKUP([.E72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9H30M03S" calcext:value-type="time">
            <text:p>9:30:03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table:style-name="ce2" table:formula="of:=VLOOKUP([.F727];[$Клиенты.A:.D];2;0)" office:value-type="string" office:string-value="Зайцев В.С." calcext:value-type="string">
            <text:p>Зайцев В.С.</text:p>
          </table:table-cell>
          <table:table-cell table:formula="of:=VLOOKUP([.E72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9H59M32S" calcext:value-type="time">
            <text:p>9:59:32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728];[$Клиенты.A:.D];2;0)" office:value-type="string" office:string-value="Окраинов Л.Г." calcext:value-type="string">
            <text:p>Окраинов Л.Г.</text:p>
          </table:table-cell>
          <table:table-cell table:formula="of:=VLOOKUP([.E7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08M42S" calcext:value-type="time">
            <text:p>10:08:42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729];[$Клиенты.A:.D];2;0)" office:value-type="string" office:string-value="Сушкин Л.Н." calcext:value-type="string">
            <text:p>Сушкин Л.Н.</text:p>
          </table:table-cell>
          <table:table-cell table:formula="of:=VLOOKUP([.E72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19M02S" calcext:value-type="time">
            <text:p>10:19:02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table:style-name="ce2" table:formula="of:=VLOOKUP([.F730];[$Клиенты.A:.D];2;0)" office:value-type="string" office:string-value="Охотников Д.М." calcext:value-type="string">
            <text:p>Охотников Д.М.</text:p>
          </table:table-cell>
          <table:table-cell table:formula="of:=VLOOKUP([.E7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30M14S" calcext:value-type="time">
            <text:p>10:30:1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538" calcext:value-type="float">
            <text:p>538</text:p>
          </table:table-cell>
          <table:table-cell table:style-name="ce2" table:formula="of:=VLOOKUP([.F731];[$Клиенты.A:.D];2;0)" office:value-type="string" office:string-value="Сачков Х.Э." calcext:value-type="string">
            <text:p>Сачков Х.Э.</text:p>
          </table:table-cell>
          <table:table-cell table:formula="of:=VLOOKUP([.E73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38M03S" calcext:value-type="time">
            <text:p>10:38:03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style-name="ce2" table:formula="of:=VLOOKUP([.F732];[$Клиенты.A:.D];2;0)" office:value-type="string" office:string-value="Громов Л.И." calcext:value-type="string">
            <text:p>Громов Л.И.</text:p>
          </table:table-cell>
          <table:table-cell table:formula="of:=VLOOKUP([.E73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39M33S" calcext:value-type="time">
            <text:p>10:39:33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733];[$Клиенты.A:.D];2;0)" office:value-type="string" office:string-value="Хомяков Л.Д." calcext:value-type="string">
            <text:p>Хомяков Л.Д.</text:p>
          </table:table-cell>
          <table:table-cell table:formula="of:=VLOOKUP([.E73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50M35S" calcext:value-type="time">
            <text:p>10:50:35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table:style-name="ce2" table:formula="of:=VLOOKUP([.F73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73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59M36S" calcext:value-type="time">
            <text:p>10:59:36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table:style-name="ce2" table:formula="of:=VLOOKUP([.F735];[$Клиенты.A:.D];2;0)" office:value-type="string" office:string-value="Волков Д.И." calcext:value-type="string">
            <text:p>Волков Д.И.</text:p>
          </table:table-cell>
          <table:table-cell table:formula="of:=VLOOKUP([.E73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1H09M21S" calcext:value-type="time">
            <text:p>11:09:21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73" calcext:value-type="float">
            <text:p>373</text:p>
          </table:table-cell>
          <table:table-cell table:style-name="ce2" table:formula="of:=VLOOKUP([.F736];[$Клиенты.A:.D];2;0)" office:value-type="string" office:string-value="Говоров Б.Т." calcext:value-type="string">
            <text:p>Говоров Б.Т.</text:p>
          </table:table-cell>
          <table:table-cell table:formula="of:=VLOOKUP([.E73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06M28S" calcext:value-type="time">
            <text:p>13:06:28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table:style-name="ce2" table:formula="of:=VLOOKUP([.F737];[$Клиенты.A:.D];2;0)" office:value-type="string" office:string-value="Салаватов Ф.Я." calcext:value-type="string">
            <text:p>Салаватов Ф.Я.</text:p>
          </table:table-cell>
          <table:table-cell table:formula="of:=VLOOKUP([.E73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30M50S" calcext:value-type="time">
            <text:p>13:30:50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table:style-name="ce2" table:formula="of:=VLOOKUP([.F738];[$Клиенты.A:.D];2;0)" office:value-type="string" office:string-value="Охотников Д.М." calcext:value-type="string">
            <text:p>Охотников Д.М.</text:p>
          </table:table-cell>
          <table:table-cell table:formula="of:=VLOOKUP([.E73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35M55S" calcext:value-type="time">
            <text:p>13:35:55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style-name="ce2" table:formula="of:=VLOOKUP([.F739];[$Клиенты.A:.D];2;0)" office:value-type="string" office:string-value="Громов Л.И." calcext:value-type="string">
            <text:p>Громов Л.И.</text:p>
          </table:table-cell>
          <table:table-cell table:formula="of:=VLOOKUP([.E73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44M44S" calcext:value-type="time">
            <text:p>13:44:44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33" calcext:value-type="float">
            <text:p>433</text:p>
          </table:table-cell>
          <table:table-cell table:style-name="ce2" table:formula="of:=VLOOKUP([.F740];[$Клиенты.A:.D];2;0)" office:value-type="string" office:string-value="Говоров Б.Т." calcext:value-type="string">
            <text:p>Говоров Б.Т.</text:p>
          </table:table-cell>
          <table:table-cell table:formula="of:=VLOOKUP([.E74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00M29S" calcext:value-type="time">
            <text:p>14:00:29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style-name="ce2" table:formula="of:=VLOOKUP([.F741];[$Клиенты.A:.D];2;0)" office:value-type="string" office:string-value="Орлов М.К." calcext:value-type="string">
            <text:p>Орлов М.К.</text:p>
          </table:table-cell>
          <table:table-cell table:formula="of:=VLOOKUP([.E74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17M33S" calcext:value-type="time">
            <text:p>14:17:33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style-name="ce2" table:formula="of:=VLOOKUP([.F742];[$Клиенты.A:.D];2;0)" office:value-type="string" office:string-value="Лесов А.П." calcext:value-type="string">
            <text:p>Лесов А.П.</text:p>
          </table:table-cell>
          <table:table-cell table:formula="of:=VLOOKUP([.E7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19M04S" calcext:value-type="time">
            <text:p>14:19:0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style-name="ce2" table:formula="of:=VLOOKUP([.F743];[$Клиенты.A:.D];2;0)" office:value-type="string" office:string-value="Сачков Х.Э." calcext:value-type="string">
            <text:p>Сачков Х.Э.</text:p>
          </table:table-cell>
          <table:table-cell table:formula="of:=VLOOKUP([.E74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57M21S" calcext:value-type="time">
            <text:p>14:57:21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table:style-name="ce2" table:formula="of:=VLOOKUP([.F744];[$Клиенты.A:.D];2;0)" office:value-type="string" office:string-value="Окраинов Л.Г." calcext:value-type="string">
            <text:p>Окраинов Л.Г.</text:p>
          </table:table-cell>
          <table:table-cell table:formula="of:=VLOOKUP([.E7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17M31S" calcext:value-type="time">
            <text:p>15:17:31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style-name="ce2" table:formula="of:=VLOOKUP([.F745];[$Клиенты.A:.D];2;0)" office:value-type="string" office:string-value="Зайцев В.С." calcext:value-type="string">
            <text:p>Зайцев В.С.</text:p>
          </table:table-cell>
          <table:table-cell table:formula="of:=VLOOKUP([.E74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19M29S" calcext:value-type="time">
            <text:p>15:19:29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table:style-name="ce2" table:formula="of:=VLOOKUP([.F746];[$Клиенты.A:.D];2;0)" office:value-type="string" office:string-value="Гудков Н.Г." calcext:value-type="string">
            <text:p>Гудков Н.Г.</text:p>
          </table:table-cell>
          <table:table-cell table:formula="of:=VLOOKUP([.E74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21M10S" calcext:value-type="time">
            <text:p>15:21:10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table:style-name="ce2" table:formula="of:=VLOOKUP([.F747];[$Клиенты.A:.D];2;0)" office:value-type="string" office:string-value="Сушкин Л.Н." calcext:value-type="string">
            <text:p>Сушкин Л.Н.</text:p>
          </table:table-cell>
          <table:table-cell table:formula="of:=VLOOKUP([.E74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21M48S" calcext:value-type="time">
            <text:p>15:21:48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style-name="ce2" table:formula="of:=VLOOKUP([.F748];[$Клиенты.A:.D];2;0)" office:value-type="string" office:string-value="Стеблов П.К." calcext:value-type="string">
            <text:p>Стеблов П.К.</text:p>
          </table:table-cell>
          <table:table-cell table:formula="of:=VLOOKUP([.E7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41M24S" calcext:value-type="time">
            <text:p>15:41:24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style-name="ce2" table:formula="of:=VLOOKUP([.F749];[$Клиенты.A:.D];2;0)" office:value-type="string" office:string-value="Волков Д.И." calcext:value-type="string">
            <text:p>Волков Д.И.</text:p>
          </table:table-cell>
          <table:table-cell table:formula="of:=VLOOKUP([.E74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47M25S" calcext:value-type="time">
            <text:p>15:47:2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style-name="ce2" table:formula="of:=VLOOKUP([.F75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75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59M07S" calcext:value-type="time">
            <text:p>15:59:07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style-name="ce2" table:formula="of:=VLOOKUP([.F751];[$Клиенты.A:.D];2;0)" office:value-type="string" office:string-value="Хомяков Л.Д." calcext:value-type="string">
            <text:p>Хомяков Л.Д.</text:p>
          </table:table-cell>
          <table:table-cell table:formula="of:=VLOOKUP([.E7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7H31M03S" calcext:value-type="time">
            <text:p>17:31:03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style-name="ce2" table:formula="of:=VLOOKUP([.F752];[$Клиенты.A:.D];2;0)" office:value-type="string" office:string-value="Орлов М.К." calcext:value-type="string">
            <text:p>Орлов М.К.</text:p>
          </table:table-cell>
          <table:table-cell table:formula="of:=VLOOKUP([.E75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7H45M48S" calcext:value-type="time">
            <text:p>17:45:48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style-name="ce2" table:formula="of:=VLOOKUP([.F75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75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7H57M49S" calcext:value-type="time">
            <text:p>17:57:49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table:style-name="ce2" table:formula="of:=VLOOKUP([.F754];[$Клиенты.A:.D];2;0)" office:value-type="string" office:string-value="Стеблов П.К." calcext:value-type="string">
            <text:p>Стеблов П.К.</text:p>
          </table:table-cell>
          <table:table-cell table:formula="of:=VLOOKUP([.E75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11M44S" calcext:value-type="time">
            <text:p>18:11:4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95" calcext:value-type="float">
            <text:p>395</text:p>
          </table:table-cell>
          <table:table-cell table:style-name="ce2" table:formula="of:=VLOOKUP([.F755];[$Клиенты.A:.D];2;0)" office:value-type="string" office:string-value="Сачков Х.Э." calcext:value-type="string">
            <text:p>Сачков Х.Э.</text:p>
          </table:table-cell>
          <table:table-cell table:formula="of:=VLOOKUP([.E75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13M23S" calcext:value-type="time">
            <text:p>18:13:23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table:style-name="ce2" table:formula="of:=VLOOKUP([.F756];[$Клиенты.A:.D];2;0)" office:value-type="string" office:string-value="Зайцев В.С." calcext:value-type="string">
            <text:p>Зайцев В.С.</text:p>
          </table:table-cell>
          <table:table-cell table:formula="of:=VLOOKUP([.E75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13M44S" calcext:value-type="time">
            <text:p>18:13:44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757];[$Клиенты.A:.D];2;0)" office:value-type="string" office:string-value="Хомяков Л.Д." calcext:value-type="string">
            <text:p>Хомяков Л.Д.</text:p>
          </table:table-cell>
          <table:table-cell table:formula="of:=VLOOKUP([.E75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25M16S" calcext:value-type="time">
            <text:p>18:25:16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style-name="ce2" table:formula="of:=VLOOKUP([.F758];[$Клиенты.A:.D];2;0)" office:value-type="string" office:string-value="Громов Л.И." calcext:value-type="string">
            <text:p>Громов Л.И.</text:p>
          </table:table-cell>
          <table:table-cell table:formula="of:=VLOOKUP([.E75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33M26S" calcext:value-type="time">
            <text:p>18:33:26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590" calcext:value-type="float">
            <text:p>590</text:p>
          </table:table-cell>
          <table:table-cell table:style-name="ce2" table:formula="of:=VLOOKUP([.F759];[$Клиенты.A:.D];2;0)" office:value-type="string" office:string-value="Говоров Б.Т." calcext:value-type="string">
            <text:p>Говоров Б.Т.</text:p>
          </table:table-cell>
          <table:table-cell table:formula="of:=VLOOKUP([.E75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37M24S" calcext:value-type="time">
            <text:p>18:37:24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table:style-name="ce2" table:formula="of:=VLOOKUP([.F760];[$Клиенты.A:.D];2;0)" office:value-type="string" office:string-value="Волков Д.И." calcext:value-type="string">
            <text:p>Волков Д.И.</text:p>
          </table:table-cell>
          <table:table-cell table:formula="of:=VLOOKUP([.E76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38M48S" calcext:value-type="time">
            <text:p>18:38:48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table:style-name="ce2" table:formula="of:=VLOOKUP([.F761];[$Клиенты.A:.D];2;0)" office:value-type="string" office:string-value="Сушкин Л.Н." calcext:value-type="string">
            <text:p>Сушкин Л.Н.</text:p>
          </table:table-cell>
          <table:table-cell table:formula="of:=VLOOKUP([.E76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42M56S" calcext:value-type="time">
            <text:p>18:42:56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table:style-name="ce2" table:formula="of:=VLOOKUP([.F762];[$Клиенты.A:.D];2;0)" office:value-type="string" office:string-value="Охотников Д.М." calcext:value-type="string">
            <text:p>Охотников Д.М.</text:p>
          </table:table-cell>
          <table:table-cell table:formula="of:=VLOOKUP([.E76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52M13S" calcext:value-type="time">
            <text:p>18:52:13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2" table:formula="of:=VLOOKUP([.F763];[$Клиенты.A:.D];2;0)" office:value-type="string" office:string-value="Салаватов Ф.Я." calcext:value-type="string">
            <text:p>Салаватов Ф.Я.</text:p>
          </table:table-cell>
          <table:table-cell table:formula="of:=VLOOKUP([.E7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58M58S" calcext:value-type="time">
            <text:p>18:58:58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table:style-name="ce2" table:formula="of:=VLOOKUP([.F764];[$Клиенты.A:.D];2;0)" office:value-type="string" office:string-value="Окраинов Л.Г." calcext:value-type="string">
            <text:p>Окраинов Л.Г.</text:p>
          </table:table-cell>
          <table:table-cell table:formula="of:=VLOOKUP([.E76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9H01M55S" calcext:value-type="time">
            <text:p>19:01:55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765];[$Клиенты.A:.D];2;0)" office:value-type="string" office:string-value="Гудков Н.Г." calcext:value-type="string">
            <text:p>Гудков Н.Г.</text:p>
          </table:table-cell>
          <table:table-cell table:formula="of:=VLOOKUP([.E76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9H52M37S" calcext:value-type="time">
            <text:p>19:52:37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style-name="ce2" table:formula="of:=VLOOKUP([.F766];[$Клиенты.A:.D];2;0)" office:value-type="string" office:string-value="Лесов А.П." calcext:value-type="string">
            <text:p>Лесов А.П.</text:p>
          </table:table-cell>
          <table:table-cell table:formula="of:=VLOOKUP([.E76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03M03S" calcext:value-type="time">
            <text:p>21:03:03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style-name="ce2" table:formula="of:=VLOOKUP([.F767];[$Клиенты.A:.D];2;0)" office:value-type="string" office:string-value="Орлов М.К." calcext:value-type="string">
            <text:p>Орлов М.К.</text:p>
          </table:table-cell>
          <table:table-cell table:formula="of:=VLOOKUP([.E76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03M10S" calcext:value-type="time">
            <text:p>21:03:10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768];[$Клиенты.A:.D];2;0)" office:value-type="string" office:string-value="Волков Д.И." calcext:value-type="string">
            <text:p>Волков Д.И.</text:p>
          </table:table-cell>
          <table:table-cell table:formula="of:=VLOOKUP([.E76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18M36S" calcext:value-type="time">
            <text:p>21:18:36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2" table:formula="of:=VLOOKUP([.F769];[$Клиенты.A:.D];2;0)" office:value-type="string" office:string-value="Хомяков Л.Д." calcext:value-type="string">
            <text:p>Хомяков Л.Д.</text:p>
          </table:table-cell>
          <table:table-cell table:formula="of:=VLOOKUP([.E76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18M44S" calcext:value-type="time">
            <text:p>21:18:44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" table:formula="of:=VLOOKUP([.F770];[$Клиенты.A:.D];2;0)" office:value-type="string" office:string-value="Говоров Б.Т." calcext:value-type="string">
            <text:p>Говоров Б.Т.</text:p>
          </table:table-cell>
          <table:table-cell table:formula="of:=VLOOKUP([.E77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31M43S" calcext:value-type="time">
            <text:p>21:31:4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table:style-name="ce2" table:formula="of:=VLOOKUP([.F771];[$Клиенты.A:.D];2;0)" office:value-type="string" office:string-value="Сачков Х.Э." calcext:value-type="string">
            <text:p>Сачков Х.Э.</text:p>
          </table:table-cell>
          <table:table-cell table:formula="of:=VLOOKUP([.E77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38M06S" calcext:value-type="time">
            <text:p>21:38:06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table:style-name="ce2" table:formula="of:=VLOOKUP([.F772];[$Клиенты.A:.D];2;0)" office:value-type="string" office:string-value="Салаватов Ф.Я." calcext:value-type="string">
            <text:p>Салаватов Ф.Я.</text:p>
          </table:table-cell>
          <table:table-cell table:formula="of:=VLOOKUP([.E77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41M44S" calcext:value-type="time">
            <text:p>21:41:44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style-name="ce2" table:formula="of:=VLOOKUP([.F773];[$Клиенты.A:.D];2;0)" office:value-type="string" office:string-value="Стеблов П.К." calcext:value-type="string">
            <text:p>Стеблов П.К.</text:p>
          </table:table-cell>
          <table:table-cell table:formula="of:=VLOOKUP([.E7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51M32S" calcext:value-type="time">
            <text:p>21:51:32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table:style-name="ce2" table:formula="of:=VLOOKUP([.F774];[$Клиенты.A:.D];2;0)" office:value-type="string" office:string-value="Сушкин Л.Н." calcext:value-type="string">
            <text:p>Сушкин Л.Н.</text:p>
          </table:table-cell>
          <table:table-cell table:formula="of:=VLOOKUP([.E77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15M02S" calcext:value-type="time">
            <text:p>22:15:02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style-name="ce2" table:formula="of:=VLOOKUP([.F775];[$Клиенты.A:.D];2;0)" office:value-type="string" office:string-value="Гудков Н.Г." calcext:value-type="string">
            <text:p>Гудков Н.Г.</text:p>
          </table:table-cell>
          <table:table-cell table:formula="of:=VLOOKUP([.E7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16M41S" calcext:value-type="time">
            <text:p>22:16:41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2" table:formula="of:=VLOOKUP([.F776];[$Клиенты.A:.D];2;0)" office:value-type="string" office:string-value="Охотников Д.М." calcext:value-type="string">
            <text:p>Охотников Д.М.</text:p>
          </table:table-cell>
          <table:table-cell table:formula="of:=VLOOKUP([.E7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37M31S" calcext:value-type="time">
            <text:p>22:37:31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style-name="ce2" table:formula="of:=VLOOKUP([.F777];[$Клиенты.A:.D];2;0)" office:value-type="string" office:string-value="Зайцев В.С." calcext:value-type="string">
            <text:p>Зайцев В.С.</text:p>
          </table:table-cell>
          <table:table-cell table:formula="of:=VLOOKUP([.E77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41M11S" calcext:value-type="time">
            <text:p>22:41:11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style-name="ce2" table:formula="of:=VLOOKUP([.F778];[$Клиенты.A:.D];2;0)" office:value-type="string" office:string-value="Окраинов Л.Г." calcext:value-type="string">
            <text:p>Окраинов Л.Г.</text:p>
          </table:table-cell>
          <table:table-cell table:formula="of:=VLOOKUP([.E77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48M53S" calcext:value-type="time">
            <text:p>22:48:53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table:style-name="ce2" table:formula="of:=VLOOKUP([.F779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779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55M54S" calcext:value-type="time">
            <text:p>22:55:54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style-name="ce2" table:formula="of:=VLOOKUP([.F780];[$Клиенты.A:.D];2;0)" office:value-type="string" office:string-value="Лесов А.П." calcext:value-type="string">
            <text:p>Лесов А.П.</text:p>
          </table:table-cell>
          <table:table-cell table:formula="of:=VLOOKUP([.E78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58M48S" calcext:value-type="time">
            <text:p>22:58:48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table:style-name="ce2" table:formula="of:=VLOOKUP([.F781];[$Клиенты.A:.D];2;0)" office:value-type="string" office:string-value="Громов Л.И." calcext:value-type="string">
            <text:p>Громов Л.И.</text:p>
          </table:table-cell>
          <table:table-cell table:formula="of:=VLOOKUP([.E78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6H35M04S" calcext:value-type="time">
            <text:p>6:35:04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782];[$Клиенты.A:.D];2;0)" office:value-type="string" office:string-value="Волков Д.И." calcext:value-type="string">
            <text:p>Волков Д.И.</text:p>
          </table:table-cell>
          <table:table-cell table:formula="of:=VLOOKUP([.E7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7H11M28S" calcext:value-type="time">
            <text:p>7:11:28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783];[$Клиенты.A:.D];2;0)" office:value-type="string" office:string-value="Сачков Х.Э." calcext:value-type="string">
            <text:p>Сачков Х.Э.</text:p>
          </table:table-cell>
          <table:table-cell table:formula="of:=VLOOKUP([.E78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7H14M06S" calcext:value-type="time">
            <text:p>7:14:06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table:style-name="ce2" table:formula="of:=VLOOKUP([.F784];[$Клиенты.A:.D];2;0)" office:value-type="string" office:string-value="Громов Л.И." calcext:value-type="string">
            <text:p>Громов Л.И.</text:p>
          </table:table-cell>
          <table:table-cell table:formula="of:=VLOOKUP([.E78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8H24M54S" calcext:value-type="time">
            <text:p>8:24:54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table:style-name="ce2" table:formula="of:=VLOOKUP([.F785];[$Клиенты.A:.D];2;0)" office:value-type="string" office:string-value="Стеблов П.К." calcext:value-type="string">
            <text:p>Стеблов П.К.</text:p>
          </table:table-cell>
          <table:table-cell table:formula="of:=VLOOKUP([.E7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8H33M24S" calcext:value-type="time">
            <text:p>8:33:24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table:style-name="ce2" table:formula="of:=VLOOKUP([.F786];[$Клиенты.A:.D];2;0)" office:value-type="string" office:string-value="Сушкин Л.Н." calcext:value-type="string">
            <text:p>Сушкин Л.Н.</text:p>
          </table:table-cell>
          <table:table-cell table:formula="of:=VLOOKUP([.E78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8H43M39S" calcext:value-type="time">
            <text:p>8:43:39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style-name="ce2" table:formula="of:=VLOOKUP([.F787];[$Клиенты.A:.D];2;0)" office:value-type="string" office:string-value="Лесов А.П." calcext:value-type="string">
            <text:p>Лесов А.П.</text:p>
          </table:table-cell>
          <table:table-cell table:formula="of:=VLOOKUP([.E78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9H22M01S" calcext:value-type="time">
            <text:p>9:22:01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788];[$Клиенты.A:.D];2;0)" office:value-type="string" office:string-value="Гудков Н.Г." calcext:value-type="string">
            <text:p>Гудков Н.Г.</text:p>
          </table:table-cell>
          <table:table-cell table:formula="of:=VLOOKUP([.E78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9H22M53S" calcext:value-type="time">
            <text:p>9:22:53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style-name="ce2" table:formula="of:=VLOOKUP([.F789];[$Клиенты.A:.D];2;0)" office:value-type="string" office:string-value="Орлов М.К." calcext:value-type="string">
            <text:p>Орлов М.К.</text:p>
          </table:table-cell>
          <table:table-cell table:formula="of:=VLOOKUP([.E78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9H52M22S" calcext:value-type="time">
            <text:p>9:52:22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style-name="ce2" table:formula="of:=VLOOKUP([.F790];[$Клиенты.A:.D];2;0)" office:value-type="string" office:string-value="Хомяков Л.Д." calcext:value-type="string">
            <text:p>Хомяков Л.Д.</text:p>
          </table:table-cell>
          <table:table-cell table:formula="of:=VLOOKUP([.E7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15M42S" calcext:value-type="time">
            <text:p>10:15:42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style-name="ce2" table:formula="of:=VLOOKUP([.F79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79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20M52S" calcext:value-type="time">
            <text:p>10:20:5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792];[$Клиенты.A:.D];2;0)" office:value-type="string" office:string-value="Зайцев В.С." calcext:value-type="string">
            <text:p>Зайцев В.С.</text:p>
          </table:table-cell>
          <table:table-cell table:formula="of:=VLOOKUP([.E79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27M42S" calcext:value-type="time">
            <text:p>10:27:42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46" calcext:value-type="float">
            <text:p>346</text:p>
          </table:table-cell>
          <table:table-cell table:style-name="ce2" table:formula="of:=VLOOKUP([.F793];[$Клиенты.A:.D];2;0)" office:value-type="string" office:string-value="Окраинов Л.Г." calcext:value-type="string">
            <text:p>Окраинов Л.Г.</text:p>
          </table:table-cell>
          <table:table-cell table:formula="of:=VLOOKUP([.E79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58M09S" calcext:value-type="time">
            <text:p>10:58:09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style-name="ce2" table:formula="of:=VLOOKUP([.F794];[$Клиенты.A:.D];2;0)" office:value-type="string" office:string-value="Салаватов Ф.Я." calcext:value-type="string">
            <text:p>Салаватов Ф.Я.</text:p>
          </table:table-cell>
          <table:table-cell table:formula="of:=VLOOKUP([.E79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1H01M59S" calcext:value-type="time">
            <text:p>11:01:59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style-name="ce2" table:formula="of:=VLOOKUP([.F795];[$Клиенты.A:.D];2;0)" office:value-type="string" office:string-value="Говоров Б.Т." calcext:value-type="string">
            <text:p>Говоров Б.Т.</text:p>
          </table:table-cell>
          <table:table-cell table:formula="of:=VLOOKUP([.E79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1H25M18S" calcext:value-type="time">
            <text:p>11:25:18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table:style-name="ce2" table:formula="of:=VLOOKUP([.F796];[$Клиенты.A:.D];2;0)" office:value-type="string" office:string-value="Охотников Д.М." calcext:value-type="string">
            <text:p>Охотников Д.М.</text:p>
          </table:table-cell>
          <table:table-cell table:formula="of:=VLOOKUP([.E7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25M33S" calcext:value-type="time">
            <text:p>13:25:33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style-name="ce2" table:formula="of:=VLOOKUP([.F79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79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37M15S" calcext:value-type="time">
            <text:p>13:37:15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2" table:formula="of:=VLOOKUP([.F798];[$Клиенты.A:.D];2;0)" office:value-type="string" office:string-value="Салаватов Ф.Я." calcext:value-type="string">
            <text:p>Салаватов Ф.Я.</text:p>
          </table:table-cell>
          <table:table-cell table:formula="of:=VLOOKUP([.E79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39M32S" calcext:value-type="time">
            <text:p>13:39:32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style-name="ce2" table:formula="of:=VLOOKUP([.F799];[$Клиенты.A:.D];2;0)" office:value-type="string" office:string-value="Волков Д.И." calcext:value-type="string">
            <text:p>Волков Д.И.</text:p>
          </table:table-cell>
          <table:table-cell table:formula="of:=VLOOKUP([.E7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39M38S" calcext:value-type="time">
            <text:p>13:39:38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style-name="ce2" table:formula="of:=VLOOKUP([.F800];[$Клиенты.A:.D];2;0)" office:value-type="string" office:string-value="Гудков Н.Г." calcext:value-type="string">
            <text:p>Гудков Н.Г.</text:p>
          </table:table-cell>
          <table:table-cell table:formula="of:=VLOOKUP([.E8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07M57S" calcext:value-type="time">
            <text:p>14:07:57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801];[$Клиенты.A:.D];2;0)" office:value-type="string" office:string-value="Сушкин Л.Н." calcext:value-type="string">
            <text:p>Сушкин Л.Н.</text:p>
          </table:table-cell>
          <table:table-cell table:formula="of:=VLOOKUP([.E80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14M06S" calcext:value-type="time">
            <text:p>14:14:06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table:style-name="ce2" table:formula="of:=VLOOKUP([.F802];[$Клиенты.A:.D];2;0)" office:value-type="string" office:string-value="Сачков Х.Э." calcext:value-type="string">
            <text:p>Сачков Х.Э.</text:p>
          </table:table-cell>
          <table:table-cell table:formula="of:=VLOOKUP([.E80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24M25S" calcext:value-type="time">
            <text:p>14:24:2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" table:formula="of:=VLOOKUP([.F803];[$Клиенты.A:.D];2;0)" office:value-type="string" office:string-value="Стеблов П.К." calcext:value-type="string">
            <text:p>Стеблов П.К.</text:p>
          </table:table-cell>
          <table:table-cell table:formula="of:=VLOOKUP([.E80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29M15S" calcext:value-type="time">
            <text:p>14:29:15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style-name="ce2" table:formula="of:=VLOOKUP([.F804];[$Клиенты.A:.D];2;0)" office:value-type="string" office:string-value="Лесов А.П." calcext:value-type="string">
            <text:p>Лесов А.П.</text:p>
          </table:table-cell>
          <table:table-cell table:formula="of:=VLOOKUP([.E80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46M11S" calcext:value-type="time">
            <text:p>14:46:11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style-name="ce2" table:formula="of:=VLOOKUP([.F805];[$Клиенты.A:.D];2;0)" office:value-type="string" office:string-value="Зайцев В.С." calcext:value-type="string">
            <text:p>Зайцев В.С.</text:p>
          </table:table-cell>
          <table:table-cell table:formula="of:=VLOOKUP([.E80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48M29S" calcext:value-type="time">
            <text:p>14:48:29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2" table:formula="of:=VLOOKUP([.F806];[$Клиенты.A:.D];2;0)" office:value-type="string" office:string-value="Хомяков Л.Д." calcext:value-type="string">
            <text:p>Хомяков Л.Д.</text:p>
          </table:table-cell>
          <table:table-cell table:formula="of:=VLOOKUP([.E8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58M07S" calcext:value-type="time">
            <text:p>14:58:07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table:style-name="ce2" table:formula="of:=VLOOKUP([.F807];[$Клиенты.A:.D];2;0)" office:value-type="string" office:string-value="Окраинов Л.Г." calcext:value-type="string">
            <text:p>Окраинов Л.Г.</text:p>
          </table:table-cell>
          <table:table-cell table:formula="of:=VLOOKUP([.E8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09M13S" calcext:value-type="time">
            <text:p>15:09:13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style-name="ce2" table:formula="of:=VLOOKUP([.F808];[$Клиенты.A:.D];2;0)" office:value-type="string" office:string-value="Охотников Д.М." calcext:value-type="string">
            <text:p>Охотников Д.М.</text:p>
          </table:table-cell>
          <table:table-cell table:formula="of:=VLOOKUP([.E80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54M18S" calcext:value-type="time">
            <text:p>15:54:18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style-name="ce2" table:formula="of:=VLOOKUP([.F809];[$Клиенты.A:.D];2;0)" office:value-type="string" office:string-value="Громов Л.И." calcext:value-type="string">
            <text:p>Громов Л.И.</text:p>
          </table:table-cell>
          <table:table-cell table:formula="of:=VLOOKUP([.E80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55M43S" calcext:value-type="time">
            <text:p>15:55:43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table:formula="of:=VLOOKUP([.F810];[$Клиенты.A:.D];2;0)" office:value-type="string" office:string-value="Орлов М.К." calcext:value-type="string">
            <text:p>Орлов М.К.</text:p>
          </table:table-cell>
          <table:table-cell table:formula="of:=VLOOKUP([.E81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59M06S" calcext:value-type="time">
            <text:p>15:59:06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style-name="ce2" table:formula="of:=VLOOKUP([.F811];[$Клиенты.A:.D];2;0)" office:value-type="string" office:string-value="Говоров Б.Т." calcext:value-type="string">
            <text:p>Говоров Б.Т.</text:p>
          </table:table-cell>
          <table:table-cell table:formula="of:=VLOOKUP([.E81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34M11S" calcext:value-type="time">
            <text:p>17:34:11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2" table:formula="of:=VLOOKUP([.F812];[$Клиенты.A:.D];2;0)" office:value-type="string" office:string-value="Гудков Н.Г." calcext:value-type="string">
            <text:p>Гудков Н.Г.</text:p>
          </table:table-cell>
          <table:table-cell table:formula="of:=VLOOKUP([.E81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37M23S" calcext:value-type="time">
            <text:p>17:37:23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table:style-name="ce2" table:formula="of:=VLOOKUP([.F813];[$Клиенты.A:.D];2;0)" office:value-type="string" office:string-value="Громов Л.И." calcext:value-type="string">
            <text:p>Громов Л.И.</text:p>
          </table:table-cell>
          <table:table-cell table:formula="of:=VLOOKUP([.E81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45M58S" calcext:value-type="time">
            <text:p>17:45:58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style-name="ce2" table:formula="of:=VLOOKUP([.F814];[$Клиенты.A:.D];2;0)" office:value-type="string" office:string-value="Салаватов Ф.Я." calcext:value-type="string">
            <text:p>Салаватов Ф.Я.</text:p>
          </table:table-cell>
          <table:table-cell table:formula="of:=VLOOKUP([.E81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46M08S" calcext:value-type="time">
            <text:p>17:46:08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42" calcext:value-type="float">
            <text:p>442</text:p>
          </table:table-cell>
          <table:table-cell table:style-name="ce2" table:formula="of:=VLOOKUP([.F815];[$Клиенты.A:.D];2;0)" office:value-type="string" office:string-value="Стеблов П.К." calcext:value-type="string">
            <text:p>Стеблов П.К.</text:p>
          </table:table-cell>
          <table:table-cell table:formula="of:=VLOOKUP([.E8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49M50S" calcext:value-type="time">
            <text:p>17:49:50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style-name="ce2" table:formula="of:=VLOOKUP([.F816];[$Клиенты.A:.D];2;0)" office:value-type="string" office:string-value="Зайцев В.С." calcext:value-type="string">
            <text:p>Зайцев В.С.</text:p>
          </table:table-cell>
          <table:table-cell table:formula="of:=VLOOKUP([.E8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52M06S" calcext:value-type="time">
            <text:p>17:52:06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2" table:formula="of:=VLOOKUP([.F817];[$Клиенты.A:.D];2;0)" office:value-type="string" office:string-value="Хомяков Л.Д." calcext:value-type="string">
            <text:p>Хомяков Л.Д.</text:p>
          </table:table-cell>
          <table:table-cell table:formula="of:=VLOOKUP([.E8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55M54S" calcext:value-type="time">
            <text:p>17:55:54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style-name="ce2" table:formula="of:=VLOOKUP([.F818];[$Клиенты.A:.D];2;0)" office:value-type="string" office:string-value="Орлов М.К." calcext:value-type="string">
            <text:p>Орлов М.К.</text:p>
          </table:table-cell>
          <table:table-cell table:formula="of:=VLOOKUP([.E81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07M37S" calcext:value-type="time">
            <text:p>18:07:37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style-name="ce2" table:formula="of:=VLOOKUP([.F819];[$Клиенты.A:.D];2;0)" office:value-type="string" office:string-value="Охотников Д.М." calcext:value-type="string">
            <text:p>Охотников Д.М.</text:p>
          </table:table-cell>
          <table:table-cell table:formula="of:=VLOOKUP([.E8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11M40S" calcext:value-type="time">
            <text:p>18:11:40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 table:style-name="ce2" table:formula="of:=VLOOKUP([.F820];[$Клиенты.A:.D];2;0)" office:value-type="string" office:string-value="Окраинов Л.Г." calcext:value-type="string">
            <text:p>Окраинов Л.Г.</text:p>
          </table:table-cell>
          <table:table-cell table:formula="of:=VLOOKUP([.E8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29M28S" calcext:value-type="time">
            <text:p>18:29:28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table:style-name="ce2" table:formula="of:=VLOOKUP([.F821];[$Клиенты.A:.D];2;0)" office:value-type="string" office:string-value="Говоров Б.Т." calcext:value-type="string">
            <text:p>Говоров Б.Т.</text:p>
          </table:table-cell>
          <table:table-cell table:formula="of:=VLOOKUP([.E82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40M20S" calcext:value-type="time">
            <text:p>18:40:20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table:style-name="ce2" table:formula="of:=VLOOKUP([.F82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82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00M24S" calcext:value-type="time">
            <text:p>19:00:24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style-name="ce2" table:formula="of:=VLOOKUP([.F823];[$Клиенты.A:.D];2;0)" office:value-type="string" office:string-value="Лесов А.П." calcext:value-type="string">
            <text:p>Лесов А.П.</text:p>
          </table:table-cell>
          <table:table-cell table:formula="of:=VLOOKUP([.E82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33M40S" calcext:value-type="time">
            <text:p>19:33:4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table:style-name="ce2" table:formula="of:=VLOOKUP([.F824];[$Клиенты.A:.D];2;0)" office:value-type="string" office:string-value="Сушкин Л.Н." calcext:value-type="string">
            <text:p>Сушкин Л.Н.</text:p>
          </table:table-cell>
          <table:table-cell table:formula="of:=VLOOKUP([.E82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50M46S" calcext:value-type="time">
            <text:p>19:50:4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style-name="ce2" table:formula="of:=VLOOKUP([.F825];[$Клиенты.A:.D];2;0)" office:value-type="string" office:string-value="Волков Д.И." calcext:value-type="string">
            <text:p>Волков Д.И.</text:p>
          </table:table-cell>
          <table:table-cell table:formula="of:=VLOOKUP([.E82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57M35S" calcext:value-type="time">
            <text:p>19:57:35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51" calcext:value-type="float">
            <text:p>451</text:p>
          </table:table-cell>
          <table:table-cell table:style-name="ce2" table:formula="of:=VLOOKUP([.F826];[$Клиенты.A:.D];2;0)" office:value-type="string" office:string-value="Сачков Х.Э." calcext:value-type="string">
            <text:p>Сачков Х.Э.</text:p>
          </table:table-cell>
          <table:table-cell table:formula="of:=VLOOKUP([.E82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00M26S" calcext:value-type="time">
            <text:p>21:00:2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ce2" table:formula="of:=VLOOKUP([.F827];[$Клиенты.A:.D];2;0)" office:value-type="string" office:string-value="Сушкин Л.Н." calcext:value-type="string">
            <text:p>Сушкин Л.Н.</text:p>
          </table:table-cell>
          <table:table-cell table:formula="of:=VLOOKUP([.E82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10M03S" calcext:value-type="time">
            <text:p>21:10:03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style-name="ce2" table:formula="of:=VLOOKUP([.F828];[$Клиенты.A:.D];2;0)" office:value-type="string" office:string-value="Охотников Д.М." calcext:value-type="string">
            <text:p>Охотников Д.М.</text:p>
          </table:table-cell>
          <table:table-cell table:formula="of:=VLOOKUP([.E8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16M15S" calcext:value-type="time">
            <text:p>21:16:15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style-name="ce2" table:formula="of:=VLOOKUP([.F829];[$Клиенты.A:.D];2;0)" office:value-type="string" office:string-value="Окраинов Л.Г." calcext:value-type="string">
            <text:p>Окраинов Л.Г.</text:p>
          </table:table-cell>
          <table:table-cell table:formula="of:=VLOOKUP([.E82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19M23S" calcext:value-type="time">
            <text:p>21:19:23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style-name="ce2" table:formula="of:=VLOOKUP([.F830];[$Клиенты.A:.D];2;0)" office:value-type="string" office:string-value="Гудков Н.Г." calcext:value-type="string">
            <text:p>Гудков Н.Г.</text:p>
          </table:table-cell>
          <table:table-cell table:formula="of:=VLOOKUP([.E8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37M38S" calcext:value-type="time">
            <text:p>21:37:3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style-name="ce2" table:formula="of:=VLOOKUP([.F831];[$Клиенты.A:.D];2;0)" office:value-type="string" office:string-value="Зайцев В.С." calcext:value-type="string">
            <text:p>Зайцев В.С.</text:p>
          </table:table-cell>
          <table:table-cell table:formula="of:=VLOOKUP([.E83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42M15S" calcext:value-type="time">
            <text:p>21:42:15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table:style-name="ce2" table:formula="of:=VLOOKUP([.F832];[$Клиенты.A:.D];2;0)" office:value-type="string" office:string-value="Сачков Х.Э." calcext:value-type="string">
            <text:p>Сачков Х.Э.</text:p>
          </table:table-cell>
          <table:table-cell table:formula="of:=VLOOKUP([.E83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54M40S" calcext:value-type="time">
            <text:p>21:54:40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table:style-name="ce2" table:formula="of:=VLOOKUP([.F833];[$Клиенты.A:.D];2;0)" office:value-type="string" office:string-value="Орлов М.К." calcext:value-type="string">
            <text:p>Орлов М.К.</text:p>
          </table:table-cell>
          <table:table-cell table:formula="of:=VLOOKUP([.E83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09M32S" calcext:value-type="time">
            <text:p>22:09:32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  <table:table-cell table:style-name="ce2" table:formula="of:=VLOOKUP([.F83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83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11M37S" calcext:value-type="time">
            <text:p>22:11:37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835];[$Клиенты.A:.D];2;0)" office:value-type="string" office:string-value="Лесов А.П." calcext:value-type="string">
            <text:p>Лесов А.П.</text:p>
          </table:table-cell>
          <table:table-cell table:formula="of:=VLOOKUP([.E83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17M21S" calcext:value-type="time">
            <text:p>22:17:21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table:style-name="ce2" table:formula="of:=VLOOKUP([.F836];[$Клиенты.A:.D];2;0)" office:value-type="string" office:string-value="Говоров Б.Т." calcext:value-type="string">
            <text:p>Говоров Б.Т.</text:p>
          </table:table-cell>
          <table:table-cell table:formula="of:=VLOOKUP([.E83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26M26S" calcext:value-type="time">
            <text:p>22:26:26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style-name="ce2" table:formula="of:=VLOOKUP([.F837];[$Клиенты.A:.D];2;0)" office:value-type="string" office:string-value="Волков Д.И." calcext:value-type="string">
            <text:p>Волков Д.И.</text:p>
          </table:table-cell>
          <table:table-cell table:formula="of:=VLOOKUP([.E8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27M15S" calcext:value-type="time">
            <text:p>22:27:15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table:style-name="ce2" table:formula="of:=VLOOKUP([.F838];[$Клиенты.A:.D];2;0)" office:value-type="string" office:string-value="Салаватов Ф.Я." calcext:value-type="string">
            <text:p>Салаватов Ф.Я.</text:p>
          </table:table-cell>
          <table:table-cell table:formula="of:=VLOOKUP([.E83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51M06S" calcext:value-type="time">
            <text:p>22:51:06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839];[$Клиенты.A:.D];2;0)" office:value-type="string" office:string-value="Хомяков Л.Д." calcext:value-type="string">
            <text:p>Хомяков Л.Д.</text:p>
          </table:table-cell>
          <table:table-cell table:formula="of:=VLOOKUP([.E8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55M14S" calcext:value-type="time">
            <text:p>22:55:14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table:style-name="ce2" table:formula="of:=VLOOKUP([.F840];[$Клиенты.A:.D];2;0)" office:value-type="string" office:string-value="Стеблов П.К." calcext:value-type="string">
            <text:p>Стеблов П.К.</text:p>
          </table:table-cell>
          <table:table-cell table:formula="of:=VLOOKUP([.E84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57M02S" calcext:value-type="time">
            <text:p>22:57:02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style-name="ce2" table:formula="of:=VLOOKUP([.F841];[$Клиенты.A:.D];2;0)" office:value-type="string" office:string-value="Громов Л.И." calcext:value-type="string">
            <text:p>Громов Л.И.</text:p>
          </table:table-cell>
          <table:table-cell table:formula="of:=VLOOKUP([.E84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21M35S" calcext:value-type="time">
            <text:p>6:21:35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table:style-name="ce2" table:formula="of:=VLOOKUP([.F842];[$Клиенты.A:.D];2;0)" office:value-type="string" office:string-value="Зайцев В.С." calcext:value-type="string">
            <text:p>Зайцев В.С.</text:p>
          </table:table-cell>
          <table:table-cell table:formula="of:=VLOOKUP([.E8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22M10S" calcext:value-type="time">
            <text:p>6:22:10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style-name="ce2" table:formula="of:=VLOOKUP([.F843];[$Клиенты.A:.D];2;0)" office:value-type="string" office:string-value="Охотников Д.М." calcext:value-type="string">
            <text:p>Охотников Д.М.</text:p>
          </table:table-cell>
          <table:table-cell table:formula="of:=VLOOKUP([.E8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31M16S" calcext:value-type="time">
            <text:p>6:31:16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table:style-name="ce2" table:formula="of:=VLOOKUP([.F844];[$Клиенты.A:.D];2;0)" office:value-type="string" office:string-value="Салаватов Ф.Я." calcext:value-type="string">
            <text:p>Салаватов Ф.Я.</text:p>
          </table:table-cell>
          <table:table-cell table:formula="of:=VLOOKUP([.E8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31M57S" calcext:value-type="time">
            <text:p>6:31:57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table:style-name="ce2" table:formula="of:=VLOOKUP([.F845];[$Клиенты.A:.D];2;0)" office:value-type="string" office:string-value="Гудков Н.Г." calcext:value-type="string">
            <text:p>Гудков Н.Г.</text:p>
          </table:table-cell>
          <table:table-cell table:formula="of:=VLOOKUP([.E8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46M56S" calcext:value-type="time">
            <text:p>6:46:5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table:style-name="ce2" table:formula="of:=VLOOKUP([.F846];[$Клиенты.A:.D];2;0)" office:value-type="string" office:string-value="Стеблов П.К." calcext:value-type="string">
            <text:p>Стеблов П.К.</text:p>
          </table:table-cell>
          <table:table-cell table:formula="of:=VLOOKUP([.E84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7H23M34S" calcext:value-type="time">
            <text:p>7:23:34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table:style-name="ce2" table:formula="of:=VLOOKUP([.F847];[$Клиенты.A:.D];2;0)" office:value-type="string" office:string-value="Окраинов Л.Г." calcext:value-type="string">
            <text:p>Окраинов Л.Г.</text:p>
          </table:table-cell>
          <table:table-cell table:formula="of:=VLOOKUP([.E8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7H41M04S" calcext:value-type="time">
            <text:p>7:41:04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table:style-name="ce2" table:formula="of:=VLOOKUP([.F848];[$Клиенты.A:.D];2;0)" office:value-type="string" office:string-value="Волков Д.И." calcext:value-type="string">
            <text:p>Волков Д.И.</text:p>
          </table:table-cell>
          <table:table-cell table:formula="of:=VLOOKUP([.E8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7H43M29S" calcext:value-type="time">
            <text:p>7:43:29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style-name="ce2" table:formula="of:=VLOOKUP([.F849];[$Клиенты.A:.D];2;0)" office:value-type="string" office:string-value="Лесов А.П." calcext:value-type="string">
            <text:p>Лесов А.П.</text:p>
          </table:table-cell>
          <table:table-cell table:formula="of:=VLOOKUP([.E84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8H17M49S" calcext:value-type="time">
            <text:p>8:17:49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table:style-name="ce2" table:formula="of:=VLOOKUP([.F850];[$Клиенты.A:.D];2;0)" office:value-type="string" office:string-value="Орлов М.К." calcext:value-type="string">
            <text:p>Орлов М.К.</text:p>
          </table:table-cell>
          <table:table-cell table:formula="of:=VLOOKUP([.E85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8H47M28S" calcext:value-type="time">
            <text:p>8:47:28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59" calcext:value-type="float">
            <text:p>459</text:p>
          </table:table-cell>
          <table:table-cell table:style-name="ce2" table:formula="of:=VLOOKUP([.F85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85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9H51M02S" calcext:value-type="time">
            <text:p>9:51:02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61" calcext:value-type="float">
            <text:p>361</text:p>
          </table:table-cell>
          <table:table-cell table:style-name="ce2" table:formula="of:=VLOOKUP([.F852];[$Клиенты.A:.D];2;0)" office:value-type="string" office:string-value="Сачков Х.Э." calcext:value-type="string">
            <text:p>Сачков Х.Э.</text:p>
          </table:table-cell>
          <table:table-cell table:formula="of:=VLOOKUP([.E85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0H12M50S" calcext:value-type="time">
            <text:p>10:12:50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table:style-name="ce2" table:formula="of:=VLOOKUP([.F853];[$Клиенты.A:.D];2;0)" office:value-type="string" office:string-value="Говоров Б.Т." calcext:value-type="string">
            <text:p>Говоров Б.Т.</text:p>
          </table:table-cell>
          <table:table-cell table:formula="of:=VLOOKUP([.E85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1H04M21S" calcext:value-type="time">
            <text:p>11:04:2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2" table:formula="of:=VLOOKUP([.F854];[$Клиенты.A:.D];2;0)" office:value-type="string" office:string-value="Громов Л.И." calcext:value-type="string">
            <text:p>Громов Л.И.</text:p>
          </table:table-cell>
          <table:table-cell table:formula="of:=VLOOKUP([.E85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1H09M15S" calcext:value-type="time">
            <text:p>11:09:1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style-name="ce2" table:formula="of:=VLOOKUP([.F855];[$Клиенты.A:.D];2;0)" office:value-type="string" office:string-value="Хомяков Л.Д." calcext:value-type="string">
            <text:p>Хомяков Л.Д.</text:p>
          </table:table-cell>
          <table:table-cell table:formula="of:=VLOOKUP([.E8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1H53M05S" calcext:value-type="time">
            <text:p>11:53:05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table:style-name="ce2" table:formula="of:=VLOOKUP([.F856];[$Клиенты.A:.D];2;0)" office:value-type="string" office:string-value="Сушкин Л.Н." calcext:value-type="string">
            <text:p>Сушкин Л.Н.</text:p>
          </table:table-cell>
          <table:table-cell table:formula="of:=VLOOKUP([.E85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3H12M22S" calcext:value-type="time">
            <text:p>13:12:22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2" table:formula="of:=VLOOKUP([.F857];[$Клиенты.A:.D];2;0)" office:value-type="string" office:string-value="Лесов А.П." calcext:value-type="string">
            <text:p>Лесов А.П.</text:p>
          </table:table-cell>
          <table:table-cell table:formula="of:=VLOOKUP([.E85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3H40M39S" calcext:value-type="time">
            <text:p>13:40:39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table:style-name="ce2" table:formula="of:=VLOOKUP([.F858];[$Клиенты.A:.D];2;0)" office:value-type="string" office:string-value="Зайцев В.С." calcext:value-type="string">
            <text:p>Зайцев В.С.</text:p>
          </table:table-cell>
          <table:table-cell table:formula="of:=VLOOKUP([.E85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3H52M30S" calcext:value-type="time">
            <text:p>13:52:30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table:style-name="ce2" table:formula="of:=VLOOKUP([.F859];[$Клиенты.A:.D];2;0)" office:value-type="string" office:string-value="Стеблов П.К." calcext:value-type="string">
            <text:p>Стеблов П.К.</text:p>
          </table:table-cell>
          <table:table-cell table:formula="of:=VLOOKUP([.E8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25M30S" calcext:value-type="time">
            <text:p>14:25:30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table:style-name="ce2" table:formula="of:=VLOOKUP([.F860];[$Клиенты.A:.D];2;0)" office:value-type="string" office:string-value="Орлов М.К." calcext:value-type="string">
            <text:p>Орлов М.К.</text:p>
          </table:table-cell>
          <table:table-cell table:formula="of:=VLOOKUP([.E86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37M43S" calcext:value-type="time">
            <text:p>14:37:43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table:style-name="ce2" table:formula="of:=VLOOKUP([.F861];[$Клиенты.A:.D];2;0)" office:value-type="string" office:string-value="Охотников Д.М." calcext:value-type="string">
            <text:p>Охотников Д.М.</text:p>
          </table:table-cell>
          <table:table-cell table:formula="of:=VLOOKUP([.E8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44M48S" calcext:value-type="time">
            <text:p>14:44:4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style-name="ce2" table:formula="of:=VLOOKUP([.F862];[$Клиенты.A:.D];2;0)" office:value-type="string" office:string-value="Гудков Н.Г." calcext:value-type="string">
            <text:p>Гудков Н.Г.</text:p>
          </table:table-cell>
          <table:table-cell table:formula="of:=VLOOKUP([.E86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56M37S" calcext:value-type="time">
            <text:p>14:56:37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551" calcext:value-type="float">
            <text:p>551</text:p>
          </table:table-cell>
          <table:table-cell table:style-name="ce2" table:formula="of:=VLOOKUP([.F863];[$Клиенты.A:.D];2;0)" office:value-type="string" office:string-value="Сачков Х.Э." calcext:value-type="string">
            <text:p>Сачков Х.Э.</text:p>
          </table:table-cell>
          <table:table-cell table:formula="of:=VLOOKUP([.E86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14M50S" calcext:value-type="time">
            <text:p>15:14:50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style-name="ce2" table:formula="of:=VLOOKUP([.F864];[$Клиенты.A:.D];2;0)" office:value-type="string" office:string-value="Окраинов Л.Г." calcext:value-type="string">
            <text:p>Окраинов Л.Г.</text:p>
          </table:table-cell>
          <table:table-cell table:formula="of:=VLOOKUP([.E86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23M12S" calcext:value-type="time">
            <text:p>15:23:12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table:style-name="ce2" table:formula="of:=VLOOKUP([.F86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86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27M36S" calcext:value-type="time">
            <text:p>15:27:36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style-name="ce2" table:formula="of:=VLOOKUP([.F866];[$Клиенты.A:.D];2;0)" office:value-type="string" office:string-value="Говоров Б.Т." calcext:value-type="string">
            <text:p>Говоров Б.Т.</text:p>
          </table:table-cell>
          <table:table-cell table:formula="of:=VLOOKUP([.E86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27M57S" calcext:value-type="time">
            <text:p>15:27:57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table:style-name="ce2" table:formula="of:=VLOOKUP([.F867];[$Клиенты.A:.D];2;0)" office:value-type="string" office:string-value="Хомяков Л.Д." calcext:value-type="string">
            <text:p>Хомяков Л.Д.</text:p>
          </table:table-cell>
          <table:table-cell table:formula="of:=VLOOKUP([.E86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32M56S" calcext:value-type="time">
            <text:p>15:32:5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table:formula="of:=VLOOKUP([.F868];[$Клиенты.A:.D];2;0)" office:value-type="string" office:string-value="Сушкин Л.Н." calcext:value-type="string">
            <text:p>Сушкин Л.Н.</text:p>
          </table:table-cell>
          <table:table-cell table:formula="of:=VLOOKUP([.E86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41M52S" calcext:value-type="time">
            <text:p>15:41:52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869];[$Клиенты.A:.D];2;0)" office:value-type="string" office:string-value="Громов Л.И." calcext:value-type="string">
            <text:p>Громов Л.И.</text:p>
          </table:table-cell>
          <table:table-cell table:formula="of:=VLOOKUP([.E86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45M13S" calcext:value-type="time">
            <text:p>15:45:13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870];[$Клиенты.A:.D];2;0)" office:value-type="string" office:string-value="Салаватов Ф.Я." calcext:value-type="string">
            <text:p>Салаватов Ф.Я.</text:p>
          </table:table-cell>
          <table:table-cell table:formula="of:=VLOOKUP([.E87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55M56S" calcext:value-type="time">
            <text:p>15:55:56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871];[$Клиенты.A:.D];2;0)" office:value-type="string" office:string-value="Волков Д.И." calcext:value-type="string">
            <text:p>Волков Д.И.</text:p>
          </table:table-cell>
          <table:table-cell table:formula="of:=VLOOKUP([.E87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7H52M09S" calcext:value-type="time">
            <text:p>17:52:09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style-name="ce2" table:formula="of:=VLOOKUP([.F872];[$Клиенты.A:.D];2;0)" office:value-type="string" office:string-value="Волков Д.И." calcext:value-type="string">
            <text:p>Волков Д.И.</text:p>
          </table:table-cell>
          <table:table-cell table:formula="of:=VLOOKUP([.E87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05M52S" calcext:value-type="time">
            <text:p>18:05:5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table:style-name="ce2" table:formula="of:=VLOOKUP([.F873];[$Клиенты.A:.D];2;0)" office:value-type="string" office:string-value="Окраинов Л.Г." calcext:value-type="string">
            <text:p>Окраинов Л.Г.</text:p>
          </table:table-cell>
          <table:table-cell table:formula="of:=VLOOKUP([.E8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08M01S" calcext:value-type="time">
            <text:p>18:08:01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874];[$Клиенты.A:.D];2;0)" office:value-type="string" office:string-value="Стеблов П.К." calcext:value-type="string">
            <text:p>Стеблов П.К.</text:p>
          </table:table-cell>
          <table:table-cell table:formula="of:=VLOOKUP([.E8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0M20S" calcext:value-type="time">
            <text:p>18:20:20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style-name="ce2" table:formula="of:=VLOOKUP([.F875];[$Клиенты.A:.D];2;0)" office:value-type="string" office:string-value="Гудков Н.Г." calcext:value-type="string">
            <text:p>Гудков Н.Г.</text:p>
          </table:table-cell>
          <table:table-cell table:formula="of:=VLOOKUP([.E8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0M25S" calcext:value-type="time">
            <text:p>18:20:25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style-name="ce2" table:formula="of:=VLOOKUP([.F876];[$Клиенты.A:.D];2;0)" office:value-type="string" office:string-value="Орлов М.К." calcext:value-type="string">
            <text:p>Орлов М.К.</text:p>
          </table:table-cell>
          <table:table-cell table:formula="of:=VLOOKUP([.E87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0M46S" calcext:value-type="time">
            <text:p>18:20:46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style-name="ce2" table:formula="of:=VLOOKUP([.F877];[$Клиенты.A:.D];2;0)" office:value-type="string" office:string-value="Сачков Х.Э." calcext:value-type="string">
            <text:p>Сачков Х.Э.</text:p>
          </table:table-cell>
          <table:table-cell table:formula="of:=VLOOKUP([.E87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5M14S" calcext:value-type="time">
            <text:p>18:25:14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878];[$Клиенты.A:.D];2;0)" office:value-type="string" office:string-value="Говоров Б.Т." calcext:value-type="string">
            <text:p>Говоров Б.Т.</text:p>
          </table:table-cell>
          <table:table-cell table:formula="of:=VLOOKUP([.E87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44M27S" calcext:value-type="time">
            <text:p>18:44:27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879];[$Клиенты.A:.D];2;0)" office:value-type="string" office:string-value="Громов Л.И." calcext:value-type="string">
            <text:p>Громов Л.И.</text:p>
          </table:table-cell>
          <table:table-cell table:formula="of:=VLOOKUP([.E87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52M47S" calcext:value-type="time">
            <text:p>18:52:47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table:style-name="ce2" table:formula="of:=VLOOKUP([.F880];[$Клиенты.A:.D];2;0)" office:value-type="string" office:string-value="Салаватов Ф.Я." calcext:value-type="string">
            <text:p>Салаватов Ф.Я.</text:p>
          </table:table-cell>
          <table:table-cell table:formula="of:=VLOOKUP([.E88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58M18S" calcext:value-type="time">
            <text:p>18:58:18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table:style-name="ce2" table:formula="of:=VLOOKUP([.F881];[$Клиенты.A:.D];2;0)" office:value-type="string" office:string-value="Охотников Д.М." calcext:value-type="string">
            <text:p>Охотников Д.М.</text:p>
          </table:table-cell>
          <table:table-cell table:formula="of:=VLOOKUP([.E8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01M13S" calcext:value-type="time">
            <text:p>19:01:13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style-name="ce2" table:formula="of:=VLOOKUP([.F882];[$Клиенты.A:.D];2;0)" office:value-type="string" office:string-value="Зайцев В.С." calcext:value-type="string">
            <text:p>Зайцев В.С.</text:p>
          </table:table-cell>
          <table:table-cell table:formula="of:=VLOOKUP([.E88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02M07S" calcext:value-type="time">
            <text:p>19:02:07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05" calcext:value-type="float">
            <text:p>505</text:p>
          </table:table-cell>
          <table:table-cell table:style-name="ce2" table:formula="of:=VLOOKUP([.F883];[$Клиенты.A:.D];2;0)" office:value-type="string" office:string-value="Сушкин Л.Н." calcext:value-type="string">
            <text:p>Сушкин Л.Н.</text:p>
          </table:table-cell>
          <table:table-cell table:formula="of:=VLOOKUP([.E88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04M25S" calcext:value-type="time">
            <text:p>19:04:25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table:style-name="ce2" table:formula="of:=VLOOKUP([.F884];[$Клиенты.A:.D];2;0)" office:value-type="string" office:string-value="Лесов А.П." calcext:value-type="string">
            <text:p>Лесов А.П.</text:p>
          </table:table-cell>
          <table:table-cell table:formula="of:=VLOOKUP([.E88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13M44S" calcext:value-type="time">
            <text:p>19:13:44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table:style-name="ce2" table:formula="of:=VLOOKUP([.F885];[$Клиенты.A:.D];2;0)" office:value-type="string" office:string-value="Хомяков Л.Д." calcext:value-type="string">
            <text:p>Хомяков Л.Д.</text:p>
          </table:table-cell>
          <table:table-cell table:formula="of:=VLOOKUP([.E8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18M48S" calcext:value-type="time">
            <text:p>19:18:48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61" calcext:value-type="float">
            <text:p>561</text:p>
          </table:table-cell>
          <table:table-cell table:style-name="ce2" table:formula="of:=VLOOKUP([.F88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88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02M30S" calcext:value-type="time">
            <text:p>21:02:30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table:style-name="ce2" table:formula="of:=VLOOKUP([.F887];[$Клиенты.A:.D];2;0)" office:value-type="string" office:string-value="Лесов А.П." calcext:value-type="string">
            <text:p>Лесов А.П.</text:p>
          </table:table-cell>
          <table:table-cell table:formula="of:=VLOOKUP([.E88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06M09S" calcext:value-type="time">
            <text:p>21:06:09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table:style-name="ce2" table:formula="of:=VLOOKUP([.F88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88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12M17S" calcext:value-type="time">
            <text:p>21:12:17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89" calcext:value-type="float">
            <text:p>489</text:p>
          </table:table-cell>
          <table:table-cell table:style-name="ce2" table:formula="of:=VLOOKUP([.F889];[$Клиенты.A:.D];2;0)" office:value-type="string" office:string-value="Гудков Н.Г." calcext:value-type="string">
            <text:p>Гудков Н.Г.</text:p>
          </table:table-cell>
          <table:table-cell table:formula="of:=VLOOKUP([.E88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21M31S" calcext:value-type="time">
            <text:p>21:21:31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table:style-name="ce2" table:formula="of:=VLOOKUP([.F890];[$Клиенты.A:.D];2;0)" office:value-type="string" office:string-value="Сушкин Л.Н." calcext:value-type="string">
            <text:p>Сушкин Л.Н.</text:p>
          </table:table-cell>
          <table:table-cell table:formula="of:=VLOOKUP([.E89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39M13S" calcext:value-type="time">
            <text:p>21:39:13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</text:p>
          </table:table-cell>
          <table:table-cell table:style-name="ce2" table:formula="of:=VLOOKUP([.F891];[$Клиенты.A:.D];2;0)" office:value-type="string" office:string-value="Сачков Х.Э." calcext:value-type="string">
            <text:p>Сачков Х.Э.</text:p>
          </table:table-cell>
          <table:table-cell table:formula="of:=VLOOKUP([.E89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47M26S" calcext:value-type="time">
            <text:p>21:47:26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table:style-name="ce2" table:formula="of:=VLOOKUP([.F892];[$Клиенты.A:.D];2;0)" office:value-type="string" office:string-value="Салаватов Ф.Я." calcext:value-type="string">
            <text:p>Салаватов Ф.Я.</text:p>
          </table:table-cell>
          <table:table-cell table:formula="of:=VLOOKUP([.E89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58M17S" calcext:value-type="time">
            <text:p>21:58:17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893];[$Клиенты.A:.D];2;0)" office:value-type="string" office:string-value="Орлов М.К." calcext:value-type="string">
            <text:p>Орлов М.К.</text:p>
          </table:table-cell>
          <table:table-cell table:formula="of:=VLOOKUP([.E8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59M49S" calcext:value-type="time">
            <text:p>21:59:49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table:style-name="ce2" table:formula="of:=VLOOKUP([.F894];[$Клиенты.A:.D];2;0)" office:value-type="string" office:string-value="Громов Л.И." calcext:value-type="string">
            <text:p>Громов Л.И.</text:p>
          </table:table-cell>
          <table:table-cell table:formula="of:=VLOOKUP([.E89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07M32S" calcext:value-type="time">
            <text:p>22:07:32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style-name="ce2" table:formula="of:=VLOOKUP([.F895];[$Клиенты.A:.D];2;0)" office:value-type="string" office:string-value="Окраинов Л.Г." calcext:value-type="string">
            <text:p>Окраинов Л.Г.</text:p>
          </table:table-cell>
          <table:table-cell table:formula="of:=VLOOKUP([.E8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14M30S" calcext:value-type="time">
            <text:p>22:14:30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style-name="ce2" table:formula="of:=VLOOKUP([.F896];[$Клиенты.A:.D];2;0)" office:value-type="string" office:string-value="Охотников Д.М." calcext:value-type="string">
            <text:p>Охотников Д.М.</text:p>
          </table:table-cell>
          <table:table-cell table:formula="of:=VLOOKUP([.E8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26M32S" calcext:value-type="time">
            <text:p>22:26:32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54" calcext:value-type="float">
            <text:p>554</text:p>
          </table:table-cell>
          <table:table-cell table:style-name="ce2" table:formula="of:=VLOOKUP([.F897];[$Клиенты.A:.D];2;0)" office:value-type="string" office:string-value="Говоров Б.Т." calcext:value-type="string">
            <text:p>Говоров Б.Т.</text:p>
          </table:table-cell>
          <table:table-cell table:formula="of:=VLOOKUP([.E89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35M00S" calcext:value-type="time">
            <text:p>22:35:00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2" table:formula="of:=VLOOKUP([.F898];[$Клиенты.A:.D];2;0)" office:value-type="string" office:string-value="Зайцев В.С." calcext:value-type="string">
            <text:p>Зайцев В.С.</text:p>
          </table:table-cell>
          <table:table-cell table:formula="of:=VLOOKUP([.E89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46M26S" calcext:value-type="time">
            <text:p>22:46:26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table:style-name="ce2" table:formula="of:=VLOOKUP([.F899];[$Клиенты.A:.D];2;0)" office:value-type="string" office:string-value="Волков Д.И." calcext:value-type="string">
            <text:p>Волков Д.И.</text:p>
          </table:table-cell>
          <table:table-cell table:formula="of:=VLOOKUP([.E8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50M01S" calcext:value-type="time">
            <text:p>22:50:01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style-name="ce2" table:formula="of:=VLOOKUP([.F900];[$Клиенты.A:.D];2;0)" office:value-type="string" office:string-value="Стеблов П.К." calcext:value-type="string">
            <text:p>Стеблов П.К.</text:p>
          </table:table-cell>
          <table:table-cell table:formula="of:=VLOOKUP([.E9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52M51S" calcext:value-type="time">
            <text:p>22:52:51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table:style-name="ce2" table:formula="of:=VLOOKUP([.F901];[$Клиенты.A:.D];2;0)" office:value-type="string" office:string-value="Хомяков Л.Д." calcext:value-type="string">
            <text:p>Хомяков Л.Д.</text:p>
          </table:table-cell>
          <table:table-cell table:formula="of:=VLOOKUP([.E90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6H06M56S" calcext:value-type="time">
            <text:p>6:06:56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94" calcext:value-type="float">
            <text:p>494</text:p>
          </table:table-cell>
          <table:table-cell table:style-name="ce2" table:formula="of:=VLOOKUP([.F902];[$Клиенты.A:.D];2;0)" office:value-type="string" office:string-value="Говоров Б.Т." calcext:value-type="string">
            <text:p>Говоров Б.Т.</text:p>
          </table:table-cell>
          <table:table-cell table:formula="of:=VLOOKUP([.E90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6H26M39S" calcext:value-type="time">
            <text:p>6:26:39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style-name="ce2" table:formula="of:=VLOOKUP([.F903];[$Клиенты.A:.D];2;0)" office:value-type="string" office:string-value="Сачков Х.Э." calcext:value-type="string">
            <text:p>Сачков Х.Э.</text:p>
          </table:table-cell>
          <table:table-cell table:formula="of:=VLOOKUP([.E90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6H52M41S" calcext:value-type="time">
            <text:p>6:52:41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style-name="ce2" table:formula="of:=VLOOKUP([.F904];[$Клиенты.A:.D];2;0)" office:value-type="string" office:string-value="Окраинов Л.Г." calcext:value-type="string">
            <text:p>Окраинов Л.Г.</text:p>
          </table:table-cell>
          <table:table-cell table:formula="of:=VLOOKUP([.E90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03M15S" calcext:value-type="time">
            <text:p>7:03:15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25" calcext:value-type="float">
            <text:p>525</text:p>
          </table:table-cell>
          <table:table-cell table:style-name="ce2" table:formula="of:=VLOOKUP([.F905];[$Клиенты.A:.D];2;0)" office:value-type="string" office:string-value="Хомяков Л.Д." calcext:value-type="string">
            <text:p>Хомяков Л.Д.</text:p>
          </table:table-cell>
          <table:table-cell table:formula="of:=VLOOKUP([.E90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18M23S" calcext:value-type="time">
            <text:p>7:18:23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906];[$Клиенты.A:.D];2;0)" office:value-type="string" office:string-value="Охотников Д.М." calcext:value-type="string">
            <text:p>Охотников Д.М.</text:p>
          </table:table-cell>
          <table:table-cell table:formula="of:=VLOOKUP([.E9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30M25S" calcext:value-type="time">
            <text:p>7:30:2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table:style-name="ce2" table:formula="of:=VLOOKUP([.F907];[$Клиенты.A:.D];2;0)" office:value-type="string" office:string-value="Громов Л.И." calcext:value-type="string">
            <text:p>Громов Л.И.</text:p>
          </table:table-cell>
          <table:table-cell table:formula="of:=VLOOKUP([.E90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51M01S" calcext:value-type="time">
            <text:p>7:51:01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table:style-name="ce2" table:formula="of:=VLOOKUP([.F908];[$Клиенты.A:.D];2;0)" office:value-type="string" office:string-value="Стеблов П.К." calcext:value-type="string">
            <text:p>Стеблов П.К.</text:p>
          </table:table-cell>
          <table:table-cell table:formula="of:=VLOOKUP([.E90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8H56M33S" calcext:value-type="time">
            <text:p>8:56:33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style-name="ce2" table:formula="of:=VLOOKUP([.F909];[$Клиенты.A:.D];2;0)" office:value-type="string" office:string-value="Лесов А.П." calcext:value-type="string">
            <text:p>Лесов А.П.</text:p>
          </table:table-cell>
          <table:table-cell table:formula="of:=VLOOKUP([.E90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9H15M35S" calcext:value-type="time">
            <text:p>9:15:35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table:style-name="ce2" table:formula="of:=VLOOKUP([.F910];[$Клиенты.A:.D];2;0)" office:value-type="string" office:string-value="Волков Д.И." calcext:value-type="string">
            <text:p>Волков Д.И.</text:p>
          </table:table-cell>
          <table:table-cell table:formula="of:=VLOOKUP([.E91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9H22M47S" calcext:value-type="time">
            <text:p>9:22:47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table:style-name="ce2" table:formula="of:=VLOOKUP([.F911];[$Клиенты.A:.D];2;0)" office:value-type="string" office:string-value="Гудков Н.Г." calcext:value-type="string">
            <text:p>Гудков Н.Г.</text:p>
          </table:table-cell>
          <table:table-cell table:formula="of:=VLOOKUP([.E9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26M28S" calcext:value-type="time">
            <text:p>10:26:28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table:style-name="ce2" table:formula="of:=VLOOKUP([.F912];[$Клиенты.A:.D];2;0)" office:value-type="string" office:string-value="Орлов М.К." calcext:value-type="string">
            <text:p>Орлов М.К.</text:p>
          </table:table-cell>
          <table:table-cell table:formula="of:=VLOOKUP([.E91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40M53S" calcext:value-type="time">
            <text:p>10:40:53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table:style-name="ce2" table:formula="of:=VLOOKUP([.F913];[$Клиенты.A:.D];2;0)" office:value-type="string" office:string-value="Салаватов Ф.Я." calcext:value-type="string">
            <text:p>Салаватов Ф.Я.</text:p>
          </table:table-cell>
          <table:table-cell table:formula="of:=VLOOKUP([.E91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48M02S" calcext:value-type="time">
            <text:p>10:48:02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table:style-name="ce2" table:formula="of:=VLOOKUP([.F914];[$Клиенты.A:.D];2;0)" office:value-type="string" office:string-value="Зайцев В.С." calcext:value-type="string">
            <text:p>Зайцев В.С.</text:p>
          </table:table-cell>
          <table:table-cell table:formula="of:=VLOOKUP([.E91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56M29S" calcext:value-type="time">
            <text:p>10:56:29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style-name="ce2" table:formula="of:=VLOOKUP([.F91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1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1H26M36S" calcext:value-type="time">
            <text:p>11:26:3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style-name="ce2" table:formula="of:=VLOOKUP([.F916];[$Клиенты.A:.D];2;0)" office:value-type="string" office:string-value="Сушкин Л.Н." calcext:value-type="string">
            <text:p>Сушкин Л.Н.</text:p>
          </table:table-cell>
          <table:table-cell table:formula="of:=VLOOKUP([.E91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3H54M30S" calcext:value-type="time">
            <text:p>13:54:3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style-name="ce2" table:formula="of:=VLOOKUP([.F917];[$Клиенты.A:.D];2;0)" office:value-type="string" office:string-value="Сушкин Л.Н." calcext:value-type="string">
            <text:p>Сушкин Л.Н.</text:p>
          </table:table-cell>
          <table:table-cell table:formula="of:=VLOOKUP([.E91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00M06S" calcext:value-type="time">
            <text:p>14:00:0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2" table:formula="of:=VLOOKUP([.F918];[$Клиенты.A:.D];2;0)" office:value-type="string" office:string-value="Охотников Д.М." calcext:value-type="string">
            <text:p>Охотников Д.М.</text:p>
          </table:table-cell>
          <table:table-cell table:formula="of:=VLOOKUP([.E9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06M05S" calcext:value-type="time">
            <text:p>14:06:05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table:style-name="ce2" table:formula="of:=VLOOKUP([.F919];[$Клиенты.A:.D];2;0)" office:value-type="string" office:string-value="Салаватов Ф.Я." calcext:value-type="string">
            <text:p>Салаватов Ф.Я.</text:p>
          </table:table-cell>
          <table:table-cell table:formula="of:=VLOOKUP([.E9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12M22S" calcext:value-type="time">
            <text:p>14:12:22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table:style-name="ce2" table:formula="of:=VLOOKUP([.F920];[$Клиенты.A:.D];2;0)" office:value-type="string" office:string-value="Окраинов Л.Г." calcext:value-type="string">
            <text:p>Окраинов Л.Г.</text:p>
          </table:table-cell>
          <table:table-cell table:formula="of:=VLOOKUP([.E9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20M47S" calcext:value-type="time">
            <text:p>14:20:47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table:style-name="ce2" table:formula="of:=VLOOKUP([.F92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2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23M19S" calcext:value-type="time">
            <text:p>14:23:19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style-name="ce2" table:formula="of:=VLOOKUP([.F922];[$Клиенты.A:.D];2;0)" office:value-type="string" office:string-value="Стеблов П.К." calcext:value-type="string">
            <text:p>Стеблов П.К.</text:p>
          </table:table-cell>
          <table:table-cell table:formula="of:=VLOOKUP([.E92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59M05S" calcext:value-type="time">
            <text:p>14:59:05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style-name="ce2" table:formula="of:=VLOOKUP([.F923];[$Клиенты.A:.D];2;0)" office:value-type="string" office:string-value="Говоров Б.Т." calcext:value-type="string">
            <text:p>Говоров Б.Т.</text:p>
          </table:table-cell>
          <table:table-cell table:formula="of:=VLOOKUP([.E92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07M39S" calcext:value-type="time">
            <text:p>15:07:39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1" calcext:value-type="float">
            <text:p>471</text:p>
          </table:table-cell>
          <table:table-cell table:style-name="ce2" table:formula="of:=VLOOKUP([.F924];[$Клиенты.A:.D];2;0)" office:value-type="string" office:string-value="Гудков Н.Г." calcext:value-type="string">
            <text:p>Гудков Н.Г.</text:p>
          </table:table-cell>
          <table:table-cell table:formula="of:=VLOOKUP([.E9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14M26S" calcext:value-type="time">
            <text:p>15:14:26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table:formula="of:=VLOOKUP([.F925];[$Клиенты.A:.D];2;0)" office:value-type="string" office:string-value="Лесов А.П." calcext:value-type="string">
            <text:p>Лесов А.П.</text:p>
          </table:table-cell>
          <table:table-cell table:formula="of:=VLOOKUP([.E92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14M52S" calcext:value-type="time">
            <text:p>15:14:52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table:style-name="ce2" table:formula="of:=VLOOKUP([.F926];[$Клиенты.A:.D];2;0)" office:value-type="string" office:string-value="Волков Д.И." calcext:value-type="string">
            <text:p>Волков Д.И.</text:p>
          </table:table-cell>
          <table:table-cell table:formula="of:=VLOOKUP([.E92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20M14S" calcext:value-type="time">
            <text:p>15:20:14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table:style-name="ce2" table:formula="of:=VLOOKUP([.F927];[$Клиенты.A:.D];2;0)" office:value-type="string" office:string-value="Зайцев В.С." calcext:value-type="string">
            <text:p>Зайцев В.С.</text:p>
          </table:table-cell>
          <table:table-cell table:formula="of:=VLOOKUP([.E92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33M18S" calcext:value-type="time">
            <text:p>15:33:18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style-name="ce2" table:formula="of:=VLOOKUP([.F928];[$Клиенты.A:.D];2;0)" office:value-type="string" office:string-value="Орлов М.К." calcext:value-type="string">
            <text:p>Орлов М.К.</text:p>
          </table:table-cell>
          <table:table-cell table:formula="of:=VLOOKUP([.E92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34M41S" calcext:value-type="time">
            <text:p>15:34:41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style-name="ce2" table:formula="of:=VLOOKUP([.F929];[$Клиенты.A:.D];2;0)" office:value-type="string" office:string-value="Хомяков Л.Д." calcext:value-type="string">
            <text:p>Хомяков Л.Д.</text:p>
          </table:table-cell>
          <table:table-cell table:formula="of:=VLOOKUP([.E92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36M11S" calcext:value-type="time">
            <text:p>15:36:11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style-name="ce2" table:formula="of:=VLOOKUP([.F930];[$Клиенты.A:.D];2;0)" office:value-type="string" office:string-value="Сачков Х.Э." calcext:value-type="string">
            <text:p>Сачков Х.Э.</text:p>
          </table:table-cell>
          <table:table-cell table:formula="of:=VLOOKUP([.E93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54M35S" calcext:value-type="time">
            <text:p>15:54:35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style-name="ce2" table:formula="of:=VLOOKUP([.F931];[$Клиенты.A:.D];2;0)" office:value-type="string" office:string-value="Громов Л.И." calcext:value-type="string">
            <text:p>Громов Л.И.</text:p>
          </table:table-cell>
          <table:table-cell table:formula="of:=VLOOKUP([.E93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7H12M54S" calcext:value-type="time">
            <text:p>17:12:54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table:style-name="ce2" table:formula="of:=VLOOKUP([.F932];[$Клиенты.A:.D];2;0)" office:value-type="string" office:string-value="Стеблов П.К." calcext:value-type="string">
            <text:p>Стеблов П.К.</text:p>
          </table:table-cell>
          <table:table-cell table:formula="of:=VLOOKUP([.E93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7H15M13S" calcext:value-type="time">
            <text:p>17:15:13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table:style-name="ce2" table:formula="of:=VLOOKUP([.F93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3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7H40M55S" calcext:value-type="time">
            <text:p>17:40:5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934];[$Клиенты.A:.D];2;0)" office:value-type="string" office:string-value="Орлов М.К." calcext:value-type="string">
            <text:p>Орлов М.К.</text:p>
          </table:table-cell>
          <table:table-cell table:formula="of:=VLOOKUP([.E93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03M20S" calcext:value-type="time">
            <text:p>18:03:20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table:style-name="ce2" table:formula="of:=VLOOKUP([.F935];[$Клиенты.A:.D];2;0)" office:value-type="string" office:string-value="Сачков Х.Э." calcext:value-type="string">
            <text:p>Сачков Х.Э.</text:p>
          </table:table-cell>
          <table:table-cell table:formula="of:=VLOOKUP([.E93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04M05S" calcext:value-type="time">
            <text:p>18:04:05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style-name="ce2" table:formula="of:=VLOOKUP([.F936];[$Клиенты.A:.D];2;0)" office:value-type="string" office:string-value="Гудков Н.Г." calcext:value-type="string">
            <text:p>Гудков Н.Г.</text:p>
          </table:table-cell>
          <table:table-cell table:formula="of:=VLOOKUP([.E93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22M45S" calcext:value-type="time">
            <text:p>18:22:45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style-name="ce2" table:formula="of:=VLOOKUP([.F937];[$Клиенты.A:.D];2;0)" office:value-type="string" office:string-value="Зайцев В.С." calcext:value-type="string">
            <text:p>Зайцев В.С.</text:p>
          </table:table-cell>
          <table:table-cell table:formula="of:=VLOOKUP([.E93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27M12S" calcext:value-type="time">
            <text:p>18:27:12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ce2" table:formula="of:=VLOOKUP([.F938];[$Клиенты.A:.D];2;0)" office:value-type="string" office:string-value="Лесов А.П." calcext:value-type="string">
            <text:p>Лесов А.П.</text:p>
          </table:table-cell>
          <table:table-cell table:formula="of:=VLOOKUP([.E93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08M26S" calcext:value-type="time">
            <text:p>19:08:26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style-name="ce2" table:formula="of:=VLOOKUP([.F939];[$Клиенты.A:.D];2;0)" office:value-type="string" office:string-value="Громов Л.И." calcext:value-type="string">
            <text:p>Громов Л.И.</text:p>
          </table:table-cell>
          <table:table-cell table:formula="of:=VLOOKUP([.E93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16M02S" calcext:value-type="time">
            <text:p>19:16:02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ce2" table:formula="of:=VLOOKUP([.F940];[$Клиенты.A:.D];2;0)" office:value-type="string" office:string-value="Сушкин Л.Н." calcext:value-type="string">
            <text:p>Сушкин Л.Н.</text:p>
          </table:table-cell>
          <table:table-cell table:formula="of:=VLOOKUP([.E94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17M02S" calcext:value-type="time">
            <text:p>19:17:0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2" table:formula="of:=VLOOKUP([.F941];[$Клиенты.A:.D];2;0)" office:value-type="string" office:string-value="Хомяков Л.Д." calcext:value-type="string">
            <text:p>Хомяков Л.Д.</text:p>
          </table:table-cell>
          <table:table-cell table:formula="of:=VLOOKUP([.E94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25M51S" calcext:value-type="time">
            <text:p>19:25:51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table:style-name="ce2" table:formula="of:=VLOOKUP([.F942];[$Клиенты.A:.D];2;0)" office:value-type="string" office:string-value="Охотников Д.М." calcext:value-type="string">
            <text:p>Охотников Д.М.</text:p>
          </table:table-cell>
          <table:table-cell table:formula="of:=VLOOKUP([.E94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30M07S" calcext:value-type="time">
            <text:p>19:30:07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table:style-name="ce2" table:formula="of:=VLOOKUP([.F943];[$Клиенты.A:.D];2;0)" office:value-type="string" office:string-value="Салаватов Ф.Я." calcext:value-type="string">
            <text:p>Салаватов Ф.Я.</text:p>
          </table:table-cell>
          <table:table-cell table:formula="of:=VLOOKUP([.E9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37M38S" calcext:value-type="time">
            <text:p>19:37:38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style-name="ce2" table:formula="of:=VLOOKUP([.F944];[$Клиенты.A:.D];2;0)" office:value-type="string" office:string-value="Волков Д.И." calcext:value-type="string">
            <text:p>Волков Д.И.</text:p>
          </table:table-cell>
          <table:table-cell table:formula="of:=VLOOKUP([.E94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41M59S" calcext:value-type="time">
            <text:p>19:41:59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945];[$Клиенты.A:.D];2;0)" office:value-type="string" office:string-value="Говоров Б.Т." calcext:value-type="string">
            <text:p>Говоров Б.Т.</text:p>
          </table:table-cell>
          <table:table-cell table:formula="of:=VLOOKUP([.E94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57M09S" calcext:value-type="time">
            <text:p>19:57:09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style-name="ce2" table:formula="of:=VLOOKUP([.F946];[$Клиенты.A:.D];2;0)" office:value-type="string" office:string-value="Окраинов Л.Г." calcext:value-type="string">
            <text:p>Окраинов Л.Г.</text:p>
          </table:table-cell>
          <table:table-cell table:formula="of:=VLOOKUP([.E94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10M21S" calcext:value-type="time">
            <text:p>21:10:21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table:style-name="ce2" table:formula="of:=VLOOKUP([.F947];[$Клиенты.A:.D];2;0)" office:value-type="string" office:string-value="Говоров Б.Т." calcext:value-type="string">
            <text:p>Говоров Б.Т.</text:p>
          </table:table-cell>
          <table:table-cell table:formula="of:=VLOOKUP([.E94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25M29S" calcext:value-type="time">
            <text:p>21:25:29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2" table:formula="of:=VLOOKUP([.F948];[$Клиенты.A:.D];2;0)" office:value-type="string" office:string-value="Орлов М.К." calcext:value-type="string">
            <text:p>Орлов М.К.</text:p>
          </table:table-cell>
          <table:table-cell table:formula="of:=VLOOKUP([.E94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28M42S" calcext:value-type="time">
            <text:p>21:28:4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table:style-name="ce2" table:formula="of:=VLOOKUP([.F949];[$Клиенты.A:.D];2;0)" office:value-type="string" office:string-value="Сачков Х.Э." calcext:value-type="string">
            <text:p>Сачков Х.Э.</text:p>
          </table:table-cell>
          <table:table-cell table:formula="of:=VLOOKUP([.E94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41M37S" calcext:value-type="time">
            <text:p>21:41:37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style-name="ce2" table:formula="of:=VLOOKUP([.F950];[$Клиенты.A:.D];2;0)" office:value-type="string" office:string-value="Лесов А.П." calcext:value-type="string">
            <text:p>Лесов А.П.</text:p>
          </table:table-cell>
          <table:table-cell table:formula="of:=VLOOKUP([.E95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44M49S" calcext:value-type="time">
            <text:p>21:44:49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33" calcext:value-type="float">
            <text:p>333</text:p>
          </table:table-cell>
          <table:table-cell table:style-name="ce2" table:formula="of:=VLOOKUP([.F951];[$Клиенты.A:.D];2;0)" office:value-type="string" office:string-value="Хомяков Л.Д." calcext:value-type="string">
            <text:p>Хомяков Л.Д.</text:p>
          </table:table-cell>
          <table:table-cell table:formula="of:=VLOOKUP([.E9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46M50S" calcext:value-type="time">
            <text:p>21:46:50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table:style-name="ce2" table:formula="of:=VLOOKUP([.F952];[$Клиенты.A:.D];2;0)" office:value-type="string" office:string-value="Окраинов Л.Г." calcext:value-type="string">
            <text:p>Окраинов Л.Г.</text:p>
          </table:table-cell>
          <table:table-cell table:formula="of:=VLOOKUP([.E9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56M48S" calcext:value-type="time">
            <text:p>21:56:48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table:style-name="ce2" table:formula="of:=VLOOKUP([.F953];[$Клиенты.A:.D];2;0)" office:value-type="string" office:string-value="Охотников Д.М." calcext:value-type="string">
            <text:p>Охотников Д.М.</text:p>
          </table:table-cell>
          <table:table-cell table:formula="of:=VLOOKUP([.E95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04M14S" calcext:value-type="time">
            <text:p>22:04:14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style-name="ce2" table:formula="of:=VLOOKUP([.F954];[$Клиенты.A:.D];2;0)" office:value-type="string" office:string-value="Волков Д.И." calcext:value-type="string">
            <text:p>Волков Д.И.</text:p>
          </table:table-cell>
          <table:table-cell table:formula="of:=VLOOKUP([.E95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05M40S" calcext:value-type="time">
            <text:p>22:05:40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style-name="ce2" table:formula="of:=VLOOKUP([.F955];[$Клиенты.A:.D];2;0)" office:value-type="string" office:string-value="Салаватов Ф.Я." calcext:value-type="string">
            <text:p>Салаватов Ф.Я.</text:p>
          </table:table-cell>
          <table:table-cell table:formula="of:=VLOOKUP([.E9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20M57S" calcext:value-type="time">
            <text:p>22:20:57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style-name="ce2" table:formula="of:=VLOOKUP([.F956];[$Клиенты.A:.D];2;0)" office:value-type="string" office:string-value="Стеблов П.К." calcext:value-type="string">
            <text:p>Стеблов П.К.</text:p>
          </table:table-cell>
          <table:table-cell table:formula="of:=VLOOKUP([.E95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23M02S" calcext:value-type="time">
            <text:p>22:23:02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table:style-name="ce2" table:formula="of:=VLOOKUP([.F95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5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29M07S" calcext:value-type="time">
            <text:p>22:29:07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table:style-name="ce2" table:formula="of:=VLOOKUP([.F958];[$Клиенты.A:.D];2;0)" office:value-type="string" office:string-value="Сушкин Л.Н." calcext:value-type="string">
            <text:p>Сушкин Л.Н.</text:p>
          </table:table-cell>
          <table:table-cell table:formula="of:=VLOOKUP([.E95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31M08S" calcext:value-type="time">
            <text:p>22:31:08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table:formula="of:=VLOOKUP([.F959];[$Клиенты.A:.D];2;0)" office:value-type="string" office:string-value="Зайцев В.С." calcext:value-type="string">
            <text:p>Зайцев В.С.</text:p>
          </table:table-cell>
          <table:table-cell table:formula="of:=VLOOKUP([.E95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48M43S" calcext:value-type="time">
            <text:p>22:48:43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table:style-name="ce2" table:formula="of:=VLOOKUP([.F960];[$Клиенты.A:.D];2;0)" office:value-type="string" office:string-value="Гудков Н.Г." calcext:value-type="string">
            <text:p>Гудков Н.Г.</text:p>
          </table:table-cell>
          <table:table-cell table:formula="of:=VLOOKUP([.E96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51M26S" calcext:value-type="time">
            <text:p>22:51:26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style-name="ce2" table:formula="of:=VLOOKUP([.F961];[$Клиенты.A:.D];2;0)" office:value-type="string" office:string-value="Громов Л.И." calcext:value-type="string">
            <text:p>Громов Л.И.</text:p>
          </table:table-cell>
          <table:table-cell table:formula="of:=VLOOKUP([.E96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18M40S" calcext:value-type="time">
            <text:p>6:18:40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style-name="ce2" table:formula="of:=VLOOKUP([.F962];[$Клиенты.A:.D];2;0)" office:value-type="string" office:string-value="Громов Л.И." calcext:value-type="string">
            <text:p>Громов Л.И.</text:p>
          </table:table-cell>
          <table:table-cell table:formula="of:=VLOOKUP([.E96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19M27S" calcext:value-type="time">
            <text:p>6:19:27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table:style-name="ce2" table:formula="of:=VLOOKUP([.F963];[$Клиенты.A:.D];2;0)" office:value-type="string" office:string-value="Хомяков Л.Д." calcext:value-type="string">
            <text:p>Хомяков Л.Д.</text:p>
          </table:table-cell>
          <table:table-cell table:formula="of:=VLOOKUP([.E9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32M34S" calcext:value-type="time">
            <text:p>6:32:34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table:style-name="ce2" table:formula="of:=VLOOKUP([.F964];[$Клиенты.A:.D];2;0)" office:value-type="string" office:string-value="Говоров Б.Т." calcext:value-type="string">
            <text:p>Говоров Б.Т.</text:p>
          </table:table-cell>
          <table:table-cell table:formula="of:=VLOOKUP([.E96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37M19S" calcext:value-type="time">
            <text:p>6:37:19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table:style-name="ce2" table:formula="of:=VLOOKUP([.F965];[$Клиенты.A:.D];2;0)" office:value-type="string" office:string-value="Сачков Х.Э." calcext:value-type="string">
            <text:p>Сачков Х.Э.</text:p>
          </table:table-cell>
          <table:table-cell table:formula="of:=VLOOKUP([.E96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59M42S" calcext:value-type="time">
            <text:p>6:59:42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table:style-name="ce2" table:formula="of:=VLOOKUP([.F966];[$Клиенты.A:.D];2;0)" office:value-type="string" office:string-value="Волков Д.И." calcext:value-type="string">
            <text:p>Волков Д.И.</text:p>
          </table:table-cell>
          <table:table-cell table:formula="of:=VLOOKUP([.E9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7H42M34S" calcext:value-type="time">
            <text:p>7:42:34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style-name="ce2" table:formula="of:=VLOOKUP([.F967];[$Клиенты.A:.D];2;0)" office:value-type="string" office:string-value="Гудков Н.Г." calcext:value-type="string">
            <text:p>Гудков Н.Г.</text:p>
          </table:table-cell>
          <table:table-cell table:formula="of:=VLOOKUP([.E96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8H04M02S" calcext:value-type="time">
            <text:p>8:04:02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table:style-name="ce2" table:formula="of:=VLOOKUP([.F968];[$Клиенты.A:.D];2;0)" office:value-type="string" office:string-value="Стеблов П.К." calcext:value-type="string">
            <text:p>Стеблов П.К.</text:p>
          </table:table-cell>
          <table:table-cell table:formula="of:=VLOOKUP([.E96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16M03S" calcext:value-type="time">
            <text:p>9:16:03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table:style-name="ce2" table:formula="of:=VLOOKUP([.F969];[$Клиенты.A:.D];2;0)" office:value-type="string" office:string-value="Лесов А.П." calcext:value-type="string">
            <text:p>Лесов А.П.</text:p>
          </table:table-cell>
          <table:table-cell table:formula="of:=VLOOKUP([.E96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26M38S" calcext:value-type="time">
            <text:p>9:26:38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table:style-name="ce2" table:formula="of:=VLOOKUP([.F970];[$Клиенты.A:.D];2;0)" office:value-type="string" office:string-value="Охотников Д.М." calcext:value-type="string">
            <text:p>Охотников Д.М.</text:p>
          </table:table-cell>
          <table:table-cell table:formula="of:=VLOOKUP([.E97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35M58S" calcext:value-type="time">
            <text:p>9:35:58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16" calcext:value-type="float">
            <text:p>416</text:p>
          </table:table-cell>
          <table:table-cell table:style-name="ce2" table:formula="of:=VLOOKUP([.F971];[$Клиенты.A:.D];2;0)" office:value-type="string" office:string-value="Окраинов Л.Г." calcext:value-type="string">
            <text:p>Окраинов Л.Г.</text:p>
          </table:table-cell>
          <table:table-cell table:formula="of:=VLOOKUP([.E97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39M32S" calcext:value-type="time">
            <text:p>9:39:3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972];[$Клиенты.A:.D];2;0)" office:value-type="string" office:string-value="Зайцев В.С." calcext:value-type="string">
            <text:p>Зайцев В.С.</text:p>
          </table:table-cell>
          <table:table-cell table:formula="of:=VLOOKUP([.E97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0H15M23S" calcext:value-type="time">
            <text:p>10:15:23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style-name="ce2" table:formula="of:=VLOOKUP([.F973];[$Клиенты.A:.D];2;0)" office:value-type="string" office:string-value="Салаватов Ф.Я." calcext:value-type="string">
            <text:p>Салаватов Ф.Я.</text:p>
          </table:table-cell>
          <table:table-cell table:formula="of:=VLOOKUP([.E9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0H40M27S" calcext:value-type="time">
            <text:p>10:40:27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style-name="ce2" table:formula="of:=VLOOKUP([.F974];[$Клиенты.A:.D];2;0)" office:value-type="string" office:string-value="Сушкин Л.Н." calcext:value-type="string">
            <text:p>Сушкин Л.Н.</text:p>
          </table:table-cell>
          <table:table-cell table:formula="of:=VLOOKUP([.E97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1H25M20S" calcext:value-type="time">
            <text:p>11:25:20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88" calcext:value-type="float">
            <text:p>388</text:p>
          </table:table-cell>
          <table:table-cell table:style-name="ce2" table:formula="of:=VLOOKUP([.F97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7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1H48M32S" calcext:value-type="time">
            <text:p>11:48:32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table:style-name="ce2" table:formula="of:=VLOOKUP([.F976];[$Клиенты.A:.D];2;0)" office:value-type="string" office:string-value="Орлов М.К." calcext:value-type="string">
            <text:p>Орлов М.К.</text:p>
          </table:table-cell>
          <table:table-cell table:formula="of:=VLOOKUP([.E97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3H18M00S" calcext:value-type="time">
            <text:p>13:18:00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2" table:formula="of:=VLOOKUP([.F977];[$Клиенты.A:.D];2;0)" office:value-type="string" office:string-value="Орлов М.К." calcext:value-type="string">
            <text:p>Орлов М.К.</text:p>
          </table:table-cell>
          <table:table-cell table:formula="of:=VLOOKUP([.E97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3H56M37S" calcext:value-type="time">
            <text:p>13:56:37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table:style-name="ce2" table:formula="of:=VLOOKUP([.F97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7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01M47S" calcext:value-type="time">
            <text:p>14:01:47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style-name="ce2" table:formula="of:=VLOOKUP([.F979];[$Клиенты.A:.D];2;0)" office:value-type="string" office:string-value="Сачков Х.Э." calcext:value-type="string">
            <text:p>Сачков Х.Э.</text:p>
          </table:table-cell>
          <table:table-cell table:formula="of:=VLOOKUP([.E97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02M50S" calcext:value-type="time">
            <text:p>14:02:50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table:style-name="ce2" table:formula="of:=VLOOKUP([.F980];[$Клиенты.A:.D];2;0)" office:value-type="string" office:string-value="Стеблов П.К." calcext:value-type="string">
            <text:p>Стеблов П.К.</text:p>
          </table:table-cell>
          <table:table-cell table:formula="of:=VLOOKUP([.E98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07M15S" calcext:value-type="time">
            <text:p>14:07:1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2" table:formula="of:=VLOOKUP([.F981];[$Клиенты.A:.D];2;0)" office:value-type="string" office:string-value="Лесов А.П." calcext:value-type="string">
            <text:p>Лесов А.П.</text:p>
          </table:table-cell>
          <table:table-cell table:formula="of:=VLOOKUP([.E98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17M05S" calcext:value-type="time">
            <text:p>14:17:05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table:style-name="ce2" table:formula="of:=VLOOKUP([.F982];[$Клиенты.A:.D];2;0)" office:value-type="string" office:string-value="Зайцев В.С." calcext:value-type="string">
            <text:p>Зайцев В.С.</text:p>
          </table:table-cell>
          <table:table-cell table:formula="of:=VLOOKUP([.E98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36M46S" calcext:value-type="time">
            <text:p>14:36:46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style-name="ce2" table:formula="of:=VLOOKUP([.F983];[$Клиенты.A:.D];2;0)" office:value-type="string" office:string-value="Салаватов Ф.Я." calcext:value-type="string">
            <text:p>Салаватов Ф.Я.</text:p>
          </table:table-cell>
          <table:table-cell table:formula="of:=VLOOKUP([.E98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37M16S" calcext:value-type="time">
            <text:p>14:37:16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table:style-name="ce2" table:formula="of:=VLOOKUP([.F984];[$Клиенты.A:.D];2;0)" office:value-type="string" office:string-value="Хомяков Л.Д." calcext:value-type="string">
            <text:p>Хомяков Л.Д.</text:p>
          </table:table-cell>
          <table:table-cell table:formula="of:=VLOOKUP([.E98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41M54S" calcext:value-type="time">
            <text:p>14:41:54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83" calcext:value-type="float">
            <text:p>583</text:p>
          </table:table-cell>
          <table:table-cell table:style-name="ce2" table:formula="of:=VLOOKUP([.F985];[$Клиенты.A:.D];2;0)" office:value-type="string" office:string-value="Громов Л.И." calcext:value-type="string">
            <text:p>Громов Л.И.</text:p>
          </table:table-cell>
          <table:table-cell table:formula="of:=VLOOKUP([.E985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46M49S" calcext:value-type="time">
            <text:p>14:46:49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style-name="ce2" table:formula="of:=VLOOKUP([.F986];[$Клиенты.A:.D];2;0)" office:value-type="string" office:string-value="Сушкин Л.Н." calcext:value-type="string">
            <text:p>Сушкин Л.Н.</text:p>
          </table:table-cell>
          <table:table-cell table:formula="of:=VLOOKUP([.E98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05M20S" calcext:value-type="time">
            <text:p>15:05:20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2" table:formula="of:=VLOOKUP([.F987];[$Клиенты.A:.D];2;0)" office:value-type="string" office:string-value="Говоров Б.Т." calcext:value-type="string">
            <text:p>Говоров Б.Т.</text:p>
          </table:table-cell>
          <table:table-cell table:formula="of:=VLOOKUP([.E98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29M31S" calcext:value-type="time">
            <text:p>15:29:31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2" table:formula="of:=VLOOKUP([.F988];[$Клиенты.A:.D];2;0)" office:value-type="string" office:string-value="Охотников Д.М." calcext:value-type="string">
            <text:p>Охотников Д.М.</text:p>
          </table:table-cell>
          <table:table-cell table:formula="of:=VLOOKUP([.E98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46M49S" calcext:value-type="time">
            <text:p>15:46:49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table:style-name="ce2" table:formula="of:=VLOOKUP([.F989];[$Клиенты.A:.D];2;0)" office:value-type="string" office:string-value="Окраинов Л.Г." calcext:value-type="string">
            <text:p>Окраинов Л.Г.</text:p>
          </table:table-cell>
          <table:table-cell table:formula="of:=VLOOKUP([.E98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51M26S" calcext:value-type="time">
            <text:p>15:51:26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table:style-name="ce2" table:formula="of:=VLOOKUP([.F990];[$Клиенты.A:.D];2;0)" office:value-type="string" office:string-value="Гудков Н.Г." calcext:value-type="string">
            <text:p>Гудков Н.Г.</text:p>
          </table:table-cell>
          <table:table-cell table:formula="of:=VLOOKUP([.E9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59M13S" calcext:value-type="time">
            <text:p>15:59:13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991];[$Клиенты.A:.D];2;0)" office:value-type="string" office:string-value="Волков Д.И." calcext:value-type="string">
            <text:p>Волков Д.И.</text:p>
          </table:table-cell>
          <table:table-cell table:formula="of:=VLOOKUP([.E99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11M44S" calcext:value-type="time">
            <text:p>17:11:44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style-name="ce2" table:formula="of:=VLOOKUP([.F992];[$Клиенты.A:.D];2;0)" office:value-type="string" office:string-value="Волков Д.И." calcext:value-type="string">
            <text:p>Волков Д.И.</text:p>
          </table:table-cell>
          <table:table-cell table:formula="of:=VLOOKUP([.E99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12M05S" calcext:value-type="time">
            <text:p>17:12:05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style-name="ce2" table:formula="of:=VLOOKUP([.F993];[$Клиенты.A:.D];2;0)" office:value-type="string" office:string-value="Говоров Б.Т." calcext:value-type="string">
            <text:p>Говоров Б.Т.</text:p>
          </table:table-cell>
          <table:table-cell table:formula="of:=VLOOKUP([.E99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29M44S" calcext:value-type="time">
            <text:p>17:29:44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style-name="ce2" table:formula="of:=VLOOKUP([.F994];[$Клиенты.A:.D];2;0)" office:value-type="string" office:string-value="Орлов М.К." calcext:value-type="string">
            <text:p>Орлов М.К.</text:p>
          </table:table-cell>
          <table:table-cell table:formula="of:=VLOOKUP([.E9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49M14S" calcext:value-type="time">
            <text:p>17:49:14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2" table:formula="of:=VLOOKUP([.F995];[$Клиенты.A:.D];2;0)" office:value-type="string" office:string-value="Охотников Д.М." calcext:value-type="string">
            <text:p>Охотников Д.М.</text:p>
          </table:table-cell>
          <table:table-cell table:formula="of:=VLOOKUP([.E9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58M52S" calcext:value-type="time">
            <text:p>17:58:52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style-name="ce2" table:formula="of:=VLOOKUP([.F996];[$Клиенты.A:.D];2;0)" office:value-type="string" office:string-value="Сачков Х.Э." calcext:value-type="string">
            <text:p>Сачков Х.Э.</text:p>
          </table:table-cell>
          <table:table-cell table:formula="of:=VLOOKUP([.E99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8H27M10S" calcext:value-type="time">
            <text:p>18:27:10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table:style-name="ce2" table:formula="of:=VLOOKUP([.F997];[$Клиенты.A:.D];2;0)" office:value-type="string" office:string-value="Громов Л.И." calcext:value-type="string">
            <text:p>Громов Л.И.</text:p>
          </table:table-cell>
          <table:table-cell table:formula="of:=VLOOKUP([.E99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8H53M06S" calcext:value-type="time">
            <text:p>18:53:06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table:style-name="ce2" table:formula="of:=VLOOKUP([.F99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99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8H57M03S" calcext:value-type="time">
            <text:p>18:57:03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999];[$Клиенты.A:.D];2;0)" office:value-type="string" office:string-value="Лесов А.П." calcext:value-type="string">
            <text:p>Лесов А.П.</text:p>
          </table:table-cell>
          <table:table-cell table:formula="of:=VLOOKUP([.E9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14M37S" calcext:value-type="time">
            <text:p>19:14:37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style-name="ce2" table:formula="of:=VLOOKUP([.F1000];[$Клиенты.A:.D];2;0)" office:value-type="string" office:string-value="Зайцев В.С." calcext:value-type="string">
            <text:p>Зайцев В.С.</text:p>
          </table:table-cell>
          <table:table-cell table:formula="of:=VLOOKUP([.E100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22M55S" calcext:value-type="time">
            <text:p>19:22:55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table:style-name="ce2" table:formula="of:=VLOOKUP([.F1001];[$Клиенты.A:.D];2;0)" office:value-type="string" office:string-value="Окраинов Л.Г." calcext:value-type="string">
            <text:p>Окраинов Л.Г.</text:p>
          </table:table-cell>
          <table:table-cell table:formula="of:=VLOOKUP([.E100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32M30S" calcext:value-type="time">
            <text:p>19:32:30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table:style-name="ce2" table:formula="of:=VLOOKUP([.F1002];[$Клиенты.A:.D];2;0)" office:value-type="string" office:string-value="Гудков Н.Г." calcext:value-type="string">
            <text:p>Гудков Н.Г.</text:p>
          </table:table-cell>
          <table:table-cell table:formula="of:=VLOOKUP([.E10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33M10S" calcext:value-type="time">
            <text:p>19:33:1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style-name="ce2" table:formula="of:=VLOOKUP([.F1003];[$Клиенты.A:.D];2;0)" office:value-type="string" office:string-value="Сушкин Л.Н." calcext:value-type="string">
            <text:p>Сушкин Л.Н.</text:p>
          </table:table-cell>
          <table:table-cell table:formula="of:=VLOOKUP([.E100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33M23S" calcext:value-type="time">
            <text:p>19:33:23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style-name="ce2" table:formula="of:=VLOOKUP([.F1004];[$Клиенты.A:.D];2;0)" office:value-type="string" office:string-value="Салаватов Ф.Я." calcext:value-type="string">
            <text:p>Салаватов Ф.Я.</text:p>
          </table:table-cell>
          <table:table-cell table:formula="of:=VLOOKUP([.E100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49M48S" calcext:value-type="time">
            <text:p>19:49:48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style-name="ce2" table:formula="of:=VLOOKUP([.F1005];[$Клиенты.A:.D];2;0)" office:value-type="string" office:string-value="Стеблов П.К." calcext:value-type="string">
            <text:p>Стеблов П.К.</text:p>
          </table:table-cell>
          <table:table-cell table:formula="of:=VLOOKUP([.E100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59M53S" calcext:value-type="time">
            <text:p>19:59:53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65" calcext:value-type="float">
            <text:p>465</text:p>
          </table:table-cell>
          <table:table-cell table:style-name="ce2" table:formula="of:=VLOOKUP([.F1006];[$Клиенты.A:.D];2;0)" office:value-type="string" office:string-value="Хомяков Л.Д." calcext:value-type="string">
            <text:p>Хомяков Л.Д.</text:p>
          </table:table-cell>
          <table:table-cell table:formula="of:=VLOOKUP([.E10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09M01S" calcext:value-type="time">
            <text:p>21:09:01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table:style-name="ce2" table:formula="of:=VLOOKUP([.F1007];[$Клиенты.A:.D];2;0)" office:value-type="string" office:string-value="Охотников Д.М." calcext:value-type="string">
            <text:p>Охотников Д.М.</text:p>
          </table:table-cell>
          <table:table-cell table:formula="of:=VLOOKUP([.E10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24M13S" calcext:value-type="time">
            <text:p>21:24:13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table:style-name="ce2" table:formula="of:=VLOOKUP([.F1008];[$Клиенты.A:.D];2;0)" office:value-type="string" office:string-value="Сачков Х.Э." calcext:value-type="string">
            <text:p>Сачков Х.Э.</text:p>
          </table:table-cell>
          <table:table-cell table:formula="of:=VLOOKUP([.E100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32M02S" calcext:value-type="time">
            <text:p>21:32:02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table:style-name="ce2" table:formula="of:=VLOOKUP([.F1009];[$Клиенты.A:.D];2;0)" office:value-type="string" office:string-value="Хомяков Л.Д." calcext:value-type="string">
            <text:p>Хомяков Л.Д.</text:p>
          </table:table-cell>
          <table:table-cell table:formula="of:=VLOOKUP([.E100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37M51S" calcext:value-type="time">
            <text:p>21:37:51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table:style-name="ce2" table:formula="of:=VLOOKUP([.F101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0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38M54S" calcext:value-type="time">
            <text:p>21:38:54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1011];[$Клиенты.A:.D];2;0)" office:value-type="string" office:string-value="Гудков Н.Г." calcext:value-type="string">
            <text:p>Гудков Н.Г.</text:p>
          </table:table-cell>
          <table:table-cell table:formula="of:=VLOOKUP([.E10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42M31S" calcext:value-type="time">
            <text:p>21:42:31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style-name="ce2" table:formula="of:=VLOOKUP([.F1012];[$Клиенты.A:.D];2;0)" office:value-type="string" office:string-value="Стеблов П.К." calcext:value-type="string">
            <text:p>Стеблов П.К.</text:p>
          </table:table-cell>
          <table:table-cell table:formula="of:=VLOOKUP([.E101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44M26S" calcext:value-type="time">
            <text:p>21:44:26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table:style-name="ce2" table:formula="of:=VLOOKUP([.F1013];[$Клиенты.A:.D];2;0)" office:value-type="string" office:string-value="Громов Л.И." calcext:value-type="string">
            <text:p>Громов Л.И.</text:p>
          </table:table-cell>
          <table:table-cell table:formula="of:=VLOOKUP([.E101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06M15S" calcext:value-type="time">
            <text:p>22:06:15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table:style-name="ce2" table:formula="of:=VLOOKUP([.F1014];[$Клиенты.A:.D];2;0)" office:value-type="string" office:string-value="Сушкин Л.Н." calcext:value-type="string">
            <text:p>Сушкин Л.Н.</text:p>
          </table:table-cell>
          <table:table-cell table:formula="of:=VLOOKUP([.E101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10M11S" calcext:value-type="time">
            <text:p>22:10:11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52" calcext:value-type="float">
            <text:p>552</text:p>
          </table:table-cell>
          <table:table-cell table:style-name="ce2" table:formula="of:=VLOOKUP([.F101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1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29M04S" calcext:value-type="time">
            <text:p>22:29:04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style-name="ce2" table:formula="of:=VLOOKUP([.F1016];[$Клиенты.A:.D];2;0)" office:value-type="string" office:string-value="Лесов А.П." calcext:value-type="string">
            <text:p>Лесов А.П.</text:p>
          </table:table-cell>
          <table:table-cell table:formula="of:=VLOOKUP([.E10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36M11S" calcext:value-type="time">
            <text:p>22:36:11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table:style-name="ce2" table:formula="of:=VLOOKUP([.F1017];[$Клиенты.A:.D];2;0)" office:value-type="string" office:string-value="Говоров Б.Т." calcext:value-type="string">
            <text:p>Говоров Б.Т.</text:p>
          </table:table-cell>
          <table:table-cell table:formula="of:=VLOOKUP([.E101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36M52S" calcext:value-type="time">
            <text:p>22:36:52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table:style-name="ce2" table:formula="of:=VLOOKUP([.F1018];[$Клиенты.A:.D];2;0)" office:value-type="string" office:string-value="Волков Д.И." calcext:value-type="string">
            <text:p>Волков Д.И.</text:p>
          </table:table-cell>
          <table:table-cell table:formula="of:=VLOOKUP([.E10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43M54S" calcext:value-type="time">
            <text:p>22:43:54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table:style-name="ce2" table:formula="of:=VLOOKUP([.F1019];[$Клиенты.A:.D];2;0)" office:value-type="string" office:string-value="Орлов М.К." calcext:value-type="string">
            <text:p>Орлов М.К.</text:p>
          </table:table-cell>
          <table:table-cell table:formula="of:=VLOOKUP([.E101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49M41S" calcext:value-type="time">
            <text:p>22:49:41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table:style-name="ce2" table:formula="of:=VLOOKUP([.F1020];[$Клиенты.A:.D];2;0)" office:value-type="string" office:string-value="Окраинов Л.Г." calcext:value-type="string">
            <text:p>Окраинов Л.Г.</text:p>
          </table:table-cell>
          <table:table-cell table:formula="of:=VLOOKUP([.E10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53M49S" calcext:value-type="time">
            <text:p>22:53:49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style-name="ce2" table:formula="of:=VLOOKUP([.F1021];[$Клиенты.A:.D];2;0)" office:value-type="string" office:string-value="Зайцев В.С." calcext:value-type="string">
            <text:p>Зайцев В.С.</text:p>
          </table:table-cell>
          <table:table-cell table:formula="of:=VLOOKUP([.E102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03M32S" calcext:value-type="time">
            <text:p>6:03:32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style-name="ce2" table:formula="of:=VLOOKUP([.F1022];[$Клиенты.A:.D];2;0)" office:value-type="string" office:string-value="Лесов А.П." calcext:value-type="string">
            <text:p>Лесов А.П.</text:p>
          </table:table-cell>
          <table:table-cell table:formula="of:=VLOOKUP([.E102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19M21S" calcext:value-type="time">
            <text:p>6:19:21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style-name="ce2" table:formula="of:=VLOOKUP([.F1023];[$Клиенты.A:.D];2;0)" office:value-type="string" office:string-value="Окраинов Л.Г." calcext:value-type="string">
            <text:p>Окраинов Л.Г.</text:p>
          </table:table-cell>
          <table:table-cell table:formula="of:=VLOOKUP([.E10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33M40S" calcext:value-type="time">
            <text:p>6:33:40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style-name="ce2" table:formula="of:=VLOOKUP([.F1024];[$Клиенты.A:.D];2;0)" office:value-type="string" office:string-value="Орлов М.К." calcext:value-type="string">
            <text:p>Орлов М.К.</text:p>
          </table:table-cell>
          <table:table-cell table:formula="of:=VLOOKUP([.E102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40M35S" calcext:value-type="time">
            <text:p>6:40:35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style-name="ce2" table:formula="of:=VLOOKUP([.F1025];[$Клиенты.A:.D];2;0)" office:value-type="string" office:string-value="Волков Д.И." calcext:value-type="string">
            <text:p>Волков Д.И.</text:p>
          </table:table-cell>
          <table:table-cell table:formula="of:=VLOOKUP([.E102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44M13S" calcext:value-type="time">
            <text:p>6:44:13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style-name="ce2" table:formula="of:=VLOOKUP([.F1026];[$Клиенты.A:.D];2;0)" office:value-type="string" office:string-value="Громов Л.И." calcext:value-type="string">
            <text:p>Громов Л.И.</text:p>
          </table:table-cell>
          <table:table-cell table:formula="of:=VLOOKUP([.E102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7H15M28S" calcext:value-type="time">
            <text:p>7:15:2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style-name="ce2" table:formula="of:=VLOOKUP([.F1027];[$Клиенты.A:.D];2;0)" office:value-type="string" office:string-value="Охотников Д.М." calcext:value-type="string">
            <text:p>Охотников Д.М.</text:p>
          </table:table-cell>
          <table:table-cell table:formula="of:=VLOOKUP([.E10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8H03M55S" calcext:value-type="time">
            <text:p>8:03:55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style-name="ce2" table:formula="of:=VLOOKUP([.F1028];[$Клиенты.A:.D];2;0)" office:value-type="string" office:string-value="Хомяков Л.Д." calcext:value-type="string">
            <text:p>Хомяков Л.Д.</text:p>
          </table:table-cell>
          <table:table-cell table:formula="of:=VLOOKUP([.E10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8H15M47S" calcext:value-type="time">
            <text:p>8:15:47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table:style-name="ce2" table:formula="of:=VLOOKUP([.F1029];[$Клиенты.A:.D];2;0)" office:value-type="string" office:string-value="Зайцев В.С." calcext:value-type="string">
            <text:p>Зайцев В.С.</text:p>
          </table:table-cell>
          <table:table-cell table:formula="of:=VLOOKUP([.E102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8H45M52S" calcext:value-type="time">
            <text:p>8:45:52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style-name="ce2" table:formula="of:=VLOOKUP([.F103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0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9H20M33S" calcext:value-type="time">
            <text:p>9:20:33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style-name="ce2" table:formula="of:=VLOOKUP([.F103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3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0H28M47S" calcext:value-type="time">
            <text:p>10:28:47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2" table:formula="of:=VLOOKUP([.F1032];[$Клиенты.A:.D];2;0)" office:value-type="string" office:string-value="Гудков Н.Г." calcext:value-type="string">
            <text:p>Гудков Н.Г.</text:p>
          </table:table-cell>
          <table:table-cell table:formula="of:=VLOOKUP([.E103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0H48M46S" calcext:value-type="time">
            <text:p>10:48:46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style-name="ce2" table:formula="of:=VLOOKUP([.F1033];[$Клиенты.A:.D];2;0)" office:value-type="string" office:string-value="Сушкин Л.Н." calcext:value-type="string">
            <text:p>Сушкин Л.Н.</text:p>
          </table:table-cell>
          <table:table-cell table:formula="of:=VLOOKUP([.E103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1H03M48S" calcext:value-type="time">
            <text:p>11:03:48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style-name="ce2" table:formula="of:=VLOOKUP([.F1034];[$Клиенты.A:.D];2;0)" office:value-type="string" office:string-value="Стеблов П.К." calcext:value-type="string">
            <text:p>Стеблов П.К.</text:p>
          </table:table-cell>
          <table:table-cell table:formula="of:=VLOOKUP([.E10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1H23M08S" calcext:value-type="time">
            <text:p>11:23:08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table:style-name="ce2" table:formula="of:=VLOOKUP([.F1035];[$Клиенты.A:.D];2;0)" office:value-type="string" office:string-value="Говоров Б.Т." calcext:value-type="string">
            <text:p>Говоров Б.Т.</text:p>
          </table:table-cell>
          <table:table-cell table:formula="of:=VLOOKUP([.E103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1H43M01S" calcext:value-type="time">
            <text:p>11:43:01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table:style-name="ce2" table:formula="of:=VLOOKUP([.F1036];[$Клиенты.A:.D];2;0)" office:value-type="string" office:string-value="Сачков Х.Э." calcext:value-type="string">
            <text:p>Сачков Х.Э.</text:p>
          </table:table-cell>
          <table:table-cell table:formula="of:=VLOOKUP([.E103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05M26S" calcext:value-type="time">
            <text:p>13:05:26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table:style-name="ce2" table:formula="of:=VLOOKUP([.F1037];[$Клиенты.A:.D];2;0)" office:value-type="string" office:string-value="Волков Д.И." calcext:value-type="string">
            <text:p>Волков Д.И.</text:p>
          </table:table-cell>
          <table:table-cell table:formula="of:=VLOOKUP([.E10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10M31S" calcext:value-type="time">
            <text:p>13:10:31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style-name="ce2" table:formula="of:=VLOOKUP([.F1038];[$Клиенты.A:.D];2;0)" office:value-type="string" office:string-value="Орлов М.К." calcext:value-type="string">
            <text:p>Орлов М.К.</text:p>
          </table:table-cell>
          <table:table-cell table:formula="of:=VLOOKUP([.E103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13M20S" calcext:value-type="time">
            <text:p>13:13:20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table:style-name="ce2" table:formula="of:=VLOOKUP([.F1039];[$Клиенты.A:.D];2;0)" office:value-type="string" office:string-value="Хомяков Л.Д." calcext:value-type="string">
            <text:p>Хомяков Л.Д.</text:p>
          </table:table-cell>
          <table:table-cell table:formula="of:=VLOOKUP([.E10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22M34S" calcext:value-type="time">
            <text:p>13:22:34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table:style-name="ce2" table:formula="of:=VLOOKUP([.F1040];[$Клиенты.A:.D];2;0)" office:value-type="string" office:string-value="Громов Л.И." calcext:value-type="string">
            <text:p>Громов Л.И.</text:p>
          </table:table-cell>
          <table:table-cell table:formula="of:=VLOOKUP([.E104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32M37S" calcext:value-type="time">
            <text:p>13:32:37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43" calcext:value-type="float">
            <text:p>543</text:p>
          </table:table-cell>
          <table:table-cell table:style-name="ce2" table:formula="of:=VLOOKUP([.F1041];[$Клиенты.A:.D];2;0)" office:value-type="string" office:string-value="Говоров Б.Т." calcext:value-type="string">
            <text:p>Говоров Б.Т.</text:p>
          </table:table-cell>
          <table:table-cell table:formula="of:=VLOOKUP([.E104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49M32S" calcext:value-type="time">
            <text:p>13:49:3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table:style-name="ce2" table:formula="of:=VLOOKUP([.F104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4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50M25S" calcext:value-type="time">
            <text:p>13:50:25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style-name="ce2" table:formula="of:=VLOOKUP([.F1043];[$Клиенты.A:.D];2;0)" office:value-type="string" office:string-value="Сачков Х.Э." calcext:value-type="string">
            <text:p>Сачков Х.Э.</text:p>
          </table:table-cell>
          <table:table-cell table:formula="of:=VLOOKUP([.E104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4H10M14S" calcext:value-type="time">
            <text:p>14:10:14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style-name="ce2" table:formula="of:=VLOOKUP([.F1044];[$Клиенты.A:.D];2;0)" office:value-type="string" office:string-value="Зайцев В.С." calcext:value-type="string">
            <text:p>Зайцев В.С.</text:p>
          </table:table-cell>
          <table:table-cell table:formula="of:=VLOOKUP([.E104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4H19M08S" calcext:value-type="time">
            <text:p>14:19:08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style-name="ce2" table:formula="of:=VLOOKUP([.F1045];[$Клиенты.A:.D];2;0)" office:value-type="string" office:string-value="Салаватов Ф.Я." calcext:value-type="string">
            <text:p>Салаватов Ф.Я.</text:p>
          </table:table-cell>
          <table:table-cell table:formula="of:=VLOOKUP([.E10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4H24M19S" calcext:value-type="time">
            <text:p>14:24:19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style-name="ce2" table:formula="of:=VLOOKUP([.F1046];[$Клиенты.A:.D];2;0)" office:value-type="string" office:string-value="Окраинов Л.Г." calcext:value-type="string">
            <text:p>Окраинов Л.Г.</text:p>
          </table:table-cell>
          <table:table-cell table:formula="of:=VLOOKUP([.E104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03M00S" calcext:value-type="time">
            <text:p>15:03:00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table:style-name="ce2" table:formula="of:=VLOOKUP([.F1047];[$Клиенты.A:.D];2;0)" office:value-type="string" office:string-value="Гудков Н.Г." calcext:value-type="string">
            <text:p>Гудков Н.Г.</text:p>
          </table:table-cell>
          <table:table-cell table:formula="of:=VLOOKUP([.E10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03M12S" calcext:value-type="time">
            <text:p>15:03:12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table:style-name="ce2" table:formula="of:=VLOOKUP([.F1048];[$Клиенты.A:.D];2;0)" office:value-type="string" office:string-value="Охотников Д.М." calcext:value-type="string">
            <text:p>Охотников Д.М.</text:p>
          </table:table-cell>
          <table:table-cell table:formula="of:=VLOOKUP([.E10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19M02S" calcext:value-type="time">
            <text:p>15:19:02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style-name="ce2" table:formula="of:=VLOOKUP([.F1049];[$Клиенты.A:.D];2;0)" office:value-type="string" office:string-value="Лесов А.П." calcext:value-type="string">
            <text:p>Лесов А.П.</text:p>
          </table:table-cell>
          <table:table-cell table:formula="of:=VLOOKUP([.E104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30M26S" calcext:value-type="time">
            <text:p>15:30:26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table:style-name="ce2" table:formula="of:=VLOOKUP([.F1050];[$Клиенты.A:.D];2;0)" office:value-type="string" office:string-value="Стеблов П.К." calcext:value-type="string">
            <text:p>Стеблов П.К.</text:p>
          </table:table-cell>
          <table:table-cell table:formula="of:=VLOOKUP([.E10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34M57S" calcext:value-type="time">
            <text:p>15:34:57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table:style-name="ce2" table:formula="of:=VLOOKUP([.F1051];[$Клиенты.A:.D];2;0)" office:value-type="string" office:string-value="Сушкин Л.Н." calcext:value-type="string">
            <text:p>Сушкин Л.Н.</text:p>
          </table:table-cell>
          <table:table-cell table:formula="of:=VLOOKUP([.E105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00M34S" calcext:value-type="time">
            <text:p>17:00:34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style-name="ce2" table:formula="of:=VLOOKUP([.F1052];[$Клиенты.A:.D];2;0)" office:value-type="string" office:string-value="Хомяков Л.Д." calcext:value-type="string">
            <text:p>Хомяков Л.Д.</text:p>
          </table:table-cell>
          <table:table-cell table:formula="of:=VLOOKUP([.E10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07M04S" calcext:value-type="time">
            <text:p>17:07:04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table:formula="of:=VLOOKUP([.F1053];[$Клиенты.A:.D];2;0)" office:value-type="string" office:string-value="Салаватов Ф.Я." calcext:value-type="string">
            <text:p>Салаватов Ф.Я.</text:p>
          </table:table-cell>
          <table:table-cell table:formula="of:=VLOOKUP([.E105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2M24S" calcext:value-type="time">
            <text:p>17:22:24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 table:style-name="ce2" table:formula="of:=VLOOKUP([.F1054];[$Клиенты.A:.D];2;0)" office:value-type="string" office:string-value="Стеблов П.К." calcext:value-type="string">
            <text:p>Стеблов П.К.</text:p>
          </table:table-cell>
          <table:table-cell table:formula="of:=VLOOKUP([.E105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2M49S" calcext:value-type="time">
            <text:p>17:22:49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style-name="ce2" table:formula="of:=VLOOKUP([.F1055];[$Клиенты.A:.D];2;0)" office:value-type="string" office:string-value="Лесов А.П." calcext:value-type="string">
            <text:p>Лесов А.П.</text:p>
          </table:table-cell>
          <table:table-cell table:formula="of:=VLOOKUP([.E105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3M11S" calcext:value-type="time">
            <text:p>17:23:11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table:style-name="ce2" table:formula="of:=VLOOKUP([.F1056];[$Клиенты.A:.D];2;0)" office:value-type="string" office:string-value="Охотников Д.М." calcext:value-type="string">
            <text:p>Охотников Д.М.</text:p>
          </table:table-cell>
          <table:table-cell table:formula="of:=VLOOKUP([.E105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8M15S" calcext:value-type="time">
            <text:p>17:28:15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table:style-name="ce2" table:formula="of:=VLOOKUP([.F1057];[$Клиенты.A:.D];2;0)" office:value-type="string" office:string-value="Громов Л.И." calcext:value-type="string">
            <text:p>Громов Л.И.</text:p>
          </table:table-cell>
          <table:table-cell table:formula="of:=VLOOKUP([.E105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9M02S" calcext:value-type="time">
            <text:p>17:29:0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1058];[$Клиенты.A:.D];2;0)" office:value-type="string" office:string-value="Гудков Н.Г." calcext:value-type="string">
            <text:p>Гудков Н.Г.</text:p>
          </table:table-cell>
          <table:table-cell table:formula="of:=VLOOKUP([.E10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43M24S" calcext:value-type="time">
            <text:p>17:43:24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style-name="ce2" table:formula="of:=VLOOKUP([.F1059];[$Клиенты.A:.D];2;0)" office:value-type="string" office:string-value="Говоров Б.Т." calcext:value-type="string">
            <text:p>Говоров Б.Т.</text:p>
          </table:table-cell>
          <table:table-cell table:formula="of:=VLOOKUP([.E105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03M34S" calcext:value-type="time">
            <text:p>18:03:34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style-name="ce2" table:formula="of:=VLOOKUP([.F1060];[$Клиенты.A:.D];2;0)" office:value-type="string" office:string-value="Орлов М.К." calcext:value-type="string">
            <text:p>Орлов М.К.</text:p>
          </table:table-cell>
          <table:table-cell table:formula="of:=VLOOKUP([.E106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06M32S" calcext:value-type="time">
            <text:p>18:06:32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style-name="ce2" table:formula="of:=VLOOKUP([.F1061];[$Клиенты.A:.D];2;0)" office:value-type="string" office:string-value="Волков Д.И." calcext:value-type="string">
            <text:p>Волков Д.И.</text:p>
          </table:table-cell>
          <table:table-cell table:formula="of:=VLOOKUP([.E106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22M54S" calcext:value-type="time">
            <text:p>18:22:54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1062];[$Клиенты.A:.D];2;0)" office:value-type="string" office:string-value="Сачков Х.Э." calcext:value-type="string">
            <text:p>Сачков Х.Э.</text:p>
          </table:table-cell>
          <table:table-cell table:formula="of:=VLOOKUP([.E106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48M27S" calcext:value-type="time">
            <text:p>18:48:27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table:style-name="ce2" table:formula="of:=VLOOKUP([.F106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6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9H13M07S" calcext:value-type="time">
            <text:p>19:13:07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1064];[$Клиенты.A:.D];2;0)" office:value-type="string" office:string-value="Зайцев В.С." calcext:value-type="string">
            <text:p>Зайцев В.С.</text:p>
          </table:table-cell>
          <table:table-cell table:formula="of:=VLOOKUP([.E106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9H24M06S" calcext:value-type="time">
            <text:p>19:24:06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table:style-name="ce2" table:formula="of:=VLOOKUP([.F1065];[$Клиенты.A:.D];2;0)" office:value-type="string" office:string-value="Окраинов Л.Г." calcext:value-type="string">
            <text:p>Окраинов Л.Г.</text:p>
          </table:table-cell>
          <table:table-cell table:formula="of:=VLOOKUP([.E106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9H30M57S" calcext:value-type="time">
            <text:p>19:30:57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table:style-name="ce2" table:formula="of:=VLOOKUP([.F1066];[$Клиенты.A:.D];2;0)" office:value-type="string" office:string-value="Сушкин Л.Н." calcext:value-type="string">
            <text:p>Сушкин Л.Н.</text:p>
          </table:table-cell>
          <table:table-cell table:formula="of:=VLOOKUP([.E106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04M06S" calcext:value-type="time">
            <text:p>21:04:06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style-name="ce2" table:formula="of:=VLOOKUP([.F1067];[$Клиенты.A:.D];2;0)" office:value-type="string" office:string-value="Говоров Б.Т." calcext:value-type="string">
            <text:p>Говоров Б.Т.</text:p>
          </table:table-cell>
          <table:table-cell table:formula="of:=VLOOKUP([.E106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14M59S" calcext:value-type="time">
            <text:p>21:14:59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  <table:table-cell table:style-name="ce2" table:formula="of:=VLOOKUP([.F1068];[$Клиенты.A:.D];2;0)" office:value-type="string" office:string-value="Громов Л.И." calcext:value-type="string">
            <text:p>Громов Л.И.</text:p>
          </table:table-cell>
          <table:table-cell table:formula="of:=VLOOKUP([.E106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23M13S" calcext:value-type="time">
            <text:p>21:23:13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table:style-name="ce2" table:formula="of:=VLOOKUP([.F1069];[$Клиенты.A:.D];2;0)" office:value-type="string" office:string-value="Гудков Н.Г." calcext:value-type="string">
            <text:p>Гудков Н.Г.</text:p>
          </table:table-cell>
          <table:table-cell table:formula="of:=VLOOKUP([.E106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37M51S" calcext:value-type="time">
            <text:p>21:37:51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style-name="ce2" table:formula="of:=VLOOKUP([.F107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07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39M05S" calcext:value-type="time">
            <text:p>21:39:0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style-name="ce2" table:formula="of:=VLOOKUP([.F1071];[$Клиенты.A:.D];2;0)" office:value-type="string" office:string-value="Орлов М.К." calcext:value-type="string">
            <text:p>Орлов М.К.</text:p>
          </table:table-cell>
          <table:table-cell table:formula="of:=VLOOKUP([.E107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39M53S" calcext:value-type="time">
            <text:p>21:39:53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table:style-name="ce2" table:formula="of:=VLOOKUP([.F1072];[$Клиенты.A:.D];2;0)" office:value-type="string" office:string-value="Стеблов П.К." calcext:value-type="string">
            <text:p>Стеблов П.К.</text:p>
          </table:table-cell>
          <table:table-cell table:formula="of:=VLOOKUP([.E107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40M41S" calcext:value-type="time">
            <text:p>21:40:41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table:style-name="ce2" table:formula="of:=VLOOKUP([.F1073];[$Клиенты.A:.D];2;0)" office:value-type="string" office:string-value="Окраинов Л.Г." calcext:value-type="string">
            <text:p>Окраинов Л.Г.</text:p>
          </table:table-cell>
          <table:table-cell table:formula="of:=VLOOKUP([.E10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50M10S" calcext:value-type="time">
            <text:p>21:50:1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style-name="ce2" table:formula="of:=VLOOKUP([.F107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7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50M15S" calcext:value-type="time">
            <text:p>21:50:15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style-name="ce2" table:formula="of:=VLOOKUP([.F107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0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10M32S" calcext:value-type="time">
            <text:p>22:10:3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style-name="ce2" table:formula="of:=VLOOKUP([.F1076];[$Клиенты.A:.D];2;0)" office:value-type="string" office:string-value="Лесов А.П." calcext:value-type="string">
            <text:p>Лесов А.П.</text:p>
          </table:table-cell>
          <table:table-cell table:formula="of:=VLOOKUP([.E107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19M03S" calcext:value-type="time">
            <text:p>22:19:03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style-name="ce2" table:formula="of:=VLOOKUP([.F1077];[$Клиенты.A:.D];2;0)" office:value-type="string" office:string-value="Зайцев В.С." calcext:value-type="string">
            <text:p>Зайцев В.С.</text:p>
          </table:table-cell>
          <table:table-cell table:formula="of:=VLOOKUP([.E107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45M46S" calcext:value-type="time">
            <text:p>22:45:46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style-name="ce2" table:formula="of:=VLOOKUP([.F1078];[$Клиенты.A:.D];2;0)" office:value-type="string" office:string-value="Сачков Х.Э." calcext:value-type="string">
            <text:p>Сачков Х.Э.</text:p>
          </table:table-cell>
          <table:table-cell table:formula="of:=VLOOKUP([.E107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46M09S" calcext:value-type="time">
            <text:p>22:46:09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style-name="ce2" table:formula="of:=VLOOKUP([.F1079];[$Клиенты.A:.D];2;0)" office:value-type="string" office:string-value="Сушкин Л.Н." calcext:value-type="string">
            <text:p>Сушкин Л.Н.</text:p>
          </table:table-cell>
          <table:table-cell table:formula="of:=VLOOKUP([.E107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57M14S" calcext:value-type="time">
            <text:p>22:57:14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style-name="ce2" table:formula="of:=VLOOKUP([.F1080];[$Клиенты.A:.D];2;0)" office:value-type="string" office:string-value="Волков Д.И." calcext:value-type="string">
            <text:p>Волков Д.И.</text:p>
          </table:table-cell>
          <table:table-cell table:formula="of:=VLOOKUP([.E108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58M01S" calcext:value-type="time">
            <text:p>22:58:01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style-name="ce2" table:formula="of:=VLOOKUP([.F1081];[$Клиенты.A:.D];2;0)" office:value-type="string" office:string-value="Хомяков Л.Д." calcext:value-type="string">
            <text:p>Хомяков Л.Д.</text:p>
          </table:table-cell>
          <table:table-cell table:formula="of:=VLOOKUP([.E10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01M57S" calcext:value-type="time">
            <text:p>6:01:57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style-name="ce2" table:formula="of:=VLOOKUP([.F1082];[$Клиенты.A:.D];2;0)" office:value-type="string" office:string-value="Лесов А.П." calcext:value-type="string">
            <text:p>Лесов А.П.</text:p>
          </table:table-cell>
          <table:table-cell table:formula="of:=VLOOKUP([.E108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02M02S" calcext:value-type="time">
            <text:p>6:02:02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2" table:formula="of:=VLOOKUP([.F1083];[$Клиенты.A:.D];2;0)" office:value-type="string" office:string-value="Волков Д.И." calcext:value-type="string">
            <text:p>Волков Д.И.</text:p>
          </table:table-cell>
          <table:table-cell table:formula="of:=VLOOKUP([.E108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47M56S" calcext:value-type="time">
            <text:p>6:47:5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table:style-name="ce2" table:formula="of:=VLOOKUP([.F1084];[$Клиенты.A:.D];2;0)" office:value-type="string" office:string-value="Сачков Х.Э." calcext:value-type="string">
            <text:p>Сачков Х.Э.</text:p>
          </table:table-cell>
          <table:table-cell table:formula="of:=VLOOKUP([.E108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57M59S" calcext:value-type="time">
            <text:p>6:57:59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table:style-name="ce2" table:formula="of:=VLOOKUP([.F1085];[$Клиенты.A:.D];2;0)" office:value-type="string" office:string-value="Стеблов П.К." calcext:value-type="string">
            <text:p>Стеблов П.К.</text:p>
          </table:table-cell>
          <table:table-cell table:formula="of:=VLOOKUP([.E10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7H03M21S" calcext:value-type="time">
            <text:p>7:03:21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table:style-name="ce2" table:formula="of:=VLOOKUP([.F1086];[$Клиенты.A:.D];2;0)" office:value-type="string" office:string-value="Зайцев В.С." calcext:value-type="string">
            <text:p>Зайцев В.С.</text:p>
          </table:table-cell>
          <table:table-cell table:formula="of:=VLOOKUP([.E108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7H26M53S" calcext:value-type="time">
            <text:p>7:26:53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table:style-name="ce2" table:formula="of:=VLOOKUP([.F1087];[$Клиенты.A:.D];2;0)" office:value-type="string" office:string-value="Окраинов Л.Г." calcext:value-type="string">
            <text:p>Окраинов Л.Г.</text:p>
          </table:table-cell>
          <table:table-cell table:formula="of:=VLOOKUP([.E108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7H48M59S" calcext:value-type="time">
            <text:p>7:48:59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table:style-name="ce2" table:formula="of:=VLOOKUP([.F1088];[$Клиенты.A:.D];2;0)" office:value-type="string" office:string-value="Сушкин Л.Н." calcext:value-type="string">
            <text:p>Сушкин Л.Н.</text:p>
          </table:table-cell>
          <table:table-cell table:formula="of:=VLOOKUP([.E108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8H41M02S" calcext:value-type="time">
            <text:p>8:41:02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style-name="ce2" table:formula="of:=VLOOKUP([.F1089];[$Клиенты.A:.D];2;0)" office:value-type="string" office:string-value="Говоров Б.Т." calcext:value-type="string">
            <text:p>Говоров Б.Т.</text:p>
          </table:table-cell>
          <table:table-cell table:formula="of:=VLOOKUP([.E108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8H42M04S" calcext:value-type="time">
            <text:p>8:42:04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table:style-name="ce2" table:formula="of:=VLOOKUP([.F1090];[$Клиенты.A:.D];2;0)" office:value-type="string" office:string-value="Громов Л.И." calcext:value-type="string">
            <text:p>Громов Л.И.</text:p>
          </table:table-cell>
          <table:table-cell table:formula="of:=VLOOKUP([.E109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9H58M46S" calcext:value-type="time">
            <text:p>9:58:46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table:style-name="ce2" table:formula="of:=VLOOKUP([.F109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09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0H22M16S" calcext:value-type="time">
            <text:p>10:22:16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style-name="ce2" table:formula="of:=VLOOKUP([.F1092];[$Клиенты.A:.D];2;0)" office:value-type="string" office:string-value="Гудков Н.Г." calcext:value-type="string">
            <text:p>Гудков Н.Г.</text:p>
          </table:table-cell>
          <table:table-cell table:formula="of:=VLOOKUP([.E109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0H56M10S" calcext:value-type="time">
            <text:p>10:56:10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2" table:formula="of:=VLOOKUP([.F1093];[$Клиенты.A:.D];2;0)" office:value-type="string" office:string-value="Орлов М.К." calcext:value-type="string">
            <text:p>Орлов М.К.</text:p>
          </table:table-cell>
          <table:table-cell table:formula="of:=VLOOKUP([.E10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1H01M45S" calcext:value-type="time">
            <text:p>11:01:45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table:style-name="ce2" table:formula="of:=VLOOKUP([.F1094];[$Клиенты.A:.D];2;0)" office:value-type="string" office:string-value="Хомяков Л.Д." calcext:value-type="string">
            <text:p>Хомяков Л.Д.</text:p>
          </table:table-cell>
          <table:table-cell table:formula="of:=VLOOKUP([.E109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1H13M40S" calcext:value-type="time">
            <text:p>11:13:40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table:style-name="ce2" table:formula="of:=VLOOKUP([.F1095];[$Клиенты.A:.D];2;0)" office:value-type="string" office:string-value="Салаватов Ф.Я." calcext:value-type="string">
            <text:p>Салаватов Ф.Я.</text:p>
          </table:table-cell>
          <table:table-cell table:formula="of:=VLOOKUP([.E10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1H45M11S" calcext:value-type="time">
            <text:p>11:45:11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table:style-name="ce2" table:formula="of:=VLOOKUP([.F1096];[$Клиенты.A:.D];2;0)" office:value-type="string" office:string-value="Охотников Д.М." calcext:value-type="string">
            <text:p>Охотников Д.М.</text:p>
          </table:table-cell>
          <table:table-cell table:formula="of:=VLOOKUP([.E10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3H23M39S" calcext:value-type="time">
            <text:p>13:23:39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1097];[$Клиенты.A:.D];2;0)" office:value-type="string" office:string-value="Хомяков Л.Д." calcext:value-type="string">
            <text:p>Хомяков Л.Д.</text:p>
          </table:table-cell>
          <table:table-cell table:formula="of:=VLOOKUP([.E109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3H41M40S" calcext:value-type="time">
            <text:p>13:41:40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table:style-name="ce2" table:formula="of:=VLOOKUP([.F1098];[$Клиенты.A:.D];2;0)" office:value-type="string" office:string-value="Окраинов Л.Г." calcext:value-type="string">
            <text:p>Окраинов Л.Г.</text:p>
          </table:table-cell>
          <table:table-cell table:formula="of:=VLOOKUP([.E109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3H50M18S" calcext:value-type="time">
            <text:p>13:50:18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table:style-name="ce2" table:formula="of:=VLOOKUP([.F1099];[$Клиенты.A:.D];2;0)" office:value-type="string" office:string-value="Зайцев В.С." calcext:value-type="string">
            <text:p>Зайцев В.С.</text:p>
          </table:table-cell>
          <table:table-cell table:formula="of:=VLOOKUP([.E10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01M36S" calcext:value-type="time">
            <text:p>14:01:36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style-name="ce2" table:formula="of:=VLOOKUP([.F110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09M07S" calcext:value-type="time">
            <text:p>14:09:07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2" table:formula="of:=VLOOKUP([.F1101];[$Клиенты.A:.D];2;0)" office:value-type="string" office:string-value="Гудков Н.Г." calcext:value-type="string">
            <text:p>Гудков Н.Г.</text:p>
          </table:table-cell>
          <table:table-cell table:formula="of:=VLOOKUP([.E110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09M26S" calcext:value-type="time">
            <text:p>14:09:26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table:style-name="ce2" table:formula="of:=VLOOKUP([.F110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10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26M30S" calcext:value-type="time">
            <text:p>14:26:30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84" calcext:value-type="float">
            <text:p>384</text:p>
          </table:table-cell>
          <table:table-cell table:style-name="ce2" table:formula="of:=VLOOKUP([.F1103];[$Клиенты.A:.D];2;0)" office:value-type="string" office:string-value="Громов Л.И." calcext:value-type="string">
            <text:p>Громов Л.И.</text:p>
          </table:table-cell>
          <table:table-cell table:formula="of:=VLOOKUP([.E110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35M53S" calcext:value-type="time">
            <text:p>14:35:53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style-name="ce2" table:formula="of:=VLOOKUP([.F1104];[$Клиенты.A:.D];2;0)" office:value-type="string" office:string-value="Лесов А.П." calcext:value-type="string">
            <text:p>Лесов А.П.</text:p>
          </table:table-cell>
          <table:table-cell table:formula="of:=VLOOKUP([.E110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53M38S" calcext:value-type="time">
            <text:p>14:53:38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style-name="ce2" table:formula="of:=VLOOKUP([.F1105];[$Клиенты.A:.D];2;0)" office:value-type="string" office:string-value="Сачков Х.Э." calcext:value-type="string">
            <text:p>Сачков Х.Э.</text:p>
          </table:table-cell>
          <table:table-cell table:formula="of:=VLOOKUP([.E110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00M57S" calcext:value-type="time">
            <text:p>15:00:57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style-name="ce2" table:formula="of:=VLOOKUP([.F1106];[$Клиенты.A:.D];2;0)" office:value-type="string" office:string-value="Сушкин Л.Н." calcext:value-type="string">
            <text:p>Сушкин Л.Н.</text:p>
          </table:table-cell>
          <table:table-cell table:formula="of:=VLOOKUP([.E110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04M30S" calcext:value-type="time">
            <text:p>15:04:30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2" table:formula="of:=VLOOKUP([.F1107];[$Клиенты.A:.D];2;0)" office:value-type="string" office:string-value="Орлов М.К." calcext:value-type="string">
            <text:p>Орлов М.К.</text:p>
          </table:table-cell>
          <table:table-cell table:formula="of:=VLOOKUP([.E110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42M36S" calcext:value-type="time">
            <text:p>15:42:36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1108];[$Клиенты.A:.D];2;0)" office:value-type="string" office:string-value="Говоров Б.Т." calcext:value-type="string">
            <text:p>Говоров Б.Т.</text:p>
          </table:table-cell>
          <table:table-cell table:formula="of:=VLOOKUP([.E110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50M34S" calcext:value-type="time">
            <text:p>15:50:34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1109];[$Клиенты.A:.D];2;0)" office:value-type="string" office:string-value="Стеблов П.К." calcext:value-type="string">
            <text:p>Стеблов П.К.</text:p>
          </table:table-cell>
          <table:table-cell table:formula="of:=VLOOKUP([.E110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54M37S" calcext:value-type="time">
            <text:p>15:54:37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table:style-name="ce2" table:formula="of:=VLOOKUP([.F1110];[$Клиенты.A:.D];2;0)" office:value-type="string" office:string-value="Волков Д.И." calcext:value-type="string">
            <text:p>Волков Д.И.</text:p>
          </table:table-cell>
          <table:table-cell table:formula="of:=VLOOKUP([.E111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56M25S" calcext:value-type="time">
            <text:p>15:56:25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style-name="ce2" table:formula="of:=VLOOKUP([.F1111];[$Клиенты.A:.D];2;0)" office:value-type="string" office:string-value="Салаватов Ф.Я." calcext:value-type="string">
            <text:p>Салаватов Ф.Я.</text:p>
          </table:table-cell>
          <table:table-cell table:formula="of:=VLOOKUP([.E11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03M38S" calcext:value-type="time">
            <text:p>17:03:38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table:style-name="ce2" table:formula="of:=VLOOKUP([.F1112];[$Клиенты.A:.D];2;0)" office:value-type="string" office:string-value="Хомяков Л.Д." calcext:value-type="string">
            <text:p>Хомяков Л.Д.</text:p>
          </table:table-cell>
          <table:table-cell table:formula="of:=VLOOKUP([.E111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06M53S" calcext:value-type="time">
            <text:p>17:06:53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table:style-name="ce2" table:formula="of:=VLOOKUP([.F1113];[$Клиенты.A:.D];2;0)" office:value-type="string" office:string-value="Орлов М.К." calcext:value-type="string">
            <text:p>Орлов М.К.</text:p>
          </table:table-cell>
          <table:table-cell table:formula="of:=VLOOKUP([.E111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23M51S" calcext:value-type="time">
            <text:p>17:23:51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70" calcext:value-type="float">
            <text:p>570</text:p>
          </table:table-cell>
          <table:table-cell table:style-name="ce2" table:formula="of:=VLOOKUP([.F1114];[$Клиенты.A:.D];2;0)" office:value-type="string" office:string-value="Громов Л.И." calcext:value-type="string">
            <text:p>Громов Л.И.</text:p>
          </table:table-cell>
          <table:table-cell table:formula="of:=VLOOKUP([.E111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28M10S" calcext:value-type="time">
            <text:p>17:28:10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table:style-name="ce2" table:formula="of:=VLOOKUP([.F1115];[$Клиенты.A:.D];2;0)" office:value-type="string" office:string-value="Сушкин Л.Н." calcext:value-type="string">
            <text:p>Сушкин Л.Н.</text:p>
          </table:table-cell>
          <table:table-cell table:formula="of:=VLOOKUP([.E111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31M09S" calcext:value-type="time">
            <text:p>17:31:09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517" calcext:value-type="float">
            <text:p>517</text:p>
          </table:table-cell>
          <table:table-cell table:style-name="ce2" table:formula="of:=VLOOKUP([.F1116];[$Клиенты.A:.D];2;0)" office:value-type="string" office:string-value="Сачков Х.Э." calcext:value-type="string">
            <text:p>Сачков Х.Э.</text:p>
          </table:table-cell>
          <table:table-cell table:formula="of:=VLOOKUP([.E111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44M26S" calcext:value-type="time">
            <text:p>17:44:26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style-name="ce2" table:formula="of:=VLOOKUP([.F111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11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46M10S" calcext:value-type="time">
            <text:p>17:46:10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style-name="ce2" table:formula="of:=VLOOKUP([.F1118];[$Клиенты.A:.D];2;0)" office:value-type="string" office:string-value="Салаватов Ф.Я." calcext:value-type="string">
            <text:p>Салаватов Ф.Я.</text:p>
          </table:table-cell>
          <table:table-cell table:formula="of:=VLOOKUP([.E11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12M25S" calcext:value-type="time">
            <text:p>18:12:25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style-name="ce2" table:formula="of:=VLOOKUP([.F1119];[$Клиенты.A:.D];2;0)" office:value-type="string" office:string-value="Окраинов Л.Г." calcext:value-type="string">
            <text:p>Окраинов Л.Г.</text:p>
          </table:table-cell>
          <table:table-cell table:formula="of:=VLOOKUP([.E11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31M36S" calcext:value-type="time">
            <text:p>18:31:36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2" table:formula="of:=VLOOKUP([.F1120];[$Клиенты.A:.D];2;0)" office:value-type="string" office:string-value="Лесов А.П." calcext:value-type="string">
            <text:p>Лесов А.П.</text:p>
          </table:table-cell>
          <table:table-cell table:formula="of:=VLOOKUP([.E112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36M16S" calcext:value-type="time">
            <text:p>18:36:16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style-name="ce2" table:formula="of:=VLOOKUP([.F1121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2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40M02S" calcext:value-type="time">
            <text:p>18:40:02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table:style-name="ce2" table:formula="of:=VLOOKUP([.F1122];[$Клиенты.A:.D];2;0)" office:value-type="string" office:string-value="Гудков Н.Г." calcext:value-type="string">
            <text:p>Гудков Н.Г.</text:p>
          </table:table-cell>
          <table:table-cell table:formula="of:=VLOOKUP([.E112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11M37S" calcext:value-type="time">
            <text:p>19:11:37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table:style-name="ce2" table:formula="of:=VLOOKUP([.F1123];[$Клиенты.A:.D];2;0)" office:value-type="string" office:string-value="Стеблов П.К." calcext:value-type="string">
            <text:p>Стеблов П.К.</text:p>
          </table:table-cell>
          <table:table-cell table:formula="of:=VLOOKUP([.E11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22M31S" calcext:value-type="time">
            <text:p>19:22:31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style-name="ce2" table:formula="of:=VLOOKUP([.F1124];[$Клиенты.A:.D];2;0)" office:value-type="string" office:string-value="Волков Д.И." calcext:value-type="string">
            <text:p>Волков Д.И.</text:p>
          </table:table-cell>
          <table:table-cell table:formula="of:=VLOOKUP([.E112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58M27S" calcext:value-type="time">
            <text:p>19:58:27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table:style-name="ce2" table:formula="of:=VLOOKUP([.F1125];[$Клиенты.A:.D];2;0)" office:value-type="string" office:string-value="Говоров Б.Т." calcext:value-type="string">
            <text:p>Говоров Б.Т.</text:p>
          </table:table-cell>
          <table:table-cell table:formula="of:=VLOOKUP([.E112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59M08S" calcext:value-type="time">
            <text:p>19:59:08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style-name="ce2" table:formula="of:=VLOOKUP([.F1126];[$Клиенты.A:.D];2;0)" office:value-type="string" office:string-value="Зайцев В.С." calcext:value-type="string">
            <text:p>Зайцев В.С.</text:p>
          </table:table-cell>
          <table:table-cell table:formula="of:=VLOOKUP([.E112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12M26S" calcext:value-type="time">
            <text:p>21:12:26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style-name="ce2" table:formula="of:=VLOOKUP([.F1127];[$Клиенты.A:.D];2;0)" office:value-type="string" office:string-value="Салаватов Ф.Я." calcext:value-type="string">
            <text:p>Салаватов Ф.Я.</text:p>
          </table:table-cell>
          <table:table-cell table:formula="of:=VLOOKUP([.E11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24M25S" calcext:value-type="time">
            <text:p>21:24:2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style-name="ce2" table:formula="of:=VLOOKUP([.F1128];[$Клиенты.A:.D];2;0)" office:value-type="string" office:string-value="Гудков Н.Г." calcext:value-type="string">
            <text:p>Гудков Н.Г.</text:p>
          </table:table-cell>
          <table:table-cell table:formula="of:=VLOOKUP([.E11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38M17S" calcext:value-type="time">
            <text:p>21:38:17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table:style-name="ce2" table:formula="of:=VLOOKUP([.F1129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2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39M12S" calcext:value-type="time">
            <text:p>21:39:1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style-name="ce2" table:formula="of:=VLOOKUP([.F1130];[$Клиенты.A:.D];2;0)" office:value-type="string" office:string-value="Громов Л.И." calcext:value-type="string">
            <text:p>Громов Л.И.</text:p>
          </table:table-cell>
          <table:table-cell table:formula="of:=VLOOKUP([.E113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41M27S" calcext:value-type="time">
            <text:p>21:41:27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table:style-name="ce2" table:formula="of:=VLOOKUP([.F1131];[$Клиенты.A:.D];2;0)" office:value-type="string" office:string-value="Лесов А.П." calcext:value-type="string">
            <text:p>Лесов А.П.</text:p>
          </table:table-cell>
          <table:table-cell table:formula="of:=VLOOKUP([.E113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48M59S" calcext:value-type="time">
            <text:p>21:48:59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table:style-name="ce2" table:formula="of:=VLOOKUP([.F1132];[$Клиенты.A:.D];2;0)" office:value-type="string" office:string-value="Окраинов Л.Г." calcext:value-type="string">
            <text:p>Окраинов Л.Г.</text:p>
          </table:table-cell>
          <table:table-cell table:formula="of:=VLOOKUP([.E113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06M01S" calcext:value-type="time">
            <text:p>22:06:01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table:style-name="ce2" table:formula="of:=VLOOKUP([.F1133];[$Клиенты.A:.D];2;0)" office:value-type="string" office:string-value="Сачков Х.Э." calcext:value-type="string">
            <text:p>Сачков Х.Э.</text:p>
          </table:table-cell>
          <table:table-cell table:formula="of:=VLOOKUP([.E113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10M22S" calcext:value-type="time">
            <text:p>22:10:22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table:style-name="ce2" table:formula="of:=VLOOKUP([.F1134];[$Клиенты.A:.D];2;0)" office:value-type="string" office:string-value="Хомяков Л.Д." calcext:value-type="string">
            <text:p>Хомяков Л.Д.</text:p>
          </table:table-cell>
          <table:table-cell table:formula="of:=VLOOKUP([.E11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16M20S" calcext:value-type="time">
            <text:p>22:16:20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1135];[$Клиенты.A:.D];2;0)" office:value-type="string" office:string-value="Зайцев В.С." calcext:value-type="string">
            <text:p>Зайцев В.С.</text:p>
          </table:table-cell>
          <table:table-cell table:formula="of:=VLOOKUP([.E113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16M28S" calcext:value-type="time">
            <text:p>22:16:28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style-name="ce2" table:formula="of:=VLOOKUP([.F1136];[$Клиенты.A:.D];2;0)" office:value-type="string" office:string-value="Говоров Б.Т." calcext:value-type="string">
            <text:p>Говоров Б.Т.</text:p>
          </table:table-cell>
          <table:table-cell table:formula="of:=VLOOKUP([.E113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36M54S" calcext:value-type="time">
            <text:p>22:36:54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table:style-name="ce2" table:formula="of:=VLOOKUP([.F1137];[$Клиенты.A:.D];2;0)" office:value-type="string" office:string-value="Сушкин Л.Н." calcext:value-type="string">
            <text:p>Сушкин Л.Н.</text:p>
          </table:table-cell>
          <table:table-cell table:formula="of:=VLOOKUP([.E113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38M37S" calcext:value-type="time">
            <text:p>22:38:37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34" calcext:value-type="float">
            <text:p>434</text:p>
          </table:table-cell>
          <table:table-cell table:style-name="ce2" table:formula="of:=VLOOKUP([.F113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13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45M31S" calcext:value-type="time">
            <text:p>22:45:31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style-name="ce2" table:formula="of:=VLOOKUP([.F1139];[$Клиенты.A:.D];2;0)" office:value-type="string" office:string-value="Стеблов П.К." calcext:value-type="string">
            <text:p>Стеблов П.К.</text:p>
          </table:table-cell>
          <table:table-cell table:formula="of:=VLOOKUP([.E11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49M56S" calcext:value-type="time">
            <text:p>22:49:56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style-name="ce2" table:formula="of:=VLOOKUP([.F1140];[$Клиенты.A:.D];2;0)" office:value-type="string" office:string-value="Орлов М.К." calcext:value-type="string">
            <text:p>Орлов М.К.</text:p>
          </table:table-cell>
          <table:table-cell table:formula="of:=VLOOKUP([.E114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59M44S" calcext:value-type="time">
            <text:p>22:59:44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table:style-name="ce2" table:formula="of:=VLOOKUP([.F1141];[$Клиенты.A:.D];2;0)" office:value-type="string" office:string-value="Волков Д.И." calcext:value-type="string">
            <text:p>Волков Д.И.</text:p>
          </table:table-cell>
          <table:table-cell table:formula="of:=VLOOKUP([.E114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7H23M15S" calcext:value-type="time">
            <text:p>7:23:15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114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14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8H18M37S" calcext:value-type="time">
            <text:p>8:18:37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style-name="ce2" table:formula="of:=VLOOKUP([.F1143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8H31M48S" calcext:value-type="time">
            <text:p>8:31:48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table:style-name="ce2" table:formula="of:=VLOOKUP([.F1144];[$Клиенты.A:.D];2;0)" office:value-type="string" office:string-value="Лесов А.П." calcext:value-type="string">
            <text:p>Лесов А.П.</text:p>
          </table:table-cell>
          <table:table-cell table:formula="of:=VLOOKUP([.E114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8H35M15S" calcext:value-type="time">
            <text:p>8:35:15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1145];[$Клиенты.A:.D];2;0)" office:value-type="string" office:string-value="Хомяков Л.Д." calcext:value-type="string">
            <text:p>Хомяков Л.Д.</text:p>
          </table:table-cell>
          <table:table-cell table:formula="of:=VLOOKUP([.E11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01M51S" calcext:value-type="time">
            <text:p>9:01:51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572" calcext:value-type="float">
            <text:p>572</text:p>
          </table:table-cell>
          <table:table-cell table:style-name="ce2" table:formula="of:=VLOOKUP([.F1146];[$Клиенты.A:.D];2;0)" office:value-type="string" office:string-value="Говоров Б.Т." calcext:value-type="string">
            <text:p>Говоров Б.Т.</text:p>
          </table:table-cell>
          <table:table-cell table:formula="of:=VLOOKUP([.E114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02M35S" calcext:value-type="time">
            <text:p>9:02:3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table:style-name="ce2" table:formula="of:=VLOOKUP([.F1147];[$Клиенты.A:.D];2;0)" office:value-type="string" office:string-value="Окраинов Л.Г." calcext:value-type="string">
            <text:p>Окраинов Л.Г.</text:p>
          </table:table-cell>
          <table:table-cell table:formula="of:=VLOOKUP([.E11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09M17S" calcext:value-type="time">
            <text:p>9:09:1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style-name="ce2" table:formula="of:=VLOOKUP([.F1148];[$Клиенты.A:.D];2;0)" office:value-type="string" office:string-value="Сачков Х.Э." calcext:value-type="string">
            <text:p>Сачков Х.Э.</text:p>
          </table:table-cell>
          <table:table-cell table:formula="of:=VLOOKUP([.E114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39M15S" calcext:value-type="time">
            <text:p>9:39:15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  <table:table-cell table:style-name="ce2" table:formula="of:=VLOOKUP([.F1149];[$Клиенты.A:.D];2;0)" office:value-type="string" office:string-value="Сушкин Л.Н." calcext:value-type="string">
            <text:p>Сушкин Л.Н.</text:p>
          </table:table-cell>
          <table:table-cell table:formula="of:=VLOOKUP([.E114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48M10S" calcext:value-type="time">
            <text:p>9:48:10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table:style-name="ce2" table:formula="of:=VLOOKUP([.F115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1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50M14S" calcext:value-type="time">
            <text:p>9:50:14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style-name="ce2" table:formula="of:=VLOOKUP([.F1151];[$Клиенты.A:.D];2;0)" office:value-type="string" office:string-value="Зайцев В.С." calcext:value-type="string">
            <text:p>Зайцев В.С.</text:p>
          </table:table-cell>
          <table:table-cell table:formula="of:=VLOOKUP([.E115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0H15M23S" calcext:value-type="time">
            <text:p>10:15:23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table:style-name="ce2" table:formula="of:=VLOOKUP([.F1152];[$Клиенты.A:.D];2;0)" office:value-type="string" office:string-value="Стеблов П.К." calcext:value-type="string">
            <text:p>Стеблов П.К.</text:p>
          </table:table-cell>
          <table:table-cell table:formula="of:=VLOOKUP([.E11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0H48M50S" calcext:value-type="time">
            <text:p>10:48:50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style-name="ce2" table:formula="of:=VLOOKUP([.F1153];[$Клиенты.A:.D];2;0)" office:value-type="string" office:string-value="Громов Л.И." calcext:value-type="string">
            <text:p>Громов Л.И.</text:p>
          </table:table-cell>
          <table:table-cell table:formula="of:=VLOOKUP([.E115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0H59M16S" calcext:value-type="time">
            <text:p>10:59:16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style-name="ce2" table:formula="of:=VLOOKUP([.F1154];[$Клиенты.A:.D];2;0)" office:value-type="string" office:string-value="Орлов М.К." calcext:value-type="string">
            <text:p>Орлов М.К.</text:p>
          </table:table-cell>
          <table:table-cell table:formula="of:=VLOOKUP([.E115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1H18M22S" calcext:value-type="time">
            <text:p>11:18:22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table:style-name="ce2" table:formula="of:=VLOOKUP([.F1155];[$Клиенты.A:.D];2;0)" office:value-type="string" office:string-value="Гудков Н.Г." calcext:value-type="string">
            <text:p>Гудков Н.Г.</text:p>
          </table:table-cell>
          <table:table-cell table:formula="of:=VLOOKUP([.E11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1H23M34S" calcext:value-type="time">
            <text:p>11:23:34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table:style-name="ce2" table:formula="of:=VLOOKUP([.F1156];[$Клиенты.A:.D];2;0)" office:value-type="string" office:string-value="Волков Д.И." calcext:value-type="string">
            <text:p>Волков Д.И.</text:p>
          </table:table-cell>
          <table:table-cell table:formula="of:=VLOOKUP([.E115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18M34S" calcext:value-type="time">
            <text:p>13:18:34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1157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5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27M07S" calcext:value-type="time">
            <text:p>13:27:07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style-name="ce2" table:formula="of:=VLOOKUP([.F1158];[$Клиенты.A:.D];2;0)" office:value-type="string" office:string-value="Стеблов П.К." calcext:value-type="string">
            <text:p>Стеблов П.К.</text:p>
          </table:table-cell>
          <table:table-cell table:formula="of:=VLOOKUP([.E11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39M14S" calcext:value-type="time">
            <text:p>13:39:14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table:style-name="ce2" table:formula="of:=VLOOKUP([.F1159];[$Клиенты.A:.D];2;0)" office:value-type="string" office:string-value="Окраинов Л.Г." calcext:value-type="string">
            <text:p>Окраинов Л.Г.</text:p>
          </table:table-cell>
          <table:table-cell table:formula="of:=VLOOKUP([.E11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41M04S" calcext:value-type="time">
            <text:p>13:41:04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81" calcext:value-type="float">
            <text:p>381</text:p>
          </table:table-cell>
          <table:table-cell table:style-name="ce2" table:formula="of:=VLOOKUP([.F116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16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51M31S" calcext:value-type="time">
            <text:p>13:51:31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60" calcext:value-type="float">
            <text:p>460</text:p>
          </table:table-cell>
          <table:table-cell table:style-name="ce2" table:formula="of:=VLOOKUP([.F1161];[$Клиенты.A:.D];2;0)" office:value-type="string" office:string-value="Говоров Б.Т." calcext:value-type="string">
            <text:p>Говоров Б.Т.</text:p>
          </table:table-cell>
          <table:table-cell table:formula="of:=VLOOKUP([.E116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58M38S" calcext:value-type="time">
            <text:p>13:58:38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2" table:formula="of:=VLOOKUP([.F116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16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03M23S" calcext:value-type="time">
            <text:p>14:03:23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table:style-name="ce2" table:formula="of:=VLOOKUP([.F1163];[$Клиенты.A:.D];2;0)" office:value-type="string" office:string-value="Волков Д.И." calcext:value-type="string">
            <text:p>Волков Д.И.</text:p>
          </table:table-cell>
          <table:table-cell table:formula="of:=VLOOKUP([.E116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17M46S" calcext:value-type="time">
            <text:p>14:17:46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2" table:formula="of:=VLOOKUP([.F1164];[$Клиенты.A:.D];2;0)" office:value-type="string" office:string-value="Гудков Н.Г." calcext:value-type="string">
            <text:p>Гудков Н.Г.</text:p>
          </table:table-cell>
          <table:table-cell table:formula="of:=VLOOKUP([.E116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42M54S" calcext:value-type="time">
            <text:p>14:42:54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table:style-name="ce2" table:formula="of:=VLOOKUP([.F1165];[$Клиенты.A:.D];2;0)" office:value-type="string" office:string-value="Орлов М.К." calcext:value-type="string">
            <text:p>Орлов М.К.</text:p>
          </table:table-cell>
          <table:table-cell table:formula="of:=VLOOKUP([.E116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53M17S" calcext:value-type="time">
            <text:p>14:53:17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table:style-name="ce2" table:formula="of:=VLOOKUP([.F1166];[$Клиенты.A:.D];2;0)" office:value-type="string" office:string-value="Громов Л.И." calcext:value-type="string">
            <text:p>Громов Л.И.</text:p>
          </table:table-cell>
          <table:table-cell table:formula="of:=VLOOKUP([.E116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10M11S" calcext:value-type="time">
            <text:p>15:10:11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style-name="ce2" table:formula="of:=VLOOKUP([.F1167];[$Клиенты.A:.D];2;0)" office:value-type="string" office:string-value="Лесов А.П." calcext:value-type="string">
            <text:p>Лесов А.П.</text:p>
          </table:table-cell>
          <table:table-cell table:formula="of:=VLOOKUP([.E116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10M52S" calcext:value-type="time">
            <text:p>15:10:52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table:style-name="ce2" table:formula="of:=VLOOKUP([.F1168];[$Клиенты.A:.D];2;0)" office:value-type="string" office:string-value="Хомяков Л.Д." calcext:value-type="string">
            <text:p>Хомяков Л.Д.</text:p>
          </table:table-cell>
          <table:table-cell table:formula="of:=VLOOKUP([.E116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13M19S" calcext:value-type="time">
            <text:p>15:13:19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style-name="ce2" table:formula="of:=VLOOKUP([.F1169];[$Клиенты.A:.D];2;0)" office:value-type="string" office:string-value="Сачков Х.Э." calcext:value-type="string">
            <text:p>Сачков Х.Э.</text:p>
          </table:table-cell>
          <table:table-cell table:formula="of:=VLOOKUP([.E116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21M22S" calcext:value-type="time">
            <text:p>15:21:22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table:style-name="ce2" table:formula="of:=VLOOKUP([.F1170];[$Клиенты.A:.D];2;0)" office:value-type="string" office:string-value="Сушкин Л.Н." calcext:value-type="string">
            <text:p>Сушкин Л.Н.</text:p>
          </table:table-cell>
          <table:table-cell table:formula="of:=VLOOKUP([.E117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54M46S" calcext:value-type="time">
            <text:p>15:54:46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1171];[$Клиенты.A:.D];2;0)" office:value-type="string" office:string-value="Зайцев В.С." calcext:value-type="string">
            <text:p>Зайцев В.С.</text:p>
          </table:table-cell>
          <table:table-cell table:formula="of:=VLOOKUP([.E117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05M43S" calcext:value-type="time">
            <text:p>17:05:43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style-name="ce2" table:formula="of:=VLOOKUP([.F1172];[$Клиенты.A:.D];2;0)" office:value-type="string" office:string-value="Орлов М.К." calcext:value-type="string">
            <text:p>Орлов М.К.</text:p>
          </table:table-cell>
          <table:table-cell table:formula="of:=VLOOKUP([.E117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08M09S" calcext:value-type="time">
            <text:p>17:08:09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1173];[$Клиенты.A:.D];2;0)" office:value-type="string" office:string-value="Сушкин Л.Н." calcext:value-type="string">
            <text:p>Сушкин Л.Н.</text:p>
          </table:table-cell>
          <table:table-cell table:formula="of:=VLOOKUP([.E11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34M38S" calcext:value-type="time">
            <text:p>17:34:38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style-name="ce2" table:formula="of:=VLOOKUP([.F1174];[$Клиенты.A:.D];2;0)" office:value-type="string" office:string-value="Окраинов Л.Г." calcext:value-type="string">
            <text:p>Окраинов Л.Г.</text:p>
          </table:table-cell>
          <table:table-cell table:formula="of:=VLOOKUP([.E11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41M19S" calcext:value-type="time">
            <text:p>17:41:1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2" table:formula="of:=VLOOKUP([.F1175];[$Клиенты.A:.D];2;0)" office:value-type="string" office:string-value="Лесов А.П." calcext:value-type="string">
            <text:p>Лесов А.П.</text:p>
          </table:table-cell>
          <table:table-cell table:formula="of:=VLOOKUP([.E117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50M30S" calcext:value-type="time">
            <text:p>17:50:30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style-name="ce2" table:formula="of:=VLOOKUP([.F117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17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51M48S" calcext:value-type="time">
            <text:p>17:51:48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style-name="ce2" table:formula="of:=VLOOKUP([.F1177];[$Клиенты.A:.D];2;0)" office:value-type="string" office:string-value="Хомяков Л.Д." calcext:value-type="string">
            <text:p>Хомяков Л.Д.</text:p>
          </table:table-cell>
          <table:table-cell table:formula="of:=VLOOKUP([.E11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55M51S" calcext:value-type="time">
            <text:p>17:55:51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table:style-name="ce2" table:formula="of:=VLOOKUP([.F1178];[$Клиенты.A:.D];2;0)" office:value-type="string" office:string-value="Салаватов Ф.Я." calcext:value-type="string">
            <text:p>Салаватов Ф.Я.</text:p>
          </table:table-cell>
          <table:table-cell table:formula="of:=VLOOKUP([.E117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8H06M22S" calcext:value-type="time">
            <text:p>18:06:2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table:style-name="ce2" table:formula="of:=VLOOKUP([.F1179];[$Клиенты.A:.D];2;0)" office:value-type="string" office:string-value="Гудков Н.Г." calcext:value-type="string">
            <text:p>Гудков Н.Г.</text:p>
          </table:table-cell>
          <table:table-cell table:formula="of:=VLOOKUP([.E11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8H24M10S" calcext:value-type="time">
            <text:p>18:24:10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table:style-name="ce2" table:formula="of:=VLOOKUP([.F1180];[$Клиенты.A:.D];2;0)" office:value-type="string" office:string-value="Зайцев В.С." calcext:value-type="string">
            <text:p>Зайцев В.С.</text:p>
          </table:table-cell>
          <table:table-cell table:formula="of:=VLOOKUP([.E118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8H49M04S" calcext:value-type="time">
            <text:p>18:49:04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style-name="ce2" table:formula="of:=VLOOKUP([.F1181];[$Клиенты.A:.D];2;0)" office:value-type="string" office:string-value="Стеблов П.К." calcext:value-type="string">
            <text:p>Стеблов П.К.</text:p>
          </table:table-cell>
          <table:table-cell table:formula="of:=VLOOKUP([.E11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01M15S" calcext:value-type="time">
            <text:p>19:01:1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2" table:formula="of:=VLOOKUP([.F1182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05M48S" calcext:value-type="time">
            <text:p>19:05:48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style-name="ce2" table:formula="of:=VLOOKUP([.F1183];[$Клиенты.A:.D];2;0)" office:value-type="string" office:string-value="Волков Д.И." calcext:value-type="string">
            <text:p>Волков Д.И.</text:p>
          </table:table-cell>
          <table:table-cell table:formula="of:=VLOOKUP([.E118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16M26S" calcext:value-type="time">
            <text:p>19:16:26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table:style-name="ce2" table:formula="of:=VLOOKUP([.F1184];[$Клиенты.A:.D];2;0)" office:value-type="string" office:string-value="Сачков Х.Э." calcext:value-type="string">
            <text:p>Сачков Х.Э.</text:p>
          </table:table-cell>
          <table:table-cell table:formula="of:=VLOOKUP([.E118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29M00S" calcext:value-type="time">
            <text:p>19:29:00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93" calcext:value-type="float">
            <text:p>393</text:p>
          </table:table-cell>
          <table:table-cell table:style-name="ce2" table:formula="of:=VLOOKUP([.F1185];[$Клиенты.A:.D];2;0)" office:value-type="string" office:string-value="Говоров Б.Т." calcext:value-type="string">
            <text:p>Говоров Б.Т.</text:p>
          </table:table-cell>
          <table:table-cell table:formula="of:=VLOOKUP([.E118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41M19S" calcext:value-type="time">
            <text:p>19:41:19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table:style-name="ce2" table:formula="of:=VLOOKUP([.F1186];[$Клиенты.A:.D];2;0)" office:value-type="string" office:string-value="Громов Л.И." calcext:value-type="string">
            <text:p>Громов Л.И.</text:p>
          </table:table-cell>
          <table:table-cell table:formula="of:=VLOOKUP([.E118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08M10S" calcext:value-type="time">
            <text:p>21:08: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style-name="ce2" table:formula="of:=VLOOKUP([.F1187];[$Клиенты.A:.D];2;0)" office:value-type="string" office:string-value="Говоров Б.Т." calcext:value-type="string">
            <text:p>Говоров Б.Т.</text:p>
          </table:table-cell>
          <table:table-cell table:formula="of:=VLOOKUP([.E118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22M40S" calcext:value-type="time">
            <text:p>21:22:40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2" table:formula="of:=VLOOKUP([.F1188];[$Клиенты.A:.D];2;0)" office:value-type="string" office:string-value="Громов Л.И." calcext:value-type="string">
            <text:p>Громов Л.И.</text:p>
          </table:table-cell>
          <table:table-cell table:formula="of:=VLOOKUP([.E118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40M07S" calcext:value-type="time">
            <text:p>21:40:07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2" table:formula="of:=VLOOKUP([.F1189];[$Клиенты.A:.D];2;0)" office:value-type="string" office:string-value="Охотников Д.М." calcext:value-type="string">
            <text:p>Охотников Д.М.</text:p>
          </table:table-cell>
          <table:table-cell table:formula="of:=VLOOKUP([.E118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50M03S" calcext:value-type="time">
            <text:p>21:50:03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style-name="ce2" table:formula="of:=VLOOKUP([.F1190];[$Клиенты.A:.D];2;0)" office:value-type="string" office:string-value="Стеблов П.К." calcext:value-type="string">
            <text:p>Стеблов П.К.</text:p>
          </table:table-cell>
          <table:table-cell table:formula="of:=VLOOKUP([.E11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57M20S" calcext:value-type="time">
            <text:p>21:57:20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style-name="ce2" table:formula="of:=VLOOKUP([.F1191];[$Клиенты.A:.D];2;0)" office:value-type="string" office:string-value="Сушкин Л.Н." calcext:value-type="string">
            <text:p>Сушкин Л.Н.</text:p>
          </table:table-cell>
          <table:table-cell table:formula="of:=VLOOKUP([.E119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04M43S" calcext:value-type="time">
            <text:p>22:04:4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style-name="ce2" table:formula="of:=VLOOKUP([.F1192];[$Клиенты.A:.D];2;0)" office:value-type="string" office:string-value="Окраинов Л.Г." calcext:value-type="string">
            <text:p>Окраинов Л.Г.</text:p>
          </table:table-cell>
          <table:table-cell table:formula="of:=VLOOKUP([.E119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05M05S" calcext:value-type="time">
            <text:p>22:05:05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style-name="ce2" table:formula="of:=VLOOKUP([.F1193];[$Клиенты.A:.D];2;0)" office:value-type="string" office:string-value="Сачков Х.Э." calcext:value-type="string">
            <text:p>Сачков Х.Э.</text:p>
          </table:table-cell>
          <table:table-cell table:formula="of:=VLOOKUP([.E119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13M06S" calcext:value-type="time">
            <text:p>22:13:06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table:style-name="ce2" table:formula="of:=VLOOKUP([.F119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19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15M39S" calcext:value-type="time">
            <text:p>22:15:39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table:style-name="ce2" table:formula="of:=VLOOKUP([.F1195];[$Клиенты.A:.D];2;0)" office:value-type="string" office:string-value="Гудков Н.Г." calcext:value-type="string">
            <text:p>Гудков Н.Г.</text:p>
          </table:table-cell>
          <table:table-cell table:formula="of:=VLOOKUP([.E11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19M12S" calcext:value-type="time">
            <text:p>22:19:12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1196];[$Клиенты.A:.D];2;0)" office:value-type="string" office:string-value="Зайцев В.С." calcext:value-type="string">
            <text:p>Зайцев В.С.</text:p>
          </table:table-cell>
          <table:table-cell table:formula="of:=VLOOKUP([.E119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26M14S" calcext:value-type="time">
            <text:p>22:26:14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1197];[$Клиенты.A:.D];2;0)" office:value-type="string" office:string-value="Орлов М.К." calcext:value-type="string">
            <text:p>Орлов М.К.</text:p>
          </table:table-cell>
          <table:table-cell table:formula="of:=VLOOKUP([.E119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28M21S" calcext:value-type="time">
            <text:p>22:28:21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table:style-name="ce2" table:formula="of:=VLOOKUP([.F1198];[$Клиенты.A:.D];2;0)" office:value-type="string" office:string-value="Хомяков Л.Д." calcext:value-type="string">
            <text:p>Хомяков Л.Д.</text:p>
          </table:table-cell>
          <table:table-cell table:formula="of:=VLOOKUP([.E119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29M54S" calcext:value-type="time">
            <text:p>22:29:54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style-name="ce2" table:formula="of:=VLOOKUP([.F1199];[$Клиенты.A:.D];2;0)" office:value-type="string" office:string-value="Волков Д.И." calcext:value-type="string">
            <text:p>Волков Д.И.</text:p>
          </table:table-cell>
          <table:table-cell table:formula="of:=VLOOKUP([.E11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40M47S" calcext:value-type="time">
            <text:p>22:40:47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style-name="ce2" table:formula="of:=VLOOKUP([.F120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40M58S" calcext:value-type="time">
            <text:p>22:40:58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style-name="ce2" table:formula="of:=VLOOKUP([.F1201];[$Клиенты.A:.D];2;0)" office:value-type="string" office:string-value="Лесов А.П." calcext:value-type="string">
            <text:p>Лесов А.П.</text:p>
          </table:table-cell>
          <table:table-cell table:formula="of:=VLOOKUP([.E120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6H43M14S" calcext:value-type="time">
            <text:p>6:43:14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2" table:formula="of:=VLOOKUP([.F1202];[$Клиенты.A:.D];2;0)" office:value-type="string" office:string-value="Хомяков Л.Д." calcext:value-type="string">
            <text:p>Хомяков Л.Д.</text:p>
          </table:table-cell>
          <table:table-cell table:formula="of:=VLOOKUP([.E12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7H23M57S" calcext:value-type="time">
            <text:p>7:23:57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1203];[$Клиенты.A:.D];2;0)" office:value-type="string" office:string-value="Сачков Х.Э." calcext:value-type="string">
            <text:p>Сачков Х.Э.</text:p>
          </table:table-cell>
          <table:table-cell table:formula="of:=VLOOKUP([.E120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8H42M56S" calcext:value-type="time">
            <text:p>8:42:5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style-name="ce2" table:formula="of:=VLOOKUP([.F1204];[$Клиенты.A:.D];2;0)" office:value-type="string" office:string-value="Лесов А.П." calcext:value-type="string">
            <text:p>Лесов А.П.</text:p>
          </table:table-cell>
          <table:table-cell table:formula="of:=VLOOKUP([.E120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25M45S" calcext:value-type="time">
            <text:p>9:25:45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style-name="ce2" table:formula="of:=VLOOKUP([.F120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20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34M12S" calcext:value-type="time">
            <text:p>9:34:12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table:style-name="ce2" table:formula="of:=VLOOKUP([.F1206];[$Клиенты.A:.D];2;0)" office:value-type="string" office:string-value="Говоров Б.Т." calcext:value-type="string">
            <text:p>Говоров Б.Т.</text:p>
          </table:table-cell>
          <table:table-cell table:formula="of:=VLOOKUP([.E120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52M31S" calcext:value-type="time">
            <text:p>9:52:31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31" calcext:value-type="float">
            <text:p>331</text:p>
          </table:table-cell>
          <table:table-cell table:style-name="ce2" table:formula="of:=VLOOKUP([.F1207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58M47S" calcext:value-type="time">
            <text:p>9:58:47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style-name="ce2" table:formula="of:=VLOOKUP([.F1208];[$Клиенты.A:.D];2;0)" office:value-type="string" office:string-value="Орлов М.К." calcext:value-type="string">
            <text:p>Орлов М.К.</text:p>
          </table:table-cell>
          <table:table-cell table:formula="of:=VLOOKUP([.E120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0H15M05S" calcext:value-type="time">
            <text:p>10:15:05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table:style-name="ce2" table:formula="of:=VLOOKUP([.F1209];[$Клиенты.A:.D];2;0)" office:value-type="string" office:string-value="Волков Д.И." calcext:value-type="string">
            <text:p>Волков Д.И.</text:p>
          </table:table-cell>
          <table:table-cell table:formula="of:=VLOOKUP([.E120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28M16S" calcext:value-type="time">
            <text:p>11:28:1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table:style-name="ce2" table:formula="of:=VLOOKUP([.F121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2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28M29S" calcext:value-type="time">
            <text:p>11:28:29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1211];[$Клиенты.A:.D];2;0)" office:value-type="string" office:string-value="Стеблов П.К." calcext:value-type="string">
            <text:p>Стеблов П.К.</text:p>
          </table:table-cell>
          <table:table-cell table:formula="of:=VLOOKUP([.E12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28M41S" calcext:value-type="time">
            <text:p>11:28:41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table:style-name="ce2" table:formula="of:=VLOOKUP([.F1212];[$Клиенты.A:.D];2;0)" office:value-type="string" office:string-value="Громов Л.И." calcext:value-type="string">
            <text:p>Громов Л.И.</text:p>
          </table:table-cell>
          <table:table-cell table:formula="of:=VLOOKUP([.E121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33M16S" calcext:value-type="time">
            <text:p>11:33:16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style-name="ce2" table:formula="of:=VLOOKUP([.F1213];[$Клиенты.A:.D];2;0)" office:value-type="string" office:string-value="Гудков Н.Г." calcext:value-type="string">
            <text:p>Гудков Н.Г.</text:p>
          </table:table-cell>
          <table:table-cell table:formula="of:=VLOOKUP([.E121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40M53S" calcext:value-type="time">
            <text:p>11:40:53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table:style-name="ce2" table:formula="of:=VLOOKUP([.F1214];[$Клиенты.A:.D];2;0)" office:value-type="string" office:string-value="Окраинов Л.Г." calcext:value-type="string">
            <text:p>Окраинов Л.Г.</text:p>
          </table:table-cell>
          <table:table-cell table:formula="of:=VLOOKUP([.E121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55M35S" calcext:value-type="time">
            <text:p>11:55:35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style-name="ce2" table:formula="of:=VLOOKUP([.F1215];[$Клиенты.A:.D];2;0)" office:value-type="string" office:string-value="Зайцев В.С." calcext:value-type="string">
            <text:p>Зайцев В.С.</text:p>
          </table:table-cell>
          <table:table-cell table:formula="of:=VLOOKUP([.E121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57M49S" calcext:value-type="time">
            <text:p>11:57:49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table:style-name="ce2" table:formula="of:=VLOOKUP([.F1216];[$Клиенты.A:.D];2;0)" office:value-type="string" office:string-value="Сушкин Л.Н." calcext:value-type="string">
            <text:p>Сушкин Л.Н.</text:p>
          </table:table-cell>
          <table:table-cell table:formula="of:=VLOOKUP([.E121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07M11S" calcext:value-type="time">
            <text:p>13:07:1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2" table:formula="of:=VLOOKUP([.F1217];[$Клиенты.A:.D];2;0)" office:value-type="string" office:string-value="Лесов А.П." calcext:value-type="string">
            <text:p>Лесов А.П.</text:p>
          </table:table-cell>
          <table:table-cell table:formula="of:=VLOOKUP([.E121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21M28S" calcext:value-type="time">
            <text:p>13:21:28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2" table:formula="of:=VLOOKUP([.F1218];[$Клиенты.A:.D];2;0)" office:value-type="string" office:string-value="Охотников Д.М." calcext:value-type="string">
            <text:p>Охотников Д.М.</text:p>
          </table:table-cell>
          <table:table-cell table:formula="of:=VLOOKUP([.E12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38M24S" calcext:value-type="time">
            <text:p>13:38:24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07" calcext:value-type="float">
            <text:p>407</text:p>
          </table:table-cell>
          <table:table-cell table:style-name="ce2" table:formula="of:=VLOOKUP([.F1219];[$Клиенты.A:.D];2;0)" office:value-type="string" office:string-value="Стеблов П.К." calcext:value-type="string">
            <text:p>Стеблов П.К.</text:p>
          </table:table-cell>
          <table:table-cell table:formula="of:=VLOOKUP([.E12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53M33S" calcext:value-type="time">
            <text:p>13:53:33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table:style-name="ce2" table:formula="of:=VLOOKUP([.F1220];[$Клиенты.A:.D];2;0)" office:value-type="string" office:string-value="Окраинов Л.Г." calcext:value-type="string">
            <text:p>Окраинов Л.Г.</text:p>
          </table:table-cell>
          <table:table-cell table:formula="of:=VLOOKUP([.E12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00M58S" calcext:value-type="time">
            <text:p>14:00:58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table:style-name="ce2" table:formula="of:=VLOOKUP([.F1221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2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04M18S" calcext:value-type="time">
            <text:p>14:04:18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style-name="ce2" table:formula="of:=VLOOKUP([.F1222];[$Клиенты.A:.D];2;0)" office:value-type="string" office:string-value="Громов Л.И." calcext:value-type="string">
            <text:p>Громов Л.И.</text:p>
          </table:table-cell>
          <table:table-cell table:formula="of:=VLOOKUP([.E122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25M12S" calcext:value-type="time">
            <text:p>14:25:12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style-name="ce2" table:formula="of:=VLOOKUP([.F1223];[$Клиенты.A:.D];2;0)" office:value-type="string" office:string-value="Волков Д.И." calcext:value-type="string">
            <text:p>Волков Д.И.</text:p>
          </table:table-cell>
          <table:table-cell table:formula="of:=VLOOKUP([.E12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33M23S" calcext:value-type="time">
            <text:p>14:33:23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style-name="ce2" table:formula="of:=VLOOKUP([.F1224];[$Клиенты.A:.D];2;0)" office:value-type="string" office:string-value="Орлов М.К." calcext:value-type="string">
            <text:p>Орлов М.К.</text:p>
          </table:table-cell>
          <table:table-cell table:formula="of:=VLOOKUP([.E122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42M49S" calcext:value-type="time">
            <text:p>14:42:49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style-name="ce2" table:formula="of:=VLOOKUP([.F1225];[$Клиенты.A:.D];2;0)" office:value-type="string" office:string-value="Зайцев В.С." calcext:value-type="string">
            <text:p>Зайцев В.С.</text:p>
          </table:table-cell>
          <table:table-cell table:formula="of:=VLOOKUP([.E122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43M47S" calcext:value-type="time">
            <text:p>14:43:47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style-name="ce2" table:formula="of:=VLOOKUP([.F1226];[$Клиенты.A:.D];2;0)" office:value-type="string" office:string-value="Сушкин Л.Н." calcext:value-type="string">
            <text:p>Сушкин Л.Н.</text:p>
          </table:table-cell>
          <table:table-cell table:formula="of:=VLOOKUP([.E122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49M54S" calcext:value-type="time">
            <text:p>14:49:54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  <table:table-cell table:style-name="ce2" table:formula="of:=VLOOKUP([.F1227];[$Клиенты.A:.D];2;0)" office:value-type="string" office:string-value="Хомяков Л.Д." calcext:value-type="string">
            <text:p>Хомяков Л.Д.</text:p>
          </table:table-cell>
          <table:table-cell table:formula="of:=VLOOKUP([.E12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18M48S" calcext:value-type="time">
            <text:p>15:18:48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474" calcext:value-type="float">
            <text:p>474</text:p>
          </table:table-cell>
          <table:table-cell table:style-name="ce2" table:formula="of:=VLOOKUP([.F1228];[$Клиенты.A:.D];2;0)" office:value-type="string" office:string-value="Гудков Н.Г." calcext:value-type="string">
            <text:p>Гудков Н.Г.</text:p>
          </table:table-cell>
          <table:table-cell table:formula="of:=VLOOKUP([.E12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22M43S" calcext:value-type="time">
            <text:p>15:22:43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style-name="ce2" table:formula="of:=VLOOKUP([.F1229];[$Клиенты.A:.D];2;0)" office:value-type="string" office:string-value="Говоров Б.Т." calcext:value-type="string">
            <text:p>Говоров Б.Т.</text:p>
          </table:table-cell>
          <table:table-cell table:formula="of:=VLOOKUP([.E122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50M39S" calcext:value-type="time">
            <text:p>15:50:39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style-name="ce2" table:formula="of:=VLOOKUP([.F1230];[$Клиенты.A:.D];2;0)" office:value-type="string" office:string-value="Сачков Х.Э." calcext:value-type="string">
            <text:p>Сачков Х.Э.</text:p>
          </table:table-cell>
          <table:table-cell table:formula="of:=VLOOKUP([.E123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58M26S" calcext:value-type="time">
            <text:p>15:58:26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style-name="ce2" table:formula="of:=VLOOKUP([.F123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23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03M12S" calcext:value-type="time">
            <text:p>17:03:12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47" calcext:value-type="float">
            <text:p>447</text:p>
          </table:table-cell>
          <table:table-cell table:style-name="ce2" table:formula="of:=VLOOKUP([.F1232];[$Клиенты.A:.D];2;0)" office:value-type="string" office:string-value="Громов Л.И." calcext:value-type="string">
            <text:p>Громов Л.И.</text:p>
          </table:table-cell>
          <table:table-cell table:formula="of:=VLOOKUP([.E123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07M39S" calcext:value-type="time">
            <text:p>17:07:39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table:style-name="ce2" table:formula="of:=VLOOKUP([.F1233];[$Клиенты.A:.D];2;0)" office:value-type="string" office:string-value="Окраинов Л.Г." calcext:value-type="string">
            <text:p>Окраинов Л.Г.</text:p>
          </table:table-cell>
          <table:table-cell table:formula="of:=VLOOKUP([.E123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15M53S" calcext:value-type="time">
            <text:p>17:15:53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table:style-name="ce2" table:formula="of:=VLOOKUP([.F1234];[$Клиенты.A:.D];2;0)" office:value-type="string" office:string-value="Стеблов П.К." calcext:value-type="string">
            <text:p>Стеблов П.К.</text:p>
          </table:table-cell>
          <table:table-cell table:formula="of:=VLOOKUP([.E12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25M38S" calcext:value-type="time">
            <text:p>17:25:38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style-name="ce2" table:formula="of:=VLOOKUP([.F1235];[$Клиенты.A:.D];2;0)" office:value-type="string" office:string-value="Орлов М.К." calcext:value-type="string">
            <text:p>Орлов М.К.</text:p>
          </table:table-cell>
          <table:table-cell table:formula="of:=VLOOKUP([.E123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55M54S" calcext:value-type="time">
            <text:p>17:55:54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table:style-name="ce2" table:formula="of:=VLOOKUP([.F123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23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8H35M39S" calcext:value-type="time">
            <text:p>18:35:39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style-name="ce2" table:formula="of:=VLOOKUP([.F1237];[$Клиенты.A:.D];2;0)" office:value-type="string" office:string-value="Лесов А.П." calcext:value-type="string">
            <text:p>Лесов А.П.</text:p>
          </table:table-cell>
          <table:table-cell table:formula="of:=VLOOKUP([.E123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8H49M22S" calcext:value-type="time">
            <text:p>18:49:22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style-name="ce2" table:formula="of:=VLOOKUP([.F1238];[$Клиенты.A:.D];2;0)" office:value-type="string" office:string-value="Волков Д.И." calcext:value-type="string">
            <text:p>Волков Д.И.</text:p>
          </table:table-cell>
          <table:table-cell table:formula="of:=VLOOKUP([.E123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8H55M25S" calcext:value-type="time">
            <text:p>18:55:25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1239];[$Клиенты.A:.D];2;0)" office:value-type="string" office:string-value="Зайцев В.С." calcext:value-type="string">
            <text:p>Зайцев В.С.</text:p>
          </table:table-cell>
          <table:table-cell table:formula="of:=VLOOKUP([.E123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08M42S" calcext:value-type="time">
            <text:p>19:08:42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style-name="ce2" table:formula="of:=VLOOKUP([.F1240];[$Клиенты.A:.D];2;0)" office:value-type="string" office:string-value="Говоров Б.Т." calcext:value-type="string">
            <text:p>Говоров Б.Т.</text:p>
          </table:table-cell>
          <table:table-cell table:formula="of:=VLOOKUP([.E124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20M01S" calcext:value-type="time">
            <text:p>19:20:01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2" table:formula="of:=VLOOKUP([.F1241];[$Клиенты.A:.D];2;0)" office:value-type="string" office:string-value="Охотников Д.М." calcext:value-type="string">
            <text:p>Охотников Д.М.</text:p>
          </table:table-cell>
          <table:table-cell table:formula="of:=VLOOKUP([.E124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21M16S" calcext:value-type="time">
            <text:p>19:21:16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 table:style-name="ce2" table:formula="of:=VLOOKUP([.F1242];[$Клиенты.A:.D];2;0)" office:value-type="string" office:string-value="Сачков Х.Э." calcext:value-type="string">
            <text:p>Сачков Х.Э.</text:p>
          </table:table-cell>
          <table:table-cell table:formula="of:=VLOOKUP([.E124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24M12S" calcext:value-type="time">
            <text:p>19:24:12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style-name="ce2" table:formula="of:=VLOOKUP([.F1243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35M37S" calcext:value-type="time">
            <text:p>19:35:37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table:style-name="ce2" table:formula="of:=VLOOKUP([.F1244];[$Клиенты.A:.D];2;0)" office:value-type="string" office:string-value="Гудков Н.Г." calcext:value-type="string">
            <text:p>Гудков Н.Г.</text:p>
          </table:table-cell>
          <table:table-cell table:formula="of:=VLOOKUP([.E12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54M32S" calcext:value-type="time">
            <text:p>19:54:32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table:style-name="ce2" table:formula="of:=VLOOKUP([.F1245];[$Клиенты.A:.D];2;0)" office:value-type="string" office:string-value="Хомяков Л.Д." calcext:value-type="string">
            <text:p>Хомяков Л.Д.</text:p>
          </table:table-cell>
          <table:table-cell table:formula="of:=VLOOKUP([.E12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55M38S" calcext:value-type="time">
            <text:p>19:55:38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style-name="ce2" table:formula="of:=VLOOKUP([.F1246];[$Клиенты.A:.D];2;0)" office:value-type="string" office:string-value="Сушкин Л.Н." calcext:value-type="string">
            <text:p>Сушкин Л.Н.</text:p>
          </table:table-cell>
          <table:table-cell table:formula="of:=VLOOKUP([.E124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03M36S" calcext:value-type="time">
            <text:p>21:03:36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style-name="ce2" table:formula="of:=VLOOKUP([.F1247];[$Клиенты.A:.D];2;0)" office:value-type="string" office:string-value="Орлов М.К." calcext:value-type="string">
            <text:p>Орлов М.К.</text:p>
          </table:table-cell>
          <table:table-cell table:formula="of:=VLOOKUP([.E124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04M46S" calcext:value-type="time">
            <text:p>21:04:46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style-name="ce2" table:formula="of:=VLOOKUP([.F1248];[$Клиенты.A:.D];2;0)" office:value-type="string" office:string-value="Гудков Н.Г." calcext:value-type="string">
            <text:p>Гудков Н.Г.</text:p>
          </table:table-cell>
          <table:table-cell table:formula="of:=VLOOKUP([.E12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06M55S" calcext:value-type="time">
            <text:p>21:06:55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table:style-name="ce2" table:formula="of:=VLOOKUP([.F1249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4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10M24S" calcext:value-type="time">
            <text:p>21:10:24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style-name="ce2" table:formula="of:=VLOOKUP([.F125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2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24M36S" calcext:value-type="time">
            <text:p>21:24:36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style-name="ce2" table:formula="of:=VLOOKUP([.F1251];[$Клиенты.A:.D];2;0)" office:value-type="string" office:string-value="Хомяков Л.Д." calcext:value-type="string">
            <text:p>Хомяков Л.Д.</text:p>
          </table:table-cell>
          <table:table-cell table:formula="of:=VLOOKUP([.E12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28M36S" calcext:value-type="time">
            <text:p>21:28:36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2" table:formula="of:=VLOOKUP([.F1252];[$Клиенты.A:.D];2;0)" office:value-type="string" office:string-value="Стеблов П.К." calcext:value-type="string">
            <text:p>Стеблов П.К.</text:p>
          </table:table-cell>
          <table:table-cell table:formula="of:=VLOOKUP([.E12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33M32S" calcext:value-type="time">
            <text:p>21:33:32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style-name="ce2" table:formula="of:=VLOOKUP([.F1253];[$Клиенты.A:.D];2;0)" office:value-type="string" office:string-value="Лесов А.П." calcext:value-type="string">
            <text:p>Лесов А.П.</text:p>
          </table:table-cell>
          <table:table-cell table:formula="of:=VLOOKUP([.E125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48M42S" calcext:value-type="time">
            <text:p>21:48:42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style-name="ce2" table:formula="of:=VLOOKUP([.F1254];[$Клиенты.A:.D];2;0)" office:value-type="string" office:string-value="Громов Л.И." calcext:value-type="string">
            <text:p>Громов Л.И.</text:p>
          </table:table-cell>
          <table:table-cell table:formula="of:=VLOOKUP([.E125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58M19S" calcext:value-type="time">
            <text:p>21:58:1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 table:style-name="ce2" table:formula="of:=VLOOKUP([.F1255];[$Клиенты.A:.D];2;0)" office:value-type="string" office:string-value="Говоров Б.Т." calcext:value-type="string">
            <text:p>Говоров Б.Т.</text:p>
          </table:table-cell>
          <table:table-cell table:formula="of:=VLOOKUP([.E125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01M42S" calcext:value-type="time">
            <text:p>22:01:42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1256];[$Клиенты.A:.D];2;0)" office:value-type="string" office:string-value="Волков Д.И." calcext:value-type="string">
            <text:p>Волков Д.И.</text:p>
          </table:table-cell>
          <table:table-cell table:formula="of:=VLOOKUP([.E125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03M08S" calcext:value-type="time">
            <text:p>22:03:08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table:style-name="ce2" table:formula="of:=VLOOKUP([.F125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25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10M22S" calcext:value-type="time">
            <text:p>22:10:22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style-name="ce2" table:formula="of:=VLOOKUP([.F1258];[$Клиенты.A:.D];2;0)" office:value-type="string" office:string-value="Сушкин Л.Н." calcext:value-type="string">
            <text:p>Сушкин Л.Н.</text:p>
          </table:table-cell>
          <table:table-cell table:formula="of:=VLOOKUP([.E125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22M46S" calcext:value-type="time">
            <text:p>22:22:46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style-name="ce2" table:formula="of:=VLOOKUP([.F1259];[$Клиенты.A:.D];2;0)" office:value-type="string" office:string-value="Окраинов Л.Г." calcext:value-type="string">
            <text:p>Окраинов Л.Г.</text:p>
          </table:table-cell>
          <table:table-cell table:formula="of:=VLOOKUP([.E12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38M47S" calcext:value-type="time">
            <text:p>22:38:47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table:style-name="ce2" table:formula="of:=VLOOKUP([.F1260];[$Клиенты.A:.D];2;0)" office:value-type="string" office:string-value="Сачков Х.Э." calcext:value-type="string">
            <text:p>Сачков Х.Э.</text:p>
          </table:table-cell>
          <table:table-cell table:formula="of:=VLOOKUP([.E126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59M29S" calcext:value-type="time">
            <text:p>22:59:29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1261];[$Клиенты.A:.D];2;0)" office:value-type="string" office:string-value="Зайцев В.С." calcext:value-type="string">
            <text:p>Зайцев В.С.</text:p>
          </table:table-cell>
          <table:table-cell table:formula="of:=VLOOKUP([.E126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6H27M48S" calcext:value-type="time">
            <text:p>6:27:48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style-name="ce2" table:formula="of:=VLOOKUP([.F1262];[$Клиенты.A:.D];2;0)" office:value-type="string" office:string-value="Волков Д.И." calcext:value-type="string">
            <text:p>Волков Д.И.</text:p>
          </table:table-cell>
          <table:table-cell table:formula="of:=VLOOKUP([.E126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6H32M22S" calcext:value-type="time">
            <text:p>6:32:22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table:style-name="ce2" table:formula="of:=VLOOKUP([.F1263];[$Клиенты.A:.D];2;0)" office:value-type="string" office:string-value="Зайцев В.С." calcext:value-type="string">
            <text:p>Зайцев В.С.</text:p>
          </table:table-cell>
          <table:table-cell table:formula="of:=VLOOKUP([.E126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7H21M22S" calcext:value-type="time">
            <text:p>7:21:22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style-name="ce2" table:formula="of:=VLOOKUP([.F1264];[$Клиенты.A:.D];2;0)" office:value-type="string" office:string-value="Лесов А.П." calcext:value-type="string">
            <text:p>Лесов А.П.</text:p>
          </table:table-cell>
          <table:table-cell table:formula="of:=VLOOKUP([.E126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7H53M25S" calcext:value-type="time">
            <text:p>7:53:25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1265];[$Клиенты.A:.D];2;0)" office:value-type="string" office:string-value="Сачков Х.Э." calcext:value-type="string">
            <text:p>Сачков Х.Э.</text:p>
          </table:table-cell>
          <table:table-cell table:formula="of:=VLOOKUP([.E126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11M31S" calcext:value-type="time">
            <text:p>8:11:31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style-name="ce2" table:formula="of:=VLOOKUP([.F126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26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15M38S" calcext:value-type="time">
            <text:p>8:15:38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style-name="ce2" table:formula="of:=VLOOKUP([.F1267];[$Клиенты.A:.D];2;0)" office:value-type="string" office:string-value="Стеблов П.К." calcext:value-type="string">
            <text:p>Стеблов П.К.</text:p>
          </table:table-cell>
          <table:table-cell table:formula="of:=VLOOKUP([.E126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22M58S" calcext:value-type="time">
            <text:p>8:22:58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ce2" table:formula="of:=VLOOKUP([.F1268];[$Клиенты.A:.D];2;0)" office:value-type="string" office:string-value="Сушкин Л.Н." calcext:value-type="string">
            <text:p>Сушкин Л.Н.</text:p>
          </table:table-cell>
          <table:table-cell table:formula="of:=VLOOKUP([.E126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37M13S" calcext:value-type="time">
            <text:p>8:37:13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table:style-name="ce2" table:formula="of:=VLOOKUP([.F1269];[$Клиенты.A:.D];2;0)" office:value-type="string" office:string-value="Громов Л.И." calcext:value-type="string">
            <text:p>Громов Л.И.</text:p>
          </table:table-cell>
          <table:table-cell table:formula="of:=VLOOKUP([.E126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48M42S" calcext:value-type="time">
            <text:p>8:48:42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table:style-name="ce2" table:formula="of:=VLOOKUP([.F1270];[$Клиенты.A:.D];2;0)" office:value-type="string" office:string-value="Орлов М.К." calcext:value-type="string">
            <text:p>Орлов М.К.</text:p>
          </table:table-cell>
          <table:table-cell table:formula="of:=VLOOKUP([.E127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9H13M15S" calcext:value-type="time">
            <text:p>9:13:15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table:style-name="ce2" table:formula="of:=VLOOKUP([.F1271];[$Клиенты.A:.D];2;0)" office:value-type="string" office:string-value="Гудков Н.Г." calcext:value-type="string">
            <text:p>Гудков Н.Г.</text:p>
          </table:table-cell>
          <table:table-cell table:formula="of:=VLOOKUP([.E127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9H16M23S" calcext:value-type="time">
            <text:p>9:16:23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table:style-name="ce2" table:formula="of:=VLOOKUP([.F127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7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9H46M25S" calcext:value-type="time">
            <text:p>9:46:25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table:style-name="ce2" table:formula="of:=VLOOKUP([.F1273];[$Клиенты.A:.D];2;0)" office:value-type="string" office:string-value="Говоров Б.Т." calcext:value-type="string">
            <text:p>Говоров Б.Т.</text:p>
          </table:table-cell>
          <table:table-cell table:formula="of:=VLOOKUP([.E12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0H56M24S" calcext:value-type="time">
            <text:p>10:56:24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style-name="ce2" table:formula="of:=VLOOKUP([.F1274];[$Клиенты.A:.D];2;0)" office:value-type="string" office:string-value="Охотников Д.М." calcext:value-type="string">
            <text:p>Охотников Д.М.</text:p>
          </table:table-cell>
          <table:table-cell table:formula="of:=VLOOKUP([.E12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1H54M33S" calcext:value-type="time">
            <text:p>11:54:33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table:style-name="ce2" table:formula="of:=VLOOKUP([.F1275];[$Клиенты.A:.D];2;0)" office:value-type="string" office:string-value="Окраинов Л.Г." calcext:value-type="string">
            <text:p>Окраинов Л.Г.</text:p>
          </table:table-cell>
          <table:table-cell table:formula="of:=VLOOKUP([.E12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1H54M48S" calcext:value-type="time">
            <text:p>11:54:48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8" calcext:value-type="float">
            <text:p>318</text:p>
          </table:table-cell>
          <table:table-cell table:style-name="ce2" table:formula="of:=VLOOKUP([.F1276];[$Клиенты.A:.D];2;0)" office:value-type="string" office:string-value="Хомяков Л.Д." calcext:value-type="string">
            <text:p>Хомяков Л.Д.</text:p>
          </table:table-cell>
          <table:table-cell table:formula="of:=VLOOKUP([.E12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3H03M37S" calcext:value-type="time">
            <text:p>13:03:3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table:style-name="ce2" table:formula="of:=VLOOKUP([.F1277];[$Клиенты.A:.D];2;0)" office:value-type="string" office:string-value="Сачков Х.Э." calcext:value-type="string">
            <text:p>Сачков Х.Э.</text:p>
          </table:table-cell>
          <table:table-cell table:formula="of:=VLOOKUP([.E127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3H20M36S" calcext:value-type="time">
            <text:p>13:20:36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style-name="ce2" table:formula="of:=VLOOKUP([.F1278];[$Клиенты.A:.D];2;0)" office:value-type="string" office:string-value="Хомяков Л.Д." calcext:value-type="string">
            <text:p>Хомяков Л.Д.</text:p>
          </table:table-cell>
          <table:table-cell table:formula="of:=VLOOKUP([.E127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3H45M41S" calcext:value-type="time">
            <text:p>13:45:41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1279];[$Клиенты.A:.D];2;0)" office:value-type="string" office:string-value="Лесов А.П." calcext:value-type="string">
            <text:p>Лесов А.П.</text:p>
          </table:table-cell>
          <table:table-cell table:formula="of:=VLOOKUP([.E127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24M50S" calcext:value-type="time">
            <text:p>14:24:50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style-name="ce2" table:formula="of:=VLOOKUP([.F1280];[$Клиенты.A:.D];2;0)" office:value-type="string" office:string-value="Зайцев В.С." calcext:value-type="string">
            <text:p>Зайцев В.С.</text:p>
          </table:table-cell>
          <table:table-cell table:formula="of:=VLOOKUP([.E128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33M58S" calcext:value-type="time">
            <text:p>14:33:58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" table:formula="of:=VLOOKUP([.F1281];[$Клиенты.A:.D];2;0)" office:value-type="string" office:string-value="Громов Л.И." calcext:value-type="string">
            <text:p>Громов Л.И.</text:p>
          </table:table-cell>
          <table:table-cell table:formula="of:=VLOOKUP([.E128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43M00S" calcext:value-type="time">
            <text:p>14:43:00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style-name="ce2" table:formula="of:=VLOOKUP([.F1282];[$Клиенты.A:.D];2;0)" office:value-type="string" office:string-value="Стеблов П.К." calcext:value-type="string">
            <text:p>Стеблов П.К.</text:p>
          </table:table-cell>
          <table:table-cell table:formula="of:=VLOOKUP([.E12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2" calcext:value-type="float">
            <text:p>128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56M21S" calcext:value-type="time">
            <text:p>14:56:2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style-name="ce2" table:formula="of:=VLOOKUP([.F1283];[$Клиенты.A:.D];2;0)" office:value-type="string" office:string-value="Окраинов Л.Г." calcext:value-type="string">
            <text:p>Окраинов Л.Г.</text:p>
          </table:table-cell>
          <table:table-cell table:formula="of:=VLOOKUP([.E128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3" calcext:value-type="float">
            <text:p>128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03M23S" calcext:value-type="time">
            <text:p>15:03:23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2" table:formula="of:=VLOOKUP([.F1284];[$Клиенты.A:.D];2;0)" office:value-type="string" office:string-value="Гудков Н.Г." calcext:value-type="string">
            <text:p>Гудков Н.Г.</text:p>
          </table:table-cell>
          <table:table-cell table:formula="of:=VLOOKUP([.E128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11M29S" calcext:value-type="time">
            <text:p>15:11:29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table:style-name="ce2" table:formula="of:=VLOOKUP([.F1285];[$Клиенты.A:.D];2;0)" office:value-type="string" office:string-value="Сушкин Л.Н." calcext:value-type="string">
            <text:p>Сушкин Л.Н.</text:p>
          </table:table-cell>
          <table:table-cell table:formula="of:=VLOOKUP([.E128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14M11S" calcext:value-type="time">
            <text:p>15:14:11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table:style-name="ce2" table:formula="of:=VLOOKUP([.F1286];[$Клиенты.A:.D];2;0)" office:value-type="string" office:string-value="Салаватов Ф.Я." calcext:value-type="string">
            <text:p>Салаватов Ф.Я.</text:p>
          </table:table-cell>
          <table:table-cell table:formula="of:=VLOOKUP([.E128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22M06S" calcext:value-type="time">
            <text:p>15:22:06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556" calcext:value-type="float">
            <text:p>556</text:p>
          </table:table-cell>
          <table:table-cell table:style-name="ce2" table:formula="of:=VLOOKUP([.F128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28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30M53S" calcext:value-type="time">
            <text:p>15:30:53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style-name="ce2" table:formula="of:=VLOOKUP([.F1288];[$Клиенты.A:.D];2;0)" office:value-type="string" office:string-value="Говоров Б.Т." calcext:value-type="string">
            <text:p>Говоров Б.Т.</text:p>
          </table:table-cell>
          <table:table-cell table:formula="of:=VLOOKUP([.E128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31M14S" calcext:value-type="time">
            <text:p>15:31:14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style-name="ce2" table:formula="of:=VLOOKUP([.F1289];[$Клиенты.A:.D];2;0)" office:value-type="string" office:string-value="Охотников Д.М." calcext:value-type="string">
            <text:p>Охотников Д.М.</text:p>
          </table:table-cell>
          <table:table-cell table:formula="of:=VLOOKUP([.E128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46M56S" calcext:value-type="time">
            <text:p>15:46:56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2" table:formula="of:=VLOOKUP([.F1290];[$Клиенты.A:.D];2;0)" office:value-type="string" office:string-value="Волков Д.И." calcext:value-type="string">
            <text:p>Волков Д.И.</text:p>
          </table:table-cell>
          <table:table-cell table:formula="of:=VLOOKUP([.E129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50M55S" calcext:value-type="time">
            <text:p>15:50:5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style-name="ce2" table:formula="of:=VLOOKUP([.F1291];[$Клиенты.A:.D];2;0)" office:value-type="string" office:string-value="Орлов М.К." calcext:value-type="string">
            <text:p>Орлов М.К.</text:p>
          </table:table-cell>
          <table:table-cell table:formula="of:=VLOOKUP([.E129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14M12S" calcext:value-type="time">
            <text:p>17:14:12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table:style-name="ce2" table:formula="of:=VLOOKUP([.F1292];[$Клиенты.A:.D];2;0)" office:value-type="string" office:string-value="Окраинов Л.Г." calcext:value-type="string">
            <text:p>Окраинов Л.Г.</text:p>
          </table:table-cell>
          <table:table-cell table:formula="of:=VLOOKUP([.E129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14M19S" calcext:value-type="time">
            <text:p>17:14:19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style-name="ce2" table:formula="of:=VLOOKUP([.F1293];[$Клиенты.A:.D];2;0)" office:value-type="string" office:string-value="Говоров Б.Т." calcext:value-type="string">
            <text:p>Говоров Б.Т.</text:p>
          </table:table-cell>
          <table:table-cell table:formula="of:=VLOOKUP([.E129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23M19S" calcext:value-type="time">
            <text:p>17:23:19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2" table:formula="of:=VLOOKUP([.F1294];[$Клиенты.A:.D];2;0)" office:value-type="string" office:string-value="Лесов А.П." calcext:value-type="string">
            <text:p>Лесов А.П.</text:p>
          </table:table-cell>
          <table:table-cell table:formula="of:=VLOOKUP([.E12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35M58S" calcext:value-type="time">
            <text:p>17:35:58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  <table:table-cell table:style-name="ce2" table:formula="of:=VLOOKUP([.F1295];[$Клиенты.A:.D];2;0)" office:value-type="string" office:string-value="Стеблов П.К." calcext:value-type="string">
            <text:p>Стеблов П.К.</text:p>
          </table:table-cell>
          <table:table-cell table:formula="of:=VLOOKUP([.E12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43M01S" calcext:value-type="time">
            <text:p>17:43:01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style-name="ce2" table:formula="of:=VLOOKUP([.F1296];[$Клиенты.A:.D];2;0)" office:value-type="string" office:string-value="Сушкин Л.Н." calcext:value-type="string">
            <text:p>Сушкин Л.Н.</text:p>
          </table:table-cell>
          <table:table-cell table:formula="of:=VLOOKUP([.E129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56M46S" calcext:value-type="time">
            <text:p>17:56:46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style-name="ce2" table:formula="of:=VLOOKUP([.F1297];[$Клиенты.A:.D];2;0)" office:value-type="string" office:string-value="Сачков Х.Э." calcext:value-type="string">
            <text:p>Сачков Х.Э.</text:p>
          </table:table-cell>
          <table:table-cell table:formula="of:=VLOOKUP([.E129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05M55S" calcext:value-type="time">
            <text:p>18:05:55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ce2" table:formula="of:=VLOOKUP([.F1298];[$Клиенты.A:.D];2;0)" office:value-type="string" office:string-value="Гудков Н.Г." calcext:value-type="string">
            <text:p>Гудков Н.Г.</text:p>
          </table:table-cell>
          <table:table-cell table:formula="of:=VLOOKUP([.E129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16M30S" calcext:value-type="time">
            <text:p>18:16:30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1299];[$Клиенты.A:.D];2;0)" office:value-type="string" office:string-value="Хомяков Л.Д." calcext:value-type="string">
            <text:p>Хомяков Л.Д.</text:p>
          </table:table-cell>
          <table:table-cell table:formula="of:=VLOOKUP([.E129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20M08S" calcext:value-type="time">
            <text:p>18:20:08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style-name="ce2" table:formula="of:=VLOOKUP([.F130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27M56S" calcext:value-type="time">
            <text:p>18:27:56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table:style-name="ce2" table:formula="of:=VLOOKUP([.F1301];[$Клиенты.A:.D];2;0)" office:value-type="string" office:string-value="Волков Д.И." calcext:value-type="string">
            <text:p>Волков Д.И.</text:p>
          </table:table-cell>
          <table:table-cell table:formula="of:=VLOOKUP([.E130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33M18S" calcext:value-type="time">
            <text:p>18:33:18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table:formula="of:=VLOOKUP([.F130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3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54M38S" calcext:value-type="time">
            <text:p>18:54:38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style-name="ce2" table:formula="of:=VLOOKUP([.F130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0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9H21M52S" calcext:value-type="time">
            <text:p>19:21:52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style-name="ce2" table:formula="of:=VLOOKUP([.F1304];[$Клиенты.A:.D];2;0)" office:value-type="string" office:string-value="Зайцев В.С." calcext:value-type="string">
            <text:p>Зайцев В.С.</text:p>
          </table:table-cell>
          <table:table-cell table:formula="of:=VLOOKUP([.E130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9H42M37S" calcext:value-type="time">
            <text:p>19:42:37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1305];[$Клиенты.A:.D];2;0)" office:value-type="string" office:string-value="Орлов М.К." calcext:value-type="string">
            <text:p>Орлов М.К.</text:p>
          </table:table-cell>
          <table:table-cell table:formula="of:=VLOOKUP([.E130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9H57M47S" calcext:value-type="time">
            <text:p>19:57:47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table:style-name="ce2" table:formula="of:=VLOOKUP([.F1306];[$Клиенты.A:.D];2;0)" office:value-type="string" office:string-value="Громов Л.И." calcext:value-type="string">
            <text:p>Громов Л.И.</text:p>
          </table:table-cell>
          <table:table-cell table:formula="of:=VLOOKUP([.E130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03M39S" calcext:value-type="time">
            <text:p>21:03:39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style-name="ce2" table:formula="of:=VLOOKUP([.F1307];[$Клиенты.A:.D];2;0)" office:value-type="string" office:string-value="Зайцев В.С." calcext:value-type="string">
            <text:p>Зайцев В.С.</text:p>
          </table:table-cell>
          <table:table-cell table:formula="of:=VLOOKUP([.E130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2M01S" calcext:value-type="time">
            <text:p>21:12:0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1308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0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4M34S" calcext:value-type="time">
            <text:p>21:14:34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2" table:formula="of:=VLOOKUP([.F1309];[$Клиенты.A:.D];2;0)" office:value-type="string" office:string-value="Гудков Н.Г." calcext:value-type="string">
            <text:p>Гудков Н.Г.</text:p>
          </table:table-cell>
          <table:table-cell table:formula="of:=VLOOKUP([.E130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5M16S" calcext:value-type="time">
            <text:p>21:15:16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table:style-name="ce2" table:formula="of:=VLOOKUP([.F1310];[$Клиенты.A:.D];2;0)" office:value-type="string" office:string-value="Стеблов П.К." calcext:value-type="string">
            <text:p>Стеблов П.К.</text:p>
          </table:table-cell>
          <table:table-cell table:formula="of:=VLOOKUP([.E131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8M52S" calcext:value-type="time">
            <text:p>21:18:52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table:style-name="ce2" table:formula="of:=VLOOKUP([.F1311];[$Клиенты.A:.D];2;0)" office:value-type="string" office:string-value="Орлов М.К." calcext:value-type="string">
            <text:p>Орлов М.К.</text:p>
          </table:table-cell>
          <table:table-cell table:formula="of:=VLOOKUP([.E131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39M56S" calcext:value-type="time">
            <text:p>21:39:56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table:style-name="ce2" table:formula="of:=VLOOKUP([.F1312];[$Клиенты.A:.D];2;0)" office:value-type="string" office:string-value="Громов Л.И." calcext:value-type="string">
            <text:p>Громов Л.И.</text:p>
          </table:table-cell>
          <table:table-cell table:formula="of:=VLOOKUP([.E131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41M17S" calcext:value-type="time">
            <text:p>21:41:17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table:style-name="ce2" table:formula="of:=VLOOKUP([.F1313];[$Клиенты.A:.D];2;0)" office:value-type="string" office:string-value="Сачков Х.Э." calcext:value-type="string">
            <text:p>Сачков Х.Э.</text:p>
          </table:table-cell>
          <table:table-cell table:formula="of:=VLOOKUP([.E131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42M06S" calcext:value-type="time">
            <text:p>21:42:06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style-name="ce2" table:formula="of:=VLOOKUP([.F131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1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55M25S" calcext:value-type="time">
            <text:p>21:55:2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style-name="ce2" table:formula="of:=VLOOKUP([.F1315];[$Клиенты.A:.D];2;0)" office:value-type="string" office:string-value="Сушкин Л.Н." calcext:value-type="string">
            <text:p>Сушкин Л.Н.</text:p>
          </table:table-cell>
          <table:table-cell table:formula="of:=VLOOKUP([.E131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01M54S" calcext:value-type="time">
            <text:p>22:01:54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1316];[$Клиенты.A:.D];2;0)" office:value-type="string" office:string-value="Волков Д.И." calcext:value-type="string">
            <text:p>Волков Д.И.</text:p>
          </table:table-cell>
          <table:table-cell table:formula="of:=VLOOKUP([.E13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02M49S" calcext:value-type="time">
            <text:p>22:02:49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style-name="ce2" table:formula="of:=VLOOKUP([.F1317];[$Клиенты.A:.D];2;0)" office:value-type="string" office:string-value="Говоров Б.Т." calcext:value-type="string">
            <text:p>Говоров Б.Т.</text:p>
          </table:table-cell>
          <table:table-cell table:formula="of:=VLOOKUP([.E131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14M48S" calcext:value-type="time">
            <text:p>22:14:48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table:style-name="ce2" table:formula="of:=VLOOKUP([.F1318];[$Клиенты.A:.D];2;0)" office:value-type="string" office:string-value="Хомяков Л.Д." calcext:value-type="string">
            <text:p>Хомяков Л.Д.</text:p>
          </table:table-cell>
          <table:table-cell table:formula="of:=VLOOKUP([.E13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19M05S" calcext:value-type="time">
            <text:p>22:19:05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table:style-name="ce2" table:formula="of:=VLOOKUP([.F1319];[$Клиенты.A:.D];2;0)" office:value-type="string" office:string-value="Салаватов Ф.Я." calcext:value-type="string">
            <text:p>Салаватов Ф.Я.</text:p>
          </table:table-cell>
          <table:table-cell table:formula="of:=VLOOKUP([.E131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48M35S" calcext:value-type="time">
            <text:p>22:48:3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style-name="ce2" table:formula="of:=VLOOKUP([.F1320];[$Клиенты.A:.D];2;0)" office:value-type="string" office:string-value="Окраинов Л.Г." calcext:value-type="string">
            <text:p>Окраинов Л.Г.</text:p>
          </table:table-cell>
          <table:table-cell table:formula="of:=VLOOKUP([.E13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57M09S" calcext:value-type="time">
            <text:p>22:57:09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2" table:formula="of:=VLOOKUP([.F1321];[$Клиенты.A:.D];2;0)" office:value-type="string" office:string-value="Лесов А.П." calcext:value-type="string">
            <text:p>Лесов А.П.</text:p>
          </table:table-cell>
          <table:table-cell table:formula="of:=VLOOKUP([.E132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12M58S" calcext:value-type="time">
            <text:p>6:12:58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table:style-name="ce2" table:formula="of:=VLOOKUP([.F1322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2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25M57S" calcext:value-type="time">
            <text:p>6:25:57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132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2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31M37S" calcext:value-type="time">
            <text:p>6:31:3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table:style-name="ce2" table:formula="of:=VLOOKUP([.F1324];[$Клиенты.A:.D];2;0)" office:value-type="string" office:string-value="Стеблов П.К." calcext:value-type="string">
            <text:p>Стеблов П.К.</text:p>
          </table:table-cell>
          <table:table-cell table:formula="of:=VLOOKUP([.E13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45M49S" calcext:value-type="time">
            <text:p>6:45:49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style-name="ce2" table:formula="of:=VLOOKUP([.F1325];[$Клиенты.A:.D];2;0)" office:value-type="string" office:string-value="Зайцев В.С." calcext:value-type="string">
            <text:p>Зайцев В.С.</text:p>
          </table:table-cell>
          <table:table-cell table:formula="of:=VLOOKUP([.E132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7H43M50S" calcext:value-type="time">
            <text:p>7:43:50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table:style-name="ce2" table:formula="of:=VLOOKUP([.F1326];[$Клиенты.A:.D];2;0)" office:value-type="string" office:string-value="Волков Д.И." calcext:value-type="string">
            <text:p>Волков Д.И.</text:p>
          </table:table-cell>
          <table:table-cell table:formula="of:=VLOOKUP([.E132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09M12S" calcext:value-type="time">
            <text:p>8:09:12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style-name="ce2" table:formula="of:=VLOOKUP([.F1327];[$Клиенты.A:.D];2;0)" office:value-type="string" office:string-value="Громов Л.И." calcext:value-type="string">
            <text:p>Громов Л.И.</text:p>
          </table:table-cell>
          <table:table-cell table:formula="of:=VLOOKUP([.E132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14M10S" calcext:value-type="time">
            <text:p>8:14:10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table:style-name="ce2" table:formula="of:=VLOOKUP([.F1328];[$Клиенты.A:.D];2;0)" office:value-type="string" office:string-value="Окраинов Л.Г." calcext:value-type="string">
            <text:p>Окраинов Л.Г.</text:p>
          </table:table-cell>
          <table:table-cell table:formula="of:=VLOOKUP([.E13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32M28S" calcext:value-type="time">
            <text:p>8:32:28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style-name="ce2" table:formula="of:=VLOOKUP([.F1329];[$Клиенты.A:.D];2;0)" office:value-type="string" office:string-value="Лесов А.П." calcext:value-type="string">
            <text:p>Лесов А.П.</text:p>
          </table:table-cell>
          <table:table-cell table:formula="of:=VLOOKUP([.E132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45M22S" calcext:value-type="time">
            <text:p>8:45:22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table:style-name="ce2" table:formula="of:=VLOOKUP([.F1330];[$Клиенты.A:.D];2;0)" office:value-type="string" office:string-value="Сачков Х.Э." calcext:value-type="string">
            <text:p>Сачков Х.Э.</text:p>
          </table:table-cell>
          <table:table-cell table:formula="of:=VLOOKUP([.E133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9H06M08S" calcext:value-type="time">
            <text:p>9:06:08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table:style-name="ce2" table:formula="of:=VLOOKUP([.F1331];[$Клиенты.A:.D];2;0)" office:value-type="string" office:string-value="Сушкин Л.Н." calcext:value-type="string">
            <text:p>Сушкин Л.Н.</text:p>
          </table:table-cell>
          <table:table-cell table:formula="of:=VLOOKUP([.E133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9H26M18S" calcext:value-type="time">
            <text:p>9:26:18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style-name="ce2" table:formula="of:=VLOOKUP([.F133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33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0H33M31S" calcext:value-type="time">
            <text:p>10:33:31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table:style-name="ce2" table:formula="of:=VLOOKUP([.F1333];[$Клиенты.A:.D];2;0)" office:value-type="string" office:string-value="Гудков Н.Г." calcext:value-type="string">
            <text:p>Гудков Н.Г.</text:p>
          </table:table-cell>
          <table:table-cell table:formula="of:=VLOOKUP([.E133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0H58M01S" calcext:value-type="time">
            <text:p>10:58:01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table:style-name="ce2" table:formula="of:=VLOOKUP([.F1334];[$Клиенты.A:.D];2;0)" office:value-type="string" office:string-value="Говоров Б.Т." calcext:value-type="string">
            <text:p>Говоров Б.Т.</text:p>
          </table:table-cell>
          <table:table-cell table:formula="of:=VLOOKUP([.E133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1H32M58S" calcext:value-type="time">
            <text:p>11:32:58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style-name="ce2" table:formula="of:=VLOOKUP([.F1335];[$Клиенты.A:.D];2;0)" office:value-type="string" office:string-value="Орлов М.К." calcext:value-type="string">
            <text:p>Орлов М.К.</text:p>
          </table:table-cell>
          <table:table-cell table:formula="of:=VLOOKUP([.E133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1H56M50S" calcext:value-type="time">
            <text:p>11:56:50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table:style-name="ce2" table:formula="of:=VLOOKUP([.F1336];[$Клиенты.A:.D];2;0)" office:value-type="string" office:string-value="Хомяков Л.Д." calcext:value-type="string">
            <text:p>Хомяков Л.Д.</text:p>
          </table:table-cell>
          <table:table-cell table:formula="of:=VLOOKUP([.E133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3H37M57S" calcext:value-type="time">
            <text:p>13:37:57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table:style-name="ce2" table:formula="of:=VLOOKUP([.F1337];[$Клиенты.A:.D];2;0)" office:value-type="string" office:string-value="Волков Д.И." calcext:value-type="string">
            <text:p>Волков Д.И.</text:p>
          </table:table-cell>
          <table:table-cell table:formula="of:=VLOOKUP([.E13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3H41M34S" calcext:value-type="time">
            <text:p>13:41:34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1338];[$Клиенты.A:.D];2;0)" office:value-type="string" office:string-value="Говоров Б.Т." calcext:value-type="string">
            <text:p>Говоров Б.Т.</text:p>
          </table:table-cell>
          <table:table-cell table:formula="of:=VLOOKUP([.E133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14M31S" calcext:value-type="time">
            <text:p>14:14:31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style-name="ce2" table:formula="of:=VLOOKUP([.F1339];[$Клиенты.A:.D];2;0)" office:value-type="string" office:string-value="Орлов М.К." calcext:value-type="string">
            <text:p>Орлов М.К.</text:p>
          </table:table-cell>
          <table:table-cell table:formula="of:=VLOOKUP([.E133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15M14S" calcext:value-type="time">
            <text:p>14:15:14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table:style-name="ce2" table:formula="of:=VLOOKUP([.F1340];[$Клиенты.A:.D];2;0)" office:value-type="string" office:string-value="Окраинов Л.Г." calcext:value-type="string">
            <text:p>Окраинов Л.Г.</text:p>
          </table:table-cell>
          <table:table-cell table:formula="of:=VLOOKUP([.E134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25M59S" calcext:value-type="time">
            <text:p>14:25:59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table:style-name="ce2" table:formula="of:=VLOOKUP([.F1341];[$Клиенты.A:.D];2;0)" office:value-type="string" office:string-value="Хомяков Л.Д." calcext:value-type="string">
            <text:p>Хомяков Л.Д.</text:p>
          </table:table-cell>
          <table:table-cell table:formula="of:=VLOOKUP([.E134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44M26S" calcext:value-type="time">
            <text:p>14:44:26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table:style-name="ce2" table:formula="of:=VLOOKUP([.F1342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4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06M24S" calcext:value-type="time">
            <text:p>15:06:24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style-name="ce2" table:formula="of:=VLOOKUP([.F1343];[$Клиенты.A:.D];2;0)" office:value-type="string" office:string-value="Сачков Х.Э." calcext:value-type="string">
            <text:p>Сачков Х.Э.</text:p>
          </table:table-cell>
          <table:table-cell table:formula="of:=VLOOKUP([.E134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16M37S" calcext:value-type="time">
            <text:p>15:16:37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table:style-name="ce2" table:formula="of:=VLOOKUP([.F1344];[$Клиенты.A:.D];2;0)" office:value-type="string" office:string-value="Зайцев В.С." calcext:value-type="string">
            <text:p>Зайцев В.С.</text:p>
          </table:table-cell>
          <table:table-cell table:formula="of:=VLOOKUP([.E134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17M21S" calcext:value-type="time">
            <text:p>15:17:21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134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4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23M16S" calcext:value-type="time">
            <text:p>15:23:16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table:style-name="ce2" table:formula="of:=VLOOKUP([.F1346];[$Клиенты.A:.D];2;0)" office:value-type="string" office:string-value="Салаватов Ф.Я." calcext:value-type="string">
            <text:p>Салаватов Ф.Я.</text:p>
          </table:table-cell>
          <table:table-cell table:formula="of:=VLOOKUP([.E134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33M34S" calcext:value-type="time">
            <text:p>15:33:34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style-name="ce2" table:formula="of:=VLOOKUP([.F1347];[$Клиенты.A:.D];2;0)" office:value-type="string" office:string-value="Лесов А.П." calcext:value-type="string">
            <text:p>Лесов А.П.</text:p>
          </table:table-cell>
          <table:table-cell table:formula="of:=VLOOKUP([.E134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35M08S" calcext:value-type="time">
            <text:p>15:35:08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style-name="ce2" table:formula="of:=VLOOKUP([.F1348];[$Клиенты.A:.D];2;0)" office:value-type="string" office:string-value="Сушкин Л.Н." calcext:value-type="string">
            <text:p>Сушкин Л.Н.</text:p>
          </table:table-cell>
          <table:table-cell table:formula="of:=VLOOKUP([.E134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42M52S" calcext:value-type="time">
            <text:p>15:42:52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style-name="ce2" table:formula="of:=VLOOKUP([.F1349];[$Клиенты.A:.D];2;0)" office:value-type="string" office:string-value="Гудков Н.Г." calcext:value-type="string">
            <text:p>Гудков Н.Г.</text:p>
          </table:table-cell>
          <table:table-cell table:formula="of:=VLOOKUP([.E134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44M48S" calcext:value-type="time">
            <text:p>15:44:48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style-name="ce2" table:formula="of:=VLOOKUP([.F1350];[$Клиенты.A:.D];2;0)" office:value-type="string" office:string-value="Громов Л.И." calcext:value-type="string">
            <text:p>Громов Л.И.</text:p>
          </table:table-cell>
          <table:table-cell table:formula="of:=VLOOKUP([.E135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49M24S" calcext:value-type="time">
            <text:p>15:49:24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style-name="ce2" table:formula="of:=VLOOKUP([.F1351];[$Клиенты.A:.D];2;0)" office:value-type="string" office:string-value="Стеблов П.К." calcext:value-type="string">
            <text:p>Стеблов П.К.</text:p>
          </table:table-cell>
          <table:table-cell table:formula="of:=VLOOKUP([.E135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10M35S" calcext:value-type="time">
            <text:p>17:10:35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53" calcext:value-type="float">
            <text:p>353</text:p>
          </table:table-cell>
          <table:table-cell table:style-name="ce2" table:formula="of:=VLOOKUP([.F1352];[$Клиенты.A:.D];2;0)" office:value-type="string" office:string-value="Сушкин Л.Н." calcext:value-type="string">
            <text:p>Сушкин Л.Н.</text:p>
          </table:table-cell>
          <table:table-cell table:formula="of:=VLOOKUP([.E135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18M51S" calcext:value-type="time">
            <text:p>17:18:51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1353];[$Клиенты.A:.D];2;0)" office:value-type="string" office:string-value="Волков Д.И." calcext:value-type="string">
            <text:p>Волков Д.И.</text:p>
          </table:table-cell>
          <table:table-cell table:formula="of:=VLOOKUP([.E135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44M34S" calcext:value-type="time">
            <text:p>17:44:34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table:style-name="ce2" table:formula="of:=VLOOKUP([.F1354];[$Клиенты.A:.D];2;0)" office:value-type="string" office:string-value="Сачков Х.Э." calcext:value-type="string">
            <text:p>Сачков Х.Э.</text:p>
          </table:table-cell>
          <table:table-cell table:formula="of:=VLOOKUP([.E135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45M13S" calcext:value-type="time">
            <text:p>17:45:13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style-name="ce2" table:formula="of:=VLOOKUP([.F1355];[$Клиенты.A:.D];2;0)" office:value-type="string" office:string-value="Гудков Н.Г." calcext:value-type="string">
            <text:p>Гудков Н.Г.</text:p>
          </table:table-cell>
          <table:table-cell table:formula="of:=VLOOKUP([.E13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57M16S" calcext:value-type="time">
            <text:p>17:57:16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style-name="ce2" table:formula="of:=VLOOKUP([.F1356];[$Клиенты.A:.D];2;0)" office:value-type="string" office:string-value="Стеблов П.К." calcext:value-type="string">
            <text:p>Стеблов П.К.</text:p>
          </table:table-cell>
          <table:table-cell table:formula="of:=VLOOKUP([.E135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8H04M16S" calcext:value-type="time">
            <text:p>18:04:16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table:style-name="ce2" table:formula="of:=VLOOKUP([.F135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5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8H06M42S" calcext:value-type="time">
            <text:p>18:06:42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style-name="ce2" table:formula="of:=VLOOKUP([.F1358];[$Клиенты.A:.D];2;0)" office:value-type="string" office:string-value="Зайцев В.С." calcext:value-type="string">
            <text:p>Зайцев В.С.</text:p>
          </table:table-cell>
          <table:table-cell table:formula="of:=VLOOKUP([.E135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04M29S" calcext:value-type="time">
            <text:p>19:04:29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style-name="ce2" table:formula="of:=VLOOKUP([.F1359];[$Клиенты.A:.D];2;0)" office:value-type="string" office:string-value="Окраинов Л.Г." calcext:value-type="string">
            <text:p>Окраинов Л.Г.</text:p>
          </table:table-cell>
          <table:table-cell table:formula="of:=VLOOKUP([.E13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06M55S" calcext:value-type="time">
            <text:p>19:06:5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style-name="ce2" table:formula="of:=VLOOKUP([.F1360];[$Клиенты.A:.D];2;0)" office:value-type="string" office:string-value="Громов Л.И." calcext:value-type="string">
            <text:p>Громов Л.И.</text:p>
          </table:table-cell>
          <table:table-cell table:formula="of:=VLOOKUP([.E136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08M32S" calcext:value-type="time">
            <text:p>19:08:32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table:style-name="ce2" table:formula="of:=VLOOKUP([.F1361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16M44S" calcext:value-type="time">
            <text:p>19:16:44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style-name="ce2" table:formula="of:=VLOOKUP([.F1362];[$Клиенты.A:.D];2;0)" office:value-type="string" office:string-value="Лесов А.П." calcext:value-type="string">
            <text:p>Лесов А.П.</text:p>
          </table:table-cell>
          <table:table-cell table:formula="of:=VLOOKUP([.E136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30M51S" calcext:value-type="time">
            <text:p>19:30:51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style-name="ce2" table:formula="of:=VLOOKUP([.F1363];[$Клиенты.A:.D];2;0)" office:value-type="string" office:string-value="Салаватов Ф.Я." calcext:value-type="string">
            <text:p>Салаватов Ф.Я.</text:p>
          </table:table-cell>
          <table:table-cell table:formula="of:=VLOOKUP([.E13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37M47S" calcext:value-type="time">
            <text:p>19:37:47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style-name="ce2" table:formula="of:=VLOOKUP([.F1364];[$Клиенты.A:.D];2;0)" office:value-type="string" office:string-value="Орлов М.К." calcext:value-type="string">
            <text:p>Орлов М.К.</text:p>
          </table:table-cell>
          <table:table-cell table:formula="of:=VLOOKUP([.E136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44M19S" calcext:value-type="time">
            <text:p>19:44:19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31" calcext:value-type="float">
            <text:p>431</text:p>
          </table:table-cell>
          <table:table-cell table:style-name="ce2" table:formula="of:=VLOOKUP([.F1365];[$Клиенты.A:.D];2;0)" office:value-type="string" office:string-value="Хомяков Л.Д." calcext:value-type="string">
            <text:p>Хомяков Л.Д.</text:p>
          </table:table-cell>
          <table:table-cell table:formula="of:=VLOOKUP([.E136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51M41S" calcext:value-type="time">
            <text:p>19:51:41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style-name="ce2" table:formula="of:=VLOOKUP([.F1366];[$Клиенты.A:.D];2;0)" office:value-type="string" office:string-value="Говоров Б.Т." calcext:value-type="string">
            <text:p>Говоров Б.Т.</text:p>
          </table:table-cell>
          <table:table-cell table:formula="of:=VLOOKUP([.E136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02M57S" calcext:value-type="time">
            <text:p>21:02:57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table:style-name="ce2" table:formula="of:=VLOOKUP([.F1367];[$Клиенты.A:.D];2;0)" office:value-type="string" office:string-value="Салаватов Ф.Я." calcext:value-type="string">
            <text:p>Салаватов Ф.Я.</text:p>
          </table:table-cell>
          <table:table-cell table:formula="of:=VLOOKUP([.E136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06M15S" calcext:value-type="time">
            <text:p>21:06:15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style-name="ce2" table:formula="of:=VLOOKUP([.F1368];[$Клиенты.A:.D];2;0)" office:value-type="string" office:string-value="Зайцев В.С." calcext:value-type="string">
            <text:p>Зайцев В.С.</text:p>
          </table:table-cell>
          <table:table-cell table:formula="of:=VLOOKUP([.E136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07M39S" calcext:value-type="time">
            <text:p>21:07:39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style-name="ce2" table:formula="of:=VLOOKUP([.F1369];[$Клиенты.A:.D];2;0)" office:value-type="string" office:string-value="Лесов А.П." calcext:value-type="string">
            <text:p>Лесов А.П.</text:p>
          </table:table-cell>
          <table:table-cell table:formula="of:=VLOOKUP([.E136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12M38S" calcext:value-type="time">
            <text:p>21:12:38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table:style-name="ce2" table:formula="of:=VLOOKUP([.F137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7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44M38S" calcext:value-type="time">
            <text:p>21:44:38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table:style-name="ce2" table:formula="of:=VLOOKUP([.F1371];[$Клиенты.A:.D];2;0)" office:value-type="string" office:string-value="Говоров Б.Т." calcext:value-type="string">
            <text:p>Говоров Б.Т.</text:p>
          </table:table-cell>
          <table:table-cell table:formula="of:=VLOOKUP([.E137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53M52S" calcext:value-type="time">
            <text:p>21:53:52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1372];[$Клиенты.A:.D];2;0)" office:value-type="string" office:string-value="Волков Д.И." calcext:value-type="string">
            <text:p>Волков Д.И.</text:p>
          </table:table-cell>
          <table:table-cell table:formula="of:=VLOOKUP([.E137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02M32S" calcext:value-type="time">
            <text:p>22:02:32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58" calcext:value-type="float">
            <text:p>458</text:p>
          </table:table-cell>
          <table:table-cell table:style-name="ce2" table:formula="of:=VLOOKUP([.F1373];[$Клиенты.A:.D];2;0)" office:value-type="string" office:string-value="Орлов М.К." calcext:value-type="string">
            <text:p>Орлов М.К.</text:p>
          </table:table-cell>
          <table:table-cell table:formula="of:=VLOOKUP([.E137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04M31S" calcext:value-type="time">
            <text:p>22:04:31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style-name="ce2" table:formula="of:=VLOOKUP([.F1374];[$Клиенты.A:.D];2;0)" office:value-type="string" office:string-value="Окраинов Л.Г." calcext:value-type="string">
            <text:p>Окраинов Л.Г.</text:p>
          </table:table-cell>
          <table:table-cell table:formula="of:=VLOOKUP([.E13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08M53S" calcext:value-type="time">
            <text:p>22:08:53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1375];[$Клиенты.A:.D];2;0)" office:value-type="string" office:string-value="Хомяков Л.Д." calcext:value-type="string">
            <text:p>Хомяков Л.Д.</text:p>
          </table:table-cell>
          <table:table-cell table:formula="of:=VLOOKUP([.E13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10M37S" calcext:value-type="time">
            <text:p>22:10:37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table:style-name="ce2" table:formula="of:=VLOOKUP([.F1376];[$Клиенты.A:.D];2;0)" office:value-type="string" office:string-value="Гудков Н.Г." calcext:value-type="string">
            <text:p>Гудков Н.Г.</text:p>
          </table:table-cell>
          <table:table-cell table:formula="of:=VLOOKUP([.E13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23M12S" calcext:value-type="time">
            <text:p>22:23:12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style-name="ce2" table:formula="of:=VLOOKUP([.F1377];[$Клиенты.A:.D];2;0)" office:value-type="string" office:string-value="Стеблов П.К." calcext:value-type="string">
            <text:p>Стеблов П.К.</text:p>
          </table:table-cell>
          <table:table-cell table:formula="of:=VLOOKUP([.E13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32M44S" calcext:value-type="time">
            <text:p>22:32:44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table:style-name="ce2" table:formula="of:=VLOOKUP([.F1378];[$Клиенты.A:.D];2;0)" office:value-type="string" office:string-value="Сачков Х.Э." calcext:value-type="string">
            <text:p>Сачков Х.Э.</text:p>
          </table:table-cell>
          <table:table-cell table:formula="of:=VLOOKUP([.E137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51M40S" calcext:value-type="time">
            <text:p>22:51:40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49" calcext:value-type="float">
            <text:p>449</text:p>
          </table:table-cell>
          <table:table-cell table:style-name="ce2" table:formula="of:=VLOOKUP([.F1379];[$Клиенты.A:.D];2;0)" office:value-type="string" office:string-value="Сушкин Л.Н." calcext:value-type="string">
            <text:p>Сушкин Л.Н.</text:p>
          </table:table-cell>
          <table:table-cell table:formula="of:=VLOOKUP([.E137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52M24S" calcext:value-type="time">
            <text:p>22:52:2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2" table:formula="of:=VLOOKUP([.F1380];[$Клиенты.A:.D];2;0)" office:value-type="string" office:string-value="Громов Л.И." calcext:value-type="string">
            <text:p>Громов Л.И.</text:p>
          </table:table-cell>
          <table:table-cell table:formula="of:=VLOOKUP([.E138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56M02S" calcext:value-type="time">
            <text:p>22:56:02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table:style-name="ce2" table:formula="of:=VLOOKUP([.F1381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7H08M34S" calcext:value-type="time">
            <text:p>7:08:34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table:style-name="ce2" table:formula="of:=VLOOKUP([.F1382];[$Клиенты.A:.D];2;0)" office:value-type="string" office:string-value="Орлов М.К." calcext:value-type="string">
            <text:p>Орлов М.К.</text:p>
          </table:table-cell>
          <table:table-cell table:formula="of:=VLOOKUP([.E138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7H12M55S" calcext:value-type="time">
            <text:p>7:12:55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table:style-name="ce2" table:formula="of:=VLOOKUP([.F1383];[$Клиенты.A:.D];2;0)" office:value-type="string" office:string-value="Волков Д.И." calcext:value-type="string">
            <text:p>Волков Д.И.</text:p>
          </table:table-cell>
          <table:table-cell table:formula="of:=VLOOKUP([.E138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7H56M26S" calcext:value-type="time">
            <text:p>7:56:26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style-name="ce2" table:formula="of:=VLOOKUP([.F1384];[$Клиенты.A:.D];2;0)" office:value-type="string" office:string-value="Громов Л.И." calcext:value-type="string">
            <text:p>Громов Л.И.</text:p>
          </table:table-cell>
          <table:table-cell table:formula="of:=VLOOKUP([.E138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8H29M57S" calcext:value-type="time">
            <text:p>8:29:57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1385];[$Клиенты.A:.D];2;0)" office:value-type="string" office:string-value="Салаватов Ф.Я." calcext:value-type="string">
            <text:p>Салаватов Ф.Я.</text:p>
          </table:table-cell>
          <table:table-cell table:formula="of:=VLOOKUP([.E138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8H36M22S" calcext:value-type="time">
            <text:p>8:36:2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table:style-name="ce2" table:formula="of:=VLOOKUP([.F1386];[$Клиенты.A:.D];2;0)" office:value-type="string" office:string-value="Хомяков Л.Д." calcext:value-type="string">
            <text:p>Хомяков Л.Д.</text:p>
          </table:table-cell>
          <table:table-cell table:formula="of:=VLOOKUP([.E138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9H49M02S" calcext:value-type="time">
            <text:p>9:49:02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style-name="ce2" table:formula="of:=VLOOKUP([.F1387];[$Клиенты.A:.D];2;0)" office:value-type="string" office:string-value="Лесов А.П." calcext:value-type="string">
            <text:p>Лесов А.П.</text:p>
          </table:table-cell>
          <table:table-cell table:formula="of:=VLOOKUP([.E138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9H58M08S" calcext:value-type="time">
            <text:p>9:58:08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  <table:table-cell table:style-name="ce2" table:formula="of:=VLOOKUP([.F138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38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0H36M03S" calcext:value-type="time">
            <text:p>10:36:03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style-name="ce2" table:formula="of:=VLOOKUP([.F1389];[$Клиенты.A:.D];2;0)" office:value-type="string" office:string-value="Стеблов П.К." calcext:value-type="string">
            <text:p>Стеблов П.К.</text:p>
          </table:table-cell>
          <table:table-cell table:formula="of:=VLOOKUP([.E138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0H52M30S" calcext:value-type="time">
            <text:p>10:52:30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table:style-name="ce2" table:formula="of:=VLOOKUP([.F139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0H55M49S" calcext:value-type="time">
            <text:p>10:55:49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31" calcext:value-type="float">
            <text:p>431</text:p>
          </table:table-cell>
          <table:table-cell table:style-name="ce2" table:formula="of:=VLOOKUP([.F1391];[$Клиенты.A:.D];2;0)" office:value-type="string" office:string-value="Гудков Н.Г." calcext:value-type="string">
            <text:p>Гудков Н.Г.</text:p>
          </table:table-cell>
          <table:table-cell table:formula="of:=VLOOKUP([.E139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08M53S" calcext:value-type="time">
            <text:p>11:08:53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table:style-name="ce2" table:formula="of:=VLOOKUP([.F1392];[$Клиенты.A:.D];2;0)" office:value-type="string" office:string-value="Зайцев В.С." calcext:value-type="string">
            <text:p>Зайцев В.С.</text:p>
          </table:table-cell>
          <table:table-cell table:formula="of:=VLOOKUP([.E139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12M12S" calcext:value-type="time">
            <text:p>11:12:1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table:style-name="ce2" table:formula="of:=VLOOKUP([.F1393];[$Клиенты.A:.D];2;0)" office:value-type="string" office:string-value="Сушкин Л.Н." calcext:value-type="string">
            <text:p>Сушкин Л.Н.</text:p>
          </table:table-cell>
          <table:table-cell table:formula="of:=VLOOKUP([.E139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35M58S" calcext:value-type="time">
            <text:p>11:35:58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table:style-name="ce2" table:formula="of:=VLOOKUP([.F1394];[$Клиенты.A:.D];2;0)" office:value-type="string" office:string-value="Говоров Б.Т." calcext:value-type="string">
            <text:p>Говоров Б.Т.</text:p>
          </table:table-cell>
          <table:table-cell table:formula="of:=VLOOKUP([.E139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49M44S" calcext:value-type="time">
            <text:p>11:49:44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table:style-name="ce2" table:formula="of:=VLOOKUP([.F1395];[$Клиенты.A:.D];2;0)" office:value-type="string" office:string-value="Окраинов Л.Г." calcext:value-type="string">
            <text:p>Окраинов Л.Г.</text:p>
          </table:table-cell>
          <table:table-cell table:formula="of:=VLOOKUP([.E13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50M42S" calcext:value-type="time">
            <text:p>11:50:42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9" calcext:value-type="float">
            <text:p>449</text:p>
          </table:table-cell>
          <table:table-cell table:style-name="ce2" table:formula="of:=VLOOKUP([.F1396];[$Клиенты.A:.D];2;0)" office:value-type="string" office:string-value="Сачков Х.Э." calcext:value-type="string">
            <text:p>Сачков Х.Э.</text:p>
          </table:table-cell>
          <table:table-cell table:formula="of:=VLOOKUP([.E139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3H15M05S" calcext:value-type="time">
            <text:p>13:15:0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style-name="ce2" table:formula="of:=VLOOKUP([.F1397];[$Клиенты.A:.D];2;0)" office:value-type="string" office:string-value="Охотников Д.М." calcext:value-type="string">
            <text:p>Охотников Д.М.</text:p>
          </table:table-cell>
          <table:table-cell table:formula="of:=VLOOKUP([.E139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3H17M49S" calcext:value-type="time">
            <text:p>13:17:49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549" calcext:value-type="float">
            <text:p>549</text:p>
          </table:table-cell>
          <table:table-cell table:style-name="ce2" table:formula="of:=VLOOKUP([.F1398];[$Клиенты.A:.D];2;0)" office:value-type="string" office:string-value="Сушкин Л.Н." calcext:value-type="string">
            <text:p>Сушкин Л.Н.</text:p>
          </table:table-cell>
          <table:table-cell table:formula="of:=VLOOKUP([.E139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3H58M27S" calcext:value-type="time">
            <text:p>13:58:27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style-name="ce2" table:formula="of:=VLOOKUP([.F1399];[$Клиенты.A:.D];2;0)" office:value-type="string" office:string-value="Волков Д.И." calcext:value-type="string">
            <text:p>Волков Д.И.</text:p>
          </table:table-cell>
          <table:table-cell table:formula="of:=VLOOKUP([.E139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14M06S" calcext:value-type="time">
            <text:p>14:14:06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504" calcext:value-type="float">
            <text:p>504</text:p>
          </table:table-cell>
          <table:table-cell table:style-name="ce2" table:formula="of:=VLOOKUP([.F1400];[$Клиенты.A:.D];2;0)" office:value-type="string" office:string-value="Гудков Н.Г." calcext:value-type="string">
            <text:p>Гудков Н.Г.</text:p>
          </table:table-cell>
          <table:table-cell table:formula="of:=VLOOKUP([.E14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32M11S" calcext:value-type="time">
            <text:p>14:32:11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style-name="ce2" table:formula="of:=VLOOKUP([.F1401];[$Клиенты.A:.D];2;0)" office:value-type="string" office:string-value="Хомяков Л.Д." calcext:value-type="string">
            <text:p>Хомяков Л.Д.</text:p>
          </table:table-cell>
          <table:table-cell table:formula="of:=VLOOKUP([.E140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37M27S" calcext:value-type="time">
            <text:p>14:37:27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style-name="ce2" table:formula="of:=VLOOKUP([.F140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0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45M23S" calcext:value-type="time">
            <text:p>14:45:23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table:style-name="ce2" table:formula="of:=VLOOKUP([.F1403];[$Клиенты.A:.D];2;0)" office:value-type="string" office:string-value="Стеблов П.К." calcext:value-type="string">
            <text:p>Стеблов П.К.</text:p>
          </table:table-cell>
          <table:table-cell table:formula="of:=VLOOKUP([.E140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06M12S" calcext:value-type="time">
            <text:p>15:06:12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408" calcext:value-type="float">
            <text:p>408</text:p>
          </table:table-cell>
          <table:table-cell table:style-name="ce2" table:formula="of:=VLOOKUP([.F1404];[$Клиенты.A:.D];2;0)" office:value-type="string" office:string-value="Громов Л.И." calcext:value-type="string">
            <text:p>Громов Л.И.</text:p>
          </table:table-cell>
          <table:table-cell table:formula="of:=VLOOKUP([.E140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30M13S" calcext:value-type="time">
            <text:p>15:30:13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140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40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37M41S" calcext:value-type="time">
            <text:p>15:37:41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table:style-name="ce2" table:formula="of:=VLOOKUP([.F1406];[$Клиенты.A:.D];2;0)" office:value-type="string" office:string-value="Окраинов Л.Г." calcext:value-type="string">
            <text:p>Окраинов Л.Г.</text:p>
          </table:table-cell>
          <table:table-cell table:formula="of:=VLOOKUP([.E140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38M41S" calcext:value-type="time">
            <text:p>15:38:41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table:style-name="ce2" table:formula="of:=VLOOKUP([.F1407];[$Клиенты.A:.D];2;0)" office:value-type="string" office:string-value="Лесов А.П." calcext:value-type="string">
            <text:p>Лесов А.П.</text:p>
          </table:table-cell>
          <table:table-cell table:formula="of:=VLOOKUP([.E140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48M23S" calcext:value-type="time">
            <text:p>15:48:23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table:style-name="ce2" table:formula="of:=VLOOKUP([.F1408];[$Клиенты.A:.D];2;0)" office:value-type="string" office:string-value="Орлов М.К." calcext:value-type="string">
            <text:p>Орлов М.К.</text:p>
          </table:table-cell>
          <table:table-cell table:formula="of:=VLOOKUP([.E140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53M25S" calcext:value-type="time">
            <text:p>15:53:25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table:style-name="ce2" table:formula="of:=VLOOKUP([.F1409];[$Клиенты.A:.D];2;0)" office:value-type="string" office:string-value="Зайцев В.С." calcext:value-type="string">
            <text:p>Зайцев В.С.</text:p>
          </table:table-cell>
          <table:table-cell table:formula="of:=VLOOKUP([.E140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58M09S" calcext:value-type="time">
            <text:p>15:58:09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523" calcext:value-type="float">
            <text:p>523</text:p>
          </table:table-cell>
          <table:table-cell table:style-name="ce2" table:formula="of:=VLOOKUP([.F1410];[$Клиенты.A:.D];2;0)" office:value-type="string" office:string-value="Говоров Б.Т." calcext:value-type="string">
            <text:p>Говоров Б.Т.</text:p>
          </table:table-cell>
          <table:table-cell table:formula="of:=VLOOKUP([.E141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59M55S" calcext:value-type="time">
            <text:p>15:59:5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1411];[$Клиенты.A:.D];2;0)" office:value-type="string" office:string-value="Сачков Х.Э." calcext:value-type="string">
            <text:p>Сачков Х.Э.</text:p>
          </table:table-cell>
          <table:table-cell table:formula="of:=VLOOKUP([.E141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02M16S" calcext:value-type="time">
            <text:p>17:02:1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table:style-name="ce2" table:formula="of:=VLOOKUP([.F141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1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33M37S" calcext:value-type="time">
            <text:p>17:33:37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table:style-name="ce2" table:formula="of:=VLOOKUP([.F1413];[$Клиенты.A:.D];2;0)" office:value-type="string" office:string-value="Окраинов Л.Г." calcext:value-type="string">
            <text:p>Окраинов Л.Г.</text:p>
          </table:table-cell>
          <table:table-cell table:formula="of:=VLOOKUP([.E141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40M50S" calcext:value-type="time">
            <text:p>17:40:50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style-name="ce2" table:formula="of:=VLOOKUP([.F1414];[$Клиенты.A:.D];2;0)" office:value-type="string" office:string-value="Лесов А.П." calcext:value-type="string">
            <text:p>Лесов А.П.</text:p>
          </table:table-cell>
          <table:table-cell table:formula="of:=VLOOKUP([.E141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57M12S" calcext:value-type="time">
            <text:p>17:57:12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style-name="ce2" table:formula="of:=VLOOKUP([.F1415];[$Клиенты.A:.D];2;0)" office:value-type="string" office:string-value="Сушкин Л.Н." calcext:value-type="string">
            <text:p>Сушкин Л.Н.</text:p>
          </table:table-cell>
          <table:table-cell table:formula="of:=VLOOKUP([.E141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59M17S" calcext:value-type="time">
            <text:p>17:59:17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table:style-name="ce2" table:formula="of:=VLOOKUP([.F141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41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25M29S" calcext:value-type="time">
            <text:p>18:25:29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style-name="ce2" table:formula="of:=VLOOKUP([.F1417];[$Клиенты.A:.D];2;0)" office:value-type="string" office:string-value="Гудков Н.Г." calcext:value-type="string">
            <text:p>Гудков Н.Г.</text:p>
          </table:table-cell>
          <table:table-cell table:formula="of:=VLOOKUP([.E14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29M13S" calcext:value-type="time">
            <text:p>18:29:13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table:style-name="ce2" table:formula="of:=VLOOKUP([.F1418];[$Клиенты.A:.D];2;0)" office:value-type="string" office:string-value="Сачков Х.Э." calcext:value-type="string">
            <text:p>Сачков Х.Э.</text:p>
          </table:table-cell>
          <table:table-cell table:formula="of:=VLOOKUP([.E141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35M28S" calcext:value-type="time">
            <text:p>18:35:28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table:style-name="ce2" table:formula="of:=VLOOKUP([.F1419];[$Клиенты.A:.D];2;0)" office:value-type="string" office:string-value="Хомяков Л.Д." calcext:value-type="string">
            <text:p>Хомяков Л.Д.</text:p>
          </table:table-cell>
          <table:table-cell table:formula="of:=VLOOKUP([.E14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44M19S" calcext:value-type="time">
            <text:p>18:44:19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table:style-name="ce2" table:formula="of:=VLOOKUP([.F1420];[$Клиенты.A:.D];2;0)" office:value-type="string" office:string-value="Зайцев В.С." calcext:value-type="string">
            <text:p>Зайцев В.С.</text:p>
          </table:table-cell>
          <table:table-cell table:formula="of:=VLOOKUP([.E142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54M34S" calcext:value-type="time">
            <text:p>18:54:34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style-name="ce2" table:formula="of:=VLOOKUP([.F1421];[$Клиенты.A:.D];2;0)" office:value-type="string" office:string-value="Стеблов П.К." calcext:value-type="string">
            <text:p>Стеблов П.К.</text:p>
          </table:table-cell>
          <table:table-cell table:formula="of:=VLOOKUP([.E142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58M23S" calcext:value-type="time">
            <text:p>18:58:23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table:style-name="ce2" table:formula="of:=VLOOKUP([.F1422];[$Клиенты.A:.D];2;0)" office:value-type="string" office:string-value="Говоров Б.Т." calcext:value-type="string">
            <text:p>Говоров Б.Т.</text:p>
          </table:table-cell>
          <table:table-cell table:formula="of:=VLOOKUP([.E142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59M23S" calcext:value-type="time">
            <text:p>18:59:23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style-name="ce2" table:formula="of:=VLOOKUP([.F1423];[$Клиенты.A:.D];2;0)" office:value-type="string" office:string-value="Орлов М.К." calcext:value-type="string">
            <text:p>Орлов М.К.</text:p>
          </table:table-cell>
          <table:table-cell table:formula="of:=VLOOKUP([.E142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9H12M51S" calcext:value-type="time">
            <text:p>19:12:51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table:style-name="ce2" table:formula="of:=VLOOKUP([.F1424];[$Клиенты.A:.D];2;0)" office:value-type="string" office:string-value="Громов Л.И." calcext:value-type="string">
            <text:p>Громов Л.И.</text:p>
          </table:table-cell>
          <table:table-cell table:formula="of:=VLOOKUP([.E142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9H39M02S" calcext:value-type="time">
            <text:p>19:39:02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table:style-name="ce2" table:formula="of:=VLOOKUP([.F142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4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9H43M20S" calcext:value-type="time">
            <text:p>19:43:20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style-name="ce2" table:formula="of:=VLOOKUP([.F1426];[$Клиенты.A:.D];2;0)" office:value-type="string" office:string-value="Волков Д.И." calcext:value-type="string">
            <text:p>Волков Д.И.</text:p>
          </table:table-cell>
          <table:table-cell table:formula="of:=VLOOKUP([.E142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01M27S" calcext:value-type="time">
            <text:p>21:01:27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13" calcext:value-type="float">
            <text:p>413</text:p>
          </table:table-cell>
          <table:table-cell table:style-name="ce2" table:formula="of:=VLOOKUP([.F1427];[$Клиенты.A:.D];2;0)" office:value-type="string" office:string-value="Говоров Б.Т." calcext:value-type="string">
            <text:p>Говоров Б.Т.</text:p>
          </table:table-cell>
          <table:table-cell table:formula="of:=VLOOKUP([.E142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01M33S" calcext:value-type="time">
            <text:p>21:01:33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table:style-name="ce2" table:formula="of:=VLOOKUP([.F1428];[$Клиенты.A:.D];2;0)" office:value-type="string" office:string-value="Зайцев В.С." calcext:value-type="string">
            <text:p>Зайцев В.С.</text:p>
          </table:table-cell>
          <table:table-cell table:formula="of:=VLOOKUP([.E142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06M05S" calcext:value-type="time">
            <text:p>21:06:05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table:style-name="ce2" table:formula="of:=VLOOKUP([.F1429];[$Клиенты.A:.D];2;0)" office:value-type="string" office:string-value="Охотников Д.М." calcext:value-type="string">
            <text:p>Охотников Д.М.</text:p>
          </table:table-cell>
          <table:table-cell table:formula="of:=VLOOKUP([.E142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11M42S" calcext:value-type="time">
            <text:p>21:11:42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94" calcext:value-type="float">
            <text:p>494</text:p>
          </table:table-cell>
          <table:table-cell table:style-name="ce2" table:formula="of:=VLOOKUP([.F1430];[$Клиенты.A:.D];2;0)" office:value-type="string" office:string-value="Стеблов П.К." calcext:value-type="string">
            <text:p>Стеблов П.К.</text:p>
          </table:table-cell>
          <table:table-cell table:formula="of:=VLOOKUP([.E14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16M40S" calcext:value-type="time">
            <text:p>21:16:40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style-name="ce2" table:formula="of:=VLOOKUP([.F1431];[$Клиенты.A:.D];2;0)" office:value-type="string" office:string-value="Громов Л.И." calcext:value-type="string">
            <text:p>Громов Л.И.</text:p>
          </table:table-cell>
          <table:table-cell table:formula="of:=VLOOKUP([.E143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18M27S" calcext:value-type="time">
            <text:p>21:18:27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1432];[$Клиенты.A:.D];2;0)" office:value-type="string" office:string-value="Сушкин Л.Н." calcext:value-type="string">
            <text:p>Сушкин Л.Н.</text:p>
          </table:table-cell>
          <table:table-cell table:formula="of:=VLOOKUP([.E143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20M39S" calcext:value-type="time">
            <text:p>21:20:39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table:style-name="ce2" table:formula="of:=VLOOKUP([.F1433];[$Клиенты.A:.D];2;0)" office:value-type="string" office:string-value="Хомяков Л.Д." calcext:value-type="string">
            <text:p>Хомяков Л.Д.</text:p>
          </table:table-cell>
          <table:table-cell table:formula="of:=VLOOKUP([.E143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33M29S" calcext:value-type="time">
            <text:p>21:33:29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table:style-name="ce2" table:formula="of:=VLOOKUP([.F1434];[$Клиенты.A:.D];2;0)" office:value-type="string" office:string-value="Гудков Н.Г." calcext:value-type="string">
            <text:p>Гудков Н.Г.</text:p>
          </table:table-cell>
          <table:table-cell table:formula="of:=VLOOKUP([.E14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38M22S" calcext:value-type="time">
            <text:p>21:38:22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table:style-name="ce2" table:formula="of:=VLOOKUP([.F1435];[$Клиенты.A:.D];2;0)" office:value-type="string" office:string-value="Сачков Х.Э." calcext:value-type="string">
            <text:p>Сачков Х.Э.</text:p>
          </table:table-cell>
          <table:table-cell table:formula="of:=VLOOKUP([.E143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42M48S" calcext:value-type="time">
            <text:p>21:42:48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1436];[$Клиенты.A:.D];2;0)" office:value-type="string" office:string-value="Лесов А.П." calcext:value-type="string">
            <text:p>Лесов А.П.</text:p>
          </table:table-cell>
          <table:table-cell table:formula="of:=VLOOKUP([.E143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46M33S" calcext:value-type="time">
            <text:p>21:46:33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table:style-name="ce2" table:formula="of:=VLOOKUP([.F1437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07M05S" calcext:value-type="time">
            <text:p>22:07:05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style-name="ce2" table:formula="of:=VLOOKUP([.F1438];[$Клиенты.A:.D];2;0)" office:value-type="string" office:string-value="Окраинов Л.Г." calcext:value-type="string">
            <text:p>Окраинов Л.Г.</text:p>
          </table:table-cell>
          <table:table-cell table:formula="of:=VLOOKUP([.E143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10M41S" calcext:value-type="time">
            <text:p>22:10:41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2" table:formula="of:=VLOOKUP([.F1439];[$Клиенты.A:.D];2;0)" office:value-type="string" office:string-value="Орлов М.К." calcext:value-type="string">
            <text:p>Орлов М.К.</text:p>
          </table:table-cell>
          <table:table-cell table:formula="of:=VLOOKUP([.E143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11M33S" calcext:value-type="time">
            <text:p>22:11:33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style-name="ce2" table:formula="of:=VLOOKUP([.F1440];[$Клиенты.A:.D];2;0)" office:value-type="string" office:string-value="Волков Д.И." calcext:value-type="string">
            <text:p>Волков Д.И.</text:p>
          </table:table-cell>
          <table:table-cell table:formula="of:=VLOOKUP([.E144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54M48S" calcext:value-type="time">
            <text:p>22:54:48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table:style-name="ce2" table:formula="of:=VLOOKUP([.F144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44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6H00M23S" calcext:value-type="time">
            <text:p>6:00:23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style-name="ce2" table:formula="of:=VLOOKUP([.F1442];[$Клиенты.A:.D];2;0)" office:value-type="string" office:string-value="Зайцев В.С." calcext:value-type="string">
            <text:p>Зайцев В.С.</text:p>
          </table:table-cell>
          <table:table-cell table:formula="of:=VLOOKUP([.E14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6H03M37S" calcext:value-type="time">
            <text:p>6:03:3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style-name="ce2" table:formula="of:=VLOOKUP([.F1443];[$Клиенты.A:.D];2;0)" office:value-type="string" office:string-value="Хомяков Л.Д." calcext:value-type="string">
            <text:p>Хомяков Л.Д.</text:p>
          </table:table-cell>
          <table:table-cell table:formula="of:=VLOOKUP([.E14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6H21M29S" calcext:value-type="time">
            <text:p>6:21:29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table:style-name="ce2" table:formula="of:=VLOOKUP([.F1444];[$Клиенты.A:.D];2;0)" office:value-type="string" office:string-value="Стеблов П.К." calcext:value-type="string">
            <text:p>Стеблов П.К.</text:p>
          </table:table-cell>
          <table:table-cell table:formula="of:=VLOOKUP([.E14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7H20M06S" calcext:value-type="time">
            <text:p>7:20:0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table:style-name="ce2" table:formula="of:=VLOOKUP([.F1445];[$Клиенты.A:.D];2;0)" office:value-type="string" office:string-value="Окраинов Л.Г." calcext:value-type="string">
            <text:p>Окраинов Л.Г.</text:p>
          </table:table-cell>
          <table:table-cell table:formula="of:=VLOOKUP([.E14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7H23M55S" calcext:value-type="time">
            <text:p>7:23:5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style-name="ce2" table:formula="of:=VLOOKUP([.F1446];[$Клиенты.A:.D];2;0)" office:value-type="string" office:string-value="Громов Л.И." calcext:value-type="string">
            <text:p>Громов Л.И.</text:p>
          </table:table-cell>
          <table:table-cell table:formula="of:=VLOOKUP([.E144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7H52M24S" calcext:value-type="time">
            <text:p>7:52:24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1447];[$Клиенты.A:.D];2;0)" office:value-type="string" office:string-value="Гудков Н.Г." calcext:value-type="string">
            <text:p>Гудков Н.Г.</text:p>
          </table:table-cell>
          <table:table-cell table:formula="of:=VLOOKUP([.E14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13M59S" calcext:value-type="time">
            <text:p>8:13:59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table:style-name="ce2" table:formula="of:=VLOOKUP([.F1448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4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18M51S" calcext:value-type="time">
            <text:p>8:18:51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20" calcext:value-type="float">
            <text:p>420</text:p>
          </table:table-cell>
          <table:table-cell table:style-name="ce2" table:formula="of:=VLOOKUP([.F1449];[$Клиенты.A:.D];2;0)" office:value-type="string" office:string-value="Сачков Х.Э." calcext:value-type="string">
            <text:p>Сачков Х.Э.</text:p>
          </table:table-cell>
          <table:table-cell table:formula="of:=VLOOKUP([.E144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22M59S" calcext:value-type="time">
            <text:p>8:22:59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style-name="ce2" table:formula="of:=VLOOKUP([.F145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45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57M55S" calcext:value-type="time">
            <text:p>8:57:55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style-name="ce2" table:formula="of:=VLOOKUP([.F1451];[$Клиенты.A:.D];2;0)" office:value-type="string" office:string-value="Лесов А.П." calcext:value-type="string">
            <text:p>Лесов А.П.</text:p>
          </table:table-cell>
          <table:table-cell table:formula="of:=VLOOKUP([.E145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9H27M45S" calcext:value-type="time">
            <text:p>9:27:45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table:style-name="ce2" table:formula="of:=VLOOKUP([.F1452];[$Клиенты.A:.D];2;0)" office:value-type="string" office:string-value="Орлов М.К." calcext:value-type="string">
            <text:p>Орлов М.К.</text:p>
          </table:table-cell>
          <table:table-cell table:formula="of:=VLOOKUP([.E145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11M20S" calcext:value-type="time">
            <text:p>11:11:20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1453];[$Клиенты.A:.D];2;0)" office:value-type="string" office:string-value="Охотников Д.М." calcext:value-type="string">
            <text:p>Охотников Д.М.</text:p>
          </table:table-cell>
          <table:table-cell table:formula="of:=VLOOKUP([.E145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43M08S" calcext:value-type="time">
            <text:p>11:43:08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style-name="ce2" table:formula="of:=VLOOKUP([.F1454];[$Клиенты.A:.D];2;0)" office:value-type="string" office:string-value="Говоров Б.Т." calcext:value-type="string">
            <text:p>Говоров Б.Т.</text:p>
          </table:table-cell>
          <table:table-cell table:formula="of:=VLOOKUP([.E145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51M11S" calcext:value-type="time">
            <text:p>11:51:11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style-name="ce2" table:formula="of:=VLOOKUP([.F1455];[$Клиенты.A:.D];2;0)" office:value-type="string" office:string-value="Волков Д.И." calcext:value-type="string">
            <text:p>Волков Д.И.</text:p>
          </table:table-cell>
          <table:table-cell table:formula="of:=VLOOKUP([.E145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52M58S" calcext:value-type="time">
            <text:p>11:52:58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style-name="ce2" table:formula="of:=VLOOKUP([.F1456];[$Клиенты.A:.D];2;0)" office:value-type="string" office:string-value="Сушкин Л.Н." calcext:value-type="string">
            <text:p>Сушкин Л.Н.</text:p>
          </table:table-cell>
          <table:table-cell table:formula="of:=VLOOKUP([.E145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04M34S" calcext:value-type="time">
            <text:p>13:04:34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table:style-name="ce2" table:formula="of:=VLOOKUP([.F1457];[$Клиенты.A:.D];2;0)" office:value-type="string" office:string-value="Сушкин Л.Н." calcext:value-type="string">
            <text:p>Сушкин Л.Н.</text:p>
          </table:table-cell>
          <table:table-cell table:formula="of:=VLOOKUP([.E145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12M23S" calcext:value-type="time">
            <text:p>13:12:23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style-name="ce2" table:formula="of:=VLOOKUP([.F1458];[$Клиенты.A:.D];2;0)" office:value-type="string" office:string-value="Охотников Д.М." calcext:value-type="string">
            <text:p>Охотников Д.М.</text:p>
          </table:table-cell>
          <table:table-cell table:formula="of:=VLOOKUP([.E14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20M50S" calcext:value-type="time">
            <text:p>13:20:50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table:style-name="ce2" table:formula="of:=VLOOKUP([.F1459];[$Клиенты.A:.D];2;0)" office:value-type="string" office:string-value="Громов Л.И." calcext:value-type="string">
            <text:p>Громов Л.И.</text:p>
          </table:table-cell>
          <table:table-cell table:formula="of:=VLOOKUP([.E145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40M25S" calcext:value-type="time">
            <text:p>13:40:25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1460];[$Клиенты.A:.D];2;0)" office:value-type="string" office:string-value="Говоров Б.Т." calcext:value-type="string">
            <text:p>Говоров Б.Т.</text:p>
          </table:table-cell>
          <table:table-cell table:formula="of:=VLOOKUP([.E146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59M59S" calcext:value-type="time">
            <text:p>13:59:59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 table:style-name="ce2" table:formula="of:=VLOOKUP([.F1461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06M19S" calcext:value-type="time">
            <text:p>14:06:1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table:style-name="ce2" table:formula="of:=VLOOKUP([.F1462];[$Клиенты.A:.D];2;0)" office:value-type="string" office:string-value="Стеблов П.К." calcext:value-type="string">
            <text:p>Стеблов П.К.</text:p>
          </table:table-cell>
          <table:table-cell table:formula="of:=VLOOKUP([.E146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28M37S" calcext:value-type="time">
            <text:p>14:28:37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ce2" table:formula="of:=VLOOKUP([.F1463];[$Клиенты.A:.D];2;0)" office:value-type="string" office:string-value="Хомяков Л.Д." calcext:value-type="string">
            <text:p>Хомяков Л.Д.</text:p>
          </table:table-cell>
          <table:table-cell table:formula="of:=VLOOKUP([.E14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39M55S" calcext:value-type="time">
            <text:p>14:39:55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style-name="ce2" table:formula="of:=VLOOKUP([.F1464];[$Клиенты.A:.D];2;0)" office:value-type="string" office:string-value="Зайцев В.С." calcext:value-type="string">
            <text:p>Зайцев В.С.</text:p>
          </table:table-cell>
          <table:table-cell table:formula="of:=VLOOKUP([.E146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50M34S" calcext:value-type="time">
            <text:p>14:50:34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style-name="ce2" table:formula="of:=VLOOKUP([.F1465];[$Клиенты.A:.D];2;0)" office:value-type="string" office:string-value="Орлов М.К." calcext:value-type="string">
            <text:p>Орлов М.К.</text:p>
          </table:table-cell>
          <table:table-cell table:formula="of:=VLOOKUP([.E146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12M24S" calcext:value-type="time">
            <text:p>15:12:24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table:style-name="ce2" table:formula="of:=VLOOKUP([.F1466];[$Клиенты.A:.D];2;0)" office:value-type="string" office:string-value="Окраинов Л.Г." calcext:value-type="string">
            <text:p>Окраинов Л.Г.</text:p>
          </table:table-cell>
          <table:table-cell table:formula="of:=VLOOKUP([.E14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24M12S" calcext:value-type="time">
            <text:p>15:24:12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style-name="ce2" table:formula="of:=VLOOKUP([.F1467];[$Клиенты.A:.D];2;0)" office:value-type="string" office:string-value="Волков Д.И." calcext:value-type="string">
            <text:p>Волков Д.И.</text:p>
          </table:table-cell>
          <table:table-cell table:formula="of:=VLOOKUP([.E146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38M09S" calcext:value-type="time">
            <text:p>15:38:09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style-name="ce2" table:formula="of:=VLOOKUP([.F1468];[$Клиенты.A:.D];2;0)" office:value-type="string" office:string-value="Лесов А.П." calcext:value-type="string">
            <text:p>Лесов А.П.</text:p>
          </table:table-cell>
          <table:table-cell table:formula="of:=VLOOKUP([.E146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40M17S" calcext:value-type="time">
            <text:p>15:40:17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table:style-name="ce2" table:formula="of:=VLOOKUP([.F1469];[$Клиенты.A:.D];2;0)" office:value-type="string" office:string-value="Сачков Х.Э." calcext:value-type="string">
            <text:p>Сачков Х.Э.</text:p>
          </table:table-cell>
          <table:table-cell table:formula="of:=VLOOKUP([.E146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42M20S" calcext:value-type="time">
            <text:p>15:42:20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style-name="ce2" table:formula="of:=VLOOKUP([.F1470];[$Клиенты.A:.D];2;0)" office:value-type="string" office:string-value="Гудков Н.Г." calcext:value-type="string">
            <text:p>Гудков Н.Г.</text:p>
          </table:table-cell>
          <table:table-cell table:formula="of:=VLOOKUP([.E147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51M40S" calcext:value-type="time">
            <text:p>15:51:40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table:style-name="ce2" table:formula="of:=VLOOKUP([.F1471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47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7H08M25S" calcext:value-type="time">
            <text:p>17:08:25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style-name="ce2" table:formula="of:=VLOOKUP([.F1472];[$Клиенты.A:.D];2;0)" office:value-type="string" office:string-value="Зайцев В.С." calcext:value-type="string">
            <text:p>Зайцев В.С.</text:p>
          </table:table-cell>
          <table:table-cell table:formula="of:=VLOOKUP([.E147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7H19M39S" calcext:value-type="time">
            <text:p>17:19:39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table:style-name="ce2" table:formula="of:=VLOOKUP([.F1473];[$Клиенты.A:.D];2;0)" office:value-type="string" office:string-value="Сачков Х.Э." calcext:value-type="string">
            <text:p>Сачков Х.Э.</text:p>
          </table:table-cell>
          <table:table-cell table:formula="of:=VLOOKUP([.E14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7H28M22S" calcext:value-type="time">
            <text:p>17:28:22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style-name="ce2" table:formula="of:=VLOOKUP([.F1474];[$Клиенты.A:.D];2;0)" office:value-type="string" office:string-value="Орлов М.К." calcext:value-type="string">
            <text:p>Орлов М.К.</text:p>
          </table:table-cell>
          <table:table-cell table:formula="of:=VLOOKUP([.E147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35M53S" calcext:value-type="time">
            <text:p>18:35:53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1475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37M41S" calcext:value-type="time">
            <text:p>18:37:41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1476];[$Клиенты.A:.D];2;0)" office:value-type="string" office:string-value="Охотников Д.М." calcext:value-type="string">
            <text:p>Охотников Д.М.</text:p>
          </table:table-cell>
          <table:table-cell table:formula="of:=VLOOKUP([.E14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40M50S" calcext:value-type="time">
            <text:p>18:40:50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table:style-name="ce2" table:formula="of:=VLOOKUP([.F1477];[$Клиенты.A:.D];2;0)" office:value-type="string" office:string-value="Говоров Б.Т." calcext:value-type="string">
            <text:p>Говоров Б.Т.</text:p>
          </table:table-cell>
          <table:table-cell table:formula="of:=VLOOKUP([.E147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44M55S" calcext:value-type="time">
            <text:p>18:44:55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table:style-name="ce2" table:formula="of:=VLOOKUP([.F1478];[$Клиенты.A:.D];2;0)" office:value-type="string" office:string-value="Сушкин Л.Н." calcext:value-type="string">
            <text:p>Сушкин Л.Н.</text:p>
          </table:table-cell>
          <table:table-cell table:formula="of:=VLOOKUP([.E147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46M08S" calcext:value-type="time">
            <text:p>18:46:08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style-name="ce2" table:formula="of:=VLOOKUP([.F1479];[$Клиенты.A:.D];2;0)" office:value-type="string" office:string-value="Лесов А.П." calcext:value-type="string">
            <text:p>Лесов А.П.</text:p>
          </table:table-cell>
          <table:table-cell table:formula="of:=VLOOKUP([.E147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52M51S" calcext:value-type="time">
            <text:p>18:52:51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table:style-name="ce2" table:formula="of:=VLOOKUP([.F1480];[$Клиенты.A:.D];2;0)" office:value-type="string" office:string-value="Стеблов П.К." calcext:value-type="string">
            <text:p>Стеблов П.К.</text:p>
          </table:table-cell>
          <table:table-cell table:formula="of:=VLOOKUP([.E148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57M33S" calcext:value-type="time">
            <text:p>18:57:33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table:style-name="ce2" table:formula="of:=VLOOKUP([.F1481];[$Клиенты.A:.D];2;0)" office:value-type="string" office:string-value="Гудков Н.Г." calcext:value-type="string">
            <text:p>Гудков Н.Г.</text:p>
          </table:table-cell>
          <table:table-cell table:formula="of:=VLOOKUP([.E14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01M04S" calcext:value-type="time">
            <text:p>19:01:04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1482];[$Клиенты.A:.D];2;0)" office:value-type="string" office:string-value="Окраинов Л.Г." calcext:value-type="string">
            <text:p>Окраинов Л.Г.</text:p>
          </table:table-cell>
          <table:table-cell table:formula="of:=VLOOKUP([.E148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04M25S" calcext:value-type="time">
            <text:p>19:04:25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533" calcext:value-type="float">
            <text:p>533</text:p>
          </table:table-cell>
          <table:table-cell table:style-name="ce2" table:formula="of:=VLOOKUP([.F1483];[$Клиенты.A:.D];2;0)" office:value-type="string" office:string-value="Волков Д.И." calcext:value-type="string">
            <text:p>Волков Д.И.</text:p>
          </table:table-cell>
          <table:table-cell table:formula="of:=VLOOKUP([.E148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39M31S" calcext:value-type="time">
            <text:p>19:39:31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table:style-name="ce2" table:formula="of:=VLOOKUP([.F1484];[$Клиенты.A:.D];2;0)" office:value-type="string" office:string-value="Громов Л.И." calcext:value-type="string">
            <text:p>Громов Л.И.</text:p>
          </table:table-cell>
          <table:table-cell table:formula="of:=VLOOKUP([.E148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40M07S" calcext:value-type="time">
            <text:p>19:40:07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45" calcext:value-type="float">
            <text:p>545</text:p>
          </table:table-cell>
          <table:table-cell table:style-name="ce2" table:formula="of:=VLOOKUP([.F148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48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47M20S" calcext:value-type="time">
            <text:p>19:47:2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1486];[$Клиенты.A:.D];2;0)" office:value-type="string" office:string-value="Хомяков Л.Д." calcext:value-type="string">
            <text:p>Хомяков Л.Д.</text:p>
          </table:table-cell>
          <table:table-cell table:formula="of:=VLOOKUP([.E148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05M02S" calcext:value-type="time">
            <text:p>21:05:02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table:style-name="ce2" table:formula="of:=VLOOKUP([.F1487];[$Клиенты.A:.D];2;0)" office:value-type="string" office:string-value="Громов Л.И." calcext:value-type="string">
            <text:p>Громов Л.И.</text:p>
          </table:table-cell>
          <table:table-cell table:formula="of:=VLOOKUP([.E148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19M06S" calcext:value-type="time">
            <text:p>21:19:06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style-name="ce2" table:formula="of:=VLOOKUP([.F1488];[$Клиенты.A:.D];2;0)" office:value-type="string" office:string-value="Охотников Д.М." calcext:value-type="string">
            <text:p>Охотников Д.М.</text:p>
          </table:table-cell>
          <table:table-cell table:formula="of:=VLOOKUP([.E148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34M26S" calcext:value-type="time">
            <text:p>21:34:26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table:style-name="ce2" table:formula="of:=VLOOKUP([.F1489];[$Клиенты.A:.D];2;0)" office:value-type="string" office:string-value="Салаватов Ф.Я." calcext:value-type="string">
            <text:p>Салаватов Ф.Я.</text:p>
          </table:table-cell>
          <table:table-cell table:formula="of:=VLOOKUP([.E148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37M49S" calcext:value-type="time">
            <text:p>21:37:4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2" table:formula="of:=VLOOKUP([.F1490];[$Клиенты.A:.D];2;0)" office:value-type="string" office:string-value="Орлов М.К." calcext:value-type="string">
            <text:p>Орлов М.К.</text:p>
          </table:table-cell>
          <table:table-cell table:formula="of:=VLOOKUP([.E149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49M10S" calcext:value-type="time">
            <text:p>21:49: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style-name="ce2" table:formula="of:=VLOOKUP([.F1491];[$Клиенты.A:.D];2;0)" office:value-type="string" office:string-value="Лесов А.П." calcext:value-type="string">
            <text:p>Лесов А.П.</text:p>
          </table:table-cell>
          <table:table-cell table:formula="of:=VLOOKUP([.E149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0M07S" calcext:value-type="time">
            <text:p>21:50:07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  <table:table-cell table:style-name="ce2" table:formula="of:=VLOOKUP([.F1492];[$Клиенты.A:.D];2;0)" office:value-type="string" office:string-value="Сушкин Л.Н." calcext:value-type="string">
            <text:p>Сушкин Л.Н.</text:p>
          </table:table-cell>
          <table:table-cell table:formula="of:=VLOOKUP([.E149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3M47S" calcext:value-type="time">
            <text:p>21:53:47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style-name="ce2" table:formula="of:=VLOOKUP([.F1493];[$Клиенты.A:.D];2;0)" office:value-type="string" office:string-value="Сачков Х.Э." calcext:value-type="string">
            <text:p>Сачков Х.Э.</text:p>
          </table:table-cell>
          <table:table-cell table:formula="of:=VLOOKUP([.E149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6M23S" calcext:value-type="time">
            <text:p>21:56:23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style-name="ce2" table:formula="of:=VLOOKUP([.F1494];[$Клиенты.A:.D];2;0)" office:value-type="string" office:string-value="Волков Д.И." calcext:value-type="string">
            <text:p>Волков Д.И.</text:p>
          </table:table-cell>
          <table:table-cell table:formula="of:=VLOOKUP([.E14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7M11S" calcext:value-type="time">
            <text:p>21:57:11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table:style-name="ce2" table:formula="of:=VLOOKUP([.F1495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495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05M42S" calcext:value-type="time">
            <text:p>22:05:42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style-name="ce2" table:formula="of:=VLOOKUP([.F1496];[$Клиенты.A:.D];2;0)" office:value-type="string" office:string-value="Стеблов П.К." calcext:value-type="string">
            <text:p>Стеблов П.К.</text:p>
          </table:table-cell>
          <table:table-cell table:formula="of:=VLOOKUP([.E14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07M26S" calcext:value-type="time">
            <text:p>22:07:26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style-name="ce2" table:formula="of:=VLOOKUP([.F1497];[$Клиенты.A:.D];2;0)" office:value-type="string" office:string-value="Гудков Н.Г." calcext:value-type="string">
            <text:p>Гудков Н.Г.</text:p>
          </table:table-cell>
          <table:table-cell table:formula="of:=VLOOKUP([.E149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21M54S" calcext:value-type="time">
            <text:p>22:21:54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table:style-name="ce2" table:formula="of:=VLOOKUP([.F1498];[$Клиенты.A:.D];2;0)" office:value-type="string" office:string-value="Зайцев В.С." calcext:value-type="string">
            <text:p>Зайцев В.С.</text:p>
          </table:table-cell>
          <table:table-cell table:formula="of:=VLOOKUP([.E149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24M44S" calcext:value-type="time">
            <text:p>22:24:44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table:style-name="ce2" table:formula="of:=VLOOKUP([.F1499];[$Клиенты.A:.D];2;0)" office:value-type="string" office:string-value="Окраинов Л.Г." calcext:value-type="string">
            <text:p>Окраинов Л.Г.</text:p>
          </table:table-cell>
          <table:table-cell table:formula="of:=VLOOKUP([.E149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29M35S" calcext:value-type="time">
            <text:p>22:29:35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style-name="ce2" table:formula="of:=VLOOKUP([.F1500];[$Клиенты.A:.D];2;0)" office:value-type="string" office:string-value="Хомяков Л.Д." calcext:value-type="string">
            <text:p>Хомяков Л.Д.</text:p>
          </table:table-cell>
          <table:table-cell table:formula="of:=VLOOKUP([.E15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49M08S" calcext:value-type="time">
            <text:p>22:49:08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table:style-name="ce2" table:formula="of:=VLOOKUP([.F1501];[$Клиенты.A:.D];2;0)" office:value-type="string" office:string-value="Говоров Б.Т." calcext:value-type="string">
            <text:p>Говоров Б.Т.</text:p>
          </table:table-cell>
          <table:table-cell table:formula="of:=VLOOKUP([.E150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6H11M48S" calcext:value-type="time">
            <text:p>6:11:48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table:style-name="ce2" table:formula="of:=VLOOKUP([.F1502];[$Клиенты.A:.D];2;0)" office:value-type="string" office:string-value="Окраинов Л.Г." calcext:value-type="string">
            <text:p>Окраинов Л.Г.</text:p>
          </table:table-cell>
          <table:table-cell table:formula="of:=VLOOKUP([.E15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23M01S" calcext:value-type="time">
            <text:p>7:23:01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style-name="ce2" table:formula="of:=VLOOKUP([.F1503];[$Клиенты.A:.D];2;0)" office:value-type="string" office:string-value="Сачков Х.Э." calcext:value-type="string">
            <text:p>Сачков Х.Э.</text:p>
          </table:table-cell>
          <table:table-cell table:formula="of:=VLOOKUP([.E150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31M03S" calcext:value-type="time">
            <text:p>7:31:03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style-name="ce2" table:formula="of:=VLOOKUP([.F1504];[$Клиенты.A:.D];2;0)" office:value-type="string" office:string-value="Орлов М.К." calcext:value-type="string">
            <text:p>Орлов М.К.</text:p>
          </table:table-cell>
          <table:table-cell table:formula="of:=VLOOKUP([.E150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47M10S" calcext:value-type="time">
            <text:p>7:47:10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table:style-name="ce2" table:formula="of:=VLOOKUP([.F1505];[$Клиенты.A:.D];2;0)" office:value-type="string" office:string-value="Говоров Б.Т." calcext:value-type="string">
            <text:p>Говоров Б.Т.</text:p>
          </table:table-cell>
          <table:table-cell table:formula="of:=VLOOKUP([.E150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51M55S" calcext:value-type="time">
            <text:p>7:51:55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table:style-name="ce2" table:formula="of:=VLOOKUP([.F1506];[$Клиенты.A:.D];2;0)" office:value-type="string" office:string-value="Лесов А.П." calcext:value-type="string">
            <text:p>Лесов А.П.</text:p>
          </table:table-cell>
          <table:table-cell table:formula="of:=VLOOKUP([.E150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12M28S" calcext:value-type="time">
            <text:p>8:12:28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style-name="ce2" table:formula="of:=VLOOKUP([.F1507];[$Клиенты.A:.D];2;0)" office:value-type="string" office:string-value="Зайцев В.С." calcext:value-type="string">
            <text:p>Зайцев В.С.</text:p>
          </table:table-cell>
          <table:table-cell table:formula="of:=VLOOKUP([.E150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30M00S" calcext:value-type="time">
            <text:p>8:30:00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style-name="ce2" table:formula="of:=VLOOKUP([.F150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0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41M52S" calcext:value-type="time">
            <text:p>8:41:5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1509];[$Клиенты.A:.D];2;0)" office:value-type="string" office:string-value="Гудков Н.Г." calcext:value-type="string">
            <text:p>Гудков Н.Г.</text:p>
          </table:table-cell>
          <table:table-cell table:formula="of:=VLOOKUP([.E150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44M41S" calcext:value-type="time">
            <text:p>8:44:41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1510];[$Клиенты.A:.D];2;0)" office:value-type="string" office:string-value="Громов Л.И." calcext:value-type="string">
            <text:p>Громов Л.И.</text:p>
          </table:table-cell>
          <table:table-cell table:formula="of:=VLOOKUP([.E151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45M08S" calcext:value-type="time">
            <text:p>8:45:08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style-name="ce2" table:formula="of:=VLOOKUP([.F1511];[$Клиенты.A:.D];2;0)" office:value-type="string" office:string-value="Стеблов П.К." calcext:value-type="string">
            <text:p>Стеблов П.К.</text:p>
          </table:table-cell>
          <table:table-cell table:formula="of:=VLOOKUP([.E151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9H40M51S" calcext:value-type="time">
            <text:p>9:40:51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 table:style-name="ce2" table:formula="of:=VLOOKUP([.F151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1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02M33S" calcext:value-type="time">
            <text:p>11:02:33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table:style-name="ce2" table:formula="of:=VLOOKUP([.F1513];[$Клиенты.A:.D];2;0)" office:value-type="string" office:string-value="Хомяков Л.Д." calcext:value-type="string">
            <text:p>Хомяков Л.Д.</text:p>
          </table:table-cell>
          <table:table-cell table:formula="of:=VLOOKUP([.E151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14M57S" calcext:value-type="time">
            <text:p>11:14:57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table:style-name="ce2" table:formula="of:=VLOOKUP([.F1514];[$Клиенты.A:.D];2;0)" office:value-type="string" office:string-value="Сушкин Л.Н." calcext:value-type="string">
            <text:p>Сушкин Л.Н.</text:p>
          </table:table-cell>
          <table:table-cell table:formula="of:=VLOOKUP([.E151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35M51S" calcext:value-type="time">
            <text:p>11:35:51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style-name="ce2" table:formula="of:=VLOOKUP([.F151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51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47M33S" calcext:value-type="time">
            <text:p>11:47:33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style-name="ce2" table:formula="of:=VLOOKUP([.F1516];[$Клиенты.A:.D];2;0)" office:value-type="string" office:string-value="Волков Д.И." calcext:value-type="string">
            <text:p>Волков Д.И.</text:p>
          </table:table-cell>
          <table:table-cell table:formula="of:=VLOOKUP([.E15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22M50S" calcext:value-type="time">
            <text:p>13:22:50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37" calcext:value-type="float">
            <text:p>537</text:p>
          </table:table-cell>
          <table:table-cell table:style-name="ce2" table:formula="of:=VLOOKUP([.F1517];[$Клиенты.A:.D];2;0)" office:value-type="string" office:string-value="Говоров Б.Т." calcext:value-type="string">
            <text:p>Говоров Б.Т.</text:p>
          </table:table-cell>
          <table:table-cell table:formula="of:=VLOOKUP([.E151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27M17S" calcext:value-type="time">
            <text:p>13:27:17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style-name="ce2" table:formula="of:=VLOOKUP([.F1518];[$Клиенты.A:.D];2;0)" office:value-type="string" office:string-value="Зайцев В.С." calcext:value-type="string">
            <text:p>Зайцев В.С.</text:p>
          </table:table-cell>
          <table:table-cell table:formula="of:=VLOOKUP([.E151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33M11S" calcext:value-type="time">
            <text:p>13:33:11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style-name="ce2" table:formula="of:=VLOOKUP([.F1519];[$Клиенты.A:.D];2;0)" office:value-type="string" office:string-value="Охотников Д.М." calcext:value-type="string">
            <text:p>Охотников Д.М.</text:p>
          </table:table-cell>
          <table:table-cell table:formula="of:=VLOOKUP([.E15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38M09S" calcext:value-type="time">
            <text:p>13:38:09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table:style-name="ce2" table:formula="of:=VLOOKUP([.F1520];[$Клиенты.A:.D];2;0)" office:value-type="string" office:string-value="Стеблов П.К." calcext:value-type="string">
            <text:p>Стеблов П.К.</text:p>
          </table:table-cell>
          <table:table-cell table:formula="of:=VLOOKUP([.E15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39M40S" calcext:value-type="time">
            <text:p>13:39:4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style-name="ce2" table:formula="of:=VLOOKUP([.F1521];[$Клиенты.A:.D];2;0)" office:value-type="string" office:string-value="Сушкин Л.Н." calcext:value-type="string">
            <text:p>Сушкин Л.Н.</text:p>
          </table:table-cell>
          <table:table-cell table:formula="of:=VLOOKUP([.E152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46M54S" calcext:value-type="time">
            <text:p>13:46:54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table:style-name="ce2" table:formula="of:=VLOOKUP([.F152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2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4H08M35S" calcext:value-type="time">
            <text:p>14:08:35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table:style-name="ce2" table:formula="of:=VLOOKUP([.F1523];[$Клиенты.A:.D];2;0)" office:value-type="string" office:string-value="Громов Л.И." calcext:value-type="string">
            <text:p>Громов Л.И.</text:p>
          </table:table-cell>
          <table:table-cell table:formula="of:=VLOOKUP([.E152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4H16M06S" calcext:value-type="time">
            <text:p>14:16:06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table:style-name="ce2" table:formula="of:=VLOOKUP([.F1524];[$Клиенты.A:.D];2;0)" office:value-type="string" office:string-value="Окраинов Л.Г." calcext:value-type="string">
            <text:p>Окраинов Л.Г.</text:p>
          </table:table-cell>
          <table:table-cell table:formula="of:=VLOOKUP([.E15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4H40M22S" calcext:value-type="time">
            <text:p>14:40:22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table:style-name="ce2" table:formula="of:=VLOOKUP([.F1525];[$Клиенты.A:.D];2;0)" office:value-type="string" office:string-value="Хомяков Л.Д." calcext:value-type="string">
            <text:p>Хомяков Л.Д.</text:p>
          </table:table-cell>
          <table:table-cell table:formula="of:=VLOOKUP([.E15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17M57S" calcext:value-type="time">
            <text:p>15:17:57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table:style-name="ce2" table:formula="of:=VLOOKUP([.F152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2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35M50S" calcext:value-type="time">
            <text:p>15:35:50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1527];[$Клиенты.A:.D];2;0)" office:value-type="string" office:string-value="Гудков Н.Г." calcext:value-type="string">
            <text:p>Гудков Н.Г.</text:p>
          </table:table-cell>
          <table:table-cell table:formula="of:=VLOOKUP([.E152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36M26S" calcext:value-type="time">
            <text:p>15:36:26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2" table:formula="of:=VLOOKUP([.F1528];[$Клиенты.A:.D];2;0)" office:value-type="string" office:string-value="Лесов А.П." calcext:value-type="string">
            <text:p>Лесов А.П.</text:p>
          </table:table-cell>
          <table:table-cell table:formula="of:=VLOOKUP([.E152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47M59S" calcext:value-type="time">
            <text:p>15:47:59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81" calcext:value-type="float">
            <text:p>381</text:p>
          </table:table-cell>
          <table:table-cell table:style-name="ce2" table:formula="of:=VLOOKUP([.F1529];[$Клиенты.A:.D];2;0)" office:value-type="string" office:string-value="Сачков Х.Э." calcext:value-type="string">
            <text:p>Сачков Х.Э.</text:p>
          </table:table-cell>
          <table:table-cell table:formula="of:=VLOOKUP([.E152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54M15S" calcext:value-type="time">
            <text:p>15:54:15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style-name="ce2" table:formula="of:=VLOOKUP([.F1530];[$Клиенты.A:.D];2;0)" office:value-type="string" office:string-value="Волков Д.И." calcext:value-type="string">
            <text:p>Волков Д.И.</text:p>
          </table:table-cell>
          <table:table-cell table:formula="of:=VLOOKUP([.E15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55M31S" calcext:value-type="time">
            <text:p>15:55:31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table:style-name="ce2" table:formula="of:=VLOOKUP([.F1531];[$Клиенты.A:.D];2;0)" office:value-type="string" office:string-value="Орлов М.К." calcext:value-type="string">
            <text:p>Орлов М.К.</text:p>
          </table:table-cell>
          <table:table-cell table:formula="of:=VLOOKUP([.E153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7H00M51S" calcext:value-type="time">
            <text:p>17:00:51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72" calcext:value-type="float">
            <text:p>572</text:p>
          </table:table-cell>
          <table:table-cell table:style-name="ce2" table:formula="of:=VLOOKUP([.F1532];[$Клиенты.A:.D];2;0)" office:value-type="string" office:string-value="Охотников Д.М." calcext:value-type="string">
            <text:p>Охотников Д.М.</text:p>
          </table:table-cell>
          <table:table-cell table:formula="of:=VLOOKUP([.E153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03M48S" calcext:value-type="time">
            <text:p>18:03:48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1533];[$Клиенты.A:.D];2;0)" office:value-type="string" office:string-value="Лесов А.П." calcext:value-type="string">
            <text:p>Лесов А.П.</text:p>
          </table:table-cell>
          <table:table-cell table:formula="of:=VLOOKUP([.E153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07M11S" calcext:value-type="time">
            <text:p>18:07:11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table:style-name="ce2" table:formula="of:=VLOOKUP([.F1534];[$Клиенты.A:.D];2;0)" office:value-type="string" office:string-value="Волков Д.И." calcext:value-type="string">
            <text:p>Волков Д.И.</text:p>
          </table:table-cell>
          <table:table-cell table:formula="of:=VLOOKUP([.E153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13M03S" calcext:value-type="time">
            <text:p>18:13:03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table:style-name="ce2" table:formula="of:=VLOOKUP([.F1535];[$Клиенты.A:.D];2;0)" office:value-type="string" office:string-value="Гудков Н.Г." calcext:value-type="string">
            <text:p>Гудков Н.Г.</text:p>
          </table:table-cell>
          <table:table-cell table:formula="of:=VLOOKUP([.E153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19M13S" calcext:value-type="time">
            <text:p>18:19:13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style-name="ce2" table:formula="of:=VLOOKUP([.F153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3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33M52S" calcext:value-type="time">
            <text:p>18:33:52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1537];[$Клиенты.A:.D];2;0)" office:value-type="string" office:string-value="Говоров Б.Т." calcext:value-type="string">
            <text:p>Говоров Б.Т.</text:p>
          </table:table-cell>
          <table:table-cell table:formula="of:=VLOOKUP([.E153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37M28S" calcext:value-type="time">
            <text:p>18:37:28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style-name="ce2" table:formula="of:=VLOOKUP([.F1538];[$Клиенты.A:.D];2;0)" office:value-type="string" office:string-value="Окраинов Л.Г." calcext:value-type="string">
            <text:p>Окраинов Л.Г.</text:p>
          </table:table-cell>
          <table:table-cell table:formula="of:=VLOOKUP([.E153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41M03S" calcext:value-type="time">
            <text:p>18:41:03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table:style-name="ce2" table:formula="of:=VLOOKUP([.F1539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46M11S" calcext:value-type="time">
            <text:p>18:46:11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table:style-name="ce2" table:formula="of:=VLOOKUP([.F1540];[$Клиенты.A:.D];2;0)" office:value-type="string" office:string-value="Сушкин Л.Н." calcext:value-type="string">
            <text:p>Сушкин Л.Н.</text:p>
          </table:table-cell>
          <table:table-cell table:formula="of:=VLOOKUP([.E1540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59M05S" calcext:value-type="time">
            <text:p>18:59:05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table:style-name="ce2" table:formula="of:=VLOOKUP([.F1541];[$Клиенты.A:.D];2;0)" office:value-type="string" office:string-value="Стеблов П.К." calcext:value-type="string">
            <text:p>Стеблов П.К.</text:p>
          </table:table-cell>
          <table:table-cell table:formula="of:=VLOOKUP([.E154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05M38S" calcext:value-type="time">
            <text:p>19:05:38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style-name="ce2" table:formula="of:=VLOOKUP([.F1542];[$Клиенты.A:.D];2;0)" office:value-type="string" office:string-value="Орлов М.К." calcext:value-type="string">
            <text:p>Орлов М.К.</text:p>
          </table:table-cell>
          <table:table-cell table:formula="of:=VLOOKUP([.E15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17M17S" calcext:value-type="time">
            <text:p>19:17:1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table:style-name="ce2" table:formula="of:=VLOOKUP([.F1543];[$Клиенты.A:.D];2;0)" office:value-type="string" office:string-value="Сачков Х.Э." calcext:value-type="string">
            <text:p>Сачков Х.Э.</text:p>
          </table:table-cell>
          <table:table-cell table:formula="of:=VLOOKUP([.E154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29M51S" calcext:value-type="time">
            <text:p>19:29:51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03" calcext:value-type="float">
            <text:p>303</text:p>
          </table:table-cell>
          <table:table-cell table:style-name="ce2" table:formula="of:=VLOOKUP([.F1544];[$Клиенты.A:.D];2;0)" office:value-type="string" office:string-value="Хомяков Л.Д." calcext:value-type="string">
            <text:p>Хомяков Л.Д.</text:p>
          </table:table-cell>
          <table:table-cell table:formula="of:=VLOOKUP([.E15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44M10S" calcext:value-type="time">
            <text:p>19:44:10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style-name="ce2" table:formula="of:=VLOOKUP([.F1545];[$Клиенты.A:.D];2;0)" office:value-type="string" office:string-value="Громов Л.И." calcext:value-type="string">
            <text:p>Громов Л.И.</text:p>
          </table:table-cell>
          <table:table-cell table:formula="of:=VLOOKUP([.E1545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53M18S" calcext:value-type="time">
            <text:p>19:53:1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style-name="ce2" table:formula="of:=VLOOKUP([.F1546];[$Клиенты.A:.D];2;0)" office:value-type="string" office:string-value="Зайцев В.С." calcext:value-type="string">
            <text:p>Зайцев В.С.</text:p>
          </table:table-cell>
          <table:table-cell table:formula="of:=VLOOKUP([.E154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03M51S" calcext:value-type="time">
            <text:p>21:03:51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style-name="ce2" table:formula="of:=VLOOKUP([.F1547];[$Клиенты.A:.D];2;0)" office:value-type="string" office:string-value="Сушкин Л.Н." calcext:value-type="string">
            <text:p>Сушкин Л.Н.</text:p>
          </table:table-cell>
          <table:table-cell table:formula="of:=VLOOKUP([.E154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11M25S" calcext:value-type="time">
            <text:p>21:11:2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1548];[$Клиенты.A:.D];2;0)" office:value-type="string" office:string-value="Орлов М.К." calcext:value-type="string">
            <text:p>Орлов М.К.</text:p>
          </table:table-cell>
          <table:table-cell table:formula="of:=VLOOKUP([.E154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14M10S" calcext:value-type="time">
            <text:p>21:14:1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style-name="ce2" table:formula="of:=VLOOKUP([.F1549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4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23M00S" calcext:value-type="time">
            <text:p>21:23:00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2" table:formula="of:=VLOOKUP([.F1550];[$Клиенты.A:.D];2;0)" office:value-type="string" office:string-value="Волков Д.И." calcext:value-type="string">
            <text:p>Волков Д.И.</text:p>
          </table:table-cell>
          <table:table-cell table:formula="of:=VLOOKUP([.E155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23M53S" calcext:value-type="time">
            <text:p>21:23:53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table:style-name="ce2" table:formula="of:=VLOOKUP([.F1551];[$Клиенты.A:.D];2;0)" office:value-type="string" office:string-value="Сачков Х.Э." calcext:value-type="string">
            <text:p>Сачков Х.Э.</text:p>
          </table:table-cell>
          <table:table-cell table:formula="of:=VLOOKUP([.E155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40M15S" calcext:value-type="time">
            <text:p>21:40:15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style-name="ce2" table:formula="of:=VLOOKUP([.F1552];[$Клиенты.A:.D];2;0)" office:value-type="string" office:string-value="Говоров Б.Т." calcext:value-type="string">
            <text:p>Говоров Б.Т.</text:p>
          </table:table-cell>
          <table:table-cell table:formula="of:=VLOOKUP([.E155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42M41S" calcext:value-type="time">
            <text:p>21:42:41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table:style-name="ce2" table:formula="of:=VLOOKUP([.F155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5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46M52S" calcext:value-type="time">
            <text:p>21:46:52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table:style-name="ce2" table:formula="of:=VLOOKUP([.F1554];[$Клиенты.A:.D];2;0)" office:value-type="string" office:string-value="Хомяков Л.Д." calcext:value-type="string">
            <text:p>Хомяков Л.Д.</text:p>
          </table:table-cell>
          <table:table-cell table:formula="of:=VLOOKUP([.E155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52M22S" calcext:value-type="time">
            <text:p>21:52:22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" table:formula="of:=VLOOKUP([.F1555];[$Клиенты.A:.D];2;0)" office:value-type="string" office:string-value="Зайцев В.С." calcext:value-type="string">
            <text:p>Зайцев В.С.</text:p>
          </table:table-cell>
          <table:table-cell table:formula="of:=VLOOKUP([.E155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01M35S" calcext:value-type="time">
            <text:p>22:01:35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table:style-name="ce2" table:formula="of:=VLOOKUP([.F1556];[$Клиенты.A:.D];2;0)" office:value-type="string" office:string-value="Громов Л.И." calcext:value-type="string">
            <text:p>Громов Л.И.</text:p>
          </table:table-cell>
          <table:table-cell table:formula="of:=VLOOKUP([.E155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03M04S" calcext:value-type="time">
            <text:p>22:03:04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2" table:formula="of:=VLOOKUP([.F1557];[$Клиенты.A:.D];2;0)" office:value-type="string" office:string-value="Лесов А.П." calcext:value-type="string">
            <text:p>Лесов А.П.</text:p>
          </table:table-cell>
          <table:table-cell table:formula="of:=VLOOKUP([.E155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25M38S" calcext:value-type="time">
            <text:p>22:25:38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table:style-name="ce2" table:formula="of:=VLOOKUP([.F1558];[$Клиенты.A:.D];2;0)" office:value-type="string" office:string-value="Окраинов Л.Г." calcext:value-type="string">
            <text:p>Окраинов Л.Г.</text:p>
          </table:table-cell>
          <table:table-cell table:formula="of:=VLOOKUP([.E15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38M20S" calcext:value-type="time">
            <text:p>22:38:20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table:style-name="ce2" table:formula="of:=VLOOKUP([.F1559];[$Клиенты.A:.D];2;0)" office:value-type="string" office:string-value="Стеблов П.К." calcext:value-type="string">
            <text:p>Стеблов П.К.</text:p>
          </table:table-cell>
          <table:table-cell table:formula="of:=VLOOKUP([.E15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39M48S" calcext:value-type="time">
            <text:p>22:39:48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table:style-name="ce2" table:formula="of:=VLOOKUP([.F156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56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58M47S" calcext:value-type="time">
            <text:p>22:58:47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table:style-name="ce2" table:formula="of:=VLOOKUP([.F1561];[$Клиенты.A:.D];2;0)" office:value-type="string" office:string-value="Гудков Н.Г." calcext:value-type="string">
            <text:p>Гудков Н.Г.</text:p>
          </table:table-cell>
          <table:table-cell table:formula="of:=VLOOKUP([.E15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6H09M13S" calcext:value-type="time">
            <text:p>6:09:13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style-name="ce2" table:formula="of:=VLOOKUP([.F1562];[$Клиенты.A:.D];2;0)" office:value-type="string" office:string-value="Лесов А.П." calcext:value-type="string">
            <text:p>Лесов А.П.</text:p>
          </table:table-cell>
          <table:table-cell table:formula="of:=VLOOKUP([.E156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6H19M15S" calcext:value-type="time">
            <text:p>6:19:15</text:p>
          </table:table-cell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style-name="ce2" table:formula="of:=VLOOKUP([.F1563];[$Клиенты.A:.D];2;0)" office:value-type="string" office:string-value="Орлов М.К." calcext:value-type="string">
            <text:p>Орлов М.К.</text:p>
          </table:table-cell>
          <table:table-cell table:formula="of:=VLOOKUP([.E156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6H40M35S" calcext:value-type="time">
            <text:p>6:40:35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table:style-name="ce2" table:formula="of:=VLOOKUP([.F1564];[$Клиенты.A:.D];2;0)" office:value-type="string" office:string-value="Говоров Б.Т." calcext:value-type="string">
            <text:p>Говоров Б.Т.</text:p>
          </table:table-cell>
          <table:table-cell table:formula="of:=VLOOKUP([.E156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29M18S" calcext:value-type="time">
            <text:p>7:29:18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2" calcext:value-type="float">
            <text:p>442</text:p>
          </table:table-cell>
          <table:table-cell table:style-name="ce2" table:formula="of:=VLOOKUP([.F1565];[$Клиенты.A:.D];2;0)" office:value-type="string" office:string-value="Сушкин Л.Н." calcext:value-type="string">
            <text:p>Сушкин Л.Н.</text:p>
          </table:table-cell>
          <table:table-cell table:formula="of:=VLOOKUP([.E156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30M43S" calcext:value-type="time">
            <text:p>7:30:43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style-name="ce2" table:formula="of:=VLOOKUP([.F1566];[$Клиенты.A:.D];2;0)" office:value-type="string" office:string-value="Хомяков Л.Д." calcext:value-type="string">
            <text:p>Хомяков Л.Д.</text:p>
          </table:table-cell>
          <table:table-cell table:formula="of:=VLOOKUP([.E156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38M35S" calcext:value-type="time">
            <text:p>7:38:3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style-name="ce2" table:formula="of:=VLOOKUP([.F1567];[$Клиенты.A:.D];2;0)" office:value-type="string" office:string-value="Волков Д.И." calcext:value-type="string">
            <text:p>Волков Д.И.</text:p>
          </table:table-cell>
          <table:table-cell table:formula="of:=VLOOKUP([.E156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49M32S" calcext:value-type="time">
            <text:p>7:49:32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table:style-name="ce2" table:formula="of:=VLOOKUP([.F1568];[$Клиенты.A:.D];2;0)" office:value-type="string" office:string-value="Окраинов Л.Г." calcext:value-type="string">
            <text:p>Окраинов Л.Г.</text:p>
          </table:table-cell>
          <table:table-cell table:formula="of:=VLOOKUP([.E156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08M14S" calcext:value-type="time">
            <text:p>8:08:14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table:style-name="ce2" table:formula="of:=VLOOKUP([.F1569];[$Клиенты.A:.D];2;0)" office:value-type="string" office:string-value="Громов Л.И." calcext:value-type="string">
            <text:p>Громов Л.И.</text:p>
          </table:table-cell>
          <table:table-cell table:formula="of:=VLOOKUP([.E156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08M51S" calcext:value-type="time">
            <text:p>8:08:51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2" table:formula="of:=VLOOKUP([.F1570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7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19M13S" calcext:value-type="time">
            <text:p>8:19:13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table:style-name="ce2" table:formula="of:=VLOOKUP([.F1571];[$Клиенты.A:.D];2;0)" office:value-type="string" office:string-value="Стеблов П.К." calcext:value-type="string">
            <text:p>Стеблов П.К.</text:p>
          </table:table-cell>
          <table:table-cell table:formula="of:=VLOOKUP([.E157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51M03S" calcext:value-type="time">
            <text:p>8:51:03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style-name="ce2" table:formula="of:=VLOOKUP([.F1572];[$Клиенты.A:.D];2;0)" office:value-type="string" office:string-value="Зайцев В.С." calcext:value-type="string">
            <text:p>Зайцев В.С.</text:p>
          </table:table-cell>
          <table:table-cell table:formula="of:=VLOOKUP([.E157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9H55M48S" calcext:value-type="time">
            <text:p>9:55:48</text:p>
          </table:table-cell>
          <table:table-cell table:style-name="ce12" office:value-type="float" office:value="35" calcext:value-type="float">
            <text:p>35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1573];[$Клиенты.A:.D];2;0)" office:value-type="string" office:string-value="Гудков Н.Г." calcext:value-type="string">
            <text:p>Гудков Н.Г.</text:p>
          </table:table-cell>
          <table:table-cell table:formula="of:=VLOOKUP([.E157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1H30M10S" calcext:value-type="time">
            <text:p>11:30:10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style-name="ce2" table:formula="of:=VLOOKUP([.F1574];[$Клиенты.A:.D];2;0)" office:value-type="string" office:string-value="Сачков Х.Э." calcext:value-type="string">
            <text:p>Сачков Х.Э.</text:p>
          </table:table-cell>
          <table:table-cell table:formula="of:=VLOOKUP([.E157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1H32M58S" calcext:value-type="time">
            <text:p>11:32:58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table:style-name="ce2" table:formula="of:=VLOOKUP([.F157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57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1H51M15S" calcext:value-type="time">
            <text:p>11:51:15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table:style-name="ce2" table:formula="of:=VLOOKUP([.F1576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7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09M20S" calcext:value-type="time">
            <text:p>13:09:20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table:style-name="ce2" table:formula="of:=VLOOKUP([.F1577];[$Клиенты.A:.D];2;0)" office:value-type="string" office:string-value="Хомяков Л.Д." calcext:value-type="string">
            <text:p>Хомяков Л.Д.</text:p>
          </table:table-cell>
          <table:table-cell table:formula="of:=VLOOKUP([.E15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13M54S" calcext:value-type="time">
            <text:p>13:13:54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style-name="ce2" table:formula="of:=VLOOKUP([.F1578];[$Клиенты.A:.D];2;0)" office:value-type="string" office:string-value="Лесов А.П." calcext:value-type="string">
            <text:p>Лесов А.П.</text:p>
          </table:table-cell>
          <table:table-cell table:formula="of:=VLOOKUP([.E157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15M13S" calcext:value-type="time">
            <text:p>13:15:13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ce2" table:formula="of:=VLOOKUP([.F1579];[$Клиенты.A:.D];2;0)" office:value-type="string" office:string-value="Стеблов П.К." calcext:value-type="string">
            <text:p>Стеблов П.К.</text:p>
          </table:table-cell>
          <table:table-cell table:formula="of:=VLOOKUP([.E15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38M32S" calcext:value-type="time">
            <text:p>13:38:32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table:style-name="ce2" table:formula="of:=VLOOKUP([.F158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58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46M15S" calcext:value-type="time">
            <text:p>13:46:15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table:style-name="ce2" table:formula="of:=VLOOKUP([.F1581];[$Клиенты.A:.D];2;0)" office:value-type="string" office:string-value="Громов Л.И." calcext:value-type="string">
            <text:p>Громов Л.И.</text:p>
          </table:table-cell>
          <table:table-cell table:formula="of:=VLOOKUP([.E158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54M02S" calcext:value-type="time">
            <text:p>13:54:0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2" table:formula="of:=VLOOKUP([.F1582];[$Клиенты.A:.D];2;0)" office:value-type="string" office:string-value="Зайцев В.С." calcext:value-type="string">
            <text:p>Зайцев В.С.</text:p>
          </table:table-cell>
          <table:table-cell table:formula="of:=VLOOKUP([.E158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57M10S" calcext:value-type="time">
            <text:p>13:57:10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64" calcext:value-type="float">
            <text:p>564</text:p>
          </table:table-cell>
          <table:table-cell table:style-name="ce2" table:formula="of:=VLOOKUP([.F1583];[$Клиенты.A:.D];2;0)" office:value-type="string" office:string-value="Сачков Х.Э." calcext:value-type="string">
            <text:p>Сачков Х.Э.</text:p>
          </table:table-cell>
          <table:table-cell table:formula="of:=VLOOKUP([.E158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05M49S" calcext:value-type="time">
            <text:p>14:05:49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table:style-name="ce2" table:formula="of:=VLOOKUP([.F158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8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07M41S" calcext:value-type="time">
            <text:p>14:07:41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style-name="ce2" table:formula="of:=VLOOKUP([.F1585];[$Клиенты.A:.D];2;0)" office:value-type="string" office:string-value="Окраинов Л.Г." calcext:value-type="string">
            <text:p>Окраинов Л.Г.</text:p>
          </table:table-cell>
          <table:table-cell table:formula="of:=VLOOKUP([.E15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21M01S" calcext:value-type="time">
            <text:p>14:21:01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table:style-name="ce2" table:formula="of:=VLOOKUP([.F1586];[$Клиенты.A:.D];2;0)" office:value-type="string" office:string-value="Гудков Н.Г." calcext:value-type="string">
            <text:p>Гудков Н.Г.</text:p>
          </table:table-cell>
          <table:table-cell table:formula="of:=VLOOKUP([.E158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27M44S" calcext:value-type="time">
            <text:p>14:27:44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table:style-name="ce2" table:formula="of:=VLOOKUP([.F1587];[$Клиенты.A:.D];2;0)" office:value-type="string" office:string-value="Сушкин Л.Н." calcext:value-type="string">
            <text:p>Сушкин Л.Н.</text:p>
          </table:table-cell>
          <table:table-cell table:formula="of:=VLOOKUP([.E158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08M40S" calcext:value-type="time">
            <text:p>15:08:4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style-name="ce2" table:formula="of:=VLOOKUP([.F1588];[$Клиенты.A:.D];2;0)" office:value-type="string" office:string-value="Орлов М.К." calcext:value-type="string">
            <text:p>Орлов М.К.</text:p>
          </table:table-cell>
          <table:table-cell table:formula="of:=VLOOKUP([.E158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17M05S" calcext:value-type="time">
            <text:p>15:17:05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table:style-name="ce2" table:formula="of:=VLOOKUP([.F1589];[$Клиенты.A:.D];2;0)" office:value-type="string" office:string-value="Говоров Б.Т." calcext:value-type="string">
            <text:p>Говоров Б.Т.</text:p>
          </table:table-cell>
          <table:table-cell table:formula="of:=VLOOKUP([.E158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25M37S" calcext:value-type="time">
            <text:p>15:25:37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style-name="ce2" table:formula="of:=VLOOKUP([.F159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38M32S" calcext:value-type="time">
            <text:p>15:38:32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table:style-name="ce2" table:formula="of:=VLOOKUP([.F1591];[$Клиенты.A:.D];2;0)" office:value-type="string" office:string-value="Волков Д.И." calcext:value-type="string">
            <text:p>Волков Д.И.</text:p>
          </table:table-cell>
          <table:table-cell table:formula="of:=VLOOKUP([.E159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00M59S" calcext:value-type="time">
            <text:p>17:00:59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53" calcext:value-type="float">
            <text:p>353</text:p>
          </table:table-cell>
          <table:table-cell table:style-name="ce2" table:formula="of:=VLOOKUP([.F1592];[$Клиенты.A:.D];2;0)" office:value-type="string" office:string-value="Гудков Н.Г." calcext:value-type="string">
            <text:p>Гудков Н.Г.</text:p>
          </table:table-cell>
          <table:table-cell table:formula="of:=VLOOKUP([.E159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05M47S" calcext:value-type="time">
            <text:p>17:05:47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style-name="ce2" table:formula="of:=VLOOKUP([.F1593];[$Клиенты.A:.D];2;0)" office:value-type="string" office:string-value="Салаватов Ф.Я." calcext:value-type="string">
            <text:p>Салаватов Ф.Я.</text:p>
          </table:table-cell>
          <table:table-cell table:formula="of:=VLOOKUP([.E159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10M38S" calcext:value-type="time">
            <text:p>17:10:38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table:style-name="ce2" table:formula="of:=VLOOKUP([.F1594];[$Клиенты.A:.D];2;0)" office:value-type="string" office:string-value="Зайцев В.С." calcext:value-type="string">
            <text:p>Зайцев В.С.</text:p>
          </table:table-cell>
          <table:table-cell table:formula="of:=VLOOKUP([.E15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19M04S" calcext:value-type="time">
            <text:p>17:19:04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38" calcext:value-type="float">
            <text:p>338</text:p>
          </table:table-cell>
          <table:table-cell table:style-name="ce2" table:formula="of:=VLOOKUP([.F1595];[$Клиенты.A:.D];2;0)" office:value-type="string" office:string-value="Говоров Б.Т." calcext:value-type="string">
            <text:p>Говоров Б.Т.</text:p>
          </table:table-cell>
          <table:table-cell table:formula="of:=VLOOKUP([.E159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22M02S" calcext:value-type="time">
            <text:p>17:22:02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table:style-name="ce2" table:formula="of:=VLOOKUP([.F159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59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48M56S" calcext:value-type="time">
            <text:p>17:48:56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table:style-name="ce2" table:formula="of:=VLOOKUP([.F1597];[$Клиенты.A:.D];2;0)" office:value-type="string" office:string-value="Сушкин Л.Н." calcext:value-type="string">
            <text:p>Сушкин Л.Н.</text:p>
          </table:table-cell>
          <table:table-cell table:formula="of:=VLOOKUP([.E159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50M10S" calcext:value-type="time">
            <text:p>17:50:10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style-name="ce2" table:formula="of:=VLOOKUP([.F1598];[$Клиенты.A:.D];2;0)" office:value-type="string" office:string-value="Сачков Х.Э." calcext:value-type="string">
            <text:p>Сачков Х.Э.</text:p>
          </table:table-cell>
          <table:table-cell table:formula="of:=VLOOKUP([.E159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03M59S" calcext:value-type="time">
            <text:p>18:03:59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style-name="ce2" table:formula="of:=VLOOKUP([.F1599];[$Клиенты.A:.D];2;0)" office:value-type="string" office:string-value="Орлов М.К." calcext:value-type="string">
            <text:p>Орлов М.К.</text:p>
          </table:table-cell>
          <table:table-cell table:formula="of:=VLOOKUP([.E159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08M28S" calcext:value-type="time">
            <text:p>18:08:28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style-name="ce2" table:formula="of:=VLOOKUP([.F1600];[$Клиенты.A:.D];2;0)" office:value-type="string" office:string-value="Хомяков Л.Д." calcext:value-type="string">
            <text:p>Хомяков Л.Д.</text:p>
          </table:table-cell>
          <table:table-cell table:formula="of:=VLOOKUP([.E16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19M28S" calcext:value-type="time">
            <text:p>18:19:28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2" table:formula="of:=VLOOKUP([.F1601];[$Клиенты.A:.D];2;0)" office:value-type="string" office:string-value="Лесов А.П." calcext:value-type="string">
            <text:p>Лесов А.П.</text:p>
          </table:table-cell>
          <table:table-cell table:formula="of:=VLOOKUP([.E160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25M46S" calcext:value-type="time">
            <text:p>18:25:46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2" table:formula="of:=VLOOKUP([.F1602];[$Клиенты.A:.D];2;0)" office:value-type="string" office:string-value="Окраинов Л.Г." calcext:value-type="string">
            <text:p>Окраинов Л.Г.</text:p>
          </table:table-cell>
          <table:table-cell table:formula="of:=VLOOKUP([.E160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34M06S" calcext:value-type="time">
            <text:p>18:34:06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style-name="ce2" table:formula="of:=VLOOKUP([.F1603];[$Клиенты.A:.D];2;0)" office:value-type="string" office:string-value="Стеблов П.К." calcext:value-type="string">
            <text:p>Стеблов П.К.</text:p>
          </table:table-cell>
          <table:table-cell table:formula="of:=VLOOKUP([.E160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38M59S" calcext:value-type="time">
            <text:p>18:38:59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style-name="ce2" table:formula="of:=VLOOKUP([.F1604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0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50M37S" calcext:value-type="time">
            <text:p>18:50:37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1605];[$Клиенты.A:.D];2;0)" office:value-type="string" office:string-value="Волков Д.И." calcext:value-type="string">
            <text:p>Волков Д.И.</text:p>
          </table:table-cell>
          <table:table-cell table:formula="of:=VLOOKUP([.E160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9H58M02S" calcext:value-type="time">
            <text:p>19:58:02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table:style-name="ce2" table:formula="of:=VLOOKUP([.F1606];[$Клиенты.A:.D];2;0)" office:value-type="string" office:string-value="Громов Л.И." calcext:value-type="string">
            <text:p>Громов Л.И.</text:p>
          </table:table-cell>
          <table:table-cell table:formula="of:=VLOOKUP([.E1606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02M38S" calcext:value-type="time">
            <text:p>21:02:38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1607];[$Клиенты.A:.D];2;0)" office:value-type="string" office:string-value="Стеблов П.К." calcext:value-type="string">
            <text:p>Стеблов П.К.</text:p>
          </table:table-cell>
          <table:table-cell table:formula="of:=VLOOKUP([.E16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16M41S" calcext:value-type="time">
            <text:p>21:16:41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style-name="ce2" table:formula="of:=VLOOKUP([.F1608];[$Клиенты.A:.D];2;0)" office:value-type="string" office:string-value="Лесов А.П." calcext:value-type="string">
            <text:p>Лесов А.П.</text:p>
          </table:table-cell>
          <table:table-cell table:formula="of:=VLOOKUP([.E160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18M50S" calcext:value-type="time">
            <text:p>21:18:5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ce2" table:formula="of:=VLOOKUP([.F1609];[$Клиенты.A:.D];2;0)" office:value-type="string" office:string-value="Орлов М.К." calcext:value-type="string">
            <text:p>Орлов М.К.</text:p>
          </table:table-cell>
          <table:table-cell table:formula="of:=VLOOKUP([.E160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2M07S" calcext:value-type="time">
            <text:p>21:22:07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style-name="ce2" table:formula="of:=VLOOKUP([.F1610];[$Клиенты.A:.D];2;0)" office:value-type="string" office:string-value="Громов Л.И." calcext:value-type="string">
            <text:p>Громов Л.И.</text:p>
          </table:table-cell>
          <table:table-cell table:formula="of:=VLOOKUP([.E161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3M37S" calcext:value-type="time">
            <text:p>21:23:37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table:style-name="ce2" table:formula="of:=VLOOKUP([.F1611];[$Клиенты.A:.D];2;0)" office:value-type="string" office:string-value="Сачков Х.Э." calcext:value-type="string">
            <text:p>Сачков Х.Э.</text:p>
          </table:table-cell>
          <table:table-cell table:formula="of:=VLOOKUP([.E161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8M15S" calcext:value-type="time">
            <text:p>21:28:15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table:style-name="ce2" table:formula="of:=VLOOKUP([.F1612];[$Клиенты.A:.D];2;0)" office:value-type="string" office:string-value="Гудков Н.Г." calcext:value-type="string">
            <text:p>Гудков Н.Г.</text:p>
          </table:table-cell>
          <table:table-cell table:formula="of:=VLOOKUP([.E161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8M20S" calcext:value-type="time">
            <text:p>21:28:20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88" calcext:value-type="float">
            <text:p>488</text:p>
          </table:table-cell>
          <table:table-cell table:style-name="ce2" table:formula="of:=VLOOKUP([.F161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61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33M17S" calcext:value-type="time">
            <text:p>21:33:17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table:style-name="ce2" table:formula="of:=VLOOKUP([.F1614];[$Клиенты.A:.D];2;0)" office:value-type="string" office:string-value="Волков Д.И." calcext:value-type="string">
            <text:p>Волков Д.И.</text:p>
          </table:table-cell>
          <table:table-cell table:formula="of:=VLOOKUP([.E161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34M31S" calcext:value-type="time">
            <text:p>21:34:31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style-name="ce2" table:formula="of:=VLOOKUP([.F1615];[$Клиенты.A:.D];2;0)" office:value-type="string" office:string-value="Говоров Б.Т." calcext:value-type="string">
            <text:p>Говоров Б.Т.</text:p>
          </table:table-cell>
          <table:table-cell table:formula="of:=VLOOKUP([.E161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40M04S" calcext:value-type="time">
            <text:p>21:40:04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style-name="ce2" table:formula="of:=VLOOKUP([.F1616];[$Клиенты.A:.D];2;0)" office:value-type="string" office:string-value="Хомяков Л.Д." calcext:value-type="string">
            <text:p>Хомяков Л.Д.</text:p>
          </table:table-cell>
          <table:table-cell table:formula="of:=VLOOKUP([.E161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51M11S" calcext:value-type="time">
            <text:p>21:51:11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table:style-name="ce2" table:formula="of:=VLOOKUP([.F1617];[$Клиенты.A:.D];2;0)" office:value-type="string" office:string-value="Окраинов Л.Г." calcext:value-type="string">
            <text:p>Окраинов Л.Г.</text:p>
          </table:table-cell>
          <table:table-cell table:formula="of:=VLOOKUP([.E161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52M54S" calcext:value-type="time">
            <text:p>21:52:54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style-name="ce2" table:formula="of:=VLOOKUP([.F1618];[$Клиенты.A:.D];2;0)" office:value-type="string" office:string-value="Сушкин Л.Н." calcext:value-type="string">
            <text:p>Сушкин Л.Н.</text:p>
          </table:table-cell>
          <table:table-cell table:formula="of:=VLOOKUP([.E161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2H21M38S" calcext:value-type="time">
            <text:p>22:21:38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table:style-name="ce2" table:formula="of:=VLOOKUP([.F1619];[$Клиенты.A:.D];2;0)" office:value-type="string" office:string-value="Салаватов Ф.Я." calcext:value-type="string">
            <text:p>Салаватов Ф.Я.</text:p>
          </table:table-cell>
          <table:table-cell table:formula="of:=VLOOKUP([.E161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2H50M43S" calcext:value-type="time">
            <text:p>22:50:43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style-name="ce2" table:formula="of:=VLOOKUP([.F1620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2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2H51M00S" calcext:value-type="time">
            <text:p>22:51:00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style-name="ce2" table:formula="of:=VLOOKUP([.F1621];[$Клиенты.A:.D];2;0)" office:value-type="string" office:string-value="Зайцев В.С." calcext:value-type="string">
            <text:p>Зайцев В.С.</text:p>
          </table:table-cell>
          <table:table-cell table:formula="of:=VLOOKUP([.E162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6H26M44S" calcext:value-type="time">
            <text:p>6:26:44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table:style-name="ce2" table:formula="of:=VLOOKUP([.F162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62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6H31M10S" calcext:value-type="time">
            <text:p>6:31:10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table:style-name="ce2" table:formula="of:=VLOOKUP([.F1623];[$Клиенты.A:.D];2;0)" office:value-type="string" office:string-value="Гудков Н.Г." calcext:value-type="string">
            <text:p>Гудков Н.Г.</text:p>
          </table:table-cell>
          <table:table-cell table:formula="of:=VLOOKUP([.E162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14M26S" calcext:value-type="time">
            <text:p>8:14:26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style-name="ce2" table:formula="of:=VLOOKUP([.F1624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2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26M44S" calcext:value-type="time">
            <text:p>8:26:44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2" table:formula="of:=VLOOKUP([.F1625];[$Клиенты.A:.D];2;0)" office:value-type="string" office:string-value="Лесов А.П." calcext:value-type="string">
            <text:p>Лесов А.П.</text:p>
          </table:table-cell>
          <table:table-cell table:formula="of:=VLOOKUP([.E162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31M39S" calcext:value-type="time">
            <text:p>8:31:39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style-name="ce2" table:formula="of:=VLOOKUP([.F1626];[$Клиенты.A:.D];2;0)" office:value-type="string" office:string-value="Стеблов П.К." calcext:value-type="string">
            <text:p>Стеблов П.К.</text:p>
          </table:table-cell>
          <table:table-cell table:formula="of:=VLOOKUP([.E162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48M55S" calcext:value-type="time">
            <text:p>8:48:55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style-name="ce2" table:formula="of:=VLOOKUP([.F1627];[$Клиенты.A:.D];2;0)" office:value-type="string" office:string-value="Зайцев В.С." calcext:value-type="string">
            <text:p>Зайцев В.С.</text:p>
          </table:table-cell>
          <table:table-cell table:formula="of:=VLOOKUP([.E162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52M45S" calcext:value-type="time">
            <text:p>8:52:45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40" calcext:value-type="float">
            <text:p>540</text:p>
          </table:table-cell>
          <table:table-cell table:style-name="ce2" table:formula="of:=VLOOKUP([.F1628];[$Клиенты.A:.D];2;0)" office:value-type="string" office:string-value="Сушкин Л.Н." calcext:value-type="string">
            <text:p>Сушкин Л.Н.</text:p>
          </table:table-cell>
          <table:table-cell table:formula="of:=VLOOKUP([.E162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05M18S" calcext:value-type="time">
            <text:p>9:05:18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449" calcext:value-type="float">
            <text:p>449</text:p>
          </table:table-cell>
          <table:table-cell table:style-name="ce2" table:formula="of:=VLOOKUP([.F1629];[$Клиенты.A:.D];2;0)" office:value-type="string" office:string-value="Громов Л.И." calcext:value-type="string">
            <text:p>Громов Л.И.</text:p>
          </table:table-cell>
          <table:table-cell table:formula="of:=VLOOKUP([.E162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07M15S" calcext:value-type="time">
            <text:p>9:07:15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61" calcext:value-type="float">
            <text:p>461</text:p>
          </table:table-cell>
          <table:table-cell table:style-name="ce2" table:formula="of:=VLOOKUP([.F1630];[$Клиенты.A:.D];2;0)" office:value-type="string" office:string-value="Хомяков Л.Д." calcext:value-type="string">
            <text:p>Хомяков Л.Д.</text:p>
          </table:table-cell>
          <table:table-cell table:formula="of:=VLOOKUP([.E163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16M56S" calcext:value-type="time">
            <text:p>9:16:56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style-name="ce2" table:formula="of:=VLOOKUP([.F1631];[$Клиенты.A:.D];2;0)" office:value-type="string" office:string-value="Салаватов Ф.Я." calcext:value-type="string">
            <text:p>Салаватов Ф.Я.</text:p>
          </table:table-cell>
          <table:table-cell table:formula="of:=VLOOKUP([.E163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31M31S" calcext:value-type="time">
            <text:p>9:31:31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style-name="ce2" table:formula="of:=VLOOKUP([.F1632];[$Клиенты.A:.D];2;0)" office:value-type="string" office:string-value="Орлов М.К." calcext:value-type="string">
            <text:p>Орлов М.К.</text:p>
          </table:table-cell>
          <table:table-cell table:formula="of:=VLOOKUP([.E163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0H05M31S" calcext:value-type="time">
            <text:p>10:05:31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table:style-name="ce2" table:formula="of:=VLOOKUP([.F1633];[$Клиенты.A:.D];2;0)" office:value-type="string" office:string-value="Сачков Х.Э." calcext:value-type="string">
            <text:p>Сачков Х.Э.</text:p>
          </table:table-cell>
          <table:table-cell table:formula="of:=VLOOKUP([.E163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0H39M04S" calcext:value-type="time">
            <text:p>10:39:04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style-name="ce2" table:formula="of:=VLOOKUP([.F1634];[$Клиенты.A:.D];2;0)" office:value-type="string" office:string-value="Окраинов Л.Г." calcext:value-type="string">
            <text:p>Окраинов Л.Г.</text:p>
          </table:table-cell>
          <table:table-cell table:formula="of:=VLOOKUP([.E16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0H53M08S" calcext:value-type="time">
            <text:p>10:53:08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table:style-name="ce2" table:formula="of:=VLOOKUP([.F1635];[$Клиенты.A:.D];2;0)" office:value-type="string" office:string-value="Говоров Б.Т." calcext:value-type="string">
            <text:p>Говоров Б.Т.</text:p>
          </table:table-cell>
          <table:table-cell table:formula="of:=VLOOKUP([.E163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1H42M20S" calcext:value-type="time">
            <text:p>11:42:20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35" calcext:value-type="float">
            <text:p>435</text:p>
          </table:table-cell>
          <table:table-cell table:style-name="ce2" table:formula="of:=VLOOKUP([.F1636];[$Клиенты.A:.D];2;0)" office:value-type="string" office:string-value="Волков Д.И." calcext:value-type="string">
            <text:p>Волков Д.И.</text:p>
          </table:table-cell>
          <table:table-cell table:formula="of:=VLOOKUP([.E163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12M31S" calcext:value-type="time">
            <text:p>13:12:31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table:style-name="ce2" table:formula="of:=VLOOKUP([.F1637];[$Клиенты.A:.D];2;0)" office:value-type="string" office:string-value="Сушкин Л.Н." calcext:value-type="string">
            <text:p>Сушкин Л.Н.</text:p>
          </table:table-cell>
          <table:table-cell table:formula="of:=VLOOKUP([.E163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14M13S" calcext:value-type="time">
            <text:p>13:14:13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546" calcext:value-type="float">
            <text:p>546</text:p>
          </table:table-cell>
          <table:table-cell table:style-name="ce2" table:formula="of:=VLOOKUP([.F1638];[$Клиенты.A:.D];2;0)" office:value-type="string" office:string-value="Громов Л.И." calcext:value-type="string">
            <text:p>Громов Л.И.</text:p>
          </table:table-cell>
          <table:table-cell table:formula="of:=VLOOKUP([.E1638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1M17S" calcext:value-type="time">
            <text:p>13:51:17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1" calcext:value-type="float">
            <text:p>311</text:p>
          </table:table-cell>
          <table:table-cell table:style-name="ce2" table:formula="of:=VLOOKUP([.F1639];[$Клиенты.A:.D];2;0)" office:value-type="string" office:string-value="Хомяков Л.Д." calcext:value-type="string">
            <text:p>Хомяков Л.Д.</text:p>
          </table:table-cell>
          <table:table-cell table:formula="of:=VLOOKUP([.E163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3M52S" calcext:value-type="time">
            <text:p>13:53:5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1640];[$Клиенты.A:.D];2;0)" office:value-type="string" office:string-value="Гудков Н.Г." calcext:value-type="string">
            <text:p>Гудков Н.Г.</text:p>
          </table:table-cell>
          <table:table-cell table:formula="of:=VLOOKUP([.E164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4M08S" calcext:value-type="time">
            <text:p>13:54:08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2" table:formula="of:=VLOOKUP([.F1641];[$Клиенты.A:.D];2;0)" office:value-type="string" office:string-value="Стеблов П.К." calcext:value-type="string">
            <text:p>Стеблов П.К.</text:p>
          </table:table-cell>
          <table:table-cell table:formula="of:=VLOOKUP([.E164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8M37S" calcext:value-type="time">
            <text:p>13:58:37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table:style-name="ce2" table:formula="of:=VLOOKUP([.F1642];[$Клиенты.A:.D];2;0)" office:value-type="string" office:string-value="Орлов М.К." calcext:value-type="string">
            <text:p>Орлов М.К.</text:p>
          </table:table-cell>
          <table:table-cell table:formula="of:=VLOOKUP([.E164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03M13S" calcext:value-type="time">
            <text:p>14:03:13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1643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04M18S" calcext:value-type="time">
            <text:p>14:04:18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style-name="ce2" table:formula="of:=VLOOKUP([.F1644];[$Клиенты.A:.D];2;0)" office:value-type="string" office:string-value="Волков Д.И." calcext:value-type="string">
            <text:p>Волков Д.И.</text:p>
          </table:table-cell>
          <table:table-cell table:formula="of:=VLOOKUP([.E164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31M33S" calcext:value-type="time">
            <text:p>14:31:33</text:p>
          </table:table-cell>
          <table:table-cell table:style-name="ce12" office:value-type="float" office:value="43" calcext:value-type="float">
            <text:p>43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81" calcext:value-type="float">
            <text:p>481</text:p>
          </table:table-cell>
          <table:table-cell table:style-name="ce2" table:formula="of:=VLOOKUP([.F1645];[$Клиенты.A:.D];2;0)" office:value-type="string" office:string-value="Сачков Х.Э." calcext:value-type="string">
            <text:p>Сачков Х.Э.</text:p>
          </table:table-cell>
          <table:table-cell table:formula="of:=VLOOKUP([.E164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49M04S" calcext:value-type="time">
            <text:p>14:49:04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table:style-name="ce2" table:formula="of:=VLOOKUP([.F164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64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06M40S" calcext:value-type="time">
            <text:p>15:06:4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VLOOKUP([.F1647];[$Клиенты.A:.D];2;0)" office:value-type="string" office:string-value="Салаватов Ф.Я." calcext:value-type="string">
            <text:p>Салаватов Ф.Я.</text:p>
          </table:table-cell>
          <table:table-cell table:formula="of:=VLOOKUP([.E164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22M43S" calcext:value-type="time">
            <text:p>15:22:43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table:style-name="ce2" table:formula="of:=VLOOKUP([.F1648];[$Клиенты.A:.D];2;0)" office:value-type="string" office:string-value="Говоров Б.Т." calcext:value-type="string">
            <text:p>Говоров Б.Т.</text:p>
          </table:table-cell>
          <table:table-cell table:formula="of:=VLOOKUP([.E164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34M11S" calcext:value-type="time">
            <text:p>15:34:11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2" table:formula="of:=VLOOKUP([.F1649];[$Клиенты.A:.D];2;0)" office:value-type="string" office:string-value="Окраинов Л.Г." calcext:value-type="string">
            <text:p>Окраинов Л.Г.</text:p>
          </table:table-cell>
          <table:table-cell table:formula="of:=VLOOKUP([.E164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55M42S" calcext:value-type="time">
            <text:p>15:55:42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table:style-name="ce2" table:formula="of:=VLOOKUP([.F1650];[$Клиенты.A:.D];2;0)" office:value-type="string" office:string-value="Зайцев В.С." calcext:value-type="string">
            <text:p>Зайцев В.С.</text:p>
          </table:table-cell>
          <table:table-cell table:formula="of:=VLOOKUP([.E165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59M54S" calcext:value-type="time">
            <text:p>15:59:54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2" table:formula="of:=VLOOKUP([.F1651];[$Клиенты.A:.D];2;0)" office:value-type="string" office:string-value="Лесов А.П." calcext:value-type="string">
            <text:p>Лесов А.П.</text:p>
          </table:table-cell>
          <table:table-cell table:formula="of:=VLOOKUP([.E165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06M26S" calcext:value-type="time">
            <text:p>17:06:26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table:style-name="ce2" table:formula="of:=VLOOKUP([.F1652];[$Клиенты.A:.D];2;0)" office:value-type="string" office:string-value="Стеблов П.К." calcext:value-type="string">
            <text:p>Стеблов П.К.</text:p>
          </table:table-cell>
          <table:table-cell table:formula="of:=VLOOKUP([.E16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11M37S" calcext:value-type="time">
            <text:p>17:11:37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style-name="ce2" table:formula="of:=VLOOKUP([.F1653];[$Клиенты.A:.D];2;0)" office:value-type="string" office:string-value="Сачков Х.Э." calcext:value-type="string">
            <text:p>Сачков Х.Э.</text:p>
          </table:table-cell>
          <table:table-cell table:formula="of:=VLOOKUP([.E165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12M31S" calcext:value-type="time">
            <text:p>17:12:31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table:style-name="ce2" table:formula="of:=VLOOKUP([.F1654];[$Клиенты.A:.D];2;0)" office:value-type="string" office:string-value="Орлов М.К." calcext:value-type="string">
            <text:p>Орлов М.К.</text:p>
          </table:table-cell>
          <table:table-cell table:formula="of:=VLOOKUP([.E165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22M48S" calcext:value-type="time">
            <text:p>17:22:48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style-name="ce2" table:formula="of:=VLOOKUP([.F1655];[$Клиенты.A:.D];2;0)" office:value-type="string" office:string-value="Лесов А.П." calcext:value-type="string">
            <text:p>Лесов А.П.</text:p>
          </table:table-cell>
          <table:table-cell table:formula="of:=VLOOKUP([.E165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31M59S" calcext:value-type="time">
            <text:p>17:31:59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style-name="ce2" table:formula="of:=VLOOKUP([.F1656];[$Клиенты.A:.D];2;0)" office:value-type="string" office:string-value="Хомяков Л.Д." calcext:value-type="string">
            <text:p>Хомяков Л.Д.</text:p>
          </table:table-cell>
          <table:table-cell table:formula="of:=VLOOKUP([.E165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40M09S" calcext:value-type="time">
            <text:p>17:40:09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table:style-name="ce2" table:formula="of:=VLOOKUP([.F1657];[$Клиенты.A:.D];2;0)" office:value-type="string" office:string-value="Окраинов Л.Г." calcext:value-type="string">
            <text:p>Окраинов Л.Г.</text:p>
          </table:table-cell>
          <table:table-cell table:formula="of:=VLOOKUP([.E165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47M33S" calcext:value-type="time">
            <text:p>17:47:33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table:style-name="ce2" table:formula="of:=VLOOKUP([.F1658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5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8H24M04S" calcext:value-type="time">
            <text:p>18:24:04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table:style-name="ce2" table:formula="of:=VLOOKUP([.F1659];[$Клиенты.A:.D];2;0)" office:value-type="string" office:string-value="Зайцев В.С." calcext:value-type="string">
            <text:p>Зайцев В.С.</text:p>
          </table:table-cell>
          <table:table-cell table:formula="of:=VLOOKUP([.E165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8H24M53S" calcext:value-type="time">
            <text:p>18:24:53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table:style-name="ce2" table:formula="of:=VLOOKUP([.F1660];[$Клиенты.A:.D];2;0)" office:value-type="string" office:string-value="Гудков Н.Г." calcext:value-type="string">
            <text:p>Гудков Н.Г.</text:p>
          </table:table-cell>
          <table:table-cell table:formula="of:=VLOOKUP([.E166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8H38M34S" calcext:value-type="time">
            <text:p>18:38:34</text:p>
          </table:table-cell>
          <table:table-cell table:style-name="ce12" office:value-type="float" office:value="45" calcext:value-type="float">
            <text:p>45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table:style-name="ce2" table:formula="of:=VLOOKUP([.F1661];[$Клиенты.A:.D];2;0)" office:value-type="string" office:string-value="Салаватов Ф.Я." calcext:value-type="string">
            <text:p>Салаватов Ф.Я.</text:p>
          </table:table-cell>
          <table:table-cell table:formula="of:=VLOOKUP([.E16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12M13S" calcext:value-type="time">
            <text:p>19:12:13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table:style-name="ce2" table:formula="of:=VLOOKUP([.F1662];[$Клиенты.A:.D];2;0)" office:value-type="string" office:string-value="Волков Д.И." calcext:value-type="string">
            <text:p>Волков Д.И.</text:p>
          </table:table-cell>
          <table:table-cell table:formula="of:=VLOOKUP([.E166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15M39S" calcext:value-type="time">
            <text:p>19:15:39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style-name="ce2" table:formula="of:=VLOOKUP([.F1663];[$Клиенты.A:.D];2;0)" office:value-type="string" office:string-value="Громов Л.И." calcext:value-type="string">
            <text:p>Громов Л.И.</text:p>
          </table:table-cell>
          <table:table-cell table:formula="of:=VLOOKUP([.E1663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20M29S" calcext:value-type="time">
            <text:p>19:20:29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style-name="ce2" table:formula="of:=VLOOKUP([.F1664];[$Клиенты.A:.D];2;0)" office:value-type="string" office:string-value="Говоров Б.Т." calcext:value-type="string">
            <text:p>Говоров Б.Т.</text:p>
          </table:table-cell>
          <table:table-cell table:formula="of:=VLOOKUP([.E1664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34M03S" calcext:value-type="time">
            <text:p>19:34:03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 table:style-name="ce2" table:formula="of:=VLOOKUP([.F1665];[$Клиенты.A:.D];2;0)" office:value-type="string" office:string-value="Сушкин Л.Н." calcext:value-type="string">
            <text:p>Сушкин Л.Н.</text:p>
          </table:table-cell>
          <table:table-cell table:formula="of:=VLOOKUP([.E166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40M45S" calcext:value-type="time">
            <text:p>19:40:45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table:style-name="ce2" table:formula="of:=VLOOKUP([.F166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66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11M17S" calcext:value-type="time">
            <text:p>21:11:17</text:p>
          </table:table-cell>
          <table:table-cell table:style-name="ce12" office:value-type="float" office:value="23" calcext:value-type="float">
            <text:p>23</text:p>
          </table:table-cell>
          <table:table-cell table:style-name="ce29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style-name="ce2" table:formula="of:=VLOOKUP([.F1667];[$Клиенты.A:.D];2;0)" office:value-type="string" office:string-value="Громов Л.И." calcext:value-type="string">
            <text:p>Громов Л.И.</text:p>
          </table:table-cell>
          <table:table-cell table:formula="of:=VLOOKUP([.E1667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16M38S" calcext:value-type="time">
            <text:p>21:16:38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table:style-name="ce2" table:formula="of:=VLOOKUP([.F1668];[$Клиенты.A:.D];2;0)" office:value-type="string" office:string-value="Лесов А.П." calcext:value-type="string">
            <text:p>Лесов А.П.</text:p>
          </table:table-cell>
          <table:table-cell table:formula="of:=VLOOKUP([.E166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23M03S" calcext:value-type="time">
            <text:p>21:23:03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table:style-name="ce2" table:formula="of:=VLOOKUP([.F1669];[$Клиенты.A:.D];2;0)" office:value-type="string" office:string-value="Говоров Б.Т." calcext:value-type="string">
            <text:p>Говоров Б.Т.</text:p>
          </table:table-cell>
          <table:table-cell table:formula="of:=VLOOKUP([.E166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29M46S" calcext:value-type="time">
            <text:p>21:29:46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table:style-name="ce2" table:formula="of:=VLOOKUP([.F1670];[$Клиенты.A:.D];2;0)" office:value-type="string" office:string-value="Волков Д.И." calcext:value-type="string">
            <text:p>Волков Д.И.</text:p>
          </table:table-cell>
          <table:table-cell table:formula="of:=VLOOKUP([.E167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32M25S" calcext:value-type="time">
            <text:p>21:32:25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style-name="ce2" table:formula="of:=VLOOKUP([.F1671];[$Клиенты.A:.D];2;0)" office:value-type="string" office:string-value="Хомяков Л.Д." calcext:value-type="string">
            <text:p>Хомяков Л.Д.</text:p>
          </table:table-cell>
          <table:table-cell table:formula="of:=VLOOKUP([.E167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33M36S" calcext:value-type="time">
            <text:p>21:33:36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51" calcext:value-type="float">
            <text:p>451</text:p>
          </table:table-cell>
          <table:table-cell table:style-name="ce2" table:formula="of:=VLOOKUP([.F1672];[$Клиенты.A:.D];2;0)" office:value-type="string" office:string-value="Сачков Х.Э." calcext:value-type="string">
            <text:p>Сачков Х.Э.</text:p>
          </table:table-cell>
          <table:table-cell table:formula="of:=VLOOKUP([.E167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58M49S" calcext:value-type="time">
            <text:p>21:58:49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table:style-name="ce2" table:formula="of:=VLOOKUP([.F1673];[$Клиенты.A:.D];2;0)" office:value-type="string" office:string-value="Сушкин Л.Н." calcext:value-type="string">
            <text:p>Сушкин Л.Н.</text:p>
          </table:table-cell>
          <table:table-cell table:formula="of:=VLOOKUP([.E16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16M22S" calcext:value-type="time">
            <text:p>22:16:22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table:style-name="ce2" table:formula="of:=VLOOKUP([.F1674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674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16M33S" calcext:value-type="time">
            <text:p>22:16:33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table:style-name="ce2" table:formula="of:=VLOOKUP([.F1675];[$Клиенты.A:.D];2;0)" office:value-type="string" office:string-value="Орлов М.К." calcext:value-type="string">
            <text:p>Орлов М.К.</text:p>
          </table:table-cell>
          <table:table-cell table:formula="of:=VLOOKUP([.E1675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39M21S" calcext:value-type="time">
            <text:p>22:39:21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2" table:formula="of:=VLOOKUP([.F1676];[$Клиенты.A:.D];2;0)" office:value-type="string" office:string-value="Стеблов П.К." calcext:value-type="string">
            <text:p>Стеблов П.К.</text:p>
          </table:table-cell>
          <table:table-cell table:formula="of:=VLOOKUP([.E16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1M30S" calcext:value-type="time">
            <text:p>22:41:30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table:style-name="ce2" table:formula="of:=VLOOKUP([.F1677];[$Клиенты.A:.D];2;0)" office:value-type="string" office:string-value="Гудков Н.Г." calcext:value-type="string">
            <text:p>Гудков Н.Г.</text:p>
          </table:table-cell>
          <table:table-cell table:formula="of:=VLOOKUP([.E167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6M16S" calcext:value-type="time">
            <text:p>22:46:16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style-name="ce2" table:formula="of:=VLOOKUP([.F1678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7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7M09S" calcext:value-type="time">
            <text:p>22:47:09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table:style-name="ce2" table:formula="of:=VLOOKUP([.F1679];[$Клиенты.A:.D];2;0)" office:value-type="string" office:string-value="Окраинов Л.Г." calcext:value-type="string">
            <text:p>Окраинов Л.Г.</text:p>
          </table:table-cell>
          <table:table-cell table:formula="of:=VLOOKUP([.E16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9M01S" calcext:value-type="time">
            <text:p>22:49:01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style-name="ce2" table:formula="of:=VLOOKUP([.F1680];[$Клиенты.A:.D];2;0)" office:value-type="string" office:string-value="Зайцев В.С." calcext:value-type="string">
            <text:p>Зайцев В.С.</text:p>
          </table:table-cell>
          <table:table-cell table:formula="of:=VLOOKUP([.E168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57M14S" calcext:value-type="time">
            <text:p>22:57:14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table:style-name="ce2" table:formula="of:=VLOOKUP([.F1681];[$Клиенты.A:.D];2;0)" office:value-type="string" office:string-value="Салаватов Ф.Я." calcext:value-type="string">
            <text:p>Салаватов Ф.Я.</text:p>
          </table:table-cell>
          <table:table-cell table:formula="of:=VLOOKUP([.E168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6H01M31S" calcext:value-type="time">
            <text:p>6:01:31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style-name="ce2" table:formula="of:=VLOOKUP([.F1682];[$Клиенты.A:.D];2;0)" office:value-type="string" office:string-value="Сушкин Л.Н." calcext:value-type="string">
            <text:p>Сушкин Л.Н.</text:p>
          </table:table-cell>
          <table:table-cell table:formula="of:=VLOOKUP([.E168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6H59M27S" calcext:value-type="time">
            <text:p>6:59:27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style-name="ce2" table:formula="of:=VLOOKUP([.F1683];[$Клиенты.A:.D];2;0)" office:value-type="string" office:string-value="Охотников Д.М." calcext:value-type="string">
            <text:p>Охотников Д.М.</text:p>
          </table:table-cell>
          <table:table-cell table:formula="of:=VLOOKUP([.E168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7H03M07S" calcext:value-type="time">
            <text:p>7:03:07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389" calcext:value-type="float">
            <text:p>389</text:p>
          </table:table-cell>
          <table:table-cell table:style-name="ce2" table:formula="of:=VLOOKUP([.F1684];[$Клиенты.A:.D];2;0)" office:value-type="string" office:string-value="Хомяков Л.Д." calcext:value-type="string">
            <text:p>Хомяков Л.Д.</text:p>
          </table:table-cell>
          <table:table-cell table:formula="of:=VLOOKUP([.E168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7H08M28S" calcext:value-type="time">
            <text:p>7:08:28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ce2" table:formula="of:=VLOOKUP([.F1685];[$Клиенты.A:.D];2;0)" office:value-type="string" office:string-value="Говоров Б.Т." calcext:value-type="string">
            <text:p>Говоров Б.Т.</text:p>
          </table:table-cell>
          <table:table-cell table:formula="of:=VLOOKUP([.E168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7H39M11S" calcext:value-type="time">
            <text:p>7:39:11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table:style-name="ce2" table:formula="of:=VLOOKUP([.F1686];[$Клиенты.A:.D];2;0)" office:value-type="string" office:string-value="Волков Д.И." calcext:value-type="string">
            <text:p>Волков Д.И.</text:p>
          </table:table-cell>
          <table:table-cell table:formula="of:=VLOOKUP([.E168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8H01M42S" calcext:value-type="time">
            <text:p>8:01:42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style-name="ce2" table:formula="of:=VLOOKUP([.F1687];[$Клиенты.A:.D];2;0)" office:value-type="string" office:string-value="Зайцев В.С." calcext:value-type="string">
            <text:p>Зайцев В.С.</text:p>
          </table:table-cell>
          <table:table-cell table:formula="of:=VLOOKUP([.E168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8H17M58S" calcext:value-type="time">
            <text:p>8:17:58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1688];[$Клиенты.A:.D];2;0)" office:value-type="string" office:string-value="Сачков Х.Э." calcext:value-type="string">
            <text:p>Сачков Х.Э.</text:p>
          </table:table-cell>
          <table:table-cell table:formula="of:=VLOOKUP([.E168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8H27M54S" calcext:value-type="time">
            <text:p>8:27:54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table:style-name="ce2" table:formula="of:=VLOOKUP([.F1689];[$Клиенты.A:.D];2;0)" office:value-type="string" office:string-value="Стеблов П.К." calcext:value-type="string">
            <text:p>Стеблов П.К.</text:p>
          </table:table-cell>
          <table:table-cell table:formula="of:=VLOOKUP([.E168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9H15M39S" calcext:value-type="time">
            <text:p>9:15:39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table:style-name="ce2" table:formula="of:=VLOOKUP([.F1690];[$Клиенты.A:.D];2;0)" office:value-type="string" office:string-value="Громов Л.И." calcext:value-type="string">
            <text:p>Громов Л.И.</text:p>
          </table:table-cell>
          <table:table-cell table:formula="of:=VLOOKUP([.E1690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9H40M50S" calcext:value-type="time">
            <text:p>9:40:50</text:p>
          </table:table-cell>
          <table:table-cell table:style-name="ce12" office:value-type="float" office:value="40" calcext:value-type="float">
            <text:p>40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table:style-name="ce2" table:formula="of:=VLOOKUP([.F1691];[$Клиенты.A:.D];2;0)" office:value-type="string" office:string-value="Орлов М.К." calcext:value-type="string">
            <text:p>Орлов М.К.</text:p>
          </table:table-cell>
          <table:table-cell table:formula="of:=VLOOKUP([.E169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9H45M17S" calcext:value-type="time">
            <text:p>9:45:17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style-name="ce2" table:formula="of:=VLOOKUP([.F1692];[$Клиенты.A:.D];2;0)" office:value-type="string" office:string-value="Салаватов Ф.Я." calcext:value-type="string">
            <text:p>Салаватов Ф.Я.</text:p>
          </table:table-cell>
          <table:table-cell table:formula="of:=VLOOKUP([.E169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0H13M19S" calcext:value-type="time">
            <text:p>10:13:19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style-name="ce2" table:formula="of:=VLOOKUP([.F1693];[$Клиенты.A:.D];2;0)" office:value-type="string" office:string-value="Лесов А.П." calcext:value-type="string">
            <text:p>Лесов А.П.</text:p>
          </table:table-cell>
          <table:table-cell table:formula="of:=VLOOKUP([.E16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0H22M28S" calcext:value-type="time">
            <text:p>10:22:28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style-name="ce2" table:formula="of:=VLOOKUP([.F1694];[$Клиенты.A:.D];2;0)" office:value-type="string" office:string-value="Окраинов Л.Г." calcext:value-type="string">
            <text:p>Окраинов Л.Г.</text:p>
          </table:table-cell>
          <table:table-cell table:formula="of:=VLOOKUP([.E169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0H42M36S" calcext:value-type="time">
            <text:p>10:42:36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table:style-name="ce2" table:formula="of:=VLOOKUP([.F1695];[$Клиенты.A:.D];2;0)" office:value-type="string" office:string-value="Гудков Н.Г." calcext:value-type="string">
            <text:p>Гудков Н.Г.</text:p>
          </table:table-cell>
          <table:table-cell table:formula="of:=VLOOKUP([.E16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1H01M59S" calcext:value-type="time">
            <text:p>11:01:59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table:style-name="ce2" table:formula="of:=VLOOKUP([.F1696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696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08M32S" calcext:value-type="time">
            <text:p>13:08:32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table:style-name="ce2" table:formula="of:=VLOOKUP([.F1697];[$Клиенты.A:.D];2;0)" office:value-type="string" office:string-value="Говоров Б.Т." calcext:value-type="string">
            <text:p>Говоров Б.Т.</text:p>
          </table:table-cell>
          <table:table-cell table:formula="of:=VLOOKUP([.E1697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32M49S" calcext:value-type="time">
            <text:p>13:32:49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style-name="ce2" table:formula="of:=VLOOKUP([.F1698];[$Клиенты.A:.D];2;0)" office:value-type="string" office:string-value="Лесов А.П." calcext:value-type="string">
            <text:p>Лесов А.П.</text:p>
          </table:table-cell>
          <table:table-cell table:formula="of:=VLOOKUP([.E169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33M24S" calcext:value-type="time">
            <text:p>13:33:24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table:style-name="ce2" table:formula="of:=VLOOKUP([.F1699];[$Клиенты.A:.D];2;0)" office:value-type="string" office:string-value="Гудков Н.Г." calcext:value-type="string">
            <text:p>Гудков Н.Г.</text:p>
          </table:table-cell>
          <table:table-cell table:formula="of:=VLOOKUP([.E169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58M50S" calcext:value-type="time">
            <text:p>13:58:5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style-name="ce2" table:formula="of:=VLOOKUP([.F1700];[$Клиенты.A:.D];2;0)" office:value-type="string" office:string-value="Окраинов Л.Г." calcext:value-type="string">
            <text:p>Окраинов Л.Г.</text:p>
          </table:table-cell>
          <table:table-cell table:formula="of:=VLOOKUP([.E17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03M27S" calcext:value-type="time">
            <text:p>14:03:27</text:p>
          </table:table-cell>
          <table:table-cell table:style-name="ce12" office:value-type="float" office:value="39" calcext:value-type="float">
            <text:p>39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table:style-name="ce2" table:formula="of:=VLOOKUP([.F1701];[$Клиенты.A:.D];2;0)" office:value-type="string" office:string-value="Салаватов Ф.Я." calcext:value-type="string">
            <text:p>Салаватов Ф.Я.</text:p>
          </table:table-cell>
          <table:table-cell table:formula="of:=VLOOKUP([.E170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05M08S" calcext:value-type="time">
            <text:p>14:05:08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table:style-name="ce2" table:formula="of:=VLOOKUP([.F1702];[$Клиенты.A:.D];2;0)" office:value-type="string" office:string-value="Сушкин Л.Н." calcext:value-type="string">
            <text:p>Сушкин Л.Н.</text:p>
          </table:table-cell>
          <table:table-cell table:formula="of:=VLOOKUP([.E170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08M25S" calcext:value-type="time">
            <text:p>14:08:25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style-name="ce2" table:formula="of:=VLOOKUP([.F1703];[$Клиенты.A:.D];2;0)" office:value-type="string" office:string-value="Охотников Д.М." calcext:value-type="string">
            <text:p>Охотников Д.М.</text:p>
          </table:table-cell>
          <table:table-cell table:formula="of:=VLOOKUP([.E170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25M05S" calcext:value-type="time">
            <text:p>14:25:05</text:p>
          </table:table-cell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style-name="ce2" table:formula="of:=VLOOKUP([.F1704];[$Клиенты.A:.D];2;0)" office:value-type="string" office:string-value="Стеблов П.К." calcext:value-type="string">
            <text:p>Стеблов П.К.</text:p>
          </table:table-cell>
          <table:table-cell table:formula="of:=VLOOKUP([.E170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27M37S" calcext:value-type="time">
            <text:p>14:27:37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style-name="ce2" table:formula="of:=VLOOKUP([.F1705];[$Клиенты.A:.D];2;0)" office:value-type="string" office:string-value="Сачков Х.Э." calcext:value-type="string">
            <text:p>Сачков Х.Э.</text:p>
          </table:table-cell>
          <table:table-cell table:formula="of:=VLOOKUP([.E170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39M44S" calcext:value-type="time">
            <text:p>14:39:44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table:style-name="ce2" table:formula="of:=VLOOKUP([.F1706];[$Клиенты.A:.D];2;0)" office:value-type="string" office:string-value="Волков Д.И." calcext:value-type="string">
            <text:p>Волков Д.И.</text:p>
          </table:table-cell>
          <table:table-cell table:formula="of:=VLOOKUP([.E170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51M02S" calcext:value-type="time">
            <text:p>14:51:02</text:p>
          </table:table-cell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table:style-name="ce2" table:formula="of:=VLOOKUP([.F1707];[$Клиенты.A:.D];2;0)" office:value-type="string" office:string-value="Хомяков Л.Д." calcext:value-type="string">
            <text:p>Хомяков Л.Д.</text:p>
          </table:table-cell>
          <table:table-cell table:formula="of:=VLOOKUP([.E170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51M05S" calcext:value-type="time">
            <text:p>14:51:05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table:style-name="ce2" table:formula="of:=VLOOKUP([.F1708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08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5H20M12S" calcext:value-type="time">
            <text:p>15:20:12</text:p>
          </table:table-cell>
          <table:table-cell table:style-name="ce12" office:value-type="float" office:value="46" calcext:value-type="float">
            <text:p>46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table:style-name="ce2" table:formula="of:=VLOOKUP([.F1709];[$Клиенты.A:.D];2;0)" office:value-type="string" office:string-value="Орлов М.К." calcext:value-type="string">
            <text:p>Орлов М.К.</text:p>
          </table:table-cell>
          <table:table-cell table:formula="of:=VLOOKUP([.E1709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5H31M55S" calcext:value-type="time">
            <text:p>15:31:5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2" table:formula="of:=VLOOKUP([.F1710];[$Клиенты.A:.D];2;0)" office:value-type="string" office:string-value="Зайцев В.С." calcext:value-type="string">
            <text:p>Зайцев В.С.</text:p>
          </table:table-cell>
          <table:table-cell table:formula="of:=VLOOKUP([.E171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5H39M46S" calcext:value-type="time">
            <text:p>15:39:46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style-name="ce2" table:formula="of:=VLOOKUP([.F1711];[$Клиенты.A:.D];2;0)" office:value-type="string" office:string-value="Громов Л.И." calcext:value-type="string">
            <text:p>Громов Л.И.</text:p>
          </table:table-cell>
          <table:table-cell table:formula="of:=VLOOKUP([.E171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03M49S" calcext:value-type="time">
            <text:p>17:03:49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style-name="ce2" table:formula="of:=VLOOKUP([.F1712];[$Клиенты.A:.D];2;0)" office:value-type="string" office:string-value="Окраинов Л.Г." calcext:value-type="string">
            <text:p>Окраинов Л.Г.</text:p>
          </table:table-cell>
          <table:table-cell table:formula="of:=VLOOKUP([.E171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05M37S" calcext:value-type="time">
            <text:p>17:05:37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table:style-name="ce2" table:formula="of:=VLOOKUP([.F1713];[$Клиенты.A:.D];2;0)" office:value-type="string" office:string-value="Хомяков Л.Д." calcext:value-type="string">
            <text:p>Хомяков Л.Д.</text:p>
          </table:table-cell>
          <table:table-cell table:formula="of:=VLOOKUP([.E171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11M11S" calcext:value-type="time">
            <text:p>17:11:11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table:style-name="ce2" table:formula="of:=VLOOKUP([.F1714];[$Клиенты.A:.D];2;0)" office:value-type="string" office:string-value="Громов Л.И." calcext:value-type="string">
            <text:p>Громов Л.И.</text:p>
          </table:table-cell>
          <table:table-cell table:formula="of:=VLOOKUP([.E1714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21M29S" calcext:value-type="time">
            <text:p>17:21:29</text:p>
          </table:table-cell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style-name="ce2" table:formula="of:=VLOOKUP([.F1715];[$Клиенты.A:.D];2;0)" office:value-type="string" office:string-value="Сушкин Л.Н." calcext:value-type="string">
            <text:p>Сушкин Л.Н.</text:p>
          </table:table-cell>
          <table:table-cell table:formula="of:=VLOOKUP([.E171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23M07S" calcext:value-type="time">
            <text:p>17:23:07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2" table:formula="of:=VLOOKUP([.F1716];[$Клиенты.A:.D];2;0)" office:value-type="string" office:string-value="Зайцев В.С." calcext:value-type="string">
            <text:p>Зайцев В.С.</text:p>
          </table:table-cell>
          <table:table-cell table:formula="of:=VLOOKUP([.E171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26M02S" calcext:value-type="time">
            <text:p>17:26:02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style-name="ce2" table:formula="of:=VLOOKUP([.F1717];[$Клиенты.A:.D];2;0)" office:value-type="string" office:string-value="Лесов А.П." calcext:value-type="string">
            <text:p>Лесов А.П.</text:p>
          </table:table-cell>
          <table:table-cell table:formula="of:=VLOOKUP([.E171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33M53S" calcext:value-type="time">
            <text:p>17:33:53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table:style-name="ce2" table:formula="of:=VLOOKUP([.F1718];[$Клиенты.A:.D];2;0)" office:value-type="string" office:string-value="Стеблов П.К." calcext:value-type="string">
            <text:p>Стеблов П.К.</text:p>
          </table:table-cell>
          <table:table-cell table:formula="of:=VLOOKUP([.E171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42M12S" calcext:value-type="time">
            <text:p>17:42:12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style-name="ce2" table:formula="of:=VLOOKUP([.F1719];[$Клиенты.A:.D];2;0)" office:value-type="string" office:string-value="Говоров Б.Т." calcext:value-type="string">
            <text:p>Говоров Б.Т.</text:p>
          </table:table-cell>
          <table:table-cell table:formula="of:=VLOOKUP([.E171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46M54S" calcext:value-type="time">
            <text:p>17:46:54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style-name="ce2" table:formula="of:=VLOOKUP([.F1720];[$Клиенты.A:.D];2;0)" office:value-type="string" office:string-value="Волков Д.И." calcext:value-type="string">
            <text:p>Волков Д.И.</text:p>
          </table:table-cell>
          <table:table-cell table:formula="of:=VLOOKUP([.E172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8H18M19S" calcext:value-type="time">
            <text:p>18:18:19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table:style-name="ce2" table:formula="of:=VLOOKUP([.F1721];[$Клиенты.A:.D];2;0)" office:value-type="string" office:string-value="Сачков Х.Э." calcext:value-type="string">
            <text:p>Сачков Х.Э.</text:p>
          </table:table-cell>
          <table:table-cell table:formula="of:=VLOOKUP([.E1721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8H30M45S" calcext:value-type="time">
            <text:p>18:30:45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table:style-name="ce2" table:formula="of:=VLOOKUP([.F1722];[$Клиенты.A:.D];2;0)" office:value-type="string" office:string-value="Гудков Н.Г." calcext:value-type="string">
            <text:p>Гудков Н.Г.</text:p>
          </table:table-cell>
          <table:table-cell table:formula="of:=VLOOKUP([.E172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8H47M54S" calcext:value-type="time">
            <text:p>18:47:54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table:style-name="ce2" table:formula="of:=VLOOKUP([.F172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2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9H05M06S" calcext:value-type="time">
            <text:p>19:05:06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table:style-name="ce2" table:formula="of:=VLOOKUP([.F1724];[$Клиенты.A:.D];2;0)" office:value-type="string" office:string-value="Орлов М.К." calcext:value-type="string">
            <text:p>Орлов М.К.</text:p>
          </table:table-cell>
          <table:table-cell table:formula="of:=VLOOKUP([.E172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9H29M18S" calcext:value-type="time">
            <text:p>19:29:18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table:style-name="ce2" table:formula="of:=VLOOKUP([.F172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72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9H47M22S" calcext:value-type="time">
            <text:p>19:47:22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style-name="ce2" table:formula="of:=VLOOKUP([.F1726];[$Клиенты.A:.D];2;0)" office:value-type="string" office:string-value="Салаватов Ф.Я." calcext:value-type="string">
            <text:p>Салаватов Ф.Я.</text:p>
          </table:table-cell>
          <table:table-cell table:formula="of:=VLOOKUP([.E172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08M43S" calcext:value-type="time">
            <text:p>21:08:43</text:p>
          </table:table-cell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table:style-name="ce2" table:formula="of:=VLOOKUP([.F1727];[$Клиенты.A:.D];2;0)" office:value-type="string" office:string-value="Зайцев В.С." calcext:value-type="string">
            <text:p>Зайцев В.С.</text:p>
          </table:table-cell>
          <table:table-cell table:formula="of:=VLOOKUP([.E172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17M52S" calcext:value-type="time">
            <text:p>21:17:52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style-name="ce2" table:formula="of:=VLOOKUP([.F1728];[$Клиенты.A:.D];2;0)" office:value-type="string" office:string-value="Салаватов Ф.Я." calcext:value-type="string">
            <text:p>Салаватов Ф.Я.</text:p>
          </table:table-cell>
          <table:table-cell table:formula="of:=VLOOKUP([.E172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28M40S" calcext:value-type="time">
            <text:p>21:28:40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546" calcext:value-type="float">
            <text:p>546</text:p>
          </table:table-cell>
          <table:table-cell table:style-name="ce2" table:formula="of:=VLOOKUP([.F1729];[$Клиенты.A:.D];2;0)" office:value-type="string" office:string-value="Окраинов Л.Г." calcext:value-type="string">
            <text:p>Окраинов Л.Г.</text:p>
          </table:table-cell>
          <table:table-cell table:formula="of:=VLOOKUP([.E172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51M57S" calcext:value-type="time">
            <text:p>21:51:57</text:p>
          </table:table-cell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style-name="ce2" table:formula="of:=VLOOKUP([.F1730];[$Клиенты.A:.D];2;0)" office:value-type="string" office:string-value="Лесов А.П." calcext:value-type="string">
            <text:p>Лесов А.П.</text:p>
          </table:table-cell>
          <table:table-cell table:formula="of:=VLOOKUP([.E1730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05M37S" calcext:value-type="time">
            <text:p>22:05:37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style-name="ce2" table:formula="of:=VLOOKUP([.F1731];[$Клиенты.A:.D];2;0)" office:value-type="string" office:string-value="Громов Л.И." calcext:value-type="string">
            <text:p>Громов Л.И.</text:p>
          </table:table-cell>
          <table:table-cell table:formula="of:=VLOOKUP([.E1731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06M24S" calcext:value-type="time">
            <text:p>22:06:24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style-name="ce2" table:formula="of:=VLOOKUP([.F1732];[$Клиенты.A:.D];2;0)" office:value-type="string" office:string-value="Орлов М.К." calcext:value-type="string">
            <text:p>Орлов М.К.</text:p>
          </table:table-cell>
          <table:table-cell table:formula="of:=VLOOKUP([.E1732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08M34S" calcext:value-type="time">
            <text:p>22:08:34</text:p>
          </table:table-cell>
          <table:table-cell table:style-name="ce12" office:value-type="float" office:value="47" calcext:value-type="float">
            <text:p>47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522" calcext:value-type="float">
            <text:p>522</text:p>
          </table:table-cell>
          <table:table-cell table:style-name="ce2" table:formula="of:=VLOOKUP([.F1733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33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2M07S" calcext:value-type="time">
            <text:p>22:12:07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style-name="ce2" table:formula="of:=VLOOKUP([.F1734];[$Клиенты.A:.D];2;0)" office:value-type="string" office:string-value="Хомяков Л.Д." calcext:value-type="string">
            <text:p>Хомяков Л.Д.</text:p>
          </table:table-cell>
          <table:table-cell table:formula="of:=VLOOKUP([.E173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3M11S" calcext:value-type="time">
            <text:p>22:13:11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table:style-name="ce2" table:formula="of:=VLOOKUP([.F1735];[$Клиенты.A:.D];2;0)" office:value-type="string" office:string-value="Говоров Б.Т." calcext:value-type="string">
            <text:p>Говоров Б.Т.</text:p>
          </table:table-cell>
          <table:table-cell table:formula="of:=VLOOKUP([.E173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5M19S" calcext:value-type="time">
            <text:p>22:15:19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style-name="ce2" table:formula="of:=VLOOKUP([.F1736];[$Клиенты.A:.D];2;0)" office:value-type="string" office:string-value="Сачков Х.Э." calcext:value-type="string">
            <text:p>Сачков Х.Э.</text:p>
          </table:table-cell>
          <table:table-cell table:formula="of:=VLOOKUP([.E1736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7M47S" calcext:value-type="time">
            <text:p>22:17:47</text:p>
          </table:table-cell>
          <table:table-cell table:style-name="ce12" office:value-type="float" office:value="34" calcext:value-type="float">
            <text:p>34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table:style-name="ce2" table:formula="of:=VLOOKUP([.F1737];[$Клиенты.A:.D];2;0)" office:value-type="string" office:string-value="Охотников Д.М." calcext:value-type="string">
            <text:p>Охотников Д.М.</text:p>
          </table:table-cell>
          <table:table-cell table:formula="of:=VLOOKUP([.E173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23M34S" calcext:value-type="time">
            <text:p>22:23:34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table:style-name="ce2" table:formula="of:=VLOOKUP([.F1738];[$Клиенты.A:.D];2;0)" office:value-type="string" office:string-value="Волков Д.И." calcext:value-type="string">
            <text:p>Волков Д.И.</text:p>
          </table:table-cell>
          <table:table-cell table:formula="of:=VLOOKUP([.E173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25M23S" calcext:value-type="time">
            <text:p>22:25:23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style-name="ce2" table:formula="of:=VLOOKUP([.F1739];[$Клиенты.A:.D];2;0)" office:value-type="string" office:string-value="Сушкин Л.Н." calcext:value-type="string">
            <text:p>Сушкин Л.Н.</text:p>
          </table:table-cell>
          <table:table-cell table:formula="of:=VLOOKUP([.E173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31M28S" calcext:value-type="time">
            <text:p>22:31:28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style-name="ce2" table:formula="of:=VLOOKUP([.F1740];[$Клиенты.A:.D];2;0)" office:value-type="string" office:string-value="Гудков Н.Г." calcext:value-type="string">
            <text:p>Гудков Н.Г.</text:p>
          </table:table-cell>
          <table:table-cell table:formula="of:=VLOOKUP([.E174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39M21S" calcext:value-type="time">
            <text:p>22:39:21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table:style-name="ce2" table:formula="of:=VLOOKUP([.F1741];[$Клиенты.A:.D];2;0)" office:value-type="string" office:string-value="Стеблов П.К." calcext:value-type="string">
            <text:p>Стеблов П.К.</text:p>
          </table:table-cell>
          <table:table-cell table:formula="of:=VLOOKUP([.E174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6H43M42S" calcext:value-type="time">
            <text:p>6:43:4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style-name="ce2" table:formula="of:=VLOOKUP([.F1742];[$Клиенты.A:.D];2;0)" office:value-type="string" office:string-value="Говоров Б.Т." calcext:value-type="string">
            <text:p>Говоров Б.Т.</text:p>
          </table:table-cell>
          <table:table-cell table:formula="of:=VLOOKUP([.E1742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05M32S" calcext:value-type="time">
            <text:p>7:05:32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86" calcext:value-type="float">
            <text:p>386</text:p>
          </table:table-cell>
          <table:table-cell table:style-name="ce2" table:formula="of:=VLOOKUP([.F1743];[$Клиенты.A:.D];2;0)" office:value-type="string" office:string-value="Хомяков Л.Д." calcext:value-type="string">
            <text:p>Хомяков Л.Д.</text:p>
          </table:table-cell>
          <table:table-cell table:formula="of:=VLOOKUP([.E174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14M29S" calcext:value-type="time">
            <text:p>7:14:29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style-name="ce2" table:formula="of:=VLOOKUP([.F1744];[$Клиенты.A:.D];2;0)" office:value-type="string" office:string-value="Гудков Н.Г." calcext:value-type="string">
            <text:p>Гудков Н.Г.</text:p>
          </table:table-cell>
          <table:table-cell table:formula="of:=VLOOKUP([.E174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35M11S" calcext:value-type="time">
            <text:p>7:35:11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2" table:formula="of:=VLOOKUP([.F174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74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37M09S" calcext:value-type="time">
            <text:p>7:37:09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table:style-name="ce2" table:formula="of:=VLOOKUP([.F1746];[$Клиенты.A:.D];2;0)" office:value-type="string" office:string-value="Зайцев В.С." calcext:value-type="string">
            <text:p>Зайцев В.С.</text:p>
          </table:table-cell>
          <table:table-cell table:formula="of:=VLOOKUP([.E174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43M04S" calcext:value-type="time">
            <text:p>7:43:04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style-name="ce2" table:formula="of:=VLOOKUP([.F174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4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8H59M47S" calcext:value-type="time">
            <text:p>8:59:47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style-name="ce2" table:formula="of:=VLOOKUP([.F1748];[$Клиенты.A:.D];2;0)" office:value-type="string" office:string-value="Сачков Х.Э." calcext:value-type="string">
            <text:p>Сачков Х.Э.</text:p>
          </table:table-cell>
          <table:table-cell table:formula="of:=VLOOKUP([.E174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9H03M05S" calcext:value-type="time">
            <text:p>9:03:05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1749];[$Клиенты.A:.D];2;0)" office:value-type="string" office:string-value="Громов Л.И." calcext:value-type="string">
            <text:p>Громов Л.И.</text:p>
          </table:table-cell>
          <table:table-cell table:formula="of:=VLOOKUP([.E174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9H17M45S" calcext:value-type="time">
            <text:p>9:17:45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style-name="ce2" table:formula="of:=VLOOKUP([.F175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75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0H07M02S" calcext:value-type="time">
            <text:p>10:07:02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2" table:formula="of:=VLOOKUP([.F1751];[$Клиенты.A:.D];2;0)" office:value-type="string" office:string-value="Орлов М.К." calcext:value-type="string">
            <text:p>Орлов М.К.</text:p>
          </table:table-cell>
          <table:table-cell table:formula="of:=VLOOKUP([.E175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0H43M32S" calcext:value-type="time">
            <text:p>10:43:32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table:style-name="ce2" table:formula="of:=VLOOKUP([.F1752];[$Клиенты.A:.D];2;0)" office:value-type="string" office:string-value="Стеблов П.К." calcext:value-type="string">
            <text:p>Стеблов П.К.</text:p>
          </table:table-cell>
          <table:table-cell table:formula="of:=VLOOKUP([.E1752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06M31S" calcext:value-type="time">
            <text:p>11:06:31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style-name="ce2" table:formula="of:=VLOOKUP([.F1753];[$Клиенты.A:.D];2;0)" office:value-type="string" office:string-value="Окраинов Л.Г." calcext:value-type="string">
            <text:p>Окраинов Л.Г.</text:p>
          </table:table-cell>
          <table:table-cell table:formula="of:=VLOOKUP([.E175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15M54S" calcext:value-type="time">
            <text:p>11:15:54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style-name="ce2" table:formula="of:=VLOOKUP([.F1754];[$Клиенты.A:.D];2;0)" office:value-type="string" office:string-value="Волков Д.И." calcext:value-type="string">
            <text:p>Волков Д.И.</text:p>
          </table:table-cell>
          <table:table-cell table:formula="of:=VLOOKUP([.E175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17M44S" calcext:value-type="time">
            <text:p>11:17:44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style-name="ce2" table:formula="of:=VLOOKUP([.F1755];[$Клиенты.A:.D];2;0)" office:value-type="string" office:string-value="Сушкин Л.Н." calcext:value-type="string">
            <text:p>Сушкин Л.Н.</text:p>
          </table:table-cell>
          <table:table-cell table:formula="of:=VLOOKUP([.E175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52M21S" calcext:value-type="time">
            <text:p>11:52:21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2" table:formula="of:=VLOOKUP([.F1756];[$Клиенты.A:.D];2;0)" office:value-type="string" office:string-value="Лесов А.П." calcext:value-type="string">
            <text:p>Лесов А.П.</text:p>
          </table:table-cell>
          <table:table-cell table:formula="of:=VLOOKUP([.E175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3H33M27S" calcext:value-type="time">
            <text:p>13:33:27</text:p>
          </table:table-cell>
          <table:table-cell table:style-name="ce12" office:value-type="float" office:value="42" calcext:value-type="float">
            <text:p>42</text:p>
          </table:table-cell>
          <table:table-cell table:style-name="ce29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style-name="ce2" table:formula="of:=VLOOKUP([.F1757];[$Клиенты.A:.D];2;0)" office:value-type="string" office:string-value="Гудков Н.Г." calcext:value-type="string">
            <text:p>Гудков Н.Г.</text:p>
          </table:table-cell>
          <table:table-cell table:formula="of:=VLOOKUP([.E175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11M18S" calcext:value-type="time">
            <text:p>14:11:18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style-name="ce2" table:formula="of:=VLOOKUP([.F1758];[$Клиенты.A:.D];2;0)" office:value-type="string" office:string-value="Говоров Б.Т." calcext:value-type="string">
            <text:p>Говоров Б.Т.</text:p>
          </table:table-cell>
          <table:table-cell table:formula="of:=VLOOKUP([.E175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22M57S" calcext:value-type="time">
            <text:p>14:22:57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style-name="ce2" table:formula="of:=VLOOKUP([.F1759];[$Клиенты.A:.D];2;0)" office:value-type="string" office:string-value="Стеблов П.К." calcext:value-type="string">
            <text:p>Стеблов П.К.</text:p>
          </table:table-cell>
          <table:table-cell table:formula="of:=VLOOKUP([.E175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24M28S" calcext:value-type="time">
            <text:p>14:24:28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table:style-name="ce2" table:formula="of:=VLOOKUP([.F176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76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27M11S" calcext:value-type="time">
            <text:p>14:27:11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table:style-name="ce2" table:formula="of:=VLOOKUP([.F1761];[$Клиенты.A:.D];2;0)" office:value-type="string" office:string-value="Хомяков Л.Д." calcext:value-type="string">
            <text:p>Хомяков Л.Д.</text:p>
          </table:table-cell>
          <table:table-cell table:formula="of:=VLOOKUP([.E1761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31M23S" calcext:value-type="time">
            <text:p>14:31:23</text:p>
          </table:table-cell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table:style-name="ce2" table:formula="of:=VLOOKUP([.F1762];[$Клиенты.A:.D];2;0)" office:value-type="string" office:string-value="Громов Л.И." calcext:value-type="string">
            <text:p>Громов Л.И.</text:p>
          </table:table-cell>
          <table:table-cell table:formula="of:=VLOOKUP([.E176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37M24S" calcext:value-type="time">
            <text:p>14:37:24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style-name="ce2" table:formula="of:=VLOOKUP([.F1763];[$Клиенты.A:.D];2;0)" office:value-type="string" office:string-value="Охотников Д.М." calcext:value-type="string">
            <text:p>Охотников Д.М.</text:p>
          </table:table-cell>
          <table:table-cell table:formula="of:=VLOOKUP([.E1763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54M25S" calcext:value-type="time">
            <text:p>14:54:25</text:p>
          </table:table-cell>
          <table:table-cell table:style-name="ce12" office:value-type="float" office:value="25" calcext:value-type="float">
            <text:p>25</text:p>
          </table:table-cell>
          <table:table-cell table:style-name="ce29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1764];[$Клиенты.A:.D];2;0)" office:value-type="string" office:string-value="Зайцев В.С." calcext:value-type="string">
            <text:p>Зайцев В.С.</text:p>
          </table:table-cell>
          <table:table-cell table:formula="of:=VLOOKUP([.E176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56M12S" calcext:value-type="time">
            <text:p>14:56:12</text:p>
          </table:table-cell>
          <table:table-cell table:style-name="ce12" office:value-type="float" office:value="29" calcext:value-type="float">
            <text:p>29</text:p>
          </table:table-cell>
          <table:table-cell table:style-name="ce29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style-name="ce2" table:formula="of:=VLOOKUP([.F1765];[$Клиенты.A:.D];2;0)" office:value-type="string" office:string-value="Окраинов Л.Г." calcext:value-type="string">
            <text:p>Окраинов Л.Г.</text:p>
          </table:table-cell>
          <table:table-cell table:formula="of:=VLOOKUP([.E176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03M21S" calcext:value-type="time">
            <text:p>15:03:2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style-name="ce2" table:formula="of:=VLOOKUP([.F1766];[$Клиенты.A:.D];2;0)" office:value-type="string" office:string-value="Лесов А.П." calcext:value-type="string">
            <text:p>Лесов А.П.</text:p>
          </table:table-cell>
          <table:table-cell table:formula="of:=VLOOKUP([.E1766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04M53S" calcext:value-type="time">
            <text:p>15:04:53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table:style-name="ce2" table:formula="of:=VLOOKUP([.F176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6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18M44S" calcext:value-type="time">
            <text:p>15:18:44</text:p>
          </table:table-cell>
          <table:table-cell table:style-name="ce12" office:value-type="float" office:value="48" calcext:value-type="float">
            <text:p>48</text:p>
          </table:table-cell>
          <table:table-cell table:style-name="ce29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table:style-name="ce2" table:formula="of:=VLOOKUP([.F1768];[$Клиенты.A:.D];2;0)" office:value-type="string" office:string-value="Волков Д.И." calcext:value-type="string">
            <text:p>Волков Д.И.</text:p>
          </table:table-cell>
          <table:table-cell table:formula="of:=VLOOKUP([.E176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38M18S" calcext:value-type="time">
            <text:p>15:38:18</text:p>
          </table:table-cell>
          <table:table-cell table:style-name="ce12" office:value-type="float" office:value="49" calcext:value-type="float">
            <text:p>49</text:p>
          </table:table-cell>
          <table:table-cell table:style-name="ce29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 table:style-name="ce2" table:formula="of:=VLOOKUP([.F1769];[$Клиенты.A:.D];2;0)" office:value-type="string" office:string-value="Сушкин Л.Н." calcext:value-type="string">
            <text:p>Сушкин Л.Н.</text:p>
          </table:table-cell>
          <table:table-cell table:formula="of:=VLOOKUP([.E1769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40M02S" calcext:value-type="time">
            <text:p>15:40:02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style-name="ce2" table:formula="of:=VLOOKUP([.F1770];[$Клиенты.A:.D];2;0)" office:value-type="string" office:string-value="Сачков Х.Э." calcext:value-type="string">
            <text:p>Сачков Х.Э.</text:p>
          </table:table-cell>
          <table:table-cell table:formula="of:=VLOOKUP([.E1770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45M22S" calcext:value-type="time">
            <text:p>15:45:22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2" table:formula="of:=VLOOKUP([.F1771];[$Клиенты.A:.D];2;0)" office:value-type="string" office:string-value="Орлов М.К." calcext:value-type="string">
            <text:p>Орлов М.К.</text:p>
          </table:table-cell>
          <table:table-cell table:formula="of:=VLOOKUP([.E177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7H20M54S" calcext:value-type="time">
            <text:p>17:20:54</text:p>
          </table:table-cell>
          <table:table-cell table:style-name="ce12" office:value-type="float" office:value="41" calcext:value-type="float">
            <text:p>41</text:p>
          </table:table-cell>
          <table:table-cell table:style-name="ce29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style-name="ce2" table:formula="of:=VLOOKUP([.F1772];[$Клиенты.A:.D];2;0)" office:value-type="string" office:string-value="Сачков Х.Э." calcext:value-type="string">
            <text:p>Сачков Х.Э.</text:p>
          </table:table-cell>
          <table:table-cell table:formula="of:=VLOOKUP([.E177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7H59M03S" calcext:value-type="time">
            <text:p>17:59:03</text:p>
          </table:table-cell>
          <table:table-cell table:style-name="ce12" office:value-type="float" office:value="38" calcext:value-type="float">
            <text:p>38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67" calcext:value-type="float">
            <text:p>467</text:p>
          </table:table-cell>
          <table:table-cell table:style-name="ce2" table:formula="of:=VLOOKUP([.F1773];[$Клиенты.A:.D];2;0)" office:value-type="string" office:string-value="Говоров Б.Т." calcext:value-type="string">
            <text:p>Говоров Б.Т.</text:p>
          </table:table-cell>
          <table:table-cell table:formula="of:=VLOOKUP([.E1773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14M53S" calcext:value-type="time">
            <text:p>18:14:53</text:p>
          </table:table-cell>
          <table:table-cell table:style-name="ce12" office:value-type="float" office:value="21" calcext:value-type="float">
            <text:p>21</text:p>
          </table:table-cell>
          <table:table-cell table:style-name="ce29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table:style-name="ce2" table:formula="of:=VLOOKUP([.F1774];[$Клиенты.A:.D];2;0)" office:value-type="string" office:string-value="Хомяков Л.Д." calcext:value-type="string">
            <text:p>Хомяков Л.Д.</text:p>
          </table:table-cell>
          <table:table-cell table:formula="of:=VLOOKUP([.E177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17M29S" calcext:value-type="time">
            <text:p>18:17:29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ce2" table:formula="of:=VLOOKUP([.F1775];[$Клиенты.A:.D];2;0)" office:value-type="string" office:string-value="Сушкин Л.Н." calcext:value-type="string">
            <text:p>Сушкин Л.Н.</text:p>
          </table:table-cell>
          <table:table-cell table:formula="of:=VLOOKUP([.E1775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30M26S" calcext:value-type="time">
            <text:p>18:30:26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style-name="ce2" table:formula="of:=VLOOKUP([.F1776];[$Клиенты.A:.D];2;0)" office:value-type="string" office:string-value="Гудков Н.Г." calcext:value-type="string">
            <text:p>Гудков Н.Г.</text:p>
          </table:table-cell>
          <table:table-cell table:formula="of:=VLOOKUP([.E177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46M38S" calcext:value-type="time">
            <text:p>18:46:38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25" calcext:value-type="float">
            <text:p>325</text:p>
          </table:table-cell>
          <table:table-cell table:style-name="ce2" table:formula="of:=VLOOKUP([.F1777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77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51M19S" calcext:value-type="time">
            <text:p>18:51:19</text:p>
          </table:table-cell>
          <table:table-cell table:style-name="ce12" office:value-type="float" office:value="33" calcext:value-type="float">
            <text:p>33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style-name="ce2" table:formula="of:=VLOOKUP([.F1778];[$Клиенты.A:.D];2;0)" office:value-type="string" office:string-value="Лесов А.П." calcext:value-type="string">
            <text:p>Лесов А.П.</text:p>
          </table:table-cell>
          <table:table-cell table:formula="of:=VLOOKUP([.E1778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59M32S" calcext:value-type="time">
            <text:p>18:59:32</text:p>
          </table:table-cell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table:style-name="ce2" table:formula="of:=VLOOKUP([.F1779];[$Клиенты.A:.D];2;0)" office:value-type="string" office:string-value="Окраинов Л.Г." calcext:value-type="string">
            <text:p>Окраинов Л.Г.</text:p>
          </table:table-cell>
          <table:table-cell table:formula="of:=VLOOKUP([.E177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10M35S" calcext:value-type="time">
            <text:p>19:10:35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style-name="ce2" table:formula="of:=VLOOKUP([.F1780];[$Клиенты.A:.D];2;0)" office:value-type="string" office:string-value="Стеблов П.К." calcext:value-type="string">
            <text:p>Стеблов П.К.</text:p>
          </table:table-cell>
          <table:table-cell table:formula="of:=VLOOKUP([.E178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11M07S" calcext:value-type="time">
            <text:p>19:11:07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" table:formula="of:=VLOOKUP([.F1781];[$Клиенты.A:.D];2;0)" office:value-type="string" office:string-value="Зайцев В.С." calcext:value-type="string">
            <text:p>Зайцев В.С.</text:p>
          </table:table-cell>
          <table:table-cell table:formula="of:=VLOOKUP([.E1781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32M48S" calcext:value-type="time">
            <text:p>19:32:48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table:style-name="ce2" table:formula="of:=VLOOKUP([.F1782];[$Клиенты.A:.D];2;0)" office:value-type="string" office:string-value="Громов Л.И." calcext:value-type="string">
            <text:p>Громов Л.И.</text:p>
          </table:table-cell>
          <table:table-cell table:formula="of:=VLOOKUP([.E1782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34M14S" calcext:value-type="time">
            <text:p>19:34:14</text:p>
          </table:table-cell>
          <table:table-cell table:style-name="ce12" office:value-type="float" office:value="50" calcext:value-type="float">
            <text:p>50</text:p>
          </table:table-cell>
          <table:table-cell table:style-name="ce29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style-name="ce2" table:formula="of:=VLOOKUP([.F1783];[$Клиенты.A:.D];2;0)" office:value-type="string" office:string-value="Орлов М.К." calcext:value-type="string">
            <text:p>Орлов М.К.</text:p>
          </table:table-cell>
          <table:table-cell table:formula="of:=VLOOKUP([.E178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49M40S" calcext:value-type="time">
            <text:p>19:49:40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style-name="ce2" table:formula="of:=VLOOKUP([.F1784];[$Клиенты.A:.D];2;0)" office:value-type="string" office:string-value="Салаватов Ф.Я." calcext:value-type="string">
            <text:p>Салаватов Ф.Я.</text:p>
          </table:table-cell>
          <table:table-cell table:formula="of:=VLOOKUP([.E1784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51M52S" calcext:value-type="time">
            <text:p>19:51:52</text:p>
          </table:table-cell>
          <table:table-cell table:style-name="ce12" office:value-type="float" office:value="27" calcext:value-type="float">
            <text:p>27</text:p>
          </table:table-cell>
          <table:table-cell table:style-name="ce29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table:style-name="ce2" table:formula="of:=VLOOKUP([.F178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78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55M53S" calcext:value-type="time">
            <text:p>19:55:53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style-name="ce2" table:formula="of:=VLOOKUP([.F1786];[$Клиенты.A:.D];2;0)" office:value-type="string" office:string-value="Волков Д.И." calcext:value-type="string">
            <text:p>Волков Д.И.</text:p>
          </table:table-cell>
          <table:table-cell table:formula="of:=VLOOKUP([.E178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05M59S" calcext:value-type="time">
            <text:p>21:05:59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style-name="ce2" table:formula="of:=VLOOKUP([.F1787];[$Клиенты.A:.D];2;0)" office:value-type="string" office:string-value="Стеблов П.К." calcext:value-type="string">
            <text:p>Стеблов П.К.</text:p>
          </table:table-cell>
          <table:table-cell table:formula="of:=VLOOKUP([.E1787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24M19S" calcext:value-type="time">
            <text:p>21:24:19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style-name="ce2" table:formula="of:=VLOOKUP([.F1788];[$Клиенты.A:.D];2;0)" office:value-type="string" office:string-value="Окраинов Л.Г." calcext:value-type="string">
            <text:p>Окраинов Л.Г.</text:p>
          </table:table-cell>
          <table:table-cell table:formula="of:=VLOOKUP([.E1788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27M58S" calcext:value-type="time">
            <text:p>21:27:58</text:p>
          </table:table-cell>
          <table:table-cell table:style-name="ce12" office:value-type="float" office:value="37" calcext:value-type="float">
            <text:p>37</text:p>
          </table:table-cell>
          <table:table-cell table:style-name="ce29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table:style-name="ce2" table:formula="of:=VLOOKUP([.F1789];[$Клиенты.A:.D];2;0)" office:value-type="string" office:string-value="Громов Л.И." calcext:value-type="string">
            <text:p>Громов Л.И.</text:p>
          </table:table-cell>
          <table:table-cell table:formula="of:=VLOOKUP([.E1789];[$Электросамокаты.A:.D];2;0)" office:value-type="string" office:string-value="Xiaomi" calcext:value-type="string">
            <text:p>Xiaomi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33M35S" calcext:value-type="time">
            <text:p>21:33:3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style-name="ce2" table:formula="of:=VLOOKUP([.F1790];[$Клиенты.A:.D];2;0)" office:value-type="string" office:string-value="Волков Д.И." calcext:value-type="string">
            <text:p>Волков Д.И.</text:p>
          </table:table-cell>
          <table:table-cell table:formula="of:=VLOOKUP([.E179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34M03S" calcext:value-type="time">
            <text:p>21:34:0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style-name="ce2" table:formula="of:=VLOOKUP([.F1791];[$Клиенты.A:.D];2;0)" office:value-type="string" office:string-value="Сушкин Л.Н." calcext:value-type="string">
            <text:p>Сушкин Л.Н.</text:p>
          </table:table-cell>
          <table:table-cell table:formula="of:=VLOOKUP([.E179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37M07S" calcext:value-type="time">
            <text:p>21:37:07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style-name="ce2" table:formula="of:=VLOOKUP([.F1792];[$Клиенты.A:.D];2;0)" office:value-type="string" office:string-value="Вознесенский К.Л." calcext:value-type="string">
            <text:p>Вознесенский К.Л.</text:p>
          </table:table-cell>
          <table:table-cell table:formula="of:=VLOOKUP([.E1792];[$Электросамокаты.A:.D];2;0)" office:value-type="string" office:string-value="TRIBE" calcext:value-type="string">
            <text:p>TRIBE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47M50S" calcext:value-type="time">
            <text:p>21:47:50</text:p>
          </table:table-cell>
          <table:table-cell table:style-name="ce12" office:value-type="float" office:value="44" calcext:value-type="float">
            <text:p>44</text:p>
          </table:table-cell>
          <table:table-cell table:style-name="ce29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style-name="ce2" table:formula="of:=VLOOKUP([.F1793];[$Клиенты.A:.D];2;0)" office:value-type="string" office:string-value="Зайцев В.С." calcext:value-type="string">
            <text:p>Зайцев В.С.</text:p>
          </table:table-cell>
          <table:table-cell table:formula="of:=VLOOKUP([.E1793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03M47S" calcext:value-type="time">
            <text:p>22:03:47</text:p>
          </table:table-cell>
          <table:table-cell table:style-name="ce12" office:value-type="float" office:value="30" calcext:value-type="float">
            <text:p>30</text:p>
          </table:table-cell>
          <table:table-cell table:style-name="ce29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style-name="ce2" table:formula="of:=VLOOKUP([.F1794];[$Клиенты.A:.D];2;0)" office:value-type="string" office:string-value="Орлов М.К." calcext:value-type="string">
            <text:p>Орлов М.К.</text:p>
          </table:table-cell>
          <table:table-cell table:formula="of:=VLOOKUP([.E1794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07M19S" calcext:value-type="time">
            <text:p>22:07:19</text:p>
          </table:table-cell>
          <table:table-cell table:style-name="ce12" office:value-type="float" office:value="36" calcext:value-type="float">
            <text:p>36</text:p>
          </table:table-cell>
          <table:table-cell table:style-name="ce29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table:style-name="ce2" table:formula="of:=VLOOKUP([.F1795];[$Клиенты.A:.D];2;0)" office:value-type="string" office:string-value="Охотников Д.М." calcext:value-type="string">
            <text:p>Охотников Д.М.</text:p>
          </table:table-cell>
          <table:table-cell table:formula="of:=VLOOKUP([.E1795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10M09S" calcext:value-type="time">
            <text:p>22:10:09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style-name="ce2" table:formula="of:=VLOOKUP([.F1796];[$Клиенты.A:.D];2;0)" office:value-type="string" office:string-value="Хомяков Л.Д." calcext:value-type="string">
            <text:p>Хомяков Л.Д.</text:p>
          </table:table-cell>
          <table:table-cell table:formula="of:=VLOOKUP([.E1796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12M55S" calcext:value-type="time">
            <text:p>22:12:55</text:p>
          </table:table-cell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2" table:formula="of:=VLOOKUP([.F1797];[$Клиенты.A:.D];2;0)" office:value-type="string" office:string-value="Лесов А.П." calcext:value-type="string">
            <text:p>Лесов А.П.</text:p>
          </table:table-cell>
          <table:table-cell table:formula="of:=VLOOKUP([.E1797];[$Электросамокаты.A:.D];2;0)" office:value-type="string" office:string-value="Kugoo" calcext:value-type="string">
            <text:p>Kugoo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19M52S" calcext:value-type="time">
            <text:p>22:19:52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98" calcext:value-type="float">
            <text:p>398</text:p>
          </table:table-cell>
          <table:table-cell table:style-name="ce2" table:formula="of:=VLOOKUP([.F1798];[$Клиенты.A:.D];2;0)" office:value-type="string" office:string-value="Говоров Б.Т." calcext:value-type="string">
            <text:p>Говоров Б.Т.</text:p>
          </table:table-cell>
          <table:table-cell table:formula="of:=VLOOKUP([.E1798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41M25S" calcext:value-type="time">
            <text:p>22:41:25</text:p>
          </table:table-cell>
          <table:table-cell table:style-name="ce12" office:value-type="float" office:value="32" calcext:value-type="float">
            <text:p>32</text:p>
          </table:table-cell>
          <table:table-cell table:style-name="ce29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table:style-name="ce2" table:formula="of:=VLOOKUP([.F1799];[$Клиенты.A:.D];2;0)" office:value-type="string" office:string-value="Гудков Н.Г." calcext:value-type="string">
            <text:p>Гудков Н.Г.</text:p>
          </table:table-cell>
          <table:table-cell table:formula="of:=VLOOKUP([.E1799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53M02S" calcext:value-type="time">
            <text:p>22:53:02</text:p>
          </table:table-cell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style-name="ce2" table:formula="of:=VLOOKUP([.F1800];[$Клиенты.A:.D];2;0)" office:value-type="string" office:string-value="Салаватов Ф.Я." calcext:value-type="string">
            <text:p>Салаватов Ф.Я.</text:p>
          </table:table-cell>
          <table:table-cell table:formula="of:=VLOOKUP([.E1800];[$Электросамокаты.A:.D];2;0)" office:value-type="string" office:string-value="MIDWAY" calcext:value-type="string">
            <text:p>MIDWAY</text:p>
          </table:table-cell>
          <table:table-cell table:number-columns-repeated="3"/>
          <table:table-cell table:style-name="ce36" table:number-columns-repeated="16372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55M53S" calcext:value-type="time">
            <text:p>22:55:53</text:p>
          </table:table-cell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table:style-name="ce2" table:formula="of:=VLOOKUP([.F1801];[$Клиенты.A:.D];2;0)" office:value-type="string" office:string-value="Сачков Х.Э." calcext:value-type="string">
            <text:p>Сачков Х.Э.</text:p>
          </table:table-cell>
          <table:table-cell table:formula="of:=VLOOKUP([.E1801];[$Электросамокаты.A:.D];2;0)" office:value-type="string" office:string-value="Ninebot" calcext:value-type="string">
            <text:p>Ninebot</text:p>
          </table:table-cell>
          <table:table-cell table:number-columns-repeated="3"/>
          <table:table-cell table:style-name="ce36" table:number-columns-repeated="16372"/>
        </table:table-row>
        <table:table-row table:style-name="ro6">
          <table:table-cell table:number-columns-repeated="6"/>
          <table:table-cell office:value-type="float" office:value="465" calcext:value-type="float">
            <text:p>465</text:p>
          </table:table-cell>
          <table:table-cell table:number-columns-repeated="5"/>
          <table:table-cell table:style-name="ce36" table:number-columns-repeated="16372"/>
        </table:table-row>
        <table:table-row table:style-name="ro6" table:number-rows-repeated="1046773">
          <table:table-cell table:number-columns-repeated="12"/>
          <table:table-cell table:style-name="ce36" table:number-columns-repeated="16372"/>
        </table:table-row>
        <table:table-row table:style-name="ro6">
          <table:table-cell table:number-columns-repeated="12"/>
          <table:table-cell table:style-name="ce36" table:number-columns-repeated="16372"/>
        </table:table-row>
      </table:table>
      <table:table table:name="Электросамокаты" table:style-name="ta1">
        <table:table-column table:style-name="co10" table:default-cell-style-name="ce36"/>
        <table:table-column table:style-name="co11" table:default-cell-style-name="ce40"/>
        <table:table-column table:style-name="co12" table:default-cell-style-name="ce40"/>
        <table:table-column table:style-name="co13" table:default-cell-style-name="ce29"/>
        <table:table-column table:style-name="co9" table:number-columns-repeated="16380"/>
        <table:table-row table:style-name="ro1">
          <table:table-cell table:style-name="ce38" office:value-type="string" calcext:value-type="string">
            <text:p>ID электросамоката</text:p>
          </table:table-cell>
          <table:table-cell table:style-name="ce39" office:value-type="string" calcext:value-type="string">
            <text:p>Производитель</text:p>
          </table:table-cell>
          <table:table-cell table:style-name="ce39" office:value-type="string" calcext:value-type="string">
            <text:p>Модель</text:p>
          </table:table-cell>
          <table:table-cell table:style-name="ce41" office:value-type="string" calcext:value-type="string">
            <text:p>Дата последнего профиликтического техосмотра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42" office:value-type="string" calcext:value-type="string">
            <text:p>2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42" office:value-type="string" calcext:value-type="string">
            <text:p>7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42" office:value-type="string" calcext:value-type="string">
            <text:p>2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42" office:value-type="string" calcext:value-type="string">
            <text:p>2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42" office:value-type="string" calcext:value-type="string">
            <text:p>1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6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42" office:value-type="string" calcext:value-type="string">
            <text:p>1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7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42" office:value-type="string" calcext:value-type="string">
            <text:p>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8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9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42" office:value-type="string" calcext:value-type="string">
            <text:p>1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0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42" office:value-type="string" calcext:value-type="string">
            <text:p>17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1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42" office:value-type="string" calcext:value-type="string">
            <text:p>2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2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3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42" office:value-type="string" calcext:value-type="string">
            <text:p>14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4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42" office:value-type="string" calcext:value-type="string">
            <text:p>24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5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42" office:value-type="string" calcext:value-type="string">
            <text:p>1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42" office:value-type="string" calcext:value-type="string">
            <text:p>2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7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42" office:value-type="string" calcext:value-type="string">
            <text:p>1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42" office:value-type="string" calcext:value-type="string">
            <text:p>29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1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42" office:value-type="string" calcext:value-type="string">
            <text:p>1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0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1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42" office:value-type="string" calcext:value-type="string">
            <text:p>25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2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42" office:value-type="string" calcext:value-type="string">
            <text:p>7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3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4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42" office:value-type="string" calcext:value-type="string">
            <text:p>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5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42" office:value-type="string" calcext:value-type="string">
            <text:p>2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42" office:value-type="string" calcext:value-type="string">
            <text:p>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7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42" office:value-type="string" calcext:value-type="string">
            <text:p>2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42" office:value-type="string" calcext:value-type="string">
            <text:p>2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2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42" office:value-type="string" calcext:value-type="string">
            <text:p>15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0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42" office:value-type="string" calcext:value-type="string">
            <text:p>27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1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42" office:value-type="string" calcext:value-type="string">
            <text:p>2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2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42" office:value-type="string" calcext:value-type="string">
            <text:p>12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3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42" office:value-type="string" calcext:value-type="string">
            <text:p>8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4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42" office:value-type="string" calcext:value-type="string">
            <text:p>7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5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42" office:value-type="string" calcext:value-type="string">
            <text:p>28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42" office:value-type="string" calcext:value-type="string">
            <text:p>2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7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42" office:value-type="string" calcext:value-type="string">
            <text:p>2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3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42" office:value-type="string" calcext:value-type="string">
            <text:p>7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0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42" office:value-type="string" calcext:value-type="string">
            <text:p>2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1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42" office:value-type="string" calcext:value-type="string">
            <text:p>1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2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42" office:value-type="string" calcext:value-type="string">
            <text:p>15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3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42" office:value-type="string" calcext:value-type="string">
            <text:p>8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4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42" office:value-type="string" calcext:value-type="string">
            <text:p>12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5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42" office:value-type="string" calcext:value-type="string">
            <text:p>22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6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42" office:value-type="string" calcext:value-type="string">
            <text:p>1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7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42" office:value-type="string" calcext:value-type="string">
            <text:p>11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8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42" office:value-type="string" calcext:value-type="string">
            <text:p>7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49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42" office:value-type="string" calcext:value-type="string">
            <text:p>5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0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1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42" office:value-type="string" calcext:value-type="string">
            <text:p>22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2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Maya-Pro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3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42" office:value-type="string" calcext:value-type="string">
            <text:p>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4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Maya-Pro</text:p>
          </table:table-cell>
          <table:table-cell table:style-name="ce42" office:value-type="string" calcext:value-type="string">
            <text:p>9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5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42" office:value-type="string" calcext:value-type="string">
            <text:p>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6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42" office:value-type="string" calcext:value-type="string">
            <text:p>25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7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42" office:value-type="string" calcext:value-type="string">
            <text:p>13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8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42" office:value-type="string" calcext:value-type="string">
            <text:p>22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59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42" office:value-type="string" calcext:value-type="string">
            <text:p>16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60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42" office:value-type="string" calcext:value-type="string">
            <text:p>2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61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42" office:value-type="string" calcext:value-type="string">
            <text:p>28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62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42" office:value-type="string" calcext:value-type="string">
            <text:p>30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63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42" office:value-type="string" calcext:value-type="string">
            <text:p>24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64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42" office:value-type="string" calcext:value-type="string">
            <text:p>5.06.2025</text:p>
          </table:table-cell>
          <table:table-cell table:style-name="ce36" table:number-columns-repeated="16380"/>
        </table:table-row>
        <table:table-row table:style-name="ro2">
          <table:table-cell table:style-name="ce29" office:value-type="string" calcext:value-type="string">
            <text:p>A65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42" office:value-type="string" calcext:value-type="string">
            <text:p>2.06.2025</text:p>
          </table:table-cell>
          <table:table-cell table:style-name="ce36" table:number-columns-repeated="16380"/>
        </table:table-row>
        <table:table-row table:style-name="ro2">
          <table:table-cell table:number-columns-repeated="3"/>
          <table:table-cell table:style-name="ce42"/>
          <table:table-cell table:style-name="ce36" table:number-columns-repeated="16380"/>
        </table:table-row>
        <table:table-row table:style-name="ro6" table:number-rows-repeated="1048508">
          <table:table-cell table:number-columns-repeated="4"/>
          <table:table-cell table:style-name="ce36" table:number-columns-repeated="16380"/>
        </table:table-row>
        <table:table-row table:style-name="ro6">
          <table:table-cell table:number-columns-repeated="4"/>
          <table:table-cell table:style-name="ce36" table:number-columns-repeated="16380"/>
        </table:table-row>
      </table:table>
      <table:table table:name="Клиенты" table:style-name="ta2"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29"/>
        <table:table-column table:style-name="co9" table:number-columns-repeated="16380"/>
        <table:table-row table:style-name="ro2">
          <table:table-cell table:style-name="ce38" office:value-type="string" calcext:value-type="string">
            <text:p>ID клиента</text:p>
          </table:table-cell>
          <table:table-cell table:style-name="ce43" office:value-type="string" calcext:value-type="string">
            <text:p>ФИО</text:p>
          </table:table-cell>
          <table:table-cell table:style-name="ce43" office:value-type="string" calcext:value-type="string">
            <text:p>Адрес прописки</text:p>
          </table:table-cell>
          <table:table-cell table:style-name="ce38" office:value-type="string" calcext:value-type="string">
            <text:p>Нарушения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Лесов А.П.</text:p>
          </table:table-cell>
          <table:table-cell office:value-type="string" calcext:value-type="string">
            <text:p>г.Левобережный, ул Орлова, 4, кв. 7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Зайцев В.С.</text:p>
          </table:table-cell>
          <table:table-cell office:value-type="string" calcext:value-type="string">
            <text:p>г.Левобережный, ул Центральная, 47, кв. 15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Орлов М.К.</text:p>
          </table:table-cell>
          <table:table-cell office:value-type="string" calcext:value-type="string">
            <text:p>г.Левобережный, ул Журавлева, 20, кв. 70</text:p>
          </table:table-cell>
          <table:table-cell office:value-type="string" calcext:value-type="string">
            <text:p>выезд на автомобильную дорогу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Волков Д.И.</text:p>
          </table:table-cell>
          <table:table-cell office:value-type="string" calcext:value-type="string">
            <text:p>г.Левобережный, ул Хохлова, 12, кв. 22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Охотников Д.М.</text:p>
          </table:table-cell>
          <table:table-cell office:value-type="string" calcext:value-type="string">
            <text:p>г.Левобережный, ул Девизионная, 5, кв. 3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Окраинов Л.Г.</text:p>
          </table:table-cell>
          <table:table-cell office:value-type="string" calcext:value-type="string">
            <text:p>г.Левобережный, ул Строителей, 40, кв. 2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office:value-type="string" calcext:value-type="string">
            <text:p>Стеблов П.К.</text:p>
          </table:table-cell>
          <table:table-cell office:value-type="string" calcext:value-type="string">
            <text:p>г.Левобережный, ул Больничная, 33, кв. 4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Гудков Н.Г.</text:p>
          </table:table-cell>
          <table:table-cell office:value-type="string" calcext:value-type="string">
            <text:p>г.Левобережный, ул Фабричная, 17, кв. 24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Хомяков Л.Д.</text:p>
          </table:table-cell>
          <table:table-cell office:value-type="string" calcext:value-type="string">
            <text:p>г.Левобережный, ул Московская, 44, кв. 19</text:p>
          </table:table-cell>
          <table:table-cell office:value-type="string" calcext:value-type="string">
            <text:p>завершение аренды вне установленных зон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office:value-type="string" calcext:value-type="string">
            <text:p>Салаватов Ф.Я.</text:p>
          </table:table-cell>
          <table:table-cell office:value-type="string" calcext:value-type="string">
            <text:p>г.Левобережный, ул Сибирская, 6, кв. 7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office:value-type="string" calcext:value-type="string">
            <text:p>Сушкин Л.Н.</text:p>
          </table:table-cell>
          <table:table-cell office:value-type="string" calcext:value-type="string">
            <text:p>г.Левобережный, ул Электротехническая, 8, кв. 27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Говоров Б.Т.</text:p>
          </table:table-cell>
          <table:table-cell office:value-type="string" calcext:value-type="string">
            <text:p>г.Левобережный, ул Солнечная, 6, кв. 30</text:p>
          </table:table-cell>
          <table:table-cell office:value-type="string" calcext:value-type="string">
            <text:p>непредставление преимущества пешеходу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office:value-type="string" calcext:value-type="string">
            <text:p>Сачков Х.Э.</text:p>
          </table:table-cell>
          <table:table-cell office:value-type="string" calcext:value-type="string">
            <text:p>г.Левобережный, ул Слободка, 7, кв. 81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office:value-type="string" calcext:value-type="string">
            <text:p>Вознесенский К.Л.</text:p>
          </table:table-cell>
          <table:table-cell office:value-type="string" calcext:value-type="string">
            <text:p>г.Левобережный, ул Свободы, 19, кв. 8</text:p>
          </table:table-cell>
          <table:table-cell office:value-type="string" calcext:value-type="string">
            <text:p>нет</text:p>
          </table:table-cell>
          <table:table-cell table:style-name="ce36" table:number-columns-repeated="16380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office:value-type="string" calcext:value-type="string">
            <text:p>Громов Л.И.</text:p>
          </table:table-cell>
          <table:table-cell office:value-type="string" calcext:value-type="string">
            <text:p>г.Левобережный, ул Народного ополчения, 28, кв. 6</text:p>
          </table:table-cell>
          <table:table-cell office:value-type="string" calcext:value-type="string">
            <text:p>езда вдвоём на одном устрйстве</text:p>
          </table:table-cell>
          <table:table-cell table:style-name="ce36" table:number-columns-repeated="16380"/>
        </table:table-row>
        <table:table-row table:style-name="ro3">
          <table:table-cell/>
          <table:table-cell table:style-name="ce44"/>
          <table:table-cell table:number-columns-repeated="2"/>
          <table:table-cell table:style-name="ce36" table:number-columns-repeated="16380"/>
        </table:table-row>
        <table:table-row table:style-name="ro4" table:number-rows-repeated="1048558">
          <table:table-cell table:number-columns-repeated="4"/>
          <table:table-cell table:style-name="ce36" table:number-columns-repeated="16380"/>
        </table:table-row>
        <table:table-row table:style-name="ro4">
          <table:table-cell table:number-columns-repeated="4"/>
          <table:table-cell table:style-name="ce36" table:number-columns-repeated="16380"/>
        </table:table-row>
      </table:table>
      <table:named-expressions/>
      <table:database-ranges>
        <table:database-range table:name="__Anonymous_Sheet_DB__0" table:target-range-address="Аренда.A1:Аренда.I1801" table:display-filter-buttons="true">
          <table:filter>
            <table:filter-and>
              <table:filter-condition table:value="MIDWAY" table:operator="=" table:field-number="8"/>
              <table:filter-condition table:value="Волков Д.И." table:operator="=" table:field-number="7"/>
              <table:filter-condition table:value="2025-06-02" table:operator="=" table:field-number="1">
                <table:filter-set-item table:value="2025-06-02"/>
                <table:filter-set-item table:value="2025-06-04"/>
              </table:filter-condition>
            </table:filter-and>
          </table:filter>
        </table:database-range>
        <table:database-range table:name="__Anonymous_Sheet_DB__1" table:target-range-address="Электросамокаты.A2:Электросамокаты.D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41719c" svg:stroke-opacity="100%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date-style style:name="N131P0" style:volatile="true">
      <number:day number:style="long"/>
      <number:text>.</number:text>
      <number:month number:style="long"/>
      <number:text>.</number:text>
      <number:year/>
    </number:date-style>
    <number:text-style style:name="N131">
      <number:text-content/>
      <style:map style:condition="value()&lt;=1.7976931348623157E+308" style:apply-style-name="N131P0"/>
    </number:text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3P0" style:volatile="true">
      <number:hours/>
      <number:text>:</number:text>
      <number:minutes number:style="long"/>
      <number:text>:</number:text>
      <number:seconds number:style="long"/>
    </number:time-style>
    <number:text-style style:name="N133">
      <number:text-content/>
      <style:map style:condition="value()&lt;=1.7976931348623157E+308" style:apply-style-name="N133P0"/>
    </number:text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initial-creator>Serg</meta:initial-creator>
    <meta:creation-date>2021-09-21T14:07:03Z</meta:creation-date>
    <dc:date>2026-03-14T21:20:03.565941200</dc:date>
    <meta:editing-duration>PT3M41S</meta:editing-duration>
    <meta:editing-cycles>1</meta:editing-cycles>
    <meta:document-statistic meta:table-count="3" meta:cell-count="16539" meta:object-count="0"/>
  </office:meta>
</office:document-meta>
</file>